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Pictures/10000201000002B20000000AEA286D618246EE54.png" manifest:media-type="image/png"/>
  <manifest:file-entry manifest:full-path="content.xml" manifest:media-type="text/xml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" svg:font-family="Menl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319in"/>
    </style:style>
    <style:style style:name="co2" style:family="table-column">
      <style:table-column-properties fo:break-before="auto" style:column-width="0.5862in"/>
    </style:style>
    <style:style style:name="co3" style:family="table-column">
      <style:table-column-properties fo:break-before="auto" style:column-width="1.9291in"/>
    </style:style>
    <style:style style:name="co4" style:family="table-column">
      <style:table-column-properties fo:break-before="auto" style:column-width="1.1189in"/>
    </style:style>
    <style:style style:name="co5" style:family="table-column">
      <style:table-column-properties fo:break-before="auto" style:column-width="1.6591in"/>
    </style:style>
    <style:style style:name="co6" style:family="table-column">
      <style:table-column-properties fo:break-before="auto" style:column-width="0.9571in"/>
    </style:style>
    <style:style style:name="co7" style:family="table-column">
      <style:table-column-properties fo:break-before="auto" style:column-width="0.8874in"/>
    </style:style>
    <style:style style:name="co8" style:family="table-column">
      <style:table-column-properties fo:break-before="auto" style:column-width="1.1701in"/>
    </style:style>
    <style:style style:name="co9" style:family="table-column">
      <style:table-column-properties fo:break-before="auto" style:column-width="1.3681in"/>
    </style:style>
    <style:style style:name="co10" style:family="table-column">
      <style:table-column-properties fo:break-before="auto" style:column-width="1.2244in"/>
    </style:style>
    <style:style style:name="co11" style:family="table-column">
      <style:table-column-properties fo:break-before="auto" style:column-width="1.4299in"/>
    </style:style>
    <style:style style:name="co12" style:family="table-column">
      <style:table-column-properties fo:break-before="auto" style:column-width="0.9161in"/>
    </style:style>
    <style:style style:name="co13" style:family="table-column">
      <style:table-column-properties fo:break-before="auto" style:column-width="0.8972in"/>
    </style:style>
    <style:style style:name="co14" style:family="table-column">
      <style:table-column-properties fo:break-before="auto" style:column-width="1.348in"/>
    </style:style>
    <style:style style:name="co15" style:family="table-column">
      <style:table-column-properties fo:break-before="auto" style:column-width="1.3583in"/>
    </style:style>
    <style:style style:name="co16" style:family="table-column">
      <style:table-column-properties fo:break-before="auto" style:column-width="1.9425in"/>
    </style:style>
    <style:style style:name="co17" style:family="table-column">
      <style:table-column-properties fo:break-before="auto" style:column-width="1.3272in"/>
    </style:style>
    <style:style style:name="co18" style:family="table-column">
      <style:table-column-properties fo:break-before="auto" style:column-width="1.402in"/>
    </style:style>
    <style:style style:name="co19" style:family="table-column">
      <style:table-column-properties fo:break-before="auto" style:column-width="1.7492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0307in" fo:break-before="auto" style:use-optimal-row-height="false"/>
    </style:style>
    <style:style style:name="ro3" style:family="table-row">
      <style:table-row-properties style:row-height="0.4098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transparent" fo:border="0.06pt solid #000000"/>
      <style:text-properties fo:color="#000000"/>
    </style:style>
    <style:style style:name="ce7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#f7d1d5" style:text-align-source="fix" style:repeat-content="false" fo:border="none" style:vertical-align="middle"/>
      <style:paragraph-properties fo:text-align="center"/>
    </style:style>
    <style:style style:name="ce13" style:family="table-cell" style:parent-style-name="Default">
      <style:table-cell-properties fo:background-color="#ffe994" style:text-align-source="fix" style:repeat-content="false" fo:border="none" style:vertical-align="middle"/>
      <style:paragraph-properties fo:text-align="center"/>
    </style:style>
    <style:style style:name="ce5" style:family="table-cell" style:parent-style-name="Default">
      <style:table-cell-properties fo:background-color="transparent" fo:border="0.06pt solid #000000"/>
    </style:style>
    <style:style style:name="ce16" style:family="table-cell" style:parent-style-name="Default">
      <style:table-cell-properties fo:background-color="transparent" fo:border="none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0000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</style:style>
    <style:style style:name="ce7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transparent" fo:border="none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28" style:family="table-cell" style:parent-style-name="Default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start" fo:margin-left="0in"/>
      <style:text-properties fo:color="#000000"/>
    </style:style>
    <style:style style:name="ce32" style:family="table-cell" style:parent-style-name="Default">
      <style:table-cell-properties fo:border-bottom="0.74pt solid #000000" style:text-align-source="fix" style:repeat-content="false" fo:border-left="0.06pt solid #000000" fo:border-right="0.74pt solid #000000" fo:border-top="0.74pt solid #000000" style:vertical-align="middle"/>
      <style:paragraph-properties fo:text-align="start" fo:margin-left="0in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74pt solid #000000" style:vertical-align="middle"/>
      <style:paragraph-properties fo:text-align="start" fo:margin-left="0in"/>
    </style:style>
    <style:style style:name="ce29" style:family="table-cell" style:parent-style-name="Default" style:data-style-name="N11">
      <style:table-cell-properties fo:background-color="transparent" fo:border="none"/>
    </style:style>
    <style:style style:name="ce30" style:family="table-cell" style:parent-style-name="Default" style:data-style-name="N11">
      <style:table-cell-properties fo:background-color="transparent" fo:border="none"/>
    </style:style>
    <style:style style:name="ce31" style:family="table-cell" style:parent-style-name="Default" style:data-style-name="N11">
      <style:table-cell-properties fo:background-color="transparent" fo:border="none"/>
    </style:style>
    <style:style style:name="ce35" style:family="table-cell" style:parent-style-name="Default" style:data-style-name="N11"/>
    <style:style style:name="ce41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Menlo" fo:font-size="12pt" fo:language="none" fo:country="none" style:font-name-asian="Menlo" style:font-size-asian="12pt" style:language-asian="none" style:country-asian="none" style:font-name-complex="Menlo" style:font-size-complex="12pt" style:language-complex="none" style:country-complex="none"/>
    </style:style>
    <style:style style:name="ce43" style:family="table-cell" style:parent-style-name="Default" style:data-style-name="N11">
      <style:table-cell-properties fo:border="0.74pt solid #000000"/>
    </style:style>
    <style:style style:name="ce24" style:family="table-cell" style:parent-style-name="Default">
      <style:table-cell-properties fo:background-color="transparent"/>
    </style:style>
    <style:style style:name="ce8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8" style:family="table-cell" style:parent-style-name="Default" style:data-style-name="N11">
      <style:table-cell-properties fo:background-color="transparent" fo:border="none"/>
    </style:style>
    <style:style style:name="ce49" style:family="table-cell" style:parent-style-name="Default" style:data-style-name="N11">
      <style:table-cell-properties fo:background-color="transparent"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3205in"/>
      <style:paragraph-properties style:writing-mode="lr-tb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4" style:family="graphic">
      <style:graphic-properties draw:stroke="none" svg:stroke-color="#000000" draw:fill="none" draw:fill-color="#ffffff" fo:min-height="0.45in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5579in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4" style:family="paragraph">
      <loext:graphic-properties draw:fill="none" draw:fill-color="#ffffff"/>
      <style:paragraph-properties style:writing-mode="lr-tb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6.452in" svg:height="6.9224in" svg:x="0in" svg:y="42.6591in">
            <draw:object draw:notify-on-update-of-ranges="RESULTS.C20:RESULTS.C25 RESULTS.E20:RESULTS.E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6.452in" svg:height="6.9224in" svg:x="0in" svg:y="35.4354in">
            <draw:object draw:notify-on-update-of-ranges="RESULTS.C13:RESULTS.C18 RESULTS.E13:RESULTS.E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.9571in" svg:height="6.2799in" svg:x="6.0232in" svg:y="27.3886in">
            <draw:object draw:notify-on-update-of-ranges="RESULTS.C29:RESULTS.C34 RESULTS.E28:RESULTS.E28 RESULTS.E29:RESULTS.E34 RESULTS.E28:RESULTS.E28 RESULTS.F28:RESULTS.F28 RESULTS.F29:RESULTS.F3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2" draw:text-style-name="P2" svg:width="0.4358in" svg:height="0.3205in" draw:transform="rotate (1.5707963267949) translate (6.38031496062992in 29.7169291338583in)">
            <draw:text-box>
              <text:p><text:span text:style-name="T1">opt</text:span></text:p>
            </draw:text-box>
          </draw:frame>
          <draw:frame draw:z-index="4" draw:style-name="gr2" draw:text-style-name="P2" svg:width="0.2909in" svg:height="0.3205in" draw:transform="rotate (1.5707963267949) translate (6.09330708661417in 29.6783464566929in)">
            <draw:text-box>
              <text:p><text:span text:style-name="T1">3</text:span></text:p>
            </draw:text-box>
          </draw:frame>
          <draw:frame draw:z-index="5" draw:style-name="gr2" draw:text-style-name="P2" svg:width="0.2909in" svg:height="0.3205in" draw:transform="rotate (1.5707963267949) translate (6.13149606299213in 29.0303149606299in)">
            <draw:text-box>
              <text:p><text:span text:style-name="T1">15</text:span></text:p>
            </draw:text-box>
          </draw:frame>
          <draw:frame draw:z-index="6" draw:style-name="gr2" draw:text-style-name="P2" svg:width="0.4358in" svg:height="0.3205in" draw:transform="rotate (1.5707963267949) translate (6.41181102362205in 28.9992125984252in)">
            <draw:text-box>
              <text:p><text:span text:style-name="T1">h</text:span></text:p>
            </draw:text-box>
          </draw:frame>
          <draw:frame draw:z-index="7" draw:style-name="gr2" draw:text-style-name="P3" svg:width="0.2681in" svg:height="0.3205in" svg:x="9.8366in" svg:y="27.7409in">
            <draw:text-box>
              <text:p><text:span text:style-name="T2">opt</text:span></text:p>
            </draw:text-box>
          </draw:frame>
          <draw:frame draw:z-index="8" draw:style-name="gr2" draw:text-style-name="P3" svg:width="0.2681in" svg:height="0.3205in" svg:x="10.6453in" svg:y="27.7476in">
            <draw:text-box>
              <text:p><text:span text:style-name="T2">h</text:span></text:p>
            </draw:text-box>
          </draw:frame>
          <draw:frame draw:z-index="9" draw:style-name="gr2" draw:text-style-name="P3" svg:width="0.2681in" svg:height="0.3205in" svg:x="9.8689in" svg:y="27.526in">
            <draw:text-box>
              <text:p><text:span text:style-name="T2">3</text:span></text:p>
            </draw:text-box>
          </draw:frame>
          <draw:frame draw:z-index="10" draw:style-name="gr2" draw:text-style-name="P3" svg:width="0.2681in" svg:height="0.3205in" svg:x="10.6035in" svg:y="27.5291in">
            <draw:text-box>
              <text:p><text:span text:style-name="T2">15</text:span></text:p>
            </draw:text-box>
          </draw:frame>
          <draw:frame draw:z-index="11" draw:style-name="gr1" draw:text-style-name="P1" svg:width="19.163in" svg:height="7.5732in" svg:x="9.3697in" svg:y="9.2764in">
            <draw:object draw:notify-on-update-of-ranges="RESULTS.D40:RESULTS.D105 RESULTS.E28:RESULTS.E28 RESULTS.E40:RESULTS.E105 RESULTS.F28:RESULTS.F28 RESULTS.F40:RESULTS.F10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2" draw:style-name="gr2" draw:text-style-name="P2" svg:width="0.2909in" svg:height="0.3205in" draw:transform="rotate (1.5707963267949) translate (9.63937007874016in 11.3984251968504in)">
            <draw:text-box>
              <text:p><text:span text:style-name="T1">15</text:span></text:p>
            </draw:text-box>
          </draw:frame>
          <draw:frame draw:z-index="13" draw:style-name="gr2" draw:text-style-name="P2" svg:width="0.4358in" svg:height="0.3205in" draw:transform="rotate (1.5707963267949) translate (9.86574803149606in 11.4232283464567in)">
            <draw:text-box>
              <text:p><text:span text:style-name="T1">h</text:span></text:p>
            </draw:text-box>
          </draw:frame>
          <draw:frame draw:z-index="14" draw:style-name="gr2" draw:text-style-name="P2" svg:width="0.4358in" svg:height="0.3205in" draw:transform="rotate (1.5707963267949) translate (9.83464566929134in 12.1255905511811in)">
            <draw:text-box>
              <text:p><text:span text:style-name="T1">opt</text:span></text:p>
            </draw:text-box>
          </draw:frame>
          <draw:frame draw:z-index="15" draw:style-name="gr2" draw:text-style-name="P2" svg:width="0.2236in" svg:height="0.3205in" draw:transform="rotate (1.5707963267949) translate (9.64015748031496in 12.1307086614173in)">
            <draw:text-box>
              <text:p><text:span text:style-name="T1">3</text:span></text:p>
            </draw:text-box>
          </draw:frame>
          <draw:frame draw:z-index="16" draw:style-name="gr2" draw:text-style-name="P3" svg:width="0.2681in" svg:height="0.3205in" svg:x="18.2012in" svg:y="9.9118in">
            <draw:text-box>
              <text:p><text:span text:style-name="T2">3</text:span></text:p>
            </draw:text-box>
          </draw:frame>
          <draw:frame draw:z-index="17" draw:style-name="gr2" draw:text-style-name="P3" svg:width="0.2681in" svg:height="0.3205in" svg:x="18.9429in" svg:y="9.8976in">
            <draw:text-box>
              <text:p><text:span text:style-name="T2">15</text:span></text:p>
            </draw:text-box>
          </draw:frame>
          <draw:frame draw:z-index="18" draw:style-name="gr2" draw:text-style-name="P3" svg:width="0.2681in" svg:height="0.3205in" svg:x="18.1929in" svg:y="10.1476in">
            <draw:text-box>
              <text:p><text:span text:style-name="T2">opt</text:span></text:p>
            </draw:text-box>
          </draw:frame>
          <draw:frame draw:z-index="19" draw:style-name="gr2" draw:text-style-name="P3" svg:width="0.2681in" svg:height="0.3205in" svg:x="18.95in" svg:y="10.1776in">
            <draw:text-box draw:corner-radius="3.6677in">
              <text:p><text:span text:style-name="T2">h</text:span></text:p>
            </draw:text-box>
          </draw:frame>
          <draw:frame draw:z-index="20" draw:name="Image 3" draw:style-name="gr3" draw:text-style-name="P1" svg:width="10.7157in" svg:height="0.5169in" svg:x="12.7528in" svg:y="15.6512in">
            <draw:image xlink:href="Pictures/10000201000002B20000000AEA286D618246EE54.png" xlink:type="simple" xlink:show="embed" xlink:actuate="onLoad" loext:mime-type="image/png">
              <text:p/>
            </draw:image>
          </draw:frame>
          <draw:frame draw:z-index="21" draw:style-name="gr4" draw:text-style-name="P4" svg:width="1.5969in" svg:height="0.45in" svg:x="11.3059in" svg:y="15.5323in">
            <draw:text-box>
              <text:p><text:span text:style-name="T3">Ordinal</text:span></text:p>
            </draw:text-box>
          </draw:frame>
          <draw:frame draw:z-index="22" draw:name="Image 3_1" draw:style-name="gr3" draw:text-style-name="P1" svg:width="1.4925in" svg:height="0.3799in" svg:x="11.1642in" svg:y="15.6925in">
            <draw:image xlink:href="Pictures/10000201000002B20000000AEA286D618246EE54.png" xlink:type="simple" xlink:show="embed" xlink:actuate="onLoad" loext:mime-type="image/png">
              <text:p/>
            </draw:image>
          </draw:frame>
          <draw:frame draw:z-index="23" draw:style-name="gr4" draw:text-style-name="P4" svg:width="1.5969in" svg:height="0.45in" svg:x="17.55in" svg:y="15.5543in">
            <draw:text-box>
              <text:p><text:span text:style-name="T3">Path</text:span></text:p>
            </draw:text-box>
          </draw:frame>
          <draw:frame draw:z-index="24" draw:name="Image 3_0" draw:style-name="gr3" draw:text-style-name="P1" svg:width="4.6327in" svg:height="0.4508in" svg:x="23.5213in" svg:y="15.6622in">
            <draw:image xlink:href="Pictures/10000201000002B20000000AEA286D618246EE54.png" xlink:type="simple" xlink:show="embed" xlink:actuate="onLoad" loext:mime-type="image/png">
              <text:p/>
            </draw:image>
          </draw:frame>
          <draw:frame draw:z-index="25" draw:style-name="gr5" draw:text-style-name="P4" svg:width="1.965in" svg:height="0.5579in" svg:x="24.7882in" svg:y="15.5331in">
            <draw:text-box>
              <text:p><text:span text:style-name="T3">Adjacency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6"/>
        <table:table-column table:style-name="co4" table:default-cell-style-name="ce35"/>
        <table:table-column table:style-name="co5" table:default-cell-style-name="ce3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39" table:default-cell-style-name="Default"/>
        <table:table-row table:style-name="ro1">
          <table:table-cell table:style-name="ce1" table:number-columns-spanned="4" table:number-rows-spanned="2"/>
          <table:covered-table-cell table:number-columns-repeated="3" table:style-name="ce1"/>
          <table:table-cell table:style-name="ce1"/>
          <table:table-cell table:style-name="ce41" office:value-type="string" calcext:value-type="string" table:number-columns-spanned="17" table:number-rows-spanned="1">
            <text:p>Improvement of the fitness value in comparison with the best result of the heuristics</text:p>
          </table:table-cell>
          <table:covered-table-cell table:number-columns-repeated="16" table:style-name="ce41"/>
          <table:table-cell table:style-name="ce19"/>
          <table:table-cell table:style-name="ce89" table:number-columns-repeated="39"/>
        </table:table-row>
        <table:table-row table:style-name="ro2">
          <table:covered-table-cell table:number-columns-repeated="4" table:style-name="ce1"/>
          <table:table-cell table:style-name="ce1"/>
          <table:table-cell table:style-name="ce19" office:value-type="string" calcext:value-type="string">
            <text:p>a280</text:p>
          </table:table-cell>
          <table:table-cell table:style-name="ce19" office:value-type="string" calcext:value-type="string">
            <text:p>d493</text:p>
          </table:table-cell>
          <table:table-cell table:style-name="ce19" office:value-type="string" calcext:value-type="string">
            <text:p>fl417</text:p>
          </table:table-cell>
          <table:table-cell table:style-name="ce19" office:value-type="string" calcext:value-type="string">
            <text:p>gil262</text:p>
          </table:table-cell>
          <table:table-cell table:style-name="ce19" office:value-type="string" calcext:value-type="string">
            <text:p>gr202</text:p>
          </table:table-cell>
          <table:table-cell table:style-name="ce19" office:value-type="string" calcext:value-type="string">
            <text:p>gr229</text:p>
          </table:table-cell>
          <table:table-cell table:style-name="ce19" office:value-type="string" calcext:value-type="string">
            <text:p>gr431</text:p>
            <text:p/>
          </table:table-cell>
          <table:table-cell table:style-name="ce19" office:value-type="string" calcext:value-type="string">
            <text:p>kroA200</text:p>
          </table:table-cell>
          <table:table-cell table:style-name="ce19" office:value-type="string" calcext:value-type="string">
            <text:p>kroB200</text:p>
          </table:table-cell>
          <table:table-cell table:style-name="ce19" office:value-type="string" calcext:value-type="string">
            <text:p>lin318</text:p>
          </table:table-cell>
          <table:table-cell table:style-name="ce19" office:value-type="string" calcext:value-type="string">
            <text:p>pcb442</text:p>
          </table:table-cell>
          <table:table-cell table:style-name="ce19" office:value-type="string" calcext:value-type="string">
            <text:p>pr226</text:p>
          </table:table-cell>
          <table:table-cell table:style-name="ce19" office:value-type="string" calcext:value-type="string">
            <text:p>pr264</text:p>
          </table:table-cell>
          <table:table-cell table:style-name="ce19" office:value-type="string" calcext:value-type="string">
            <text:p>pr299</text:p>
          </table:table-cell>
          <table:table-cell table:style-name="ce19" office:value-type="string" calcext:value-type="string">
            <text:p>pr439</text:p>
          </table:table-cell>
          <table:table-cell table:style-name="ce19" office:value-type="string" calcext:value-type="string">
            <text:p>rd400</text:p>
          </table:table-cell>
          <table:table-cell table:style-name="ce19" office:value-type="string" calcext:value-type="string">
            <text:p>ts225</text:p>
          </table:table-cell>
          <table:table-cell table:style-name="ce19" office:value-type="string" calcext:value-type="string">
            <text:p>tsp225</text:p>
          </table:table-cell>
          <table:table-cell table:style-name="ce89" table:number-columns-repeated="39"/>
        </table:table-row>
        <table:table-row table:style-name="ro3">
          <table:table-cell table:style-name="ce1" office:value-type="string" calcext:value-type="string" table:number-columns-spanned="4" table:number-rows-spanned="1">
            <text:p>Optimal value →</text:p>
          </table:table-cell>
          <table:covered-table-cell table:number-columns-repeated="3" table:style-name="ce1"/>
          <table:table-cell table:style-name="ce1"/>
          <table:table-cell table:style-name="ce8" office:value-type="float" office:value="2586.76964756316" calcext:value-type="float">
            <text:p>2586.76964756316</text:p>
          </table:table-cell>
          <table:table-cell table:style-name="ce19" table:number-columns-repeated="3"/>
          <table:table-cell table:style-name="ce8" office:value-type="float" office:value="40107.0670627768" calcext:value-type="float">
            <text:p>40107.0670627768</text:p>
          </table:table-cell>
          <table:table-cell table:style-name="ce19" table:number-columns-repeated="5"/>
          <table:table-cell table:style-name="ce8" office:value-type="float" office:value="50783.5475137353" calcext:value-type="float">
            <text:p>50783.5475137353</text:p>
          </table:table-cell>
          <table:table-cell table:style-name="ce19" table:number-columns-repeated="7"/>
          <table:table-cell table:style-name="ce89" table:number-columns-repeated="39"/>
        </table:table-row>
        <table:table-row table:style-name="ro3">
          <table:table-cell table:style-name="ce1" office:value-type="string" calcext:value-type="string" table:number-columns-spanned="4" table:number-rows-spanned="1">
            <text:p>Best result of heuristics →</text:p>
          </table:table-cell>
          <table:covered-table-cell table:number-columns-repeated="3" table:style-name="ce1"/>
          <table:table-cell table:style-name="ce1"/>
          <table:table-cell table:style-name="ce19" office:value-type="float" office:value="2823.57550041178" calcext:value-type="float">
            <text:p>2823.57550041178</text:p>
          </table:table-cell>
          <table:table-cell table:style-name="ce19" office:value-type="float" office:value="37168.2520500498" calcext:value-type="float">
            <text:p>37168.2520500498</text:p>
          </table:table-cell>
          <table:table-cell table:style-name="ce19" office:value-type="float" office:value="12163.0454825405" calcext:value-type="float">
            <text:p>12163.0454825405</text:p>
          </table:table-cell>
          <table:table-cell table:style-name="ce19" office:value-type="float" office:value="2508.44270697653" calcext:value-type="float">
            <text:p>2508.44270697653</text:p>
          </table:table-cell>
          <table:table-cell table:style-name="ce19" office:value-type="float" office:value="42075.4847699761" calcext:value-type="float">
            <text:p>42075.4847699761</text:p>
          </table:table-cell>
          <table:table-cell table:style-name="ce19" office:value-type="float" office:value="140095.067486166" calcext:value-type="float">
            <text:p>140095.067486166</text:p>
          </table:table-cell>
          <table:table-cell table:style-name="ce19" office:value-type="float" office:value="180477.786893014" calcext:value-type="float">
            <text:p>180477.786893014</text:p>
          </table:table-cell>
          <table:table-cell table:style-name="ce19" office:value-type="float" office:value="30324.3486861728" calcext:value-type="float">
            <text:p>30324.3486861728</text:p>
          </table:table-cell>
          <table:table-cell table:style-name="ce19" office:value-type="float" office:value="30448.5202488339" calcext:value-type="float">
            <text:p>30448.5202488339</text:p>
          </table:table-cell>
          <table:table-cell table:style-name="ce19" office:value-type="float" office:value="44274.8687342631" calcext:value-type="float">
            <text:p>44274.8687342631</text:p>
          </table:table-cell>
          <table:table-cell table:style-name="ce19" office:value-type="float" office:value="55478.2262631986" calcext:value-type="float">
            <text:p>55478.2262631986</text:p>
          </table:table-cell>
          <table:table-cell table:style-name="ce19" office:value-type="float" office:value="80894.6080758516" calcext:value-type="float">
            <text:p>80894.6080758516</text:p>
          </table:table-cell>
          <table:table-cell table:style-name="ce19" office:value-type="float" office:value="53611.3002678582" calcext:value-type="float">
            <text:p>53611.3002678582</text:p>
          </table:table-cell>
          <table:table-cell table:style-name="ce19" office:value-type="float" office:value="50728.1545845045" calcext:value-type="float">
            <text:p>50728.1545845045</text:p>
          </table:table-cell>
          <table:table-cell table:style-name="ce19" office:value-type="float" office:value="112772.500705695" calcext:value-type="float">
            <text:p>112772.500705695</text:p>
          </table:table-cell>
          <table:table-cell table:style-name="ce19" office:value-type="float" office:value="16173.0355226808" calcext:value-type="float">
            <text:p>16173.0355226808</text:p>
          </table:table-cell>
          <table:table-cell table:style-name="ce19" office:value-type="float" office:value="133523.722822265" calcext:value-type="float">
            <text:p>133523.722822265</text:p>
          </table:table-cell>
          <table:table-cell table:style-name="ce19" office:value-type="float" office:value="4103.31582730153" calcext:value-type="float">
            <text:p>4103.31582730153</text:p>
          </table:table-cell>
          <table:table-cell table:style-name="ce89" table:number-columns-repeated="39"/>
        </table:table-row>
        <table:table-row table:style-name="ro2">
          <table:table-cell table:style-name="ce65" office:value-type="string" calcext:value-type="string">
            <text:p>Size factor</text:p>
          </table:table-cell>
          <table:table-cell table:style-name="ce65" office:value-type="string" calcext:value-type="string">
            <text:p>Mutation rate</text:p>
          </table:table-cell>
          <table:table-cell table:style-name="ce65" office:value-type="string" calcext:value-type="string">
            <text:p>Crossover and mutation type</text:p>
          </table:table-cell>
          <table:table-cell table:style-name="ce73" office:value-type="string" calcext:value-type="string">
            <text:p>Average improvement over all instances <text:s/></text:p>
          </table:table-cell>
          <table:table-cell table:style-name="ce73" office:value-type="string" calcext:value-type="string">
            <text:p>Relative error</text:p>
          </table:table-cell>
          <table:table-cell table:style-name="ce19" table:number-columns-repeated="18"/>
          <table:table-cell table:style-name="ce89" table:number-columns-repeated="39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float" office:value="0.03" calcext:value-type="float">
            <text:p>0.03</text:p>
          </table:table-cell>
          <table:table-cell table:style-name="ce21" office:value-type="string" calcext:value-type="string">
            <text:p>OP SWAP</text:p>
          </table:table-cell>
          <table:table-cell/>
          <table:table-cell table:style-name="ce6"/>
          <table:table-cell table:style-name="Default" office:value-type="float" office:value="8769.9015943365" calcext:value-type="float">
            <text:p>8769.9015943365</text:p>
          </table:table-cell>
          <table:table-cell office:value-type="float" office:value="226507.290739743" calcext:value-type="float">
            <text:p>226507.290739743</text:p>
          </table:table-cell>
          <table:table-cell office:value-type="float" office:value="164714.375643304" calcext:value-type="float">
            <text:p>164714.375643304</text:p>
          </table:table-cell>
          <table:table-cell office:value-type="float" office:value="8293.42036002825" calcext:value-type="float">
            <text:p>8293.42036002825</text:p>
          </table:table-cell>
          <table:table-cell office:value-type="float" office:value="75770.6447716187" calcext:value-type="float">
            <text:p>75770.6447716187</text:p>
          </table:table-cell>
          <table:table-cell office:value-type="float" office:value="328809.771255188" calcext:value-type="float">
            <text:p>328809.771255188</text:p>
          </table:table-cell>
          <table:table-cell office:value-type="float" office:value="935681.589505857" calcext:value-type="float">
            <text:p>935681.589505857</text:p>
          </table:table-cell>
          <table:table-cell office:value-type="float" office:value="88657.2498023945" calcext:value-type="float">
            <text:p>88657.2498023945</text:p>
          </table:table-cell>
          <table:table-cell office:value-type="float" office:value="82252.0259905575" calcext:value-type="float">
            <text:p>82252.0259905575</text:p>
          </table:table-cell>
          <table:table-cell office:value-type="float" office:value="188483.189342116" calcext:value-type="float">
            <text:p>188483.189342116</text:p>
          </table:table-cell>
          <table:table-cell office:value-type="float" office:value="358546.521123283" calcext:value-type="float">
            <text:p>358546.521123283</text:p>
          </table:table-cell>
          <table:table-cell office:value-type="float" office:value="388213.367838419" calcext:value-type="float">
            <text:p>388213.367838419</text:p>
          </table:table-cell>
          <table:table-cell office:value-type="float" office:value="310420.195022426" calcext:value-type="float">
            <text:p>310420.195022426</text:p>
          </table:table-cell>
          <table:table-cell office:value-type="float" office:value="203936.246801294" calcext:value-type="float">
            <text:p>203936.246801294</text:p>
          </table:table-cell>
          <table:table-cell office:value-type="float" office:value="767131.408523008" calcext:value-type="float">
            <text:p>767131.408523008</text:p>
          </table:table-cell>
          <table:table-cell office:value-type="float" office:value="91271.1668381271" calcext:value-type="float">
            <text:p>91271.1668381271</text:p>
          </table:table-cell>
          <table:table-cell office:value-type="float" office:value="427382.430567504" calcext:value-type="float">
            <text:p>427382.430567504</text:p>
          </table:table-cell>
          <table:table-cell office:value-type="float" office:value="10551.5553929236" calcext:value-type="float">
            <text:p>10551.5553929236</text:p>
          </table:table-cell>
          <table:table-cell table:style-name="ce24" table:number-columns-repeated="39"/>
        </table:table-row>
        <table:table-row table:style-name="ro4">
          <table:table-cell table:style-name="ce3"/>
          <table:table-cell table:style-name="ce7"/>
          <table:table-cell table:style-name="ce21" office:value-type="string" calcext:value-type="string">
            <text:p><text:span text:style-name="T4">OP</text:span> SCRAMBLE</text:p>
          </table:table-cell>
          <table:table-cell/>
          <table:table-cell table:style-name="ce6"/>
          <table:table-cell table:style-name="Default" office:value-type="float" office:value="13793.474432622" calcext:value-type="float">
            <text:p>13793.474432622</text:p>
          </table:table-cell>
          <table:table-cell office:value-type="float" office:value="286734.343937648" calcext:value-type="float">
            <text:p>286734.343937648</text:p>
          </table:table-cell>
          <table:table-cell office:value-type="float" office:value="240848.919678589" calcext:value-type="float">
            <text:p>240848.919678589</text:p>
          </table:table-cell>
          <table:table-cell office:value-type="float" office:value="14279.544398717" calcext:value-type="float">
            <text:p>14279.544398717</text:p>
          </table:table-cell>
          <table:table-cell office:value-type="float" office:value="117061.401917441" calcext:value-type="float">
            <text:p>117061.401917441</text:p>
          </table:table-cell>
          <table:table-cell office:value-type="float" office:value="537786.714934718" calcext:value-type="float">
            <text:p>537786.714934718</text:p>
          </table:table-cell>
          <table:table-cell office:value-type="float" office:value="1268177.82693327" calcext:value-type="float">
            <text:p>1268177.82693327</text:p>
          </table:table-cell>
          <table:table-cell office:value-type="float" office:value="152329.302005307" calcext:value-type="float">
            <text:p>152329.302005307</text:p>
          </table:table-cell>
          <table:table-cell office:value-type="float" office:value="144663.656143578" calcext:value-type="float">
            <text:p>144663.656143578</text:p>
          </table:table-cell>
          <table:table-cell office:value-type="float" office:value="311419.281114107" calcext:value-type="float">
            <text:p>311419.281114107</text:p>
          </table:table-cell>
          <table:table-cell office:value-type="float" office:value="493425.270135445" calcext:value-type="float">
            <text:p>493425.270135445</text:p>
          </table:table-cell>
          <table:table-cell office:value-type="float" office:value="567306.666735318" calcext:value-type="float">
            <text:p>567306.666735318</text:p>
          </table:table-cell>
          <table:table-cell office:value-type="float" office:value="392631.32155677" calcext:value-type="float">
            <text:p>392631.32155677</text:p>
          </table:table-cell>
          <table:table-cell office:value-type="float" office:value="324451.500885038" calcext:value-type="float">
            <text:p>324451.500885038</text:p>
          </table:table-cell>
          <table:table-cell office:value-type="float" office:value="1118319.00638414" calcext:value-type="float">
            <text:p>1118319.00638414</text:p>
          </table:table-cell>
          <table:table-cell office:value-type="float" office:value="127481.764340913" calcext:value-type="float">
            <text:p>127481.764340913</text:p>
          </table:table-cell>
          <table:table-cell office:value-type="float" office:value="726333.210950067" calcext:value-type="float">
            <text:p>726333.210950067</text:p>
          </table:table-cell>
          <table:table-cell office:value-type="float" office:value="17550.7448762919" calcext:value-type="float">
            <text:p>17550.7448762919</text:p>
          </table:table-cell>
          <table:table-cell table:style-name="ce24" table:number-columns-repeated="39"/>
        </table:table-row>
        <table:table-row table:style-name="ro4">
          <table:table-cell table:style-name="ce3"/>
          <table:table-cell table:style-name="ce7"/>
          <table:table-cell table:style-name="ce21" office:value-type="string" calcext:value-type="string">
            <text:p>OP SHIFT</text:p>
          </table:table-cell>
          <table:table-cell/>
          <table:table-cell table:style-name="ce6"/>
          <table:table-cell table:style-name="Default" office:value-type="float" office:value="7047.54635251555" calcext:value-type="float">
            <text:p>7047.54635251555</text:p>
          </table:table-cell>
          <table:table-cell office:value-type="float" office:value="190427.97753696" calcext:value-type="float">
            <text:p>190427.97753696</text:p>
          </table:table-cell>
          <table:table-cell office:value-type="float" office:value="135519.85097589" calcext:value-type="float">
            <text:p>135519.85097589</text:p>
          </table:table-cell>
          <table:table-cell office:value-type="float" office:value="8500.0741596144" calcext:value-type="float">
            <text:p>8500.0741596144</text:p>
          </table:table-cell>
          <table:table-cell office:value-type="float" office:value="58253.8425633854" calcext:value-type="float">
            <text:p>58253.8425633854</text:p>
          </table:table-cell>
          <table:table-cell office:value-type="float" office:value="264066.608597187" calcext:value-type="float">
            <text:p>264066.608597187</text:p>
          </table:table-cell>
          <table:table-cell office:value-type="float" office:value="656074.66916535" calcext:value-type="float">
            <text:p>656074.66916535</text:p>
          </table:table-cell>
          <table:table-cell office:value-type="float" office:value="83735.2884196283" calcext:value-type="float">
            <text:p>83735.2884196283</text:p>
          </table:table-cell>
          <table:table-cell office:value-type="float" office:value="77236.4195544268" calcext:value-type="float">
            <text:p>77236.4195544268</text:p>
          </table:table-cell>
          <table:table-cell office:value-type="float" office:value="160405.169075486" calcext:value-type="float">
            <text:p>160405.169075486</text:p>
          </table:table-cell>
          <table:table-cell office:value-type="float" office:value="313386.033828311" calcext:value-type="float">
            <text:p>313386.033828311</text:p>
          </table:table-cell>
          <table:table-cell office:value-type="float" office:value="256649.44408823" calcext:value-type="float">
            <text:p>256649.44408823</text:p>
          </table:table-cell>
          <table:table-cell office:value-type="float" office:value="215116.981426127" calcext:value-type="float">
            <text:p>215116.981426127</text:p>
          </table:table-cell>
          <table:table-cell office:value-type="float" office:value="157667.901735679" calcext:value-type="float">
            <text:p>157667.901735679</text:p>
          </table:table-cell>
          <table:table-cell office:value-type="float" office:value="567664.05933301" calcext:value-type="float">
            <text:p>567664.05933301</text:p>
          </table:table-cell>
          <table:table-cell office:value-type="float" office:value="90114.1680356418" calcext:value-type="float">
            <text:p>90114.1680356418</text:p>
          </table:table-cell>
          <table:table-cell office:value-type="float" office:value="326996.480806851" calcext:value-type="float">
            <text:p>326996.480806851</text:p>
          </table:table-cell>
          <table:table-cell office:value-type="float" office:value="8433.24447053926" calcext:value-type="float">
            <text:p>8433.24447053926</text:p>
          </table:table-cell>
          <table:table-cell table:style-name="ce24" table:number-columns-repeated="39"/>
        </table:table-row>
        <table:table-row table:style-name="ro4">
          <table:table-cell table:style-name="ce7"/>
          <table:table-cell table:style-name="ce3"/>
          <table:table-cell table:style-name="ce21" office:value-type="string" calcext:value-type="string">
            <text:p>OP INVERSION</text:p>
          </table:table-cell>
          <table:table-cell/>
          <table:table-cell table:style-name="ce6"/>
          <table:table-cell table:style-name="Default" office:value-type="float" office:value="3857.55047090938" calcext:value-type="float">
            <text:p>3857.55047090938</text:p>
          </table:table-cell>
          <table:table-cell office:value-type="float" office:value="134010.431860496" calcext:value-type="float">
            <text:p>134010.431860496</text:p>
          </table:table-cell>
          <table:table-cell office:value-type="float" office:value="108582.194329729" calcext:value-type="float">
            <text:p>108582.194329729</text:p>
          </table:table-cell>
          <table:table-cell office:value-type="float" office:value="5671.63620561009" calcext:value-type="float">
            <text:p>5671.63620561009</text:p>
          </table:table-cell>
          <table:table-cell office:value-type="float" office:value="43258.4781680525" calcext:value-type="float">
            <text:p>43258.4781680525</text:p>
          </table:table-cell>
          <table:table-cell office:value-type="float" office:value="153969.078391124" calcext:value-type="float">
            <text:p>153969.078391124</text:p>
          </table:table-cell>
          <table:table-cell office:value-type="float" office:value="296243.042920499" calcext:value-type="float">
            <text:p>296243.042920499</text:p>
          </table:table-cell>
          <table:table-cell office:value-type="float" office:value="39113.6997393209" calcext:value-type="float">
            <text:p>39113.6997393209</text:p>
          </table:table-cell>
          <table:table-cell office:value-type="float" office:value="39733.6398573431" calcext:value-type="float">
            <text:p>39733.6398573431</text:p>
          </table:table-cell>
          <table:table-cell office:value-type="float" office:value="125718.497912931" calcext:value-type="float">
            <text:p>125718.497912931</text:p>
          </table:table-cell>
          <table:table-cell office:value-type="float" office:value="367668.986829861" calcext:value-type="float">
            <text:p>367668.986829861</text:p>
          </table:table-cell>
          <table:table-cell office:value-type="float" office:value="95811.2248862192" calcext:value-type="float">
            <text:p>95811.2248862192</text:p>
          </table:table-cell>
          <table:table-cell office:value-type="float" office:value="86317.9706654686" calcext:value-type="float">
            <text:p>86317.9706654686</text:p>
          </table:table-cell>
          <table:table-cell office:value-type="float" office:value="113241.338616021" calcext:value-type="float">
            <text:p>113241.338616021</text:p>
          </table:table-cell>
          <table:table-cell office:value-type="float" office:value="583224.097872321" calcext:value-type="float">
            <text:p>583224.097872321</text:p>
          </table:table-cell>
          <table:table-cell office:value-type="float" office:value="85082.027578107" calcext:value-type="float">
            <text:p>85082.027578107</text:p>
          </table:table-cell>
          <table:table-cell office:value-type="float" office:value="198233.63538561" calcext:value-type="float">
            <text:p>198233.63538561</text:p>
          </table:table-cell>
          <table:table-cell office:value-type="float" office:value="5327.80408726605" calcext:value-type="float">
            <text:p>5327.80408726605</text:p>
          </table:table-cell>
          <table:table-cell table:style-name="ce24" table:number-columns-repeated="39"/>
        </table:table-row>
        <table:table-row table:style-name="ro4">
          <table:table-cell table:style-name="ce7" table:number-columns-repeated="2"/>
          <table:table-cell table:style-name="ce21" office:value-type="string" calcext:value-type="string">
            <text:p>OP INSERTION</text:p>
          </table:table-cell>
          <table:table-cell/>
          <table:table-cell table:style-name="ce6"/>
          <table:table-cell table:style-name="Default" office:value-type="float" office:value="7434.50968818539" calcext:value-type="float">
            <text:p>7434.50968818539</text:p>
          </table:table-cell>
          <table:table-cell office:value-type="float" office:value="193498.072872211" calcext:value-type="float">
            <text:p>193498.072872211</text:p>
          </table:table-cell>
          <table:table-cell office:value-type="float" office:value="122267.718194571" calcext:value-type="float">
            <text:p>122267.718194571</text:p>
          </table:table-cell>
          <table:table-cell office:value-type="float" office:value="8178.80452584157" calcext:value-type="float">
            <text:p>8178.80452584157</text:p>
          </table:table-cell>
          <table:table-cell office:value-type="float" office:value="61484.8308967662" calcext:value-type="float">
            <text:p>61484.8308967662</text:p>
          </table:table-cell>
          <table:table-cell office:value-type="float" office:value="267475.093934972" calcext:value-type="float">
            <text:p>267475.093934972</text:p>
          </table:table-cell>
          <table:table-cell office:value-type="float" office:value="734189.004710059" calcext:value-type="float">
            <text:p>734189.004710059</text:p>
          </table:table-cell>
          <table:table-cell office:value-type="float" office:value="72977.2115394596" calcext:value-type="float">
            <text:p>72977.2115394596</text:p>
          </table:table-cell>
          <table:table-cell office:value-type="float" office:value="75094.9968264112" calcext:value-type="float">
            <text:p>75094.9968264112</text:p>
          </table:table-cell>
          <table:table-cell office:value-type="float" office:value="160076.798705527" calcext:value-type="float">
            <text:p>160076.798705527</text:p>
          </table:table-cell>
          <table:table-cell office:value-type="float" office:value="302286.099502263" calcext:value-type="float">
            <text:p>302286.099502263</text:p>
          </table:table-cell>
          <table:table-cell office:value-type="float" office:value="272771.798612211" calcext:value-type="float">
            <text:p>272771.798612211</text:p>
          </table:table-cell>
          <table:table-cell office:value-type="float" office:value="199756.234156493" calcext:value-type="float">
            <text:p>199756.234156493</text:p>
          </table:table-cell>
          <table:table-cell office:value-type="float" office:value="158359.826364965" calcext:value-type="float">
            <text:p>158359.826364965</text:p>
          </table:table-cell>
          <table:table-cell office:value-type="float" office:value="574767.838359164" calcext:value-type="float">
            <text:p>574767.838359164</text:p>
          </table:table-cell>
          <table:table-cell office:value-type="float" office:value="91293.5185218437" calcext:value-type="float">
            <text:p>91293.5185218437</text:p>
          </table:table-cell>
          <table:table-cell office:value-type="float" office:value="317250.770075609" calcext:value-type="float">
            <text:p>317250.770075609</text:p>
          </table:table-cell>
          <table:table-cell office:value-type="float" office:value="9076.11132822318" calcext:value-type="float">
            <text:p>9076.11132822318</text:p>
          </table:table-cell>
          <table:table-cell table:style-name="ce24" table:number-columns-repeated="39"/>
        </table:table-row>
        <table:table-row table:style-name="ro4">
          <table:table-cell table:style-name="ce7" table:number-columns-repeated="2"/>
          <table:table-cell table:style-name="ce21" office:value-type="string" calcext:value-type="string">
            <text:p>OP DISPLACEMENT</text:p>
          </table:table-cell>
          <table:table-cell/>
          <table:table-cell table:style-name="ce6"/>
          <table:table-cell table:style-name="Default" office:value-type="float" office:value="5889.85200517957" calcext:value-type="float">
            <text:p>5889.85200517957</text:p>
          </table:table-cell>
          <table:table-cell office:value-type="float" office:value="161354.390411534" calcext:value-type="float">
            <text:p>161354.390411534</text:p>
          </table:table-cell>
          <table:table-cell office:value-type="float" office:value="135752.87481153" calcext:value-type="float">
            <text:p>135752.87481153</text:p>
          </table:table-cell>
          <table:table-cell office:value-type="float" office:value="9945.86673652939" calcext:value-type="float">
            <text:p>9945.86673652939</text:p>
          </table:table-cell>
          <table:table-cell office:value-type="float" office:value="55600.9628227602" calcext:value-type="float">
            <text:p>55600.9628227602</text:p>
          </table:table-cell>
          <table:table-cell office:value-type="float" office:value="205282.398783096" calcext:value-type="float">
            <text:p>205282.398783096</text:p>
          </table:table-cell>
          <table:table-cell office:value-type="float" office:value="383283.063299362" calcext:value-type="float">
            <text:p>383283.063299362</text:p>
          </table:table-cell>
          <table:table-cell office:value-type="float" office:value="84845.3058802484" calcext:value-type="float">
            <text:p>84845.3058802484</text:p>
          </table:table-cell>
          <table:table-cell office:value-type="float" office:value="78548.7709145208" calcext:value-type="float">
            <text:p>78548.7709145208</text:p>
          </table:table-cell>
          <table:table-cell office:value-type="float" office:value="164832.377588082" calcext:value-type="float">
            <text:p>164832.377588082</text:p>
          </table:table-cell>
          <table:table-cell office:value-type="float" office:value="403741.872095014" calcext:value-type="float">
            <text:p>403741.872095014</text:p>
          </table:table-cell>
          <table:table-cell office:value-type="float" office:value="135884.43982413" calcext:value-type="float">
            <text:p>135884.43982413</text:p>
          </table:table-cell>
          <table:table-cell office:value-type="float" office:value="114559.117370267" calcext:value-type="float">
            <text:p>114559.117370267</text:p>
          </table:table-cell>
          <table:table-cell office:value-type="float" office:value="165806.207318242" calcext:value-type="float">
            <text:p>165806.207318242</text:p>
          </table:table-cell>
          <table:table-cell office:value-type="float" office:value="532238.358673975" calcext:value-type="float">
            <text:p>532238.358673975</text:p>
          </table:table-cell>
          <table:table-cell office:value-type="float" office:value="116957.329410264" calcext:value-type="float">
            <text:p>116957.329410264</text:p>
          </table:table-cell>
          <table:table-cell office:value-type="float" office:value="335031.659173079" calcext:value-type="float">
            <text:p>335031.659173079</text:p>
          </table:table-cell>
          <table:table-cell office:value-type="float" office:value="8356.9241102664" calcext:value-type="float">
            <text:p>8356.9241102664</text:p>
          </table:table-cell>
          <table:table-cell table:style-name="ce24" table:number-columns-repeated="39"/>
        </table:table-row>
        <table:table-row table:style-name="ro4">
          <table:table-cell table:style-name="ce12" office:value-type="string" calcext:value-type="string" table:number-columns-spanned="4" table:number-rows-spanned="1">
            <text:p>Relative error with respect to optimum</text:p>
          </table:table-cell>
          <table:covered-table-cell table:number-columns-repeated="3" table:style-name="ce16"/>
          <table:table-cell table:style-name="ce6" table:number-columns-repeated="12"/>
          <table:table-cell table:style-name="ce24" table:number-columns-repeated="46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float" office:value="0.03" calcext:value-type="float">
            <text:p>0.03</text:p>
          </table:table-cell>
          <table:table-cell table:style-name="ce21" office:value-type="string" calcext:value-type="string">
            <text:p>OP SWAP</text:p>
          </table:table-cell>
          <table:table-cell table:formula="of:=SUM([.F13:.W13])/3" office:value-type="float" office:value="-3.11326306699602" calcext:value-type="float">
            <text:p>-3.11326306699602</text:p>
          </table:table-cell>
          <table:table-cell table:style-name="ce29" table:formula="of:=[.D13]*(-1)" office:value-type="percentage" office:value="3.11326306699602" calcext:value-type="percentage">
            <text:p>311.33%</text:p>
          </table:table-cell>
          <table:table-cell table:style-name="ce6" table:formula="of:=([.F3]-[.F6])/[.F3]" office:value-type="float" office:value="-2.39029089915219" calcext:value-type="float">
            <text:p>-2.39029089915219</text:p>
          </table:table-cell>
          <table:table-cell table:style-name="ce6" table:number-columns-repeated="3"/>
          <table:table-cell table:style-name="ce6" table:formula="of:=([.J3]-[.J6])/[.J3]" office:value-type="float" office:value="-0.889209316976985" calcext:value-type="float">
            <text:p>-0.889209316976985</text:p>
          </table:table-cell>
          <table:table-cell table:style-name="ce6" table:number-columns-repeated="5"/>
          <table:table-cell table:style-name="ce6" table:formula="of:=([.P3]-[.P6])/[.P3]" office:value-type="float" office:value="-6.06028898485887" calcext:value-type="float">
            <text:p>-6.06028898485887</text:p>
          </table:table-cell>
          <table:table-cell table:style-name="ce6" table:number-columns-repeated="7"/>
          <table:table-cell table:style-name="ce24" table:number-columns-repeated="39"/>
        </table:table-row>
        <table:table-row table:style-name="ro4">
          <table:table-cell table:style-name="ce3"/>
          <table:table-cell table:style-name="ce7"/>
          <table:table-cell table:style-name="ce21" office:value-type="string" calcext:value-type="string">
            <text:p><text:span text:style-name="T4">OP</text:span> SCRAMBLE</text:p>
          </table:table-cell>
          <table:table-cell table:formula="of:=SUM([.F14:.W14])/3" office:value-type="float" office:value="-4.98909390105917" calcext:value-type="float">
            <text:p>-4.98909390105917</text:p>
          </table:table-cell>
          <table:table-cell table:style-name="ce29" table:formula="of:=[.D14]*(-1)" office:value-type="percentage" office:value="4.98909390105917" calcext:value-type="percentage">
            <text:p>498.91%</text:p>
          </table:table-cell>
          <table:table-cell table:style-name="ce6" table:formula="of:=([.F3]-[.F7])/[.F3]" office:value-type="float" office:value="-4.33231648423587" calcext:value-type="float">
            <text:p>-4.33231648423587</text:p>
          </table:table-cell>
          <table:table-cell table:style-name="ce6" table:number-columns-repeated="3"/>
          <table:table-cell table:style-name="ce6" table:formula="of:=([.J3]-[.J7])/[.J3]" office:value-type="float" office:value="-1.91872257161596" calcext:value-type="float">
            <text:p>-1.91872257161596</text:p>
          </table:table-cell>
          <table:table-cell table:style-name="ce6" table:number-columns-repeated="5"/>
          <table:table-cell table:style-name="ce6" table:formula="of:=([.P3]-[.P7])/[.P3]" office:value-type="float" office:value="-8.71624264732569" calcext:value-type="float">
            <text:p>-8.71624264732569</text:p>
          </table:table-cell>
          <table:table-cell table:style-name="ce6" table:number-columns-repeated="7"/>
          <table:table-cell table:style-name="ce24" table:number-columns-repeated="39"/>
        </table:table-row>
        <table:table-row table:style-name="ro4">
          <table:table-cell table:style-name="ce3"/>
          <table:table-cell table:style-name="ce7"/>
          <table:table-cell table:style-name="ce21" office:value-type="string" calcext:value-type="string">
            <text:p>OP SHIFT</text:p>
          </table:table-cell>
          <table:table-cell table:formula="of:=SUM([.F15:.W15])/3" office:value-type="float" office:value="-2.4493105774632" calcext:value-type="float">
            <text:p>-2.4493105774632</text:p>
          </table:table-cell>
          <table:table-cell table:style-name="ce29" table:formula="of:=[.D15]*(-1)" office:value-type="percentage" office:value="2.4493105774632" calcext:value-type="percentage">
            <text:p>244.93%</text:p>
          </table:table-cell>
          <table:table-cell table:style-name="ce6" table:formula="of:=([.F3]-[.F8])/[.F3]" office:value-type="float" office:value="-1.72445842216937" calcext:value-type="float">
            <text:p>-1.72445842216937</text:p>
          </table:table-cell>
          <table:table-cell table:style-name="ce6" table:number-columns-repeated="3"/>
          <table:table-cell table:style-name="ce6" table:formula="of:=([.J3]-[.J8])/[.J3]" office:value-type="float" office:value="-0.452458302976997" calcext:value-type="float">
            <text:p>-0.452458302976997</text:p>
          </table:table-cell>
          <table:table-cell table:style-name="ce6" table:number-columns-repeated="5"/>
          <table:table-cell table:style-name="ce6" table:formula="of:=([.P3]-[.P8])/[.P3]" office:value-type="float" office:value="-5.17101500724324" calcext:value-type="float">
            <text:p>-5.17101500724324</text:p>
          </table:table-cell>
          <table:table-cell table:style-name="ce6" table:number-columns-repeated="7"/>
          <table:table-cell table:style-name="ce24" table:number-columns-repeated="39"/>
        </table:table-row>
        <table:table-row table:style-name="ro4">
          <table:table-cell table:style-name="ce7"/>
          <table:table-cell table:style-name="ce3"/>
          <table:table-cell table:style-name="ce21" office:value-type="string" calcext:value-type="string">
            <text:p>OP INVERSION</text:p>
          </table:table-cell>
          <table:table-cell table:formula="of:=SUM([.F16:.W16])/3" office:value-type="float" office:value="-2.26991996834066" calcext:value-type="float">
            <text:p>-2.26991996834066</text:p>
          </table:table-cell>
          <table:table-cell table:style-name="ce29" table:formula="of:=[.D16]*(-1)" office:value-type="percentage" office:value="2.26991996834066" calcext:value-type="percentage">
            <text:p>226.99%</text:p>
          </table:table-cell>
          <table:table-cell table:style-name="ce6" table:formula="of:=([.F3]-[.F9])/[.F3]" office:value-type="float" office:value="-0.491261687929326" calcext:value-type="float">
            <text:p>-0.491261687929326</text:p>
          </table:table-cell>
          <table:table-cell table:style-name="ce6" table:number-columns-repeated="3"/>
          <table:table-cell table:style-name="ce6" table:formula="of:=([.J3]-[.J9])/[.J3]" office:value-type="float" office:value="-0.0785749578831838" calcext:value-type="float">
            <text:p>-0.078574957883184</text:p>
          </table:table-cell>
          <table:table-cell table:style-name="ce6" table:number-columns-repeated="5"/>
          <table:table-cell table:style-name="ce6" table:formula="of:=([.P3]-[.P9])/[.P3]" office:value-type="float" office:value="-6.23992325920947" calcext:value-type="float">
            <text:p>-6.23992325920947</text:p>
          </table:table-cell>
          <table:table-cell table:style-name="ce6" table:number-columns-repeated="7"/>
          <table:table-cell table:style-name="ce24" table:number-columns-repeated="39"/>
        </table:table-row>
        <table:table-row table:style-name="ro4">
          <table:table-cell table:style-name="ce7" table:number-columns-repeated="2"/>
          <table:table-cell table:style-name="ce21" office:value-type="string" calcext:value-type="string">
            <text:p>OP INSERTION</text:p>
          </table:table-cell>
          <table:table-cell table:formula="of:=SUM([.F17:.W17])/3" office:value-type="float" office:value="-2.45317021635964" calcext:value-type="float">
            <text:p>-2.45317021635964</text:p>
          </table:table-cell>
          <table:table-cell table:style-name="ce29" table:formula="of:=[.D17]*(-1)" office:value-type="percentage" office:value="2.45317021635964" calcext:value-type="percentage">
            <text:p>245.32%</text:p>
          </table:table-cell>
          <table:table-cell table:style-name="ce6" table:formula="of:=([.F3]-[.F10])/[.F3]" office:value-type="float" office:value="-1.87405169423918" calcext:value-type="float">
            <text:p>-1.87405169423918</text:p>
          </table:table-cell>
          <table:table-cell table:style-name="ce6" table:number-columns-repeated="3"/>
          <table:table-cell table:style-name="ce6" table:formula="of:=([.J3]-[.J10])/[.J3]" office:value-type="float" office:value="-0.533017380715679" calcext:value-type="float">
            <text:p>-0.533017380715679</text:p>
          </table:table-cell>
          <table:table-cell table:style-name="ce6" table:number-columns-repeated="5"/>
          <table:table-cell table:style-name="ce6" table:formula="of:=([.P3]-[.P10])/[.P3]" office:value-type="float" office:value="-4.95244157412406" calcext:value-type="float">
            <text:p>-4.95244157412406</text:p>
          </table:table-cell>
          <table:table-cell table:style-name="ce6" table:number-columns-repeated="7"/>
          <table:table-cell table:style-name="ce24" table:number-columns-repeated="39"/>
        </table:table-row>
        <table:table-row table:style-name="ro4">
          <table:table-cell table:style-name="ce7" table:number-columns-repeated="2"/>
          <table:table-cell table:style-name="ce21" office:value-type="string" calcext:value-type="string">
            <text:p>OP DISPLACEMENT</text:p>
          </table:table-cell>
          <table:table-cell table:formula="of:=SUM([.F18:.W18])/3" office:value-type="float" office:value="-2.87115894265572" calcext:value-type="float">
            <text:p>-2.87115894265572</text:p>
          </table:table-cell>
          <table:table-cell table:style-name="ce29" table:formula="of:=[.D18]*(-1)" office:value-type="percentage" office:value="2.87115894265572" calcext:value-type="percentage">
            <text:p>287.12%</text:p>
          </table:table-cell>
          <table:table-cell table:style-name="ce6" table:formula="of:=([.F3]-[.F11])/[.F3]" office:value-type="float" office:value="-1.2769139922173" calcext:value-type="float">
            <text:p>-1.2769139922173</text:p>
          </table:table-cell>
          <table:table-cell table:style-name="ce6" table:number-columns-repeated="3"/>
          <table:table-cell table:style-name="ce6" table:formula="of:=([.J3]-[.J11])/[.J3]" office:value-type="float" office:value="-0.386313358085544" calcext:value-type="float">
            <text:p>-0.386313358085544</text:p>
          </table:table-cell>
          <table:table-cell table:style-name="ce6" table:number-columns-repeated="5"/>
          <table:table-cell table:style-name="ce6" table:formula="of:=([.P3]-[.P11])/[.P3]" office:value-type="float" office:value="-6.95024947766431" calcext:value-type="float">
            <text:p>-6.95024947766431</text:p>
          </table:table-cell>
          <table:table-cell table:style-name="ce6" table:number-columns-repeated="7"/>
          <table:table-cell table:style-name="ce24" table:number-columns-repeated="39"/>
        </table:table-row>
        <table:table-row table:style-name="ro4">
          <table:table-cell table:style-name="ce13" office:value-type="string" calcext:value-type="string" table:number-columns-spanned="4" table:number-rows-spanned="1">
            <text:p>Relative error with respect to the best result of heuristics</text:p>
          </table:table-cell>
          <table:covered-table-cell table:number-columns-repeated="2"/>
          <table:covered-table-cell table:style-name="ce16" table:formula="of:=SUM([.F19:.W19])/3" office:value-type="float" office:value="0" calcext:value-type="float">
            <text:p>0</text:p>
          </table:covered-table-cell>
          <table:table-cell table:style-name="ce30"/>
          <table:table-cell table:style-name="Default"/>
          <table:table-cell table:number-columns-repeated="56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float" office:value="0.03" calcext:value-type="float">
            <text:p>0.03</text:p>
          </table:table-cell>
          <table:table-cell table:style-name="ce21" office:value-type="string" calcext:value-type="string">
            <text:p>OP SWAP</text:p>
          </table:table-cell>
          <table:table-cell table:formula="of:=SUM([.F20:.W20])/15" office:value-type="float" office:value="-3.87891022199922" calcext:value-type="float">
            <text:p>-3.87891022199922</text:p>
          </table:table-cell>
          <table:table-cell table:style-name="ce31" table:formula="of:=[.D20]*(-1)" office:value-type="percentage" office:value="3.87891022199922" calcext:value-type="percentage">
            <text:p>387.89%</text:p>
          </table:table-cell>
          <table:table-cell table:style-name="ce6"/>
          <table:table-cell table:style-name="ce6" table:formula="of:=([.G4]-[.G6])/[.G4]" office:value-type="float" office:value="-5.09410661644066" calcext:value-type="float">
            <text:p>-5.09410661644066</text:p>
          </table:table-cell>
          <table:table-cell table:style-name="ce6" table:formula="of:=([.H4]-[.H6])/[.H4]" office:value-type="float" office:value="-12.5421984469057" calcext:value-type="float">
            <text:p>-12.5421984469057</text:p>
          </table:table-cell>
          <table:table-cell table:style-name="ce6" table:formula="of:=([.I4]-[.I6])/[.I4]" office:value-type="float" office:value="-2.30620282335428" calcext:value-type="float">
            <text:p>-2.30620282335428</text:p>
          </table:table-cell>
          <table:table-cell table:style-name="ce6"/>
          <table:table-cell table:style-name="ce6" table:formula="of:=([.K4]-[.K6])/[.K4]" office:value-type="float" office:value="-1.34704745252831" calcext:value-type="float">
            <text:p>-1.34704745252831</text:p>
          </table:table-cell>
          <table:table-cell table:style-name="ce6" table:formula="of:=([.L4]-[.L6])/[.L4]" office:value-type="float" office:value="-4.18446954394738" calcext:value-type="float">
            <text:p>-4.18446954394738</text:p>
          </table:table-cell>
          <table:table-cell table:style-name="ce6" table:formula="of:=([.M4]-[.M6])/[.M4]" office:value-type="float" office:value="-1.92363244862767" calcext:value-type="float">
            <text:p>-1.92363244862767</text:p>
          </table:table-cell>
          <table:table-cell table:style-name="ce6" table:formula="of:=([.N4]-[.N6])/[.N4]" office:value-type="float" office:value="-1.70134723521441" calcext:value-type="float">
            <text:p>-1.70134723521441</text:p>
          </table:table-cell>
          <table:table-cell table:style-name="ce6" table:formula="of:=([.O4]-[.O6])/[.O4]" office:value-type="float" office:value="-3.25711458284356" calcext:value-type="float">
            <text:p>-3.25711458284356</text:p>
          </table:table-cell>
          <table:table-cell table:style-name="ce6"/>
          <table:table-cell table:style-name="ce6" table:formula="of:=([.Q4]-[.Q6])/[.Q4]" office:value-type="float" office:value="-3.79900177616792" calcext:value-type="float">
            <text:p>-3.79900177616792</text:p>
          </table:table-cell>
          <table:table-cell table:style-name="ce6" table:formula="of:=([.R4]-[.R6])/[.R4]" office:value-type="float" office:value="-4.79020082466705" calcext:value-type="float">
            <text:p>-4.79020082466705</text:p>
          </table:table-cell>
          <table:table-cell table:style-name="ce6" table:formula="of:=([.S4]-[.S6])/[.S4]" office:value-type="float" office:value="-3.02017870493535" calcext:value-type="float">
            <text:p>-3.02017870493535</text:p>
          </table:table-cell>
          <table:table-cell table:style-name="ce6" table:formula="of:=([.T4]-[.T6])/[.T4]" office:value-type="float" office:value="-5.80246871996754" calcext:value-type="float">
            <text:p>-5.80246871996754</text:p>
          </table:table-cell>
          <table:table-cell table:style-name="ce6" table:formula="of:=([.U4]-[.U6])/[.U4]" office:value-type="float" office:value="-4.64341596295451" calcext:value-type="float">
            <text:p>-4.64341596295451</text:p>
          </table:table-cell>
          <table:table-cell table:style-name="ce6" table:formula="of:=([.V4]-[.V6])/[.V4]" office:value-type="float" office:value="-2.20079774240865" calcext:value-type="float">
            <text:p>-2.20079774240865</text:p>
          </table:table-cell>
          <table:table-cell table:style-name="ce6" table:formula="of:=([.W4]-[.W6])/[.W4]" office:value-type="float" office:value="-1.57147044902528" calcext:value-type="float">
            <text:p>-1.57147044902528</text:p>
          </table:table-cell>
          <table:table-cell table:number-columns-repeated="39"/>
        </table:table-row>
        <table:table-row table:style-name="ro4">
          <table:table-cell table:style-name="ce3"/>
          <table:table-cell table:style-name="ce7"/>
          <table:table-cell table:style-name="ce21" office:value-type="string" calcext:value-type="string">
            <text:p><text:span text:style-name="T4">OP</text:span> SCRAMBLE</text:p>
          </table:table-cell>
          <table:table-cell table:formula="of:=SUM([.F21:.W21])/15" office:value-type="float" office:value="-6.27539001362568" calcext:value-type="float">
            <text:p>-6.27539001362568</text:p>
          </table:table-cell>
          <table:table-cell table:style-name="ce31" table:formula="of:=[.D21]*(-1)" office:value-type="percentage" office:value="6.27539001362569" calcext:value-type="percentage">
            <text:p>627.54%</text:p>
          </table:table-cell>
          <table:table-cell table:style-name="ce6"/>
          <table:table-cell table:style-name="ce6" table:formula="of:=([.G4]-[.G7])/[.G4]" office:value-type="float" office:value="-6.7144963274447" calcext:value-type="float">
            <text:p>-6.7144963274447</text:p>
          </table:table-cell>
          <table:table-cell table:style-name="ce6" table:formula="of:=([.H4]-[.H7])/[.H4]" office:value-type="float" office:value="-18.8016952270972" calcext:value-type="float">
            <text:p>-18.8016952270972</text:p>
          </table:table-cell>
          <table:table-cell table:style-name="ce6" table:formula="of:=([.I4]-[.I7])/[.I4]" office:value-type="float" office:value="-4.69259340028077" calcext:value-type="float">
            <text:p>-4.69259340028077</text:p>
          </table:table-cell>
          <table:table-cell table:style-name="ce6"/>
          <table:table-cell table:style-name="ce6" table:formula="of:=([.K4]-[.K7])/[.K4]" office:value-type="float" office:value="-2.83872697722083" calcext:value-type="float">
            <text:p>-2.83872697722083</text:p>
          </table:table-cell>
          <table:table-cell table:style-name="ce6" table:formula="of:=([.L4]-[.L7])/[.L4]" office:value-type="float" office:value="-6.02678068456724" calcext:value-type="float">
            <text:p>-6.02678068456724</text:p>
          </table:table-cell>
          <table:table-cell table:style-name="ce6" table:formula="of:=([.M4]-[.M7])/[.M4]" office:value-type="float" office:value="-4.02333301802341" calcext:value-type="float">
            <text:p>-4.02333301802341</text:p>
          </table:table-cell>
          <table:table-cell table:style-name="ce6" table:formula="of:=([.N4]-[.N7])/[.N4]" office:value-type="float" office:value="-3.75108987107897" calcext:value-type="float">
            <text:p>-3.75108987107897</text:p>
          </table:table-cell>
          <table:table-cell table:style-name="ce6" table:formula="of:=([.O4]-[.O7])/[.O4]" office:value-type="float" office:value="-6.03377085053012" calcext:value-type="float">
            <text:p>-6.03377085053012</text:p>
          </table:table-cell>
          <table:table-cell table:style-name="ce6"/>
          <table:table-cell table:style-name="ce6" table:formula="of:=([.Q4]-[.Q7])/[.Q4]" office:value-type="float" office:value="-6.01291075176948" calcext:value-type="float">
            <text:p>-6.01291075176948</text:p>
          </table:table-cell>
          <table:table-cell table:style-name="ce6" table:formula="of:=([.R4]-[.R7])/[.R4]" office:value-type="float" office:value="-6.32366720439657" calcext:value-type="float">
            <text:p>-6.32366720439657</text:p>
          </table:table-cell>
          <table:table-cell table:style-name="ce6" table:formula="of:=([.S4]-[.S7])/[.S4]" office:value-type="float" office:value="-5.39588614138441" calcext:value-type="float">
            <text:p>-5.39588614138441</text:p>
          </table:table-cell>
          <table:table-cell table:style-name="ce6" table:formula="of:=([.T4]-[.T7])/[.T4]" office:value-type="float" office:value="-8.91659313561413" calcext:value-type="float">
            <text:p>-8.91659313561413</text:p>
          </table:table-cell>
          <table:table-cell table:style-name="ce6" table:formula="of:=([.U4]-[.U7])/[.U4]" office:value-type="float" office:value="-6.88236470278784" calcext:value-type="float">
            <text:p>-6.88236470278784</text:p>
          </table:table-cell>
          <table:table-cell table:style-name="ce6" table:formula="of:=([.V4]-[.V7])/[.V4]" office:value-type="float" office:value="-4.43973157426787" calcext:value-type="float">
            <text:p>-4.43973157426787</text:p>
          </table:table-cell>
          <table:table-cell table:style-name="ce6" table:formula="of:=([.W4]-[.W7])/[.W4]" office:value-type="float" office:value="-3.27721033792172" calcext:value-type="float">
            <text:p>-3.27721033792172</text:p>
          </table:table-cell>
          <table:table-cell table:number-columns-repeated="39"/>
        </table:table-row>
        <table:table-row table:style-name="ro4">
          <table:table-cell table:style-name="ce3"/>
          <table:table-cell table:style-name="ce7"/>
          <table:table-cell table:style-name="ce21" office:value-type="string" calcext:value-type="string">
            <text:p>OP SHIFT</text:p>
          </table:table-cell>
          <table:table-cell table:formula="of:=SUM([.F22:.W22])/15" office:value-type="float" office:value="-2.96653229525698" calcext:value-type="float">
            <text:p>-2.96653229525698</text:p>
          </table:table-cell>
          <table:table-cell table:style-name="ce31" table:formula="of:=[.D22]*(-1)" office:value-type="percentage" office:value="2.96653229525697" calcext:value-type="percentage">
            <text:p>296.65%</text:p>
          </table:table-cell>
          <table:table-cell table:style-name="ce6"/>
          <table:table-cell table:style-name="ce6" table:formula="of:=([.G4]-[.G8])/[.G4]" office:value-type="float" office:value="-4.12340416978809" calcext:value-type="float">
            <text:p>-4.12340416978809</text:p>
          </table:table-cell>
          <table:table-cell table:style-name="ce6" table:formula="of:=([.H4]-[.H8])/[.H4]" office:value-type="float" office:value="-10.1419340797848" calcext:value-type="float">
            <text:p>-10.1419340797848</text:p>
          </table:table-cell>
          <table:table-cell table:style-name="ce6" table:formula="of:=([.I4]-[.I8])/[.I4]" office:value-type="float" office:value="-2.38858612794856" calcext:value-type="float">
            <text:p>-2.38858612794856</text:p>
          </table:table-cell>
          <table:table-cell table:style-name="ce6"/>
          <table:table-cell table:style-name="ce6" table:formula="of:=([.K4]-[.K8])/[.K4]" office:value-type="float" office:value="-0.884910106654991" calcext:value-type="float">
            <text:p>-0.884910106654991</text:p>
          </table:table-cell>
          <table:table-cell table:style-name="ce6" table:formula="of:=([.L4]-[.L8])/[.L4]" office:value-type="float" office:value="-2.63521007465737" calcext:value-type="float">
            <text:p>-2.63521007465737</text:p>
          </table:table-cell>
          <table:table-cell table:style-name="ce6" table:formula="of:=([.M4]-[.M8])/[.M4]" office:value-type="float" office:value="-1.76132190953897" calcext:value-type="float">
            <text:p>-1.76132190953897</text:p>
          </table:table-cell>
          <table:table-cell table:style-name="ce6" table:formula="of:=([.N4]-[.N8])/[.N4]" office:value-type="float" office:value="-1.53662309114627" calcext:value-type="float">
            <text:p>-1.53662309114627</text:p>
          </table:table-cell>
          <table:table-cell table:style-name="ce6" table:formula="of:=([.O4]-[.O8])/[.O4]" office:value-type="float" office:value="-2.62293946117004" calcext:value-type="float">
            <text:p>-2.62293946117004</text:p>
          </table:table-cell>
          <table:table-cell table:style-name="ce6"/>
          <table:table-cell table:style-name="ce6" table:formula="of:=([.Q4]-[.Q8])/[.Q4]" office:value-type="float" office:value="-2.17263968752503" calcext:value-type="float">
            <text:p>-2.17263968752503</text:p>
          </table:table-cell>
          <table:table-cell table:style-name="ce6" table:formula="of:=([.R4]-[.R8])/[.R4]" office:value-type="float" office:value="-3.01253057380324" calcext:value-type="float">
            <text:p>-3.01253057380324</text:p>
          </table:table-cell>
          <table:table-cell table:style-name="ce6" table:formula="of:=([.S4]-[.S8])/[.S4]" office:value-type="float" office:value="-2.1080945685306" calcext:value-type="float">
            <text:p>-2.1080945685306</text:p>
          </table:table-cell>
          <table:table-cell table:style-name="ce6" table:formula="of:=([.T4]-[.T8])/[.T4]" office:value-type="float" office:value="-4.03370995394042" calcext:value-type="float">
            <text:p>-4.03370995394042</text:p>
          </table:table-cell>
          <table:table-cell table:style-name="ce6" table:formula="of:=([.U4]-[.U8])/[.U4]" office:value-type="float" office:value="-4.5718772094" calcext:value-type="float">
            <text:p>-4.5718772094</text:p>
          </table:table-cell>
          <table:table-cell table:style-name="ce6" table:formula="of:=([.V4]-[.V8])/[.V4]" office:value-type="float" office:value="-1.44897666044048" calcext:value-type="float">
            <text:p>-1.44897666044048</text:p>
          </table:table-cell>
          <table:table-cell table:style-name="ce6" table:formula="of:=([.W4]-[.W8])/[.W4]" office:value-type="float" office:value="-1.0552267545258" calcext:value-type="float">
            <text:p>-1.0552267545258</text:p>
          </table:table-cell>
          <table:table-cell table:number-columns-repeated="39"/>
        </table:table-row>
        <table:table-row table:style-name="ro4">
          <table:table-cell table:style-name="ce7"/>
          <table:table-cell table:style-name="ce3"/>
          <table:table-cell table:style-name="ce21" office:value-type="string" calcext:value-type="string">
            <text:p>OP INVERSION</text:p>
          </table:table-cell>
          <table:table-cell table:formula="of:=SUM([.F23:.W23])/15" office:value-type="float" office:value="-1.74738391727003" calcext:value-type="float">
            <text:p>-1.74738391727003</text:p>
          </table:table-cell>
          <table:table-cell table:style-name="ce31" table:formula="of:=[.D23]*(-1)" office:value-type="percentage" office:value="1.74738391727002" calcext:value-type="percentage">
            <text:p>174.74%</text:p>
          </table:table-cell>
          <table:table-cell table:style-name="ce6"/>
          <table:table-cell table:style-name="ce6" table:formula="of:=([.G4]-[.G9])/[.G4]" office:value-type="float" office:value="-2.60550804703007" calcext:value-type="float">
            <text:p>-2.60550804703007</text:p>
          </table:table-cell>
          <table:table-cell table:style-name="ce6" table:formula="of:=([.H4]-[.H9])/[.H4]" office:value-type="float" office:value="-7.92722094031415" calcext:value-type="float">
            <text:p>-7.92722094031415</text:p>
          </table:table-cell>
          <table:table-cell table:style-name="ce6" table:formula="of:=([.I4]-[.I9])/[.I4]" office:value-type="float" office:value="-1.26101883444897" calcext:value-type="float">
            <text:p>-1.26101883444897</text:p>
          </table:table-cell>
          <table:table-cell table:style-name="ce6"/>
          <table:table-cell table:style-name="ce6" table:formula="of:=([.K4]-[.K9])/[.K4]" office:value-type="float" office:value="-0.0990328293059127" calcext:value-type="float">
            <text:p>-0.099032829305913</text:p>
          </table:table-cell>
          <table:table-cell table:style-name="ce6" table:formula="of:=([.L4]-[.L9])/[.L4]" office:value-type="float" office:value="-0.641437697239217" calcext:value-type="float">
            <text:p>-0.641437697239217</text:p>
          </table:table-cell>
          <table:table-cell table:style-name="ce6" table:formula="of:=([.M4]-[.M9])/[.M4]" office:value-type="float" office:value="-0.289844677097908" calcext:value-type="float">
            <text:p>-0.289844677097908</text:p>
          </table:table-cell>
          <table:table-cell table:style-name="ce6" table:formula="of:=([.N4]-[.N9])/[.N4]" office:value-type="float" office:value="-0.304944855534147" calcext:value-type="float">
            <text:p>-0.304944855534147</text:p>
          </table:table-cell>
          <table:table-cell table:style-name="ce6" table:formula="of:=([.O4]-[.O9])/[.O4]" office:value-type="float" office:value="-1.83950018389644" calcext:value-type="float">
            <text:p>-1.83950018389644</text:p>
          </table:table-cell>
          <table:table-cell table:style-name="ce6"/>
          <table:table-cell table:style-name="ce6" table:formula="of:=([.Q4]-[.Q9])/[.Q4]" office:value-type="float" office:value="-0.184395686748131" calcext:value-type="float">
            <text:p>-0.184395686748131</text:p>
          </table:table-cell>
          <table:table-cell table:style-name="ce6" table:formula="of:=([.R4]-[.R9])/[.R4]" office:value-type="float" office:value="-0.610070455933693" calcext:value-type="float">
            <text:p>-0.610070455933693</text:p>
          </table:table-cell>
          <table:table-cell table:style-name="ce6" table:formula="of:=([.S4]-[.S9])/[.S4]" office:value-type="float" office:value="-1.23231733035705" calcext:value-type="float">
            <text:p>-1.23231733035705</text:p>
          </table:table-cell>
          <table:table-cell table:style-name="ce6" table:formula="of:=([.T4]-[.T9])/[.T4]" office:value-type="float" office:value="-4.17168719521769" calcext:value-type="float">
            <text:p>-4.17168719521769</text:p>
          </table:table-cell>
          <table:table-cell table:style-name="ce6" table:formula="of:=([.U4]-[.U9])/[.U4]" office:value-type="float" office:value="-4.26073336441939" calcext:value-type="float">
            <text:p>-4.26073336441939</text:p>
          </table:table-cell>
          <table:table-cell table:style-name="ce6" table:formula="of:=([.V4]-[.V9])/[.V4]" office:value-type="float" office:value="-0.484632327466493" calcext:value-type="float">
            <text:p>-0.484632327466493</text:p>
          </table:table-cell>
          <table:table-cell table:style-name="ce6" table:formula="of:=([.W4]-[.W9])/[.W4]" office:value-type="float" office:value="-0.298414334041108" calcext:value-type="float">
            <text:p>-0.298414334041108</text:p>
          </table:table-cell>
          <table:table-cell table:number-columns-repeated="39"/>
        </table:table-row>
        <table:table-row table:style-name="ro4">
          <table:table-cell table:style-name="ce7" table:number-columns-repeated="2"/>
          <table:table-cell table:style-name="ce21" office:value-type="string" calcext:value-type="string">
            <text:p>OP INSERTION</text:p>
          </table:table-cell>
          <table:table-cell table:formula="of:=SUM([.F24:.W24])/15" office:value-type="float" office:value="-2.90224128198173" calcext:value-type="float">
            <text:p>-2.90224128198173</text:p>
          </table:table-cell>
          <table:table-cell table:style-name="ce31" table:formula="of:=[.D24]*(-1)" office:value-type="percentage" office:value="2.90224128198173" calcext:value-type="percentage">
            <text:p>290.22%</text:p>
          </table:table-cell>
          <table:table-cell table:style-name="ce6"/>
          <table:table-cell table:style-name="ce6" table:formula="of:=([.G4]-[.G10])/[.G4]" office:value-type="float" office:value="-4.20600410833557" calcext:value-type="float">
            <text:p>-4.20600410833557</text:p>
          </table:table-cell>
          <table:table-cell table:style-name="ce6" table:formula="of:=([.H4]-[.H10])/[.H4]" office:value-type="float" office:value="-9.05239340509587" calcext:value-type="float">
            <text:p>-9.05239340509587</text:p>
          </table:table-cell>
          <table:table-cell table:style-name="ce6" table:formula="of:=([.I4]-[.I10])/[.I4]" office:value-type="float" office:value="-2.26051079544074" calcext:value-type="float">
            <text:p>-2.26051079544074</text:p>
          </table:table-cell>
          <table:table-cell table:style-name="ce6"/>
          <table:table-cell table:style-name="ce6" table:formula="of:=([.K4]-[.K10])/[.K4]" office:value-type="float" office:value="-0.909239909259366" calcext:value-type="float">
            <text:p>-0.909239909259366</text:p>
          </table:table-cell>
          <table:table-cell table:style-name="ce6" table:formula="of:=([.L4]-[.L10])/[.L4]" office:value-type="float" office:value="-3.06802974121841" calcext:value-type="float">
            <text:p>-3.06802974121841</text:p>
          </table:table-cell>
          <table:table-cell table:style-name="ce6" table:formula="of:=([.M4]-[.M10])/[.M4]" office:value-type="float" office:value="-1.40655495340401" calcext:value-type="float">
            <text:p>-1.40655495340401</text:p>
          </table:table-cell>
          <table:table-cell table:style-name="ce6" table:formula="of:=([.N4]-[.N10])/[.N4]" office:value-type="float" office:value="-1.46629380386021" calcext:value-type="float">
            <text:p>-1.46629380386021</text:p>
          </table:table-cell>
          <table:table-cell table:style-name="ce6" table:formula="of:=([.O4]-[.O10])/[.O4]" office:value-type="float" office:value="-2.6155228300349" calcext:value-type="float">
            <text:p>-2.6155228300349</text:p>
          </table:table-cell>
          <table:table-cell table:style-name="ce6"/>
          <table:table-cell table:style-name="ce6" table:formula="of:=([.Q4]-[.Q10])/[.Q4]" office:value-type="float" office:value="-2.37194041853129" calcext:value-type="float">
            <text:p>-2.37194041853129</text:p>
          </table:table-cell>
          <table:table-cell table:style-name="ce6" table:formula="of:=([.R4]-[.R10])/[.R4]" office:value-type="float" office:value="-2.72600987400885" calcext:value-type="float">
            <text:p>-2.72600987400885</text:p>
          </table:table-cell>
          <table:table-cell table:style-name="ce6" table:formula="of:=([.S4]-[.S10])/[.S4]" office:value-type="float" office:value="-2.12173442266984" calcext:value-type="float">
            <text:p>-2.12173442266984</text:p>
          </table:table-cell>
          <table:table-cell table:style-name="ce6" table:formula="of:=([.T4]-[.T10])/[.T4]" office:value-type="float" office:value="-4.09670207508432" calcext:value-type="float">
            <text:p>-4.09670207508432</text:p>
          </table:table-cell>
          <table:table-cell table:style-name="ce6" table:formula="of:=([.U4]-[.U10])/[.U4]" office:value-type="float" office:value="-4.64479799687666" calcext:value-type="float">
            <text:p>-4.64479799687666</text:p>
          </table:table-cell>
          <table:table-cell table:style-name="ce6" table:formula="of:=([.V4]-[.V10])/[.V4]" office:value-type="float" office:value="-1.3759880519352" calcext:value-type="float">
            <text:p>-1.3759880519352</text:p>
          </table:table-cell>
          <table:table-cell table:style-name="ce6" table:formula="of:=([.W4]-[.W10])/[.W4]" office:value-type="float" office:value="-1.21189684397068" calcext:value-type="float">
            <text:p>-1.21189684397068</text:p>
          </table:table-cell>
          <table:table-cell table:number-columns-repeated="39"/>
        </table:table-row>
        <table:table-row table:style-name="ro4">
          <table:table-cell table:style-name="ce7" table:number-columns-repeated="2"/>
          <table:table-cell table:style-name="ce21" office:value-type="string" calcext:value-type="string">
            <text:p>OP DISPLACEMENT</text:p>
          </table:table-cell>
          <table:table-cell table:formula="of:=SUM([.F25:.W25])/15" office:value-type="float" office:value="-2.71593113004725" calcext:value-type="float">
            <text:p>-2.71593113004725</text:p>
          </table:table-cell>
          <table:table-cell table:style-name="ce31" table:formula="of:=[.D25]*(-1)" office:value-type="percentage" office:value="2.71593113004726" calcext:value-type="percentage">
            <text:p>271.59%</text:p>
          </table:table-cell>
          <table:table-cell table:style-name="ce6"/>
          <table:table-cell table:style-name="ce6" table:formula="of:=([.G4]-[.G11])/[.G4]" office:value-type="float" office:value="-3.34118855506734" calcext:value-type="float">
            <text:p>-3.34118855506734</text:p>
          </table:table-cell>
          <table:table-cell table:style-name="ce6" table:formula="of:=([.H4]-[.H11])/[.H4]" office:value-type="float" office:value="-10.1610924259386" calcext:value-type="float">
            <text:p>-10.1610924259386</text:p>
          </table:table-cell>
          <table:table-cell table:style-name="ce6" table:formula="of:=([.I4]-[.I11])/[.I4]" office:value-type="float" office:value="-2.96495670754917" calcext:value-type="float">
            <text:p>-2.96495670754917</text:p>
          </table:table-cell>
          <table:table-cell table:style-name="ce6"/>
          <table:table-cell table:style-name="ce6" table:formula="of:=([.K4]-[.K11])/[.K4]" office:value-type="float" office:value="-0.465307826082934" calcext:value-type="float">
            <text:p>-0.465307826082934</text:p>
          </table:table-cell>
          <table:table-cell table:style-name="ce6" table:formula="of:=([.L4]-[.L11])/[.L4]" office:value-type="float" office:value="-1.12371322752628" calcext:value-type="float">
            <text:p>-1.12371322752628</text:p>
          </table:table-cell>
          <table:table-cell table:style-name="ce6" table:formula="of:=([.M4]-[.M11])/[.M4]" office:value-type="float" office:value="-1.79792673400223" calcext:value-type="float">
            <text:p>-1.79792673400223</text:p>
          </table:table-cell>
          <table:table-cell table:style-name="ce6" table:formula="of:=([.N4]-[.N11])/[.N4]" office:value-type="float" office:value="-1.57972375250416" calcext:value-type="float">
            <text:p>-1.57972375250416</text:p>
          </table:table-cell>
          <table:table-cell table:style-name="ce6" table:formula="of:=([.O4]-[.O11])/[.O4]" office:value-type="float" office:value="-2.7229331740632" calcext:value-type="float">
            <text:p>-2.7229331740632</text:p>
          </table:table-cell>
          <table:table-cell table:style-name="ce6"/>
          <table:table-cell table:style-name="ce6" table:formula="of:=([.Q4]-[.Q11])/[.Q4]" office:value-type="float" office:value="-0.679771285828062" calcext:value-type="float">
            <text:p>-0.679771285828062</text:p>
          </table:table-cell>
          <table:table-cell table:style-name="ce6" table:formula="of:=([.R4]-[.R11])/[.R4]" office:value-type="float" office:value="-1.13684646329962" calcext:value-type="float">
            <text:p>-1.13684646329962</text:p>
          </table:table-cell>
          <table:table-cell table:style-name="ce6" table:formula="of:=([.S4]-[.S11])/[.S4]" office:value-type="float" office:value="-2.26852432690089" calcext:value-type="float">
            <text:p>-2.26852432690089</text:p>
          </table:table-cell>
          <table:table-cell table:style-name="ce6" table:formula="of:=([.T4]-[.T11])/[.T4]" office:value-type="float" office:value="-3.71957574181112" calcext:value-type="float">
            <text:p>-3.71957574181112</text:p>
          </table:table-cell>
          <table:table-cell table:style-name="ce6" table:formula="of:=([.U4]-[.U11])/[.U4]" office:value-type="float" office:value="-6.23162508647463" calcext:value-type="float">
            <text:p>-6.23162508647463</text:p>
          </table:table-cell>
          <table:table-cell table:style-name="ce6" table:formula="of:=([.V4]-[.V11])/[.V4]" office:value-type="float" office:value="-1.50915456887795" calcext:value-type="float">
            <text:p>-1.50915456887795</text:p>
          </table:table-cell>
          <table:table-cell table:style-name="ce6" table:formula="of:=([.W4]-[.W11])/[.W4]" office:value-type="float" office:value="-1.03662707478263" calcext:value-type="float">
            <text:p>-1.03662707478263</text:p>
          </table:table-cell>
          <table:table-cell table:number-columns-repeated="39"/>
        </table:table-row>
        <table:table-row table:style-name="ro4" table:number-rows-repeated="2">
          <table:table-cell table:style-name="ce5" table:number-columns-repeated="2"/>
          <table:table-cell table:style-name="ce22"/>
          <table:table-cell/>
          <table:table-cell table:style-name="ce31"/>
          <table:table-cell table:style-name="ce6" table:number-columns-repeated="18"/>
          <table:table-cell table:number-columns-repeated="39"/>
        </table:table-row>
        <table:table-row table:style-name="ro4">
          <table:table-cell table:style-name="ce5" table:number-columns-repeated="2"/>
          <table:table-cell table:style-name="ce22"/>
          <table:table-cell/>
          <table:table-cell table:style-name="ce31" office:value-type="string" calcext:value-type="string">
            <text:p>E</text:p>
          </table:table-cell>
          <table:table-cell table:style-name="ce6" office:value-type="string" calcext:value-type="string">
            <text:p>E</text:p>
          </table:table-cell>
          <table:table-cell table:style-name="ce6" table:number-columns-repeated="17"/>
          <table:table-cell table:number-columns-repeated="39"/>
        </table:table-row>
        <table:table-row table:style-name="ro4">
          <table:table-cell table:number-columns-repeated="2"/>
          <table:table-cell table:style-name="ce21" office:value-type="string" calcext:value-type="string">
            <text:p>OPX SWAP</text:p>
          </table:table-cell>
          <table:table-cell table:style-name="Default"/>
          <table:table-cell table:formula="of:=[.E13]" office:value-type="percentage" office:value="3.11326306699602" calcext:value-type="percentage">
            <text:p>311.33%</text:p>
          </table:table-cell>
          <table:table-cell table:formula="of:=[.E20]" office:value-type="percentage" office:value="3.87891022199922" calcext:value-type="percentage">
            <text:p>387.89%</text:p>
          </table:table-cell>
          <table:table-cell table:number-columns-repeated="56"/>
        </table:table-row>
        <table:table-row table:style-name="ro4">
          <table:table-cell table:number-columns-repeated="2"/>
          <table:table-cell table:style-name="ce21" office:value-type="string" calcext:value-type="string">
            <text:p><text:span text:style-name="T4">OPX</text:span> SCRAMBLE</text:p>
          </table:table-cell>
          <table:table-cell table:style-name="Default"/>
          <table:table-cell table:formula="of:=[.E14]" office:value-type="percentage" office:value="4.98909390105917" calcext:value-type="percentage">
            <text:p>498.91%</text:p>
          </table:table-cell>
          <table:table-cell table:formula="of:=[.E21]" office:value-type="percentage" office:value="6.27539001362569" calcext:value-type="percentage">
            <text:p>627.54%</text:p>
          </table:table-cell>
          <table:table-cell table:number-columns-repeated="56"/>
        </table:table-row>
        <table:table-row table:style-name="ro4">
          <table:table-cell table:number-columns-repeated="2"/>
          <table:table-cell table:style-name="ce21" office:value-type="string" calcext:value-type="string">
            <text:p>OPX SHIFT</text:p>
          </table:table-cell>
          <table:table-cell table:style-name="Default"/>
          <table:table-cell table:formula="of:=[.E15]" office:value-type="percentage" office:value="2.4493105774632" calcext:value-type="percentage">
            <text:p>244.93%</text:p>
          </table:table-cell>
          <table:table-cell table:formula="of:=[.E22]" office:value-type="percentage" office:value="2.96653229525697" calcext:value-type="percentage">
            <text:p>296.65%</text:p>
          </table:table-cell>
          <table:table-cell table:number-columns-repeated="56"/>
        </table:table-row>
        <table:table-row table:style-name="ro4">
          <table:table-cell table:number-columns-repeated="2"/>
          <table:table-cell table:style-name="ce21" office:value-type="string" calcext:value-type="string">
            <text:p>OPX INVERSION</text:p>
          </table:table-cell>
          <table:table-cell table:style-name="Default"/>
          <table:table-cell table:formula="of:=[.E16]" office:value-type="percentage" office:value="2.26991996834066" calcext:value-type="percentage">
            <text:p>226.99%</text:p>
          </table:table-cell>
          <table:table-cell table:formula="of:=[.E23]" office:value-type="percentage" office:value="1.74738391727002" calcext:value-type="percentage">
            <text:p>174.74%</text:p>
          </table:table-cell>
          <table:table-cell table:number-columns-repeated="56"/>
        </table:table-row>
        <table:table-row table:style-name="ro4">
          <table:table-cell table:number-columns-repeated="2"/>
          <table:table-cell table:style-name="ce21" office:value-type="string" calcext:value-type="string">
            <text:p>OPX INSERTION</text:p>
          </table:table-cell>
          <table:table-cell table:style-name="Default"/>
          <table:table-cell table:formula="of:=[.E17]" office:value-type="percentage" office:value="2.45317021635964" calcext:value-type="percentage">
            <text:p>245.32%</text:p>
          </table:table-cell>
          <table:table-cell table:formula="of:=[.E24]" office:value-type="percentage" office:value="2.90224128198173" calcext:value-type="percentage">
            <text:p>290.22%</text:p>
          </table:table-cell>
          <table:table-cell table:number-columns-repeated="56"/>
        </table:table-row>
        <table:table-row table:style-name="ro4">
          <table:table-cell table:number-columns-repeated="2"/>
          <table:table-cell table:style-name="ce21" office:value-type="string" calcext:value-type="string">
            <text:p>OPX DISPLACEMENT</text:p>
          </table:table-cell>
          <table:table-cell table:style-name="Default"/>
          <table:table-cell table:formula="of:=[.E18]" office:value-type="percentage" office:value="2.87115894265572" calcext:value-type="percentage">
            <text:p>287.12%</text:p>
          </table:table-cell>
          <table:table-cell table:formula="of:=[.E25]" office:value-type="percentage" office:value="2.71593113004726" calcext:value-type="percentage">
            <text:p>271.59%</text:p>
          </table:table-cell>
          <table:table-cell table:number-columns-repeated="56"/>
        </table:table-row>
        <table:table-row table:style-name="ro4" table:number-rows-repeated="4">
          <table:table-cell table:number-columns-repeated="3"/>
          <table:table-cell table:style-name="Default" table:number-columns-repeated="3"/>
          <table:table-cell table:number-columns-repeated="56"/>
        </table:table-row>
        <table:table-row table:style-name="ro4">
          <table:table-cell table:number-columns-repeated="3"/>
          <table:table-cell table:style-name="Default"/>
          <table:table-cell table:style-name="Default" office:value-type="string" calcext:value-type="string">
            <text:p>OPT</text:p>
          </table:table-cell>
          <table:table-cell table:style-name="Default" office:value-type="string" calcext:value-type="string">
            <text:p>H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1" office:value-type="string" calcext:value-type="string">
            <text:p>OPX SWAP</text:p>
          </table:table-cell>
          <table:table-cell office:value-type="percentage" office:value="3.11326306699602" calcext:value-type="percentage">
            <text:p>311.33%</text:p>
          </table:table-cell>
          <table:table-cell office:value-type="percentage" office:value="3.87891022199922" calcext:value-type="percentage">
            <text:p>387.89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1" office:value-type="string" calcext:value-type="string">
            <text:p><text:span text:style-name="T4">OPX</text:span> SCRAMBLE</text:p>
          </table:table-cell>
          <table:table-cell office:value-type="percentage" office:value="4.98909390105917" calcext:value-type="percentage">
            <text:p>498.91%</text:p>
          </table:table-cell>
          <table:table-cell office:value-type="percentage" office:value="6.27539001362569" calcext:value-type="percentage">
            <text:p>627.54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1" office:value-type="string" calcext:value-type="string">
            <text:p>OPX SHIFT</text:p>
          </table:table-cell>
          <table:table-cell office:value-type="percentage" office:value="2.4493105774632" calcext:value-type="percentage">
            <text:p>244.93%</text:p>
          </table:table-cell>
          <table:table-cell office:value-type="percentage" office:value="2.96653229525697" calcext:value-type="percentage">
            <text:p>296.65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1" office:value-type="string" calcext:value-type="string">
            <text:p>OPX INVERSION</text:p>
          </table:table-cell>
          <table:table-cell office:value-type="percentage" office:value="2.26991996834066" calcext:value-type="percentage">
            <text:p>226.99%</text:p>
          </table:table-cell>
          <table:table-cell office:value-type="percentage" office:value="1.74738391727002" calcext:value-type="percentage">
            <text:p>174.74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1" office:value-type="string" calcext:value-type="string">
            <text:p>OPX INSERTION</text:p>
          </table:table-cell>
          <table:table-cell office:value-type="percentage" office:value="2.45317021635964" calcext:value-type="percentage">
            <text:p>245.32%</text:p>
          </table:table-cell>
          <table:table-cell office:value-type="percentage" office:value="2.90224128198173" calcext:value-type="percentage">
            <text:p>290.22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1" office:value-type="string" calcext:value-type="string">
            <text:p>OPX DISPLACEMENT</text:p>
          </table:table-cell>
          <table:table-cell office:value-type="percentage" office:value="2.87115894265572" calcext:value-type="percentage">
            <text:p>287.12%</text:p>
          </table:table-cell>
          <table:table-cell office:value-type="percentage" office:value="2.71593113004726" calcext:value-type="percentage">
            <text:p>271.59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1" office:value-type="string" calcext:value-type="string">
            <text:p>MX SWAP</text:p>
          </table:table-cell>
          <table:table-cell office:value-type="percentage" office:value="1.55443674846187" calcext:value-type="percentage">
            <text:p>155.44%</text:p>
          </table:table-cell>
          <table:table-cell office:value-type="percentage" office:value="1.77762041465304" calcext:value-type="percentage">
            <text:p>177.76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1" office:value-type="string" calcext:value-type="string">
            <text:p><text:span text:style-name="T4">MX</text:span> SCRAMBLE</text:p>
          </table:table-cell>
          <table:table-cell office:value-type="percentage" office:value="3.68956814475168" calcext:value-type="percentage">
            <text:p>368.96%</text:p>
          </table:table-cell>
          <table:table-cell office:value-type="percentage" office:value="4.45288342227145" calcext:value-type="percentage">
            <text:p>445.29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1" office:value-type="string" calcext:value-type="string">
            <text:p>MX SHIFT</text:p>
          </table:table-cell>
          <table:table-cell office:value-type="percentage" office:value="1.20793974262756" calcext:value-type="percentage">
            <text:p>120.79%</text:p>
          </table:table-cell>
          <table:table-cell office:value-type="percentage" office:value="1.31933330681241" calcext:value-type="percentage">
            <text:p>131.93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1" office:value-type="string" calcext:value-type="string">
            <text:p>MX INVERSION</text:p>
          </table:table-cell>
          <table:table-cell office:value-type="percentage" office:value="0.282397240377841" calcext:value-type="percentage">
            <text:p>28.24%</text:p>
          </table:table-cell>
          <table:table-cell office:value-type="percentage" office:value="0.197055417747611" calcext:value-type="percentage">
            <text:p>19.71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1" office:value-type="string" calcext:value-type="string">
            <text:p>MX INSERTION</text:p>
          </table:table-cell>
          <table:table-cell office:value-type="percentage" office:value="1.70398558876846" calcext:value-type="percentage">
            <text:p>170.40%</text:p>
          </table:table-cell>
          <table:table-cell office:value-type="percentage" office:value="1.94902982362391" calcext:value-type="percentage">
            <text:p>194.90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1" office:value-type="string" calcext:value-type="string">
            <text:p>MX DISPLACEMENT</text:p>
          </table:table-cell>
          <table:table-cell office:value-type="percentage" office:value="0.721144073586349" calcext:value-type="percentage">
            <text:p>72.11%</text:p>
          </table:table-cell>
          <table:table-cell office:value-type="percentage" office:value="0.610961785830692" calcext:value-type="percentage">
            <text:p>61.10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1" office:value-type="string" calcext:value-type="string">
            <text:p>OBX SWAP</text:p>
          </table:table-cell>
          <table:table-cell office:value-type="percentage" office:value="6.6284459714392" calcext:value-type="percentage">
            <text:p>662.84%</text:p>
          </table:table-cell>
          <table:table-cell office:value-type="percentage" office:value="8.33804890006553" calcext:value-type="percentage">
            <text:p>833.80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1" office:value-type="string" calcext:value-type="string">
            <text:p>OBX SCRAMBLE</text:p>
          </table:table-cell>
          <table:table-cell office:value-type="percentage" office:value="6.68629308367385" calcext:value-type="percentage">
            <text:p>668.63%</text:p>
          </table:table-cell>
          <table:table-cell office:value-type="percentage" office:value="8.33519009322241" calcext:value-type="percentage">
            <text:p>833.52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1" office:value-type="string" calcext:value-type="string">
            <text:p>OBX SHIFT</text:p>
          </table:table-cell>
          <table:table-cell office:value-type="percentage" office:value="6.76708676864287" calcext:value-type="percentage">
            <text:p>676.71%</text:p>
          </table:table-cell>
          <table:table-cell office:value-type="percentage" office:value="8.3246753337447" calcext:value-type="percentage">
            <text:p>832.47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1" office:value-type="string" calcext:value-type="string">
            <text:p>OBX INVERSION</text:p>
          </table:table-cell>
          <table:table-cell office:value-type="percentage" office:value="6.63821270306951" calcext:value-type="percentage">
            <text:p>663.82%</text:p>
          </table:table-cell>
          <table:table-cell office:value-type="percentage" office:value="8.33318803619174" calcext:value-type="percentage">
            <text:p>833.32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1" office:value-type="string" calcext:value-type="string">
            <text:p>OBX INSERTION</text:p>
          </table:table-cell>
          <table:table-cell office:value-type="percentage" office:value="6.68199269101454" calcext:value-type="percentage">
            <text:p>668.20%</text:p>
          </table:table-cell>
          <table:table-cell office:value-type="percentage" office:value="8.30538757806491" calcext:value-type="percentage">
            <text:p>830.54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1" office:value-type="string" calcext:value-type="string">
            <text:p>OBX DISPLACEMENT</text:p>
          </table:table-cell>
          <table:table-cell office:value-type="percentage" office:value="6.70700552875548" calcext:value-type="percentage">
            <text:p>670.70%</text:p>
          </table:table-cell>
          <table:table-cell office:value-type="percentage" office:value="8.31588349388725" calcext:value-type="percentage">
            <text:p>831.59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2" office:value-type="string" calcext:value-type="string">
            <text:p>OX SWAP</text:p>
          </table:table-cell>
          <table:table-cell office:value-type="percentage" office:value="0.895571555006641" calcext:value-type="percentage">
            <text:p>89.56%</text:p>
          </table:table-cell>
          <table:table-cell office:value-type="percentage" office:value="0.693491696792548" calcext:value-type="percentage">
            <text:p>69.35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2" office:value-type="string" calcext:value-type="string">
            <text:p>OX SCRAMBLE</text:p>
          </table:table-cell>
          <table:table-cell office:value-type="percentage" office:value="0.931897497623273" calcext:value-type="percentage">
            <text:p>93.19%</text:p>
          </table:table-cell>
          <table:table-cell office:value-type="percentage" office:value="0.724568519637628" calcext:value-type="percentage">
            <text:p>72.46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2" office:value-type="string" calcext:value-type="string">
            <text:p>OX SHIFT</text:p>
          </table:table-cell>
          <table:table-cell office:value-type="percentage" office:value="0.897566309499637" calcext:value-type="percentage">
            <text:p>89.76%</text:p>
          </table:table-cell>
          <table:table-cell office:value-type="percentage" office:value="0.69468065547517" calcext:value-type="percentage">
            <text:p>69.47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2" office:value-type="string" calcext:value-type="string">
            <text:p>OX INVERSION</text:p>
          </table:table-cell>
          <table:table-cell office:value-type="percentage" office:value="0.863805971600509" calcext:value-type="percentage">
            <text:p>86.38%</text:p>
          </table:table-cell>
          <table:table-cell office:value-type="percentage" office:value="0.697218270275578" calcext:value-type="percentage">
            <text:p>69.72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2" office:value-type="string" calcext:value-type="string">
            <text:p>OX INSERTION</text:p>
          </table:table-cell>
          <table:table-cell office:value-type="percentage" office:value="0.876717039839133" calcext:value-type="percentage">
            <text:p>87.67%</text:p>
          </table:table-cell>
          <table:table-cell office:value-type="percentage" office:value="0.677072637147863" calcext:value-type="percentage">
            <text:p>67.71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2" office:value-type="string" calcext:value-type="string">
            <text:p>OX DISPLACEMENT</text:p>
          </table:table-cell>
          <table:table-cell office:value-type="percentage" office:value="0.870516753044438" calcext:value-type="percentage">
            <text:p>87.05%</text:p>
          </table:table-cell>
          <table:table-cell office:value-type="percentage" office:value="0.758559003334893" calcext:value-type="percentage">
            <text:p>75.86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3" office:value-type="string" calcext:value-type="string">
            <text:p>LOX SWAP</text:p>
          </table:table-cell>
          <table:table-cell office:value-type="percentage" office:value="1.26362083889549" calcext:value-type="percentage">
            <text:p>126.36%</text:p>
          </table:table-cell>
          <table:table-cell office:value-type="percentage" office:value="1.55821672200727" calcext:value-type="percentage">
            <text:p>155.82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3" office:value-type="string" calcext:value-type="string">
            <text:p>LOX SCRAMBLE</text:p>
          </table:table-cell>
          <table:table-cell office:value-type="percentage" office:value="2.24330307511647" calcext:value-type="percentage">
            <text:p>224.33%</text:p>
          </table:table-cell>
          <table:table-cell office:value-type="percentage" office:value="2.58976021150697" calcext:value-type="percentage">
            <text:p>258.98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3" office:value-type="string" calcext:value-type="string">
            <text:p>LOX SHIFT</text:p>
          </table:table-cell>
          <table:table-cell office:value-type="percentage" office:value="1.12336233311767" calcext:value-type="percentage">
            <text:p>112.34%</text:p>
          </table:table-cell>
          <table:table-cell office:value-type="percentage" office:value="1.26313354435182" calcext:value-type="percentage">
            <text:p>126.31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3" office:value-type="string" calcext:value-type="string">
            <text:p>LOX INVERSION</text:p>
          </table:table-cell>
          <table:table-cell office:value-type="percentage" office:value="0.297507684696176" calcext:value-type="percentage">
            <text:p>29.75%</text:p>
          </table:table-cell>
          <table:table-cell office:value-type="percentage" office:value="0.188137244211374" calcext:value-type="percentage">
            <text:p>18.81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3" office:value-type="string" calcext:value-type="string">
            <text:p>LOX INSERTION</text:p>
          </table:table-cell>
          <table:table-cell office:value-type="percentage" office:value="1.23591533428793" calcext:value-type="percentage">
            <text:p>123.59%</text:p>
          </table:table-cell>
          <table:table-cell office:value-type="percentage" office:value="1.33636503048754" calcext:value-type="percentage">
            <text:p>133.64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3" office:value-type="string" calcext:value-type="string">
            <text:p>LOX DISPLACEMENT</text:p>
          </table:table-cell>
          <table:table-cell office:value-type="percentage" office:value="0.740893173381935" calcext:value-type="percentage">
            <text:p>74.09%</text:p>
          </table:table-cell>
          <table:table-cell office:value-type="percentage" office:value="0.585042746570675" calcext:value-type="percentage">
            <text:p>58.50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3" office:value-type="string" calcext:value-type="string">
            <text:p>PBX SWAP</text:p>
          </table:table-cell>
          <table:table-cell office:value-type="percentage" office:value="2.54667605626751" calcext:value-type="percentage">
            <text:p>254.67%</text:p>
          </table:table-cell>
          <table:table-cell office:value-type="percentage" office:value="3.08824914674546" calcext:value-type="percentage">
            <text:p>308.82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3" office:value-type="string" calcext:value-type="string">
            <text:p>PBX SCRAMBLE</text:p>
          </table:table-cell>
          <table:table-cell office:value-type="percentage" office:value="3.32972460802531" calcext:value-type="percentage">
            <text:p>332.97%</text:p>
          </table:table-cell>
          <table:table-cell office:value-type="percentage" office:value="4.11254983424193" calcext:value-type="percentage">
            <text:p>411.25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3" office:value-type="string" calcext:value-type="string">
            <text:p>PBX SHIFT</text:p>
          </table:table-cell>
          <table:table-cell office:value-type="percentage" office:value="2.07348313212599" calcext:value-type="percentage">
            <text:p>207.35%</text:p>
          </table:table-cell>
          <table:table-cell office:value-type="percentage" office:value="2.65474437365949" calcext:value-type="percentage">
            <text:p>265.47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3" office:value-type="string" calcext:value-type="string">
            <text:p>PBX INVERSION</text:p>
          </table:table-cell>
          <table:table-cell office:value-type="percentage" office:value="2.57307590731621" calcext:value-type="percentage">
            <text:p>257.31%</text:p>
          </table:table-cell>
          <table:table-cell office:value-type="percentage" office:value="2.81320664763539" calcext:value-type="percentage">
            <text:p>281.32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3" office:value-type="string" calcext:value-type="string">
            <text:p>PBX INSERTION</text:p>
          </table:table-cell>
          <table:table-cell office:value-type="percentage" office:value="2.16456816009559" calcext:value-type="percentage">
            <text:p>216.46%</text:p>
          </table:table-cell>
          <table:table-cell office:value-type="percentage" office:value="2.4673241696063" calcext:value-type="percentage">
            <text:p>246.73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3" office:value-type="string" calcext:value-type="string">
            <text:p>PBX DISPLACEMENT</text:p>
          </table:table-cell>
          <table:table-cell office:value-type="percentage" office:value="3.30111842361339" calcext:value-type="percentage">
            <text:p>330.11%</text:p>
          </table:table-cell>
          <table:table-cell office:value-type="percentage" office:value="3.41352949242002" calcext:value-type="percentage">
            <text:p>341.35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2" office:value-type="string" calcext:value-type="string">
            <text:p>PMX SWAP</text:p>
          </table:table-cell>
          <table:table-cell office:value-type="percentage" office:value="1.84914799087279" calcext:value-type="percentage">
            <text:p>184.91%</text:p>
          </table:table-cell>
          <table:table-cell office:value-type="percentage" office:value="2.4620923962528" calcext:value-type="percentage">
            <text:p>246.21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2" office:value-type="string" calcext:value-type="string">
            <text:p>PMX SCRAMBLE</text:p>
          </table:table-cell>
          <table:table-cell office:value-type="percentage" office:value="2.96332491542541" calcext:value-type="percentage">
            <text:p>296.33%</text:p>
          </table:table-cell>
          <table:table-cell office:value-type="percentage" office:value="3.68150230833851" calcext:value-type="percentage">
            <text:p>368.15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2" office:value-type="string" calcext:value-type="string">
            <text:p>PMX SHIFT</text:p>
          </table:table-cell>
          <table:table-cell office:value-type="percentage" office:value="1.32888230921386" calcext:value-type="percentage">
            <text:p>132.89%</text:p>
          </table:table-cell>
          <table:table-cell office:value-type="percentage" office:value="1.58511462011837" calcext:value-type="percentage">
            <text:p>158.51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2" office:value-type="string" calcext:value-type="string">
            <text:p>PMX INVERSION</text:p>
          </table:table-cell>
          <table:table-cell office:value-type="percentage" office:value="0.359050035150348" calcext:value-type="percentage">
            <text:p>35.91%</text:p>
          </table:table-cell>
          <table:table-cell office:value-type="percentage" office:value="0.251852109570039" calcext:value-type="percentage">
            <text:p>25.19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2" office:value-type="string" calcext:value-type="string">
            <text:p>PMX INSERTION</text:p>
          </table:table-cell>
          <table:table-cell office:value-type="percentage" office:value="1.37678543559898" calcext:value-type="percentage">
            <text:p>137.68%</text:p>
          </table:table-cell>
          <table:table-cell office:value-type="percentage" office:value="1.68134208008073" calcext:value-type="percentage">
            <text:p>168.13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2" office:value-type="string" calcext:value-type="string">
            <text:p>PMX DISPLACEMENT</text:p>
          </table:table-cell>
          <table:table-cell office:value-type="percentage" office:value="0.846634145709966" calcext:value-type="percentage">
            <text:p>84.66%</text:p>
          </table:table-cell>
          <table:table-cell office:value-type="percentage" office:value="0.705028581252318" calcext:value-type="percentage">
            <text:p>70.50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2" office:value-type="string" calcext:value-type="string">
            <text:p>CX SWAP</text:p>
          </table:table-cell>
          <table:table-cell office:value-type="percentage" office:value="1.87004267046538" calcext:value-type="percentage">
            <text:p>187.00%</text:p>
          </table:table-cell>
          <table:table-cell office:value-type="percentage" office:value="2.51940593677979" calcext:value-type="percentage">
            <text:p>251.94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2" office:value-type="string" calcext:value-type="string">
            <text:p>CX SCRAMBLE</text:p>
          </table:table-cell>
          <table:table-cell office:value-type="percentage" office:value="3.85659617321372" calcext:value-type="percentage">
            <text:p>385.66%</text:p>
          </table:table-cell>
          <table:table-cell office:value-type="percentage" office:value="4.79685636761929" calcext:value-type="percentage">
            <text:p>479.69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2" office:value-type="string" calcext:value-type="string">
            <text:p>CX SHIFT</text:p>
          </table:table-cell>
          <table:table-cell office:value-type="percentage" office:value="1.48343761971076" calcext:value-type="percentage">
            <text:p>148.34%</text:p>
          </table:table-cell>
          <table:table-cell office:value-type="percentage" office:value="1.6291646177184" calcext:value-type="percentage">
            <text:p>162.92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2" office:value-type="string" calcext:value-type="string">
            <text:p>CX INVERSION</text:p>
          </table:table-cell>
          <table:table-cell office:value-type="percentage" office:value="0.539768629733449" calcext:value-type="percentage">
            <text:p>53.98%</text:p>
          </table:table-cell>
          <table:table-cell office:value-type="percentage" office:value="0.372655534569757" calcext:value-type="percentage">
            <text:p>37.27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2" office:value-type="string" calcext:value-type="string">
            <text:p>CX INSERTION</text:p>
          </table:table-cell>
          <table:table-cell office:value-type="percentage" office:value="1.42502592255259" calcext:value-type="percentage">
            <text:p>142.50%</text:p>
          </table:table-cell>
          <table:table-cell office:value-type="percentage" office:value="1.56652789339824" calcext:value-type="percentage">
            <text:p>156.65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2" office:value-type="string" calcext:value-type="string">
            <text:p>CX DISPLACEMENT</text:p>
          </table:table-cell>
          <table:table-cell office:value-type="percentage" office:value="1.98238124560259" calcext:value-type="percentage">
            <text:p>198.24%</text:p>
          </table:table-cell>
          <table:table-cell office:value-type="percentage" office:value="1.85047463609001" calcext:value-type="percentage">
            <text:p>185.05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8" office:value-type="string" calcext:value-type="string">
            <text:p>AEX SWAP </text:p>
          </table:table-cell>
          <table:table-cell office:value-type="percentage" office:value="8.56901712668418" calcext:value-type="percentage">
            <text:p>856.90%</text:p>
          </table:table-cell>
          <table:table-cell table:style-name="ce43" office:value-type="percentage" office:value="11.421201780907" calcext:value-type="percentage">
            <text:p>1142.12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8" office:value-type="string" calcext:value-type="string">
            <text:p>AEX SCRAMBLE </text:p>
          </table:table-cell>
          <table:table-cell office:value-type="percentage" office:value="8.69032551121594" calcext:value-type="percentage">
            <text:p>869.03%</text:p>
          </table:table-cell>
          <table:table-cell table:style-name="ce43" office:value-type="percentage" office:value="11.4199166194005" calcext:value-type="percentage">
            <text:p>1141.99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8" office:value-type="string" calcext:value-type="string">
            <text:p>AEX SHIFT </text:p>
          </table:table-cell>
          <table:table-cell office:value-type="percentage" office:value="8.68223162739443" calcext:value-type="percentage">
            <text:p>868.22%</text:p>
          </table:table-cell>
          <table:table-cell table:style-name="ce43" office:value-type="percentage" office:value="11.359895279214" calcext:value-type="percentage">
            <text:p>1135.99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8" office:value-type="string" calcext:value-type="string">
            <text:p>AEX INVERSION </text:p>
          </table:table-cell>
          <table:table-cell office:value-type="percentage" office:value="8.66720311764916" calcext:value-type="percentage">
            <text:p>866.72%</text:p>
          </table:table-cell>
          <table:table-cell table:style-name="ce43" office:value-type="percentage" office:value="11.3743808582167" calcext:value-type="percentage">
            <text:p>1137.44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8" office:value-type="string" calcext:value-type="string">
            <text:p>AEX INSERTION</text:p>
          </table:table-cell>
          <table:table-cell office:value-type="percentage" office:value="8.61500631662977" calcext:value-type="percentage">
            <text:p>861.50%</text:p>
          </table:table-cell>
          <table:table-cell table:style-name="ce43" office:value-type="percentage" office:value="11.3943282920309" calcext:value-type="percentage">
            <text:p>1139.43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8" office:value-type="string" calcext:value-type="string">
            <text:p>AEX DISPLACEMENT</text:p>
          </table:table-cell>
          <table:table-cell office:value-type="percentage" office:value="8.65143907315441" calcext:value-type="percentage">
            <text:p>865.14%</text:p>
          </table:table-cell>
          <table:table-cell table:style-name="ce43" office:value-type="percentage" office:value="11.4169960532608" calcext:value-type="percentage">
            <text:p>1141.70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8" office:value-type="string" calcext:value-type="string">
            <text:p>ERX SWAP </text:p>
          </table:table-cell>
          <table:table-cell office:value-type="percentage" office:value="3.08119615966404" calcext:value-type="percentage">
            <text:p>308.12%</text:p>
          </table:table-cell>
          <table:table-cell office:value-type="percentage" office:value="3.01711598651196" calcext:value-type="percentage">
            <text:p>301.71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8" office:value-type="string" calcext:value-type="string">
            <text:p>ERX SCRAMBLE</text:p>
          </table:table-cell>
          <table:table-cell office:value-type="percentage" office:value="3.06081360089259" calcext:value-type="percentage">
            <text:p>306.08%</text:p>
          </table:table-cell>
          <table:table-cell office:value-type="percentage" office:value="3.16804619487852" calcext:value-type="percentage">
            <text:p>316.80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8" office:value-type="string" calcext:value-type="string">
            <text:p>ERX SHIFT</text:p>
          </table:table-cell>
          <table:table-cell office:value-type="percentage" office:value="2.93164654862198" calcext:value-type="percentage">
            <text:p>293.16%</text:p>
          </table:table-cell>
          <table:table-cell office:value-type="percentage" office:value="3.05068580792257" calcext:value-type="percentage">
            <text:p>305.07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8" office:value-type="string" calcext:value-type="string">
            <text:p>ERX INVERSION</text:p>
          </table:table-cell>
          <table:table-cell office:value-type="percentage" office:value="2.98948447627607" calcext:value-type="percentage">
            <text:p>298.95%</text:p>
          </table:table-cell>
          <table:table-cell office:value-type="percentage" office:value="2.98818964894733" calcext:value-type="percentage">
            <text:p>298.82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8" office:value-type="string" calcext:value-type="string">
            <text:p>ERX INSERTION</text:p>
          </table:table-cell>
          <table:table-cell office:value-type="percentage" office:value="2.92321949126608" calcext:value-type="percentage">
            <text:p>292.32%</text:p>
          </table:table-cell>
          <table:table-cell office:value-type="percentage" office:value="3.11325218281038" calcext:value-type="percentage">
            <text:p>311.33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8" office:value-type="string" calcext:value-type="string">
            <text:p>ERX DISPLACEMENT</text:p>
          </table:table-cell>
          <table:table-cell office:value-type="percentage" office:value="3.00296985712225" calcext:value-type="percentage">
            <text:p>300.30%</text:p>
          </table:table-cell>
          <table:table-cell office:value-type="percentage" office:value="3.06393071568233" calcext:value-type="percentage">
            <text:p>306.39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8" office:value-type="string" calcext:value-type="string">
            <text:p>HX SWAP</text:p>
          </table:table-cell>
          <table:table-cell office:value-type="percentage" office:value="0.144010389001089" calcext:value-type="percentage">
            <text:p>14.40%</text:p>
          </table:table-cell>
          <table:table-cell table:style-name="ce43" office:value-type="percentage" office:value="0.0963985342379934" calcext:value-type="percentage">
            <text:p>9.64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8" office:value-type="string" calcext:value-type="string">
            <text:p>HX SCRAMBLE</text:p>
          </table:table-cell>
          <table:table-cell office:value-type="percentage" office:value="0.140865845662277" calcext:value-type="percentage">
            <text:p>14.09%</text:p>
          </table:table-cell>
          <table:table-cell table:style-name="ce43" office:value-type="percentage" office:value="0.0947682736905866" calcext:value-type="percentage">
            <text:p>9.48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8" office:value-type="string" calcext:value-type="string">
            <text:p>HX SHIFT</text:p>
          </table:table-cell>
          <table:table-cell office:value-type="percentage" office:value="0.146794170037204" calcext:value-type="percentage">
            <text:p>14.68%</text:p>
          </table:table-cell>
          <table:table-cell table:style-name="ce43" office:value-type="percentage" office:value="0.0982882613605476" calcext:value-type="percentage">
            <text:p>9.83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28" office:value-type="string" calcext:value-type="string">
            <text:p>HX INVERSION</text:p>
          </table:table-cell>
          <table:table-cell office:value-type="percentage" office:value="0.120904970154972" calcext:value-type="percentage">
            <text:p>12.09%</text:p>
          </table:table-cell>
          <table:table-cell table:style-name="ce43" office:value-type="percentage" office:value="0.0784959803286909" calcext:value-type="percentage">
            <text:p>7.85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32" office:value-type="string" calcext:value-type="string">
            <text:p>HX INSERTION</text:p>
          </table:table-cell>
          <table:table-cell office:value-type="percentage" office:value="0.156155960389375" calcext:value-type="percentage">
            <text:p>15.62%</text:p>
          </table:table-cell>
          <table:table-cell table:style-name="ce43" office:value-type="percentage" office:value="0.0981077008590254" calcext:value-type="percentage">
            <text:p>9.81%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33" office:value-type="string" calcext:value-type="string">
            <text:p>HX DISPLACEMENT</text:p>
          </table:table-cell>
          <table:table-cell office:value-type="percentage" office:value="0.153611057291611" calcext:value-type="percentage">
            <text:p>15.36%</text:p>
          </table:table-cell>
          <table:table-cell table:style-name="ce43" office:value-type="percentage" office:value="0.0994501062373021" calcext:value-type="percentage">
            <text:p>9.95%</text:p>
          </table:table-cell>
          <table:table-cell table:number-columns-repeated="56"/>
        </table:table-row>
        <calcext:conditional-formats>
          <calcext:conditional-format calcext:target-range-address="RESULTS.E13:RESULTS.E1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RESULTS.E20:RESULTS.E28">
            <calcext:color-scale>
              <calcext:color-scale-entry calcext:value="0" calcext:type="minimum" calcext:color="#158466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RESULTS_2" table:style-name="ta1">
        <table:shapes>
          <draw:frame draw:z-index="0" draw:style-name="gr1" draw:text-style-name="P1" svg:width="16.452in" svg:height="6.9224in" svg:x="0.4276in" svg:y="26.1803in">
            <draw:object draw:notify-on-update-of-ranges="RESULTS_2.C49:RESULTS_2.C90 RESULTS_2.E49:RESULTS_2.E9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6.452in" svg:height="6.9224in" svg:x="0.4276in" svg:y="34.1531in">
            <draw:object draw:notify-on-update-of-ranges="RESULTS_2.C92:RESULTS_2.C133 RESULTS_2.E92:RESULTS_2.E1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7"/>
        <table:table-column table:style-name="co3" table:default-cell-style-name="ce22"/>
        <table:table-column table:style-name="co3" table:visibility="collapse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9" table:default-cell-style-name="ce16"/>
        <table:table-column table:style-name="co12" table:default-cell-style-name="ce16"/>
        <table:table-column table:style-name="co7" table:default-cell-style-name="ce16"/>
        <table:table-column table:style-name="co13" table:default-cell-style-name="ce16"/>
        <table:table-column table:style-name="co14" table:default-cell-style-name="ce16"/>
        <table:table-column table:style-name="co13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number-columns-repeated="39" table:default-cell-style-name="ce24"/>
        <table:table-row table:style-name="ro1">
          <table:table-cell table:style-name="ce1" table:number-columns-spanned="4" table:number-rows-spanned="2"/>
          <table:covered-table-cell table:number-columns-repeated="3" table:style-name="ce1"/>
          <table:table-cell table:style-name="ce1"/>
          <table:table-cell table:style-name="ce41" office:value-type="string" calcext:value-type="string" table:number-columns-spanned="17" table:number-rows-spanned="1">
            <text:p>Improvement of the fitness value in comparison with the best result of the heuristics</text:p>
          </table:table-cell>
          <table:covered-table-cell table:number-columns-repeated="16" table:style-name="ce41"/>
          <table:table-cell table:style-name="ce41"/>
          <table:table-cell table:style-name="ce89" table:number-columns-repeated="39"/>
        </table:table-row>
        <table:table-row table:style-name="ro2">
          <table:covered-table-cell table:number-columns-repeated="4" table:style-name="ce1"/>
          <table:table-cell table:style-name="ce1"/>
          <table:table-cell table:style-name="ce41" office:value-type="string" calcext:value-type="string">
            <text:p>a280</text:p>
          </table:table-cell>
          <table:table-cell table:style-name="ce41" office:value-type="string" calcext:value-type="string">
            <text:p>d493</text:p>
          </table:table-cell>
          <table:table-cell table:style-name="ce41" office:value-type="string" calcext:value-type="string">
            <text:p>fl417</text:p>
          </table:table-cell>
          <table:table-cell table:style-name="ce41" office:value-type="string" calcext:value-type="string">
            <text:p>gil262</text:p>
          </table:table-cell>
          <table:table-cell table:style-name="ce41" office:value-type="string" calcext:value-type="string">
            <text:p>gr202</text:p>
          </table:table-cell>
          <table:table-cell table:style-name="ce41" office:value-type="string" calcext:value-type="string">
            <text:p>gr229</text:p>
          </table:table-cell>
          <table:table-cell table:style-name="ce41" office:value-type="string" calcext:value-type="string">
            <text:p>gr431</text:p>
            <text:p/>
          </table:table-cell>
          <table:table-cell table:style-name="ce41" office:value-type="string" calcext:value-type="string">
            <text:p>kroA200</text:p>
          </table:table-cell>
          <table:table-cell table:style-name="ce41" office:value-type="string" calcext:value-type="string">
            <text:p>kroB200</text:p>
          </table:table-cell>
          <table:table-cell table:style-name="ce41" office:value-type="string" calcext:value-type="string">
            <text:p>lin318</text:p>
          </table:table-cell>
          <table:table-cell table:style-name="ce41" office:value-type="string" calcext:value-type="string">
            <text:p>pcb442</text:p>
          </table:table-cell>
          <table:table-cell table:style-name="ce41" office:value-type="string" calcext:value-type="string">
            <text:p>pr226</text:p>
          </table:table-cell>
          <table:table-cell table:style-name="ce41" office:value-type="string" calcext:value-type="string">
            <text:p>pr264</text:p>
          </table:table-cell>
          <table:table-cell table:style-name="ce41" office:value-type="string" calcext:value-type="string">
            <text:p>pr299</text:p>
          </table:table-cell>
          <table:table-cell table:style-name="ce41" office:value-type="string" calcext:value-type="string">
            <text:p>pr439</text:p>
          </table:table-cell>
          <table:table-cell table:style-name="ce41" office:value-type="string" calcext:value-type="string">
            <text:p>rd400</text:p>
          </table:table-cell>
          <table:table-cell table:style-name="ce41" office:value-type="string" calcext:value-type="string">
            <text:p>ts225</text:p>
          </table:table-cell>
          <table:table-cell table:style-name="ce41" office:value-type="string" calcext:value-type="string">
            <text:p>tsp225</text:p>
          </table:table-cell>
          <table:table-cell table:style-name="ce89" table:number-columns-repeated="39"/>
        </table:table-row>
        <table:table-row table:style-name="ro3">
          <table:table-cell table:style-name="ce1" office:value-type="string" calcext:value-type="string" table:number-columns-spanned="4" table:number-rows-spanned="1">
            <text:p>Optimal value →</text:p>
          </table:table-cell>
          <table:covered-table-cell table:number-columns-repeated="3" table:style-name="ce1"/>
          <table:table-cell table:style-name="ce1"/>
          <table:table-cell table:style-name="ce8" office:value-type="float" office:value="2586.76964756316" calcext:value-type="float">
            <text:p>2586.76964756316</text:p>
          </table:table-cell>
          <table:table-cell table:style-name="ce41" table:number-columns-repeated="3"/>
          <table:table-cell table:style-name="ce8" office:value-type="float" office:value="40107.0670627768" calcext:value-type="float">
            <text:p>40107.0670627768</text:p>
          </table:table-cell>
          <table:table-cell table:style-name="ce41" table:number-columns-repeated="5"/>
          <table:table-cell table:style-name="ce8" office:value-type="float" office:value="50783.5475137353" calcext:value-type="float">
            <text:p>50783.5475137353</text:p>
          </table:table-cell>
          <table:table-cell table:style-name="ce41" table:number-columns-repeated="7"/>
          <table:table-cell table:style-name="ce89" table:number-columns-repeated="39"/>
        </table:table-row>
        <table:table-row table:style-name="ro3">
          <table:table-cell table:style-name="ce1" office:value-type="string" calcext:value-type="string" table:number-columns-spanned="4" table:number-rows-spanned="1">
            <text:p>Best result of heuristics →</text:p>
          </table:table-cell>
          <table:covered-table-cell table:number-columns-repeated="3" table:style-name="ce1"/>
          <table:table-cell table:style-name="ce1"/>
          <table:table-cell table:style-name="ce41" office:value-type="float" office:value="2823.57550041178" calcext:value-type="float">
            <text:p>2823.57550041178</text:p>
          </table:table-cell>
          <table:table-cell table:style-name="ce41" office:value-type="float" office:value="37168.2520500498" calcext:value-type="float">
            <text:p>37168.2520500498</text:p>
          </table:table-cell>
          <table:table-cell table:style-name="ce41" office:value-type="float" office:value="12163.0454825405" calcext:value-type="float">
            <text:p>12163.0454825405</text:p>
          </table:table-cell>
          <table:table-cell table:style-name="ce41" office:value-type="float" office:value="2508.44270697653" calcext:value-type="float">
            <text:p>2508.44270697653</text:p>
          </table:table-cell>
          <table:table-cell table:style-name="ce41" office:value-type="float" office:value="42075.4847699761" calcext:value-type="float">
            <text:p>42075.4847699761</text:p>
          </table:table-cell>
          <table:table-cell table:style-name="ce41" office:value-type="float" office:value="140095.067486166" calcext:value-type="float">
            <text:p>140095.067486166</text:p>
          </table:table-cell>
          <table:table-cell table:style-name="ce41" office:value-type="float" office:value="180477.786893014" calcext:value-type="float">
            <text:p>180477.786893014</text:p>
          </table:table-cell>
          <table:table-cell table:style-name="ce41" office:value-type="float" office:value="30324.3486861728" calcext:value-type="float">
            <text:p>30324.3486861728</text:p>
          </table:table-cell>
          <table:table-cell table:style-name="ce41" office:value-type="float" office:value="30448.5202488339" calcext:value-type="float">
            <text:p>30448.5202488339</text:p>
          </table:table-cell>
          <table:table-cell table:style-name="ce41" office:value-type="float" office:value="44274.8687342631" calcext:value-type="float">
            <text:p>44274.8687342631</text:p>
          </table:table-cell>
          <table:table-cell table:style-name="ce41" office:value-type="float" office:value="55478.2262631986" calcext:value-type="float">
            <text:p>55478.2262631986</text:p>
          </table:table-cell>
          <table:table-cell table:style-name="ce41" office:value-type="float" office:value="80894.6080758516" calcext:value-type="float">
            <text:p>80894.6080758516</text:p>
          </table:table-cell>
          <table:table-cell table:style-name="ce41" office:value-type="float" office:value="53611.3002678582" calcext:value-type="float">
            <text:p>53611.3002678582</text:p>
          </table:table-cell>
          <table:table-cell table:style-name="ce41" office:value-type="float" office:value="50728.1545845045" calcext:value-type="float">
            <text:p>50728.1545845045</text:p>
          </table:table-cell>
          <table:table-cell table:style-name="ce41" office:value-type="float" office:value="112772.500705695" calcext:value-type="float">
            <text:p>112772.500705695</text:p>
          </table:table-cell>
          <table:table-cell table:style-name="ce41" office:value-type="float" office:value="16173.0355226808" calcext:value-type="float">
            <text:p>16173.0355226808</text:p>
          </table:table-cell>
          <table:table-cell table:style-name="ce41" office:value-type="float" office:value="133523.722822265" calcext:value-type="float">
            <text:p>133523.722822265</text:p>
          </table:table-cell>
          <table:table-cell table:style-name="ce41" office:value-type="float" office:value="4103.31582730153" calcext:value-type="float">
            <text:p>4103.31582730153</text:p>
          </table:table-cell>
          <table:table-cell table:style-name="ce89" table:number-columns-repeated="39"/>
        </table:table-row>
        <table:table-row table:style-name="ro2">
          <table:table-cell table:style-name="ce65" office:value-type="string" calcext:value-type="string">
            <text:p>Size factor</text:p>
          </table:table-cell>
          <table:table-cell table:style-name="ce65" office:value-type="string" calcext:value-type="string">
            <text:p>Mutation rate</text:p>
          </table:table-cell>
          <table:table-cell table:style-name="ce65" office:value-type="string" calcext:value-type="string">
            <text:p>Crossover and mutation type</text:p>
          </table:table-cell>
          <table:table-cell table:style-name="ce73" office:value-type="string" calcext:value-type="string">
            <text:p>Average improvement over all instances <text:s/></text:p>
          </table:table-cell>
          <table:table-cell table:style-name="ce73" office:value-type="string" calcext:value-type="string">
            <text:p>Relative error</text:p>
          </table:table-cell>
          <table:table-cell table:style-name="ce41" table:number-columns-repeated="18"/>
          <table:table-cell table:style-name="ce89" table:number-columns-repeated="39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float" office:value="0.03" calcext:value-type="float">
            <text:p>0.03</text:p>
          </table:table-cell>
          <table:table-cell table:style-name="ce21" office:value-type="string" calcext:value-type="string">
            <text:p>MX SWAP</text:p>
          </table:table-cell>
          <table:table-cell table:number-columns-repeated="2"/>
          <table:table-cell table:style-name="Default" office:value-type="float" office:value="5908.60009565031" calcext:value-type="float">
            <text:p>5908.60009565031</text:p>
          </table:table-cell>
          <table:table-cell table:style-name="Default" office:value-type="float" office:value="128227.203699551" calcext:value-type="float">
            <text:p>128227.203699551</text:p>
          </table:table-cell>
          <table:table-cell table:style-name="Default" office:value-type="float" office:value="83545.7382778743" calcext:value-type="float">
            <text:p>83545.7382778743</text:p>
          </table:table-cell>
          <table:table-cell table:style-name="Default" office:value-type="float" office:value="5136.08362670784" calcext:value-type="float">
            <text:p>5136.08362670784</text:p>
          </table:table-cell>
          <table:table-cell table:style-name="Default" office:value-type="float" office:value="54336.9419584041" calcext:value-type="float">
            <text:p>54336.9419584041</text:p>
          </table:table-cell>
          <table:table-cell table:style-name="Default" office:value-type="float" office:value="233913.262689907" calcext:value-type="float">
            <text:p>233913.262689907</text:p>
          </table:table-cell>
          <table:table-cell table:style-name="Default" office:value-type="float" office:value="549121.973927883" calcext:value-type="float">
            <text:p>549121.973927883</text:p>
          </table:table-cell>
          <table:table-cell table:style-name="Default" office:value-type="float" office:value="53259.6775171109" calcext:value-type="float">
            <text:p>53259.6775171109</text:p>
          </table:table-cell>
          <table:table-cell table:style-name="Default" office:value-type="float" office:value="51909.8744681242" calcext:value-type="float">
            <text:p>51909.8744681242</text:p>
          </table:table-cell>
          <table:table-cell table:style-name="Default" office:value-type="float" office:value="111975.775634583" calcext:value-type="float">
            <text:p>111975.775634583</text:p>
          </table:table-cell>
          <table:table-cell table:style-name="Default" office:value-type="float" office:value="204370.839190271" calcext:value-type="float">
            <text:p>204370.839190271</text:p>
          </table:table-cell>
          <table:table-cell table:style-name="Default" office:value-type="float" office:value="201066.638433512" calcext:value-type="float">
            <text:p>201066.638433512</text:p>
          </table:table-cell>
          <table:table-cell table:style-name="Default" office:value-type="float" office:value="156789.772336036" calcext:value-type="float">
            <text:p>156789.772336036</text:p>
          </table:table-cell>
          <table:table-cell table:style-name="Default" office:value-type="float" office:value="127919.783983594" calcext:value-type="float">
            <text:p>127919.783983594</text:p>
          </table:table-cell>
          <table:table-cell table:style-name="Default" office:value-type="float" office:value="468142.893252377" calcext:value-type="float">
            <text:p>468142.893252377</text:p>
          </table:table-cell>
          <table:table-cell table:style-name="Default" office:value-type="float" office:value="51113.068419249" calcext:value-type="float">
            <text:p>51113.068419249</text:p>
          </table:table-cell>
          <table:table-cell table:style-name="Default" office:value-type="float" office:value="240121.90119714" calcext:value-type="float">
            <text:p>240121.90119714</text:p>
          </table:table-cell>
          <table:table-cell table:style-name="Default" office:value-type="float" office:value="6375.63581911614" calcext:value-type="float">
            <text:p>6375.63581911614</text:p>
          </table:table-cell>
          <table:table-cell table:number-columns-repeated="39"/>
        </table:table-row>
        <table:table-row table:style-name="ro4">
          <table:table-cell table:style-name="ce3" table:number-columns-repeated="2"/>
          <table:table-cell table:style-name="ce21" office:value-type="string" calcext:value-type="string">
            <text:p>OBX SWAP</text:p>
          </table:table-cell>
          <table:table-cell table:number-columns-repeated="2"/>
          <table:table-cell table:style-name="Default" office:value-type="float" office:value="20514.7249077556" calcext:value-type="float">
            <text:p>20514.7249077556</text:p>
          </table:table-cell>
          <table:table-cell table:style-name="Default" office:value-type="float" office:value="330788.327803666" calcext:value-type="float">
            <text:p>330788.327803666</text:p>
          </table:table-cell>
          <table:table-cell table:style-name="Default" office:value-type="float" office:value="318905.957865236" calcext:value-type="float">
            <text:p>318905.957865236</text:p>
          </table:table-cell>
          <table:table-cell table:style-name="Default" office:value-type="float" office:value="16714.9386194952" calcext:value-type="float">
            <text:p>16714.9386194952</text:p>
          </table:table-cell>
          <table:table-cell table:style-name="Default" office:value-type="float" office:value="146235.708786044" calcext:value-type="float">
            <text:p>146235.708786044</text:p>
          </table:table-cell>
          <table:table-cell table:style-name="Default" office:value-type="float" office:value="738278.110660048" calcext:value-type="float">
            <text:p>738278.110660048</text:p>
          </table:table-cell>
          <table:table-cell table:style-name="Default" office:value-type="float" office:value="1640396.36352682" calcext:value-type="float">
            <text:p>1640396.36352682</text:p>
          </table:table-cell>
          <table:table-cell table:style-name="Default" office:value-type="float" office:value="163563.26784738" calcext:value-type="float">
            <text:p>163563.26784738</text:p>
          </table:table-cell>
          <table:table-cell table:style-name="Default" office:value-type="float" office:value="168058.002307737" calcext:value-type="float">
            <text:p>168058.002307737</text:p>
          </table:table-cell>
          <table:table-cell table:style-name="Default" office:value-type="float" office:value="391573.908550182" calcext:value-type="float">
            <text:p>391573.908550182</text:p>
          </table:table-cell>
          <table:table-cell table:style-name="Default" office:value-type="float" office:value="574289.306938308" calcext:value-type="float">
            <text:p>574289.306938308</text:p>
          </table:table-cell>
          <table:table-cell table:style-name="Default" office:value-type="float" office:value="846229.889350376" calcext:value-type="float">
            <text:p>846229.889350376</text:p>
          </table:table-cell>
          <table:table-cell table:style-name="Default" office:value-type="float" office:value="591889.728832185" calcext:value-type="float">
            <text:p>591889.728832185</text:p>
          </table:table-cell>
          <table:table-cell table:style-name="Default" office:value-type="float" office:value="452925.242004411" calcext:value-type="float">
            <text:p>452925.242004411</text:p>
          </table:table-cell>
          <table:table-cell table:style-name="Default" office:value-type="float" office:value="1376036.78580189" calcext:value-type="float">
            <text:p>1376036.78580189</text:p>
          </table:table-cell>
          <table:table-cell table:style-name="Default" office:value-type="float" office:value="153793.906706894" calcext:value-type="float">
            <text:p>153793.906706894</text:p>
          </table:table-cell>
          <table:table-cell table:style-name="Default" office:value-type="float" office:value="871682.352330359" calcext:value-type="float">
            <text:p>871682.352330359</text:p>
          </table:table-cell>
          <table:table-cell table:style-name="Default" office:value-type="float" office:value="22579.0898181185" calcext:value-type="float">
            <text:p>22579.0898181185</text:p>
          </table:table-cell>
          <table:table-cell table:number-columns-repeated="39"/>
        </table:table-row>
        <table:table-row table:style-name="ro4">
          <table:table-cell table:style-name="ce3" table:number-columns-repeated="2"/>
          <table:table-cell office:value-type="string" calcext:value-type="string">
            <text:p>OX SWAP</text:p>
          </table:table-cell>
          <table:table-cell table:number-columns-repeated="2"/>
          <table:table-cell table:style-name="Default" office:value-type="float" office:value="3786.60526131251" calcext:value-type="float">
            <text:p>3786.60526131251</text:p>
          </table:table-cell>
          <table:table-cell table:style-name="Default" office:value-type="float" office:value="113232.332708789" calcext:value-type="float">
            <text:p>113232.332708789</text:p>
          </table:table-cell>
          <table:table-cell table:style-name="Default" office:value-type="float" office:value="29412.2949166008" calcext:value-type="float">
            <text:p>29412.2949166008</text:p>
          </table:table-cell>
          <table:table-cell table:style-name="Default" office:value-type="float" office:value="3243.5157872479" calcext:value-type="float">
            <text:p>3243.5157872479</text:p>
          </table:table-cell>
          <table:table-cell table:style-name="Default" office:value-type="float" office:value="45600.8675272943" calcext:value-type="float">
            <text:p>45600.8675272943</text:p>
          </table:table-cell>
          <table:table-cell table:style-name="Default" office:value-type="float" office:value="166218.595075539" calcext:value-type="float">
            <text:p>166218.595075539</text:p>
          </table:table-cell>
          <table:table-cell table:style-name="Default" office:value-type="float" office:value="388822.530142728" calcext:value-type="float">
            <text:p>388822.530142728</text:p>
          </table:table-cell>
          <table:table-cell table:style-name="Default" office:value-type="float" office:value="34000.2575038859" calcext:value-type="float">
            <text:p>34000.2575038859</text:p>
          </table:table-cell>
          <table:table-cell table:style-name="Default" office:value-type="float" office:value="35500.6413514701" calcext:value-type="float">
            <text:p>35500.6413514701</text:p>
          </table:table-cell>
          <table:table-cell table:style-name="Default" office:value-type="float" office:value="71544.9278583501" calcext:value-type="float">
            <text:p>71544.9278583501</text:p>
          </table:table-cell>
          <table:table-cell table:style-name="Default" office:value-type="float" office:value="156712.989498897" calcext:value-type="float">
            <text:p>156712.989498897</text:p>
          </table:table-cell>
          <table:table-cell table:style-name="Default" office:value-type="float" office:value="97701.1209764714" calcext:value-type="float">
            <text:p>97701.1209764714</text:p>
          </table:table-cell>
          <table:table-cell table:style-name="Default" office:value-type="float" office:value="65313.1223522596" calcext:value-type="float">
            <text:p>65313.1223522596</text:p>
          </table:table-cell>
          <table:table-cell table:style-name="Default" office:value-type="float" office:value="74583.2342767009" calcext:value-type="float">
            <text:p>74583.2342767009</text:p>
          </table:table-cell>
          <table:table-cell table:style-name="Default" office:value-type="float" office:value="319066.259123313" calcext:value-type="float">
            <text:p>319066.259123313</text:p>
          </table:table-cell>
          <table:table-cell table:style-name="Default" office:value-type="float" office:value="36349.8777690693" calcext:value-type="float">
            <text:p>36349.8777690693</text:p>
          </table:table-cell>
          <table:table-cell table:style-name="Default" office:value-type="float" office:value="168004.721655553" calcext:value-type="float">
            <text:p>168004.721655553</text:p>
          </table:table-cell>
          <table:table-cell table:style-name="Default" office:value-type="float" office:value="4798.28476529776" calcext:value-type="float">
            <text:p>4798.28476529776</text:p>
          </table:table-cell>
          <table:table-cell table:number-columns-repeated="39"/>
        </table:table-row>
        <table:table-row table:style-name="ro4">
          <table:table-cell table:style-name="ce3" table:number-columns-repeated="2"/>
          <table:table-cell table:style-name="ce23" office:value-type="string" calcext:value-type="string">
            <text:p>LOX SWAP</text:p>
          </table:table-cell>
          <table:table-cell table:number-columns-repeated="2"/>
          <table:table-cell table:style-name="Default" office:value-type="float" office:value="5436.91422371938" calcext:value-type="float">
            <text:p>5436.91422371938</text:p>
          </table:table-cell>
          <table:table-cell table:style-name="Default" office:value-type="float" office:value="109953.065803983" calcext:value-type="float">
            <text:p>109953.065803983</text:p>
          </table:table-cell>
          <table:table-cell table:style-name="Default" office:value-type="float" office:value="76424.5200428886" calcext:value-type="float">
            <text:p>76424.5200428886</text:p>
          </table:table-cell>
          <table:table-cell table:style-name="Default" office:value-type="float" office:value="4620.15985728026" calcext:value-type="float">
            <text:p>4620.15985728026</text:p>
          </table:table-cell>
          <table:table-cell table:style-name="Default" office:value-type="float" office:value="55685.6214010865" calcext:value-type="float">
            <text:p>55685.6214010865</text:p>
          </table:table-cell>
          <table:table-cell table:style-name="Default" office:value-type="float" office:value="225463.46621505" calcext:value-type="float">
            <text:p>225463.46621505</text:p>
          </table:table-cell>
          <table:table-cell table:style-name="Default" office:value-type="float" office:value="474867.691772877" calcext:value-type="float">
            <text:p>474867.691772877</text:p>
          </table:table-cell>
          <table:table-cell table:style-name="Default" office:value-type="float" office:value="49441.7291225264" calcext:value-type="float">
            <text:p>49441.7291225264</text:p>
          </table:table-cell>
          <table:table-cell table:style-name="Default" office:value-type="float" office:value="52319.9979424667" calcext:value-type="float">
            <text:p>52319.9979424667</text:p>
          </table:table-cell>
          <table:table-cell table:style-name="Default" office:value-type="float" office:value="98348.0798147484" calcext:value-type="float">
            <text:p>98348.0798147484</text:p>
          </table:table-cell>
          <table:table-cell table:style-name="Default" office:value-type="float" office:value="167617.303977459" calcext:value-type="float">
            <text:p>167617.303977459</text:p>
          </table:table-cell>
          <table:table-cell table:style-name="Default" office:value-type="float" office:value="200369.93429647" calcext:value-type="float">
            <text:p>200369.93429647</text:p>
          </table:table-cell>
          <table:table-cell table:style-name="Default" office:value-type="float" office:value="154312.868622139" calcext:value-type="float">
            <text:p>154312.868622139</text:p>
          </table:table-cell>
          <table:table-cell table:style-name="Default" office:value-type="float" office:value="111818.00634873" calcext:value-type="float">
            <text:p>111818.00634873</text:p>
          </table:table-cell>
          <table:table-cell table:style-name="Default" office:value-type="float" office:value="406630.443580848" calcext:value-type="float">
            <text:p>406630.443580848</text:p>
          </table:table-cell>
          <table:table-cell table:style-name="Default" office:value-type="float" office:value="47277.2721550915" calcext:value-type="float">
            <text:p>47277.2721550915</text:p>
          </table:table-cell>
          <table:table-cell table:style-name="Default" office:value-type="float" office:value="241701.254153443" calcext:value-type="float">
            <text:p>241701.254153443</text:p>
          </table:table-cell>
          <table:table-cell table:style-name="Default" office:value-type="float" office:value="6485.45863414616" calcext:value-type="float">
            <text:p>6485.45863414616</text:p>
          </table:table-cell>
          <table:table-cell table:number-columns-repeated="39"/>
        </table:table-row>
        <table:table-row table:style-name="ro4">
          <table:table-cell table:style-name="ce3" table:number-columns-repeated="2"/>
          <table:table-cell table:style-name="ce23" office:value-type="string" calcext:value-type="string">
            <text:p>PBX SWAP</text:p>
          </table:table-cell>
          <table:table-cell table:number-columns-repeated="2"/>
          <table:table-cell table:style-name="Default" office:value-type="float" office:value="8188.69733124279" calcext:value-type="float">
            <text:p>8188.69733124279</text:p>
          </table:table-cell>
          <table:table-cell table:style-name="Default" office:value-type="float" office:value="166190.205169358" calcext:value-type="float">
            <text:p>166190.205169358</text:p>
          </table:table-cell>
          <table:table-cell table:style-name="Default" office:value-type="float" office:value="139550.319837209" calcext:value-type="float">
            <text:p>139550.319837209</text:p>
          </table:table-cell>
          <table:table-cell table:style-name="Default" office:value-type="float" office:value="6505.60435400987" calcext:value-type="float">
            <text:p>6505.60435400987</text:p>
          </table:table-cell>
          <table:table-cell table:style-name="Default" office:value-type="float" office:value="70625.500923121" calcext:value-type="float">
            <text:p>70625.500923121</text:p>
          </table:table-cell>
          <table:table-cell table:style-name="Default" office:value-type="float" office:value="324858.989416659" calcext:value-type="float">
            <text:p>324858.989416659</text:p>
          </table:table-cell>
          <table:table-cell table:style-name="Default" office:value-type="float" office:value="765710.153832002" calcext:value-type="float">
            <text:p>765710.153832002</text:p>
          </table:table-cell>
          <table:table-cell table:style-name="Default" office:value-type="float" office:value="64898.0821373071" calcext:value-type="float">
            <text:p>64898.0821373071</text:p>
          </table:table-cell>
          <table:table-cell table:style-name="Default" office:value-type="float" office:value="73243.2016853935" calcext:value-type="float">
            <text:p>73243.2016853935</text:p>
          </table:table-cell>
          <table:table-cell table:style-name="Default" office:value-type="float" office:value="166716.875993882" calcext:value-type="float">
            <text:p>166716.875993882</text:p>
          </table:table-cell>
          <table:table-cell table:style-name="Default" office:value-type="float" office:value="290151.625825051" calcext:value-type="float">
            <text:p>290151.625825051</text:p>
          </table:table-cell>
          <table:table-cell table:style-name="Default" office:value-type="float" office:value="387649.230933978" calcext:value-type="float">
            <text:p>387649.230933978</text:p>
          </table:table-cell>
          <table:table-cell table:style-name="Default" office:value-type="float" office:value="257232.717687653" calcext:value-type="float">
            <text:p>257232.717687653</text:p>
          </table:table-cell>
          <table:table-cell table:style-name="Default" office:value-type="float" office:value="163125.051136587" calcext:value-type="float">
            <text:p>163125.051136587</text:p>
          </table:table-cell>
          <table:table-cell table:style-name="Default" office:value-type="float" office:value="643082.526667728" calcext:value-type="float">
            <text:p>643082.526667728</text:p>
          </table:table-cell>
          <table:table-cell table:style-name="Default" office:value-type="float" office:value="72316.1232772197" calcext:value-type="float">
            <text:p>72316.1232772197</text:p>
          </table:table-cell>
          <table:table-cell table:style-name="Default" office:value-type="float" office:value="370395.47540004" calcext:value-type="float">
            <text:p>370395.47540004</text:p>
          </table:table-cell>
          <table:table-cell table:style-name="Default" office:value-type="float" office:value="8860.42466999856" calcext:value-type="float">
            <text:p>8860.42466999856</text:p>
          </table:table-cell>
          <table:table-cell table:number-columns-repeated="39"/>
        </table:table-row>
        <table:table-row table:style-name="ro4">
          <table:table-cell table:style-name="ce3" table:number-columns-repeated="2"/>
          <table:table-cell office:value-type="string" calcext:value-type="string">
            <text:p>PMX SWAP</text:p>
          </table:table-cell>
          <table:table-cell table:number-columns-repeated="2"/>
          <table:table-cell table:style-name="Default" office:value-type="float" office:value="7285.55434842549" calcext:value-type="float">
            <text:p>7285.55434842549</text:p>
          </table:table-cell>
          <table:table-cell table:style-name="Default" office:value-type="float" office:value="133562.097866019" calcext:value-type="float">
            <text:p>133562.097866019</text:p>
          </table:table-cell>
          <table:table-cell table:style-name="Default" office:value-type="float" office:value="112124.233973063" calcext:value-type="float">
            <text:p>112124.233973063</text:p>
          </table:table-cell>
          <table:table-cell table:style-name="Default" office:value-type="float" office:value="5961.01508164191" calcext:value-type="float">
            <text:p>5961.01508164191</text:p>
          </table:table-cell>
          <table:table-cell table:style-name="Default" office:value-type="float" office:value="66045.7114238395" calcext:value-type="float">
            <text:p>66045.7114238395</text:p>
          </table:table-cell>
          <table:table-cell table:style-name="Default" office:value-type="float" office:value="288862.777503064" calcext:value-type="float">
            <text:p>288862.777503064</text:p>
          </table:table-cell>
          <table:table-cell table:style-name="Default" office:value-type="float" office:value="575357.342597622" calcext:value-type="float">
            <text:p>575357.342597622</text:p>
          </table:table-cell>
          <table:table-cell table:style-name="Default" office:value-type="float" office:value="69937.3238077695" calcext:value-type="float">
            <text:p>69937.3238077695</text:p>
          </table:table-cell>
          <table:table-cell table:style-name="Default" office:value-type="float" office:value="66202.8669982629" calcext:value-type="float">
            <text:p>66202.8669982629</text:p>
          </table:table-cell>
          <table:table-cell table:style-name="Default" office:value-type="float" office:value="135476.607448475" calcext:value-type="float">
            <text:p>135476.607448475</text:p>
          </table:table-cell>
          <table:table-cell table:style-name="Default" office:value-type="float" office:value="207412.236952666" calcext:value-type="float">
            <text:p>207412.236952666</text:p>
          </table:table-cell>
          <table:table-cell table:style-name="Default" office:value-type="float" office:value="343739.366966588" calcext:value-type="float">
            <text:p>343739.366966588</text:p>
          </table:table-cell>
          <table:table-cell table:style-name="Default" office:value-type="float" office:value="241904.568391583" calcext:value-type="float">
            <text:p>241904.568391583</text:p>
          </table:table-cell>
          <table:table-cell table:style-name="Default" office:value-type="float" office:value="145185.911901937" calcext:value-type="float">
            <text:p>145185.911901937</text:p>
          </table:table-cell>
          <table:table-cell table:style-name="Default" office:value-type="float" office:value="509417.951269363" calcext:value-type="float">
            <text:p>509417.951269363</text:p>
          </table:table-cell>
          <table:table-cell table:style-name="Default" office:value-type="float" office:value="55528.7943303021" calcext:value-type="float">
            <text:p>55528.7943303021</text:p>
          </table:table-cell>
          <table:table-cell table:style-name="Default" office:value-type="float" office:value="311707.896252856" calcext:value-type="float">
            <text:p>311707.896252856</text:p>
          </table:table-cell>
          <table:table-cell table:style-name="Default" office:value-type="float" office:value="8388.08245030165" calcext:value-type="float">
            <text:p>8388.08245030165</text:p>
          </table:table-cell>
          <table:table-cell table:number-columns-repeated="39"/>
        </table:table-row>
        <table:table-row table:style-name="ro4">
          <table:table-cell table:style-name="ce3" table:number-columns-repeated="2"/>
          <table:table-cell office:value-type="string" calcext:value-type="string">
            <text:p>CX SWAP</text:p>
          </table:table-cell>
          <table:table-cell table:number-columns-repeated="2"/>
          <table:table-cell table:style-name="Default" office:value-type="float" office:value="6958.12482828696" calcext:value-type="float">
            <text:p>6958.12482828696</text:p>
          </table:table-cell>
          <table:table-cell table:style-name="Default" office:value-type="float" office:value="130873.816139568" calcext:value-type="float">
            <text:p>130873.816139568</text:p>
          </table:table-cell>
          <table:table-cell table:style-name="Default" office:value-type="float" office:value="117462.971028427" calcext:value-type="float">
            <text:p>117462.971028427</text:p>
          </table:table-cell>
          <table:table-cell table:style-name="Default" office:value-type="float" office:value="5932.26493998057" calcext:value-type="float">
            <text:p>5932.26493998057</text:p>
          </table:table-cell>
          <table:table-cell table:style-name="Default" office:value-type="float" office:value="67357.7270207542" calcext:value-type="float">
            <text:p>67357.7270207542</text:p>
          </table:table-cell>
          <table:table-cell table:style-name="Default" office:value-type="float" office:value="289588.305145778" calcext:value-type="float">
            <text:p>289588.305145778</text:p>
          </table:table-cell>
          <table:table-cell table:style-name="Default" office:value-type="float" office:value="587728.139071574" calcext:value-type="float">
            <text:p>587728.139071574</text:p>
          </table:table-cell>
          <table:table-cell table:style-name="Default" office:value-type="float" office:value="65216.6948012849" calcext:value-type="float">
            <text:p>65216.6948012849</text:p>
          </table:table-cell>
          <table:table-cell table:style-name="Default" office:value-type="float" office:value="70024.4345007342" calcext:value-type="float">
            <text:p>70024.4345007342</text:p>
          </table:table-cell>
          <table:table-cell table:style-name="Default" office:value-type="float" office:value="139946.587172462" calcext:value-type="float">
            <text:p>139946.587172462</text:p>
          </table:table-cell>
          <table:table-cell table:style-name="Default" office:value-type="float" office:value="215362.388544825" calcext:value-type="float">
            <text:p>215362.388544825</text:p>
          </table:table-cell>
          <table:table-cell table:style-name="Default" office:value-type="float" office:value="339244.053838484" calcext:value-type="float">
            <text:p>339244.053838484</text:p>
          </table:table-cell>
          <table:table-cell table:style-name="Default" office:value-type="float" office:value="242214.186842089" calcext:value-type="float">
            <text:p>242214.186842089</text:p>
          </table:table-cell>
          <table:table-cell table:style-name="Default" office:value-type="float" office:value="153061.194693446" calcext:value-type="float">
            <text:p>153061.194693446</text:p>
          </table:table-cell>
          <table:table-cell table:style-name="Default" office:value-type="float" office:value="506572.880430988" calcext:value-type="float">
            <text:p>506572.880430988</text:p>
          </table:table-cell>
          <table:table-cell table:style-name="Default" office:value-type="float" office:value="56887.7953483186" calcext:value-type="float">
            <text:p>56887.7953483186</text:p>
          </table:table-cell>
          <table:table-cell table:style-name="Default" office:value-type="float" office:value="337713.943958969" calcext:value-type="float">
            <text:p>337713.943958969</text:p>
          </table:table-cell>
          <table:table-cell table:style-name="Default" office:value-type="float" office:value="8392.27600510971" calcext:value-type="float">
            <text:p>8392.27600510971</text:p>
          </table:table-cell>
          <table:table-cell table:number-columns-repeated="39"/>
        </table:table-row>
        <table:table-row table:style-name="ro4">
          <table:table-cell table:style-name="ce3" table:number-columns-repeated="2"/>
          <table:table-cell table:style-name="ce21" office:value-type="string" calcext:value-type="string">
            <text:p><text:span text:style-name="T4">MX</text:span> SCRAMBLE</text:p>
          </table:table-cell>
          <table:table-cell table:number-columns-repeated="2"/>
          <table:table-cell table:style-name="Default" office:value-type="float" office:value="11168.2223150334" calcext:value-type="float">
            <text:p>11168.2223150334</text:p>
          </table:table-cell>
          <table:table-cell table:style-name="Default" office:value-type="float" office:value="215772.883070829" calcext:value-type="float">
            <text:p>215772.883070829</text:p>
          </table:table-cell>
          <table:table-cell table:style-name="Default" office:value-type="float" office:value="182660.192380015" calcext:value-type="float">
            <text:p>182660.192380015</text:p>
          </table:table-cell>
          <table:table-cell table:style-name="Default" office:value-type="float" office:value="9844.65585921026" calcext:value-type="float">
            <text:p>9844.65585921026</text:p>
          </table:table-cell>
          <table:table-cell table:style-name="Default" office:value-type="float" office:value="99220.7249159311" calcext:value-type="float">
            <text:p>99220.7249159311</text:p>
          </table:table-cell>
          <table:table-cell table:style-name="Default" office:value-type="float" office:value="433120.104517758" calcext:value-type="float">
            <text:p>433120.104517758</text:p>
          </table:table-cell>
          <table:table-cell table:style-name="Default" office:value-type="float" office:value="1027899.20686075" calcext:value-type="float">
            <text:p>1027899.20686075</text:p>
          </table:table-cell>
          <table:table-cell table:style-name="Default" office:value-type="float" office:value="95257.7325513265" calcext:value-type="float">
            <text:p>95257.7325513265</text:p>
          </table:table-cell>
          <table:table-cell table:style-name="Default" office:value-type="float" office:value="97394.9612369888" calcext:value-type="float">
            <text:p>97394.9612369888</text:p>
          </table:table-cell>
          <table:table-cell table:style-name="Default" office:value-type="float" office:value="227553.298731124" calcext:value-type="float">
            <text:p>227553.298731124</text:p>
          </table:table-cell>
          <table:table-cell table:style-name="Default" office:value-type="float" office:value="369570.578771151" calcext:value-type="float">
            <text:p>369570.578771151</text:p>
          </table:table-cell>
          <table:table-cell table:style-name="Default" office:value-type="float" office:value="457215.790525982" calcext:value-type="float">
            <text:p>457215.790525982</text:p>
          </table:table-cell>
          <table:table-cell table:style-name="Default" office:value-type="float" office:value="291099.844914852" calcext:value-type="float">
            <text:p>291099.844914852</text:p>
          </table:table-cell>
          <table:table-cell table:style-name="Default" office:value-type="float" office:value="257479.445396318" calcext:value-type="float">
            <text:p>257479.445396318</text:p>
          </table:table-cell>
          <table:table-cell table:style-name="Default" office:value-type="float" office:value="856282.904721016" calcext:value-type="float">
            <text:p>856282.904721016</text:p>
          </table:table-cell>
          <table:table-cell table:style-name="Default" office:value-type="float" office:value="93797.5255158684" calcext:value-type="float">
            <text:p>93797.5255158684</text:p>
          </table:table-cell>
          <table:table-cell table:style-name="Default" office:value-type="float" office:value="539127.804898533" calcext:value-type="float">
            <text:p>539127.804898533</text:p>
          </table:table-cell>
          <table:table-cell table:style-name="Default" office:value-type="float" office:value="13094.9534087019" calcext:value-type="float">
            <text:p>13094.9534087019</text:p>
          </table:table-cell>
          <table:table-cell table:number-columns-repeated="39"/>
        </table:table-row>
        <table:table-row table:style-name="ro4">
          <table:table-cell table:style-name="ce3" table:number-columns-repeated="2"/>
          <table:table-cell table:style-name="ce21" office:value-type="string" calcext:value-type="string">
            <text:p>OBX SCRAMBLE</text:p>
          </table:table-cell>
          <table:table-cell table:number-columns-repeated="2"/>
          <table:table-cell table:style-name="Default" office:value-type="float" office:value="20832.6433119231" calcext:value-type="float">
            <text:p>20832.6433119231</text:p>
          </table:table-cell>
          <table:table-cell table:style-name="Default" office:value-type="float" office:value="335999.565040481" calcext:value-type="float">
            <text:p>335999.565040481</text:p>
          </table:table-cell>
          <table:table-cell table:style-name="Default" office:value-type="float" office:value="316838.932439869" calcext:value-type="float">
            <text:p>316838.932439869</text:p>
          </table:table-cell>
          <table:table-cell table:style-name="Default" office:value-type="float" office:value="16771.4938557005" calcext:value-type="float">
            <text:p>16771.4938557005</text:p>
          </table:table-cell>
          <table:table-cell table:style-name="Default" office:value-type="float" office:value="150362.190629417" calcext:value-type="float">
            <text:p>150362.190629417</text:p>
          </table:table-cell>
          <table:table-cell table:style-name="Default" office:value-type="float" office:value="732842.984536851" calcext:value-type="float">
            <text:p>732842.984536851</text:p>
          </table:table-cell>
          <table:table-cell table:style-name="Default" office:value-type="float" office:value="1679652.15655754" calcext:value-type="float">
            <text:p>1679652.15655754</text:p>
          </table:table-cell>
          <table:table-cell table:style-name="Default" office:value-type="float" office:value="156756.850022353" calcext:value-type="float">
            <text:p>156756.850022353</text:p>
          </table:table-cell>
          <table:table-cell table:style-name="Default" office:value-type="float" office:value="166215.030850731" calcext:value-type="float">
            <text:p>166215.030850731</text:p>
          </table:table-cell>
          <table:table-cell table:style-name="Default" office:value-type="float" office:value="382458.129767812" calcext:value-type="float">
            <text:p>382458.129767812</text:p>
          </table:table-cell>
          <table:table-cell table:style-name="Default" office:value-type="float" office:value="571636.017831798" calcext:value-type="float">
            <text:p>571636.017831798</text:p>
          </table:table-cell>
          <table:table-cell table:style-name="Default" office:value-type="float" office:value="861281.155500697" calcext:value-type="float">
            <text:p>861281.155500697</text:p>
          </table:table-cell>
          <table:table-cell table:style-name="Default" office:value-type="float" office:value="588409.787802396" calcext:value-type="float">
            <text:p>588409.787802396</text:p>
          </table:table-cell>
          <table:table-cell table:style-name="Default" office:value-type="float" office:value="453160.269259009" calcext:value-type="float">
            <text:p>453160.269259009</text:p>
          </table:table-cell>
          <table:table-cell table:style-name="Default" office:value-type="float" office:value="1378199.57529805" calcext:value-type="float">
            <text:p>1378199.57529805</text:p>
          </table:table-cell>
          <table:table-cell table:style-name="Default" office:value-type="float" office:value="152852.915384821" calcext:value-type="float">
            <text:p>152852.915384821</text:p>
          </table:table-cell>
          <table:table-cell table:style-name="Default" office:value-type="float" office:value="884270.544693042" calcext:value-type="float">
            <text:p>884270.544693042</text:p>
          </table:table-cell>
          <table:table-cell table:style-name="Default" office:value-type="float" office:value="22970.5902935832" calcext:value-type="float">
            <text:p>22970.5902935832</text:p>
          </table:table-cell>
          <table:table-cell table:number-columns-repeated="39"/>
        </table:table-row>
        <table:table-row table:style-name="ro4">
          <table:table-cell table:style-name="ce3" table:number-columns-repeated="2"/>
          <table:table-cell office:value-type="string" calcext:value-type="string">
            <text:p>OX SCRAMBLE</text:p>
          </table:table-cell>
          <table:table-cell table:number-columns-repeated="2"/>
          <table:table-cell table:style-name="Default" office:value-type="float" office:value="4011.00362745317" calcext:value-type="float">
            <text:p>4011.00362745317</text:p>
          </table:table-cell>
          <table:table-cell table:style-name="Default" office:value-type="float" office:value="110617.772726068" calcext:value-type="float">
            <text:p>110617.772726068</text:p>
          </table:table-cell>
          <table:table-cell table:style-name="Default" office:value-type="float" office:value="30666.2963551695" calcext:value-type="float">
            <text:p>30666.2963551695</text:p>
          </table:table-cell>
          <table:table-cell table:style-name="Default" office:value-type="float" office:value="3466.93039808855" calcext:value-type="float">
            <text:p>3466.93039808855</text:p>
          </table:table-cell>
          <table:table-cell table:style-name="Default" office:value-type="float" office:value="45381.9765759563" calcext:value-type="float">
            <text:p>45381.9765759563</text:p>
          </table:table-cell>
          <table:table-cell table:style-name="Default" office:value-type="float" office:value="162102.51815368" calcext:value-type="float">
            <text:p>162102.51815368</text:p>
          </table:table-cell>
          <table:table-cell table:style-name="Default" office:value-type="float" office:value="419399.653063675" calcext:value-type="float">
            <text:p>419399.653063675</text:p>
          </table:table-cell>
          <table:table-cell table:style-name="Default" office:value-type="float" office:value="34785.3502363249" calcext:value-type="float">
            <text:p>34785.3502363249</text:p>
          </table:table-cell>
          <table:table-cell table:style-name="Default" office:value-type="float" office:value="34595.6192616299" calcext:value-type="float">
            <text:p>34595.6192616299</text:p>
          </table:table-cell>
          <table:table-cell table:style-name="Default" office:value-type="float" office:value="73748.3422261755" calcext:value-type="float">
            <text:p>73748.3422261755</text:p>
          </table:table-cell>
          <table:table-cell table:style-name="Default" office:value-type="float" office:value="158119.033640047" calcext:value-type="float">
            <text:p>158119.033640047</text:p>
          </table:table-cell>
          <table:table-cell table:style-name="Default" office:value-type="float" office:value="96245.5519190494" calcext:value-type="float">
            <text:p>96245.5519190494</text:p>
          </table:table-cell>
          <table:table-cell table:style-name="Default" office:value-type="float" office:value="65259.9379812464" calcext:value-type="float">
            <text:p>65259.9379812464</text:p>
          </table:table-cell>
          <table:table-cell table:style-name="Default" office:value-type="float" office:value="78966.1155485943" calcext:value-type="float">
            <text:p>78966.1155485943</text:p>
          </table:table-cell>
          <table:table-cell table:style-name="Default" office:value-type="float" office:value="310443.964189307" calcext:value-type="float">
            <text:p>310443.964189307</text:p>
          </table:table-cell>
          <table:table-cell table:style-name="Default" office:value-type="float" office:value="39445.8060327302" calcext:value-type="float">
            <text:p>39445.8060327302</text:p>
          </table:table-cell>
          <table:table-cell table:style-name="Default" office:value-type="float" office:value="170537.759557899" calcext:value-type="float">
            <text:p>170537.759557899</text:p>
          </table:table-cell>
          <table:table-cell table:style-name="Default" office:value-type="float" office:value="4621.85547889019" calcext:value-type="float">
            <text:p>4621.85547889019</text:p>
          </table:table-cell>
          <table:table-cell table:number-columns-repeated="39"/>
        </table:table-row>
        <table:table-row table:style-name="ro4">
          <table:table-cell table:style-name="ce3" table:number-columns-repeated="2"/>
          <table:table-cell table:style-name="ce23" office:value-type="string" calcext:value-type="string">
            <text:p>LOX SCRAMBLE</text:p>
          </table:table-cell>
          <table:table-cell table:number-columns-repeated="2"/>
          <table:table-cell table:style-name="Default" office:value-type="float" office:value="8327.42765727141" calcext:value-type="float">
            <text:p>8327.42765727141</text:p>
          </table:table-cell>
          <table:table-cell table:style-name="Default" office:value-type="float" office:value="157038.00174803" calcext:value-type="float">
            <text:p>157038.00174803</text:p>
          </table:table-cell>
          <table:table-cell table:style-name="Default" office:value-type="float" office:value="97625.3573354285" calcext:value-type="float">
            <text:p>97625.3573354285</text:p>
          </table:table-cell>
          <table:table-cell table:style-name="Default" office:value-type="float" office:value="6795.0335509715" calcext:value-type="float">
            <text:p>6795.0335509715</text:p>
          </table:table-cell>
          <table:table-cell table:style-name="Default" office:value-type="float" office:value="74441.7366736202" calcext:value-type="float">
            <text:p>74441.7366736202</text:p>
          </table:table-cell>
          <table:table-cell table:style-name="Default" office:value-type="float" office:value="312897.19683034" calcext:value-type="float">
            <text:p>312897.19683034</text:p>
          </table:table-cell>
          <table:table-cell table:style-name="Default" office:value-type="float" office:value="701204.68090601" calcext:value-type="float">
            <text:p>701204.68090601</text:p>
          </table:table-cell>
          <table:table-cell table:style-name="Default" office:value-type="float" office:value="66532.0639455326" calcext:value-type="float">
            <text:p>66532.0639455326</text:p>
          </table:table-cell>
          <table:table-cell table:style-name="Default" office:value-type="float" office:value="67310.569024008" calcext:value-type="float">
            <text:p>67310.569024008</text:p>
          </table:table-cell>
          <table:table-cell table:style-name="Default" office:value-type="float" office:value="155307.553382694" calcext:value-type="float">
            <text:p>155307.553382694</text:p>
          </table:table-cell>
          <table:table-cell table:style-name="Default" office:value-type="float" office:value="236376.883127299" calcext:value-type="float">
            <text:p>236376.883127299</text:p>
          </table:table-cell>
          <table:table-cell table:style-name="Default" office:value-type="float" office:value="310190.225487853" calcext:value-type="float">
            <text:p>310190.225487853</text:p>
          </table:table-cell>
          <table:table-cell table:style-name="Default" office:value-type="float" office:value="191130.073866267" calcext:value-type="float">
            <text:p>191130.073866267</text:p>
          </table:table-cell>
          <table:table-cell table:style-name="Default" office:value-type="float" office:value="157441.663365063" calcext:value-type="float">
            <text:p>157441.663365063</text:p>
          </table:table-cell>
          <table:table-cell table:style-name="Default" office:value-type="float" office:value="609655.004147313" calcext:value-type="float">
            <text:p>609655.004147313</text:p>
          </table:table-cell>
          <table:table-cell table:style-name="Default" office:value-type="float" office:value="62948.4060693522" calcext:value-type="float">
            <text:p>62948.4060693522</text:p>
          </table:table-cell>
          <table:table-cell table:style-name="Default" office:value-type="float" office:value="367458.111163469" calcext:value-type="float">
            <text:p>367458.111163469</text:p>
          </table:table-cell>
          <table:table-cell table:style-name="Default" office:value-type="float" office:value="9443.42633066182" calcext:value-type="float">
            <text:p>9443.42633066182</text:p>
          </table:table-cell>
          <table:table-cell table:number-columns-repeated="39"/>
        </table:table-row>
        <table:table-row table:style-name="ro4">
          <table:table-cell table:style-name="ce3" table:number-columns-repeated="2"/>
          <table:table-cell table:style-name="ce23" office:value-type="string" calcext:value-type="string">
            <text:p>PBX SCRAMBLE</text:p>
          </table:table-cell>
          <table:table-cell table:number-columns-repeated="2"/>
          <table:table-cell table:style-name="Default" office:value-type="float" office:value="10194.0772916395" calcext:value-type="float">
            <text:p>10194.0772916395</text:p>
          </table:table-cell>
          <table:table-cell table:style-name="Default" office:value-type="float" office:value="177535.323464085" calcext:value-type="float">
            <text:p>177535.323464085</text:p>
          </table:table-cell>
          <table:table-cell table:style-name="Default" office:value-type="float" office:value="162236.370341428" calcext:value-type="float">
            <text:p>162236.370341428</text:p>
          </table:table-cell>
          <table:table-cell table:style-name="Default" office:value-type="float" office:value="9319.08591305246" calcext:value-type="float">
            <text:p>9319.08591305246</text:p>
          </table:table-cell>
          <table:table-cell table:style-name="Default" office:value-type="float" office:value="102129.569958938" calcext:value-type="float">
            <text:p>102129.569958938</text:p>
          </table:table-cell>
          <table:table-cell table:style-name="Default" office:value-type="float" office:value="468594.995179533" calcext:value-type="float">
            <text:p>468594.995179533</text:p>
          </table:table-cell>
          <table:table-cell table:style-name="Default" office:value-type="float" office:value="966144.845001698" calcext:value-type="float">
            <text:p>966144.845001698</text:p>
          </table:table-cell>
          <table:table-cell table:style-name="Default" office:value-type="float" office:value="86224.1170119433" calcext:value-type="float">
            <text:p>86224.1170119433</text:p>
          </table:table-cell>
          <table:table-cell table:style-name="Default" office:value-type="float" office:value="89868.7038080874" calcext:value-type="float">
            <text:p>89868.7038080874</text:p>
          </table:table-cell>
          <table:table-cell table:style-name="Default" office:value-type="float" office:value="219300.330071244" calcext:value-type="float">
            <text:p>219300.330071244</text:p>
          </table:table-cell>
          <table:table-cell table:style-name="Default" office:value-type="float" office:value="330189.454059531" calcext:value-type="float">
            <text:p>330189.454059531</text:p>
          </table:table-cell>
          <table:table-cell table:style-name="Default" office:value-type="float" office:value="450263.471825881" calcext:value-type="float">
            <text:p>450263.471825881</text:p>
          </table:table-cell>
          <table:table-cell table:style-name="Default" office:value-type="float" office:value="308056.556725134" calcext:value-type="float">
            <text:p>308056.556725134</text:p>
          </table:table-cell>
          <table:table-cell table:style-name="Default" office:value-type="float" office:value="227481.897923583" calcext:value-type="float">
            <text:p>227481.897923583</text:p>
          </table:table-cell>
          <table:table-cell table:style-name="Default" office:value-type="float" office:value="795064.857141336" calcext:value-type="float">
            <text:p>795064.857141336</text:p>
          </table:table-cell>
          <table:table-cell table:style-name="Default" office:value-type="float" office:value="88984.7819679552" calcext:value-type="float">
            <text:p>88984.7819679552</text:p>
          </table:table-cell>
          <table:table-cell table:style-name="Default" office:value-type="float" office:value="545589.245405221" calcext:value-type="float">
            <text:p>545589.245405221</text:p>
          </table:table-cell>
          <table:table-cell table:style-name="Default" office:value-type="float" office:value="12216.4920729288" calcext:value-type="float">
            <text:p>12216.4920729288</text:p>
          </table:table-cell>
          <table:table-cell table:number-columns-repeated="39"/>
        </table:table-row>
        <table:table-row table:style-name="ro4">
          <table:table-cell table:style-name="ce3" table:number-columns-repeated="2"/>
          <table:table-cell office:value-type="string" calcext:value-type="string">
            <text:p>PMX SCRAMBLE</text:p>
          </table:table-cell>
          <table:table-cell table:number-columns-repeated="2"/>
          <table:table-cell table:style-name="Default" office:value-type="float" office:value="9629.4276864525" calcext:value-type="float">
            <text:p>9629.4276864525</text:p>
          </table:table-cell>
          <table:table-cell table:style-name="Default" office:value-type="float" office:value="187199.499071973" calcext:value-type="float">
            <text:p>187199.499071973</text:p>
          </table:table-cell>
          <table:table-cell table:style-name="Default" office:value-type="float" office:value="149074.568895499" calcext:value-type="float">
            <text:p>149074.568895499</text:p>
          </table:table-cell>
          <table:table-cell table:style-name="Default" office:value-type="float" office:value="8083.21447982574" calcext:value-type="float">
            <text:p>8083.21447982574</text:p>
          </table:table-cell>
          <table:table-cell table:style-name="Default" office:value-type="float" office:value="82679.9881985329" calcext:value-type="float">
            <text:p>82679.9881985329</text:p>
          </table:table-cell>
          <table:table-cell table:style-name="Default" office:value-type="float" office:value="373385.418526384" calcext:value-type="float">
            <text:p>373385.418526384</text:p>
          </table:table-cell>
          <table:table-cell table:style-name="Default" office:value-type="float" office:value="882208.590278276" calcext:value-type="float">
            <text:p>882208.590278276</text:p>
          </table:table-cell>
          <table:table-cell table:style-name="Default" office:value-type="float" office:value="86371.8631546696" calcext:value-type="float">
            <text:p>86371.8631546696</text:p>
          </table:table-cell>
          <table:table-cell table:style-name="Default" office:value-type="float" office:value="82109.1622586945" calcext:value-type="float">
            <text:p>82109.1622586945</text:p>
          </table:table-cell>
          <table:table-cell table:style-name="Default" office:value-type="float" office:value="192451.737302283" calcext:value-type="float">
            <text:p>192451.737302283</text:p>
          </table:table-cell>
          <table:table-cell table:style-name="Default" office:value-type="float" office:value="310080.495578912" calcext:value-type="float">
            <text:p>310080.495578912</text:p>
          </table:table-cell>
          <table:table-cell table:style-name="Default" office:value-type="float" office:value="441715.619089697" calcext:value-type="float">
            <text:p>441715.619089697</text:p>
          </table:table-cell>
          <table:table-cell table:style-name="Default" office:value-type="float" office:value="273683.345968064" calcext:value-type="float">
            <text:p>273683.345968064</text:p>
          </table:table-cell>
          <table:table-cell table:style-name="Default" office:value-type="float" office:value="217907.889302948" calcext:value-type="float">
            <text:p>217907.889302948</text:p>
          </table:table-cell>
          <table:table-cell table:style-name="Default" office:value-type="float" office:value="736267.38595501" calcext:value-type="float">
            <text:p>736267.38595501</text:p>
          </table:table-cell>
          <table:table-cell table:style-name="Default" office:value-type="float" office:value="81881.4269261671" calcext:value-type="float">
            <text:p>81881.4269261671</text:p>
          </table:table-cell>
          <table:table-cell table:style-name="Default" office:value-type="float" office:value="421504.231304437" calcext:value-type="float">
            <text:p>421504.231304437</text:p>
          </table:table-cell>
          <table:table-cell table:style-name="Default" office:value-type="float" office:value="10885.3408120918" calcext:value-type="float">
            <text:p>10885.3408120918</text:p>
          </table:table-cell>
          <table:table-cell table:number-columns-repeated="39"/>
        </table:table-row>
        <table:table-row table:style-name="ro4">
          <table:table-cell table:style-name="ce3" table:number-columns-repeated="2"/>
          <table:table-cell office:value-type="string" calcext:value-type="string">
            <text:p>CX SCRAMBLE</text:p>
          </table:table-cell>
          <table:table-cell table:number-columns-repeated="2"/>
          <table:table-cell table:style-name="Default" office:value-type="float" office:value="12384.8404094488" calcext:value-type="float">
            <text:p>12384.8404094488</text:p>
          </table:table-cell>
          <table:table-cell table:style-name="Default" office:value-type="float" office:value="221601.052513222" calcext:value-type="float">
            <text:p>221601.052513222</text:p>
          </table:table-cell>
          <table:table-cell table:style-name="Default" office:value-type="float" office:value="177859.27709019" calcext:value-type="float">
            <text:p>177859.27709019</text:p>
          </table:table-cell>
          <table:table-cell table:style-name="Default" office:value-type="float" office:value="10792.076645919" calcext:value-type="float">
            <text:p>10792.076645919</text:p>
          </table:table-cell>
          <table:table-cell table:style-name="Default" office:value-type="float" office:value="99020.3210111137" calcext:value-type="float">
            <text:p>99020.3210111137</text:p>
          </table:table-cell>
          <table:table-cell table:style-name="Default" office:value-type="float" office:value="499098.017652925" calcext:value-type="float">
            <text:p>499098.017652925</text:p>
          </table:table-cell>
          <table:table-cell table:style-name="Default" office:value-type="float" office:value="1004971.09830991" calcext:value-type="float">
            <text:p>1004971.09830991</text:p>
          </table:table-cell>
          <table:table-cell table:style-name="Default" office:value-type="float" office:value="111231.090715641" calcext:value-type="float">
            <text:p>111231.090715641</text:p>
          </table:table-cell>
          <table:table-cell table:style-name="Default" office:value-type="float" office:value="107217.07201488" calcext:value-type="float">
            <text:p>107217.07201488</text:p>
          </table:table-cell>
          <table:table-cell table:style-name="Default" office:value-type="float" office:value="240083.075744966" calcext:value-type="float">
            <text:p>240083.075744966</text:p>
          </table:table-cell>
          <table:table-cell table:style-name="Default" office:value-type="float" office:value="371386.470770168" calcext:value-type="float">
            <text:p>371386.470770168</text:p>
          </table:table-cell>
          <table:table-cell table:style-name="Default" office:value-type="float" office:value="546925.431468915" calcext:value-type="float">
            <text:p>546925.431468915</text:p>
          </table:table-cell>
          <table:table-cell table:style-name="Default" office:value-type="float" office:value="346968.469993904" calcext:value-type="float">
            <text:p>346968.469993904</text:p>
          </table:table-cell>
          <table:table-cell table:style-name="Default" office:value-type="float" office:value="284185.999030868" calcext:value-type="float">
            <text:p>284185.999030868</text:p>
          </table:table-cell>
          <table:table-cell table:style-name="Default" office:value-type="float" office:value="860741.341551243" calcext:value-type="float">
            <text:p>860741.341551243</text:p>
          </table:table-cell>
          <table:table-cell table:style-name="Default" office:value-type="float" office:value="99010.2216390586" calcext:value-type="float">
            <text:p>99010.2216390586</text:p>
          </table:table-cell>
          <table:table-cell table:style-name="Default" office:value-type="float" office:value="558738.367526914" calcext:value-type="float">
            <text:p>558738.367526914</text:p>
          </table:table-cell>
          <table:table-cell table:style-name="Default" office:value-type="float" office:value="14561.1413814245" calcext:value-type="float">
            <text:p>14561.1413814245</text:p>
          </table:table-cell>
          <table:table-cell table:number-columns-repeated="39"/>
        </table:table-row>
        <table:table-row table:style-name="ro4">
          <table:table-cell table:style-name="ce3" table:number-columns-repeated="2"/>
          <table:table-cell table:style-name="ce21" office:value-type="string" calcext:value-type="string">
            <text:p>MX SHIFT</text:p>
          </table:table-cell>
          <table:table-cell table:number-columns-repeated="2"/>
          <table:table-cell table:style-name="Default" office:value-type="float" office:value="5084.60466717781" calcext:value-type="float">
            <text:p>5084.60466717781</text:p>
          </table:table-cell>
          <table:table-cell table:style-name="Default" office:value-type="float" office:value="109159.556763998" calcext:value-type="float">
            <text:p>109159.556763998</text:p>
          </table:table-cell>
          <table:table-cell table:style-name="Default" office:value-type="float" office:value="68692.9190801914" calcext:value-type="float">
            <text:p>68692.9190801914</text:p>
          </table:table-cell>
          <table:table-cell table:style-name="Default" office:value-type="float" office:value="4279.08302213406" calcext:value-type="float">
            <text:p>4279.08302213406</text:p>
          </table:table-cell>
          <table:table-cell table:style-name="Default" office:value-type="float" office:value="51418.7851719576" calcext:value-type="float">
            <text:p>51418.7851719576</text:p>
          </table:table-cell>
          <table:table-cell table:style-name="Default" office:value-type="float" office:value="204304.076681014" calcext:value-type="float">
            <text:p>204304.076681014</text:p>
          </table:table-cell>
          <table:table-cell table:style-name="Default" office:value-type="float" office:value="463378.695536535" calcext:value-type="float">
            <text:p>463378.695536535</text:p>
          </table:table-cell>
          <table:table-cell table:style-name="Default" office:value-type="float" office:value="43970.4221860197" calcext:value-type="float">
            <text:p>43970.4221860197</text:p>
          </table:table-cell>
          <table:table-cell table:style-name="Default" office:value-type="float" office:value="46700.6926699218" calcext:value-type="float">
            <text:p>46700.6926699218</text:p>
          </table:table-cell>
          <table:table-cell table:style-name="Default" office:value-type="float" office:value="98618.0725421632" calcext:value-type="float">
            <text:p>98618.0725421632</text:p>
          </table:table-cell>
          <table:table-cell table:style-name="Default" office:value-type="float" office:value="171453.47190273" calcext:value-type="float">
            <text:p>171453.47190273</text:p>
          </table:table-cell>
          <table:table-cell table:style-name="Default" office:value-type="float" office:value="149390.354251681" calcext:value-type="float">
            <text:p>149390.354251681</text:p>
          </table:table-cell>
          <table:table-cell table:style-name="Default" office:value-type="float" office:value="116930.310236098" calcext:value-type="float">
            <text:p>116930.310236098</text:p>
          </table:table-cell>
          <table:table-cell table:style-name="Default" office:value-type="float" office:value="106486.758125085" calcext:value-type="float">
            <text:p>106486.758125085</text:p>
          </table:table-cell>
          <table:table-cell table:style-name="Default" office:value-type="float" office:value="397356.072427739" calcext:value-type="float">
            <text:p>397356.072427739</text:p>
          </table:table-cell>
          <table:table-cell table:style-name="Default" office:value-type="float" office:value="43105.9265952857" calcext:value-type="float">
            <text:p>43105.9265952857</text:p>
          </table:table-cell>
          <table:table-cell table:style-name="Default" office:value-type="float" office:value="207030.65929608" calcext:value-type="float">
            <text:p>207030.65929608</text:p>
          </table:table-cell>
          <table:table-cell table:style-name="Default" office:value-type="float" office:value="5729.23951440657" calcext:value-type="float">
            <text:p>5729.23951440657</text:p>
          </table:table-cell>
          <table:table-cell table:number-columns-repeated="39"/>
        </table:table-row>
        <table:table-row table:style-name="ro4">
          <table:table-cell table:style-name="ce3" table:number-columns-repeated="2"/>
          <table:table-cell table:style-name="ce21" office:value-type="string" calcext:value-type="string">
            <text:p>OBX SHIFT</text:p>
          </table:table-cell>
          <table:table-cell table:number-columns-repeated="2"/>
          <table:table-cell table:style-name="Default" office:value-type="float" office:value="21104.7300393261" calcext:value-type="float">
            <text:p>21104.7300393261</text:p>
          </table:table-cell>
          <table:table-cell table:style-name="Default" office:value-type="float" office:value="333684.070833117" calcext:value-type="float">
            <text:p>333684.070833117</text:p>
          </table:table-cell>
          <table:table-cell table:style-name="Default" office:value-type="float" office:value="326990.188135708" calcext:value-type="float">
            <text:p>326990.188135708</text:p>
          </table:table-cell>
          <table:table-cell table:style-name="Default" office:value-type="float" office:value="16848.1649480305" calcext:value-type="float">
            <text:p>16848.1649480305</text:p>
          </table:table-cell>
          <table:table-cell table:style-name="Default" office:value-type="float" office:value="146598.903379315" calcext:value-type="float">
            <text:p>146598.903379315</text:p>
          </table:table-cell>
          <table:table-cell table:style-name="Default" office:value-type="float" office:value="736710.75355607" calcext:value-type="float">
            <text:p>736710.75355607</text:p>
          </table:table-cell>
          <table:table-cell table:style-name="Default" office:value-type="float" office:value="1664285.61559021" calcext:value-type="float">
            <text:p>1664285.61559021</text:p>
          </table:table-cell>
          <table:table-cell table:style-name="Default" office:value-type="float" office:value="162424.861353928" calcext:value-type="float">
            <text:p>162424.861353928</text:p>
          </table:table-cell>
          <table:table-cell table:style-name="Default" office:value-type="float" office:value="160948.345582374" calcext:value-type="float">
            <text:p>160948.345582374</text:p>
          </table:table-cell>
          <table:table-cell table:style-name="Default" office:value-type="float" office:value="384932.895884394" calcext:value-type="float">
            <text:p>384932.895884394</text:p>
          </table:table-cell>
          <table:table-cell table:style-name="Default" office:value-type="float" office:value="583368.444357986" calcext:value-type="float">
            <text:p>583368.444357986</text:p>
          </table:table-cell>
          <table:table-cell table:style-name="Default" office:value-type="float" office:value="844204.705020644" calcext:value-type="float">
            <text:p>844204.705020644</text:p>
          </table:table-cell>
          <table:table-cell table:style-name="Default" office:value-type="float" office:value="571588.673084194" calcext:value-type="float">
            <text:p>571588.673084194</text:p>
          </table:table-cell>
          <table:table-cell table:style-name="Default" office:value-type="float" office:value="461006.623286831" calcext:value-type="float">
            <text:p>461006.623286831</text:p>
          </table:table-cell>
          <table:table-cell table:style-name="Default" office:value-type="float" office:value="1335973.1955981" calcext:value-type="float">
            <text:p>1335973.1955981</text:p>
          </table:table-cell>
          <table:table-cell table:style-name="Default" office:value-type="float" office:value="154177.352410362" calcext:value-type="float">
            <text:p>154177.352410362</text:p>
          </table:table-cell>
          <table:table-cell table:style-name="Default" office:value-type="float" office:value="853624.07726636" calcext:value-type="float">
            <text:p>853624.07726636</text:p>
          </table:table-cell>
          <table:table-cell table:style-name="Default" office:value-type="float" office:value="22639.6945364222" calcext:value-type="float">
            <text:p>22639.6945364222</text:p>
          </table:table-cell>
          <table:table-cell table:number-columns-repeated="39"/>
        </table:table-row>
        <table:table-row table:style-name="ro4">
          <table:table-cell table:style-name="ce3" table:number-columns-repeated="2"/>
          <table:table-cell office:value-type="string" calcext:value-type="string">
            <text:p>OX SHIFT</text:p>
          </table:table-cell>
          <table:table-cell table:number-columns-repeated="2"/>
          <table:table-cell table:style-name="Default" office:value-type="float" office:value="3794.61743407627" calcext:value-type="float">
            <text:p>3794.61743407627</text:p>
          </table:table-cell>
          <table:table-cell table:style-name="Default" office:value-type="float" office:value="107528.362948488" calcext:value-type="float">
            <text:p>107528.362948488</text:p>
          </table:table-cell>
          <table:table-cell table:style-name="Default" office:value-type="float" office:value="26591.2774885752" calcext:value-type="float">
            <text:p>26591.2774885752</text:p>
          </table:table-cell>
          <table:table-cell table:style-name="Default" office:value-type="float" office:value="3276.94380337946" calcext:value-type="float">
            <text:p>3276.94380337946</text:p>
          </table:table-cell>
          <table:table-cell table:style-name="Default" office:value-type="float" office:value="45582.8788118119" calcext:value-type="float">
            <text:p>45582.8788118119</text:p>
          </table:table-cell>
          <table:table-cell table:style-name="Default" office:value-type="float" office:value="165153.424842914" calcext:value-type="float">
            <text:p>165153.424842914</text:p>
          </table:table-cell>
          <table:table-cell table:style-name="Default" office:value-type="float" office:value="398791.889351064" calcext:value-type="float">
            <text:p>398791.889351064</text:p>
          </table:table-cell>
          <table:table-cell table:style-name="Default" office:value-type="float" office:value="33799.0843858873" calcext:value-type="float">
            <text:p>33799.0843858873</text:p>
          </table:table-cell>
          <table:table-cell table:style-name="Default" office:value-type="float" office:value="33865.9504865363" calcext:value-type="float">
            <text:p>33865.9504865363</text:p>
          </table:table-cell>
          <table:table-cell table:style-name="Default" office:value-type="float" office:value="73637.5858013038" calcext:value-type="float">
            <text:p>73637.5858013038</text:p>
          </table:table-cell>
          <table:table-cell table:style-name="Default" office:value-type="float" office:value="156882.373688401" calcext:value-type="float">
            <text:p>156882.373688401</text:p>
          </table:table-cell>
          <table:table-cell table:style-name="Default" office:value-type="float" office:value="107239.560409355" calcext:value-type="float">
            <text:p>107239.560409355</text:p>
          </table:table-cell>
          <table:table-cell table:style-name="Default" office:value-type="float" office:value="62762.7510382746" calcext:value-type="float">
            <text:p>62762.7510382746</text:p>
          </table:table-cell>
          <table:table-cell table:style-name="Default" office:value-type="float" office:value="74993.1245097157" calcext:value-type="float">
            <text:p>74993.1245097157</text:p>
          </table:table-cell>
          <table:table-cell table:style-name="Default" office:value-type="float" office:value="339288.066778132" calcext:value-type="float">
            <text:p>339288.066778132</text:p>
          </table:table-cell>
          <table:table-cell table:style-name="Default" office:value-type="float" office:value="39117.2206262829" calcext:value-type="float">
            <text:p>39117.2206262829</text:p>
          </table:table-cell>
          <table:table-cell table:style-name="Default" office:value-type="float" office:value="158024.883411522" calcext:value-type="float">
            <text:p>158024.883411522</text:p>
          </table:table-cell>
          <table:table-cell table:style-name="Default" office:value-type="float" office:value="4803.30559901654" calcext:value-type="float">
            <text:p>4803.30559901654</text:p>
          </table:table-cell>
          <table:table-cell table:number-columns-repeated="39"/>
        </table:table-row>
        <table:table-row table:style-name="ro4">
          <table:table-cell table:style-name="ce3" table:number-columns-repeated="2"/>
          <table:table-cell table:style-name="ce23" office:value-type="string" calcext:value-type="string">
            <text:p>LOX SHIFT</text:p>
          </table:table-cell>
          <table:table-cell table:number-columns-repeated="2"/>
          <table:table-cell table:style-name="Default" office:value-type="float" office:value="5130.92277649658" calcext:value-type="float">
            <text:p>5130.92277649658</text:p>
          </table:table-cell>
          <table:table-cell table:style-name="Default" office:value-type="float" office:value="102939.887400742" calcext:value-type="float">
            <text:p>102939.887400742</text:p>
          </table:table-cell>
          <table:table-cell table:style-name="Default" office:value-type="float" office:value="63973.452128475" calcext:value-type="float">
            <text:p>63973.452128475</text:p>
          </table:table-cell>
          <table:table-cell table:style-name="Default" office:value-type="float" office:value="4255.03917572746" calcext:value-type="float">
            <text:p>4255.03917572746</text:p>
          </table:table-cell>
          <table:table-cell table:style-name="Default" office:value-type="float" office:value="52919.3575710507" calcext:value-type="float">
            <text:p>52919.3575710507</text:p>
          </table:table-cell>
          <table:table-cell table:style-name="Default" office:value-type="float" office:value="208585.129623048" calcext:value-type="float">
            <text:p>208585.129623048</text:p>
          </table:table-cell>
          <table:table-cell table:style-name="Default" office:value-type="float" office:value="439861.982990644" calcext:value-type="float">
            <text:p>439861.982990644</text:p>
          </table:table-cell>
          <table:table-cell table:style-name="Default" office:value-type="float" office:value="43362.3467816771" calcext:value-type="float">
            <text:p>43362.3467816771</text:p>
          </table:table-cell>
          <table:table-cell table:style-name="Default" office:value-type="float" office:value="47704.1027850918" calcext:value-type="float">
            <text:p>47704.1027850918</text:p>
          </table:table-cell>
          <table:table-cell table:style-name="Default" office:value-type="float" office:value="94867.8646517207" calcext:value-type="float">
            <text:p>94867.8646517207</text:p>
          </table:table-cell>
          <table:table-cell table:style-name="Default" office:value-type="float" office:value="155758.706567621" calcext:value-type="float">
            <text:p>155758.706567621</text:p>
          </table:table-cell>
          <table:table-cell table:style-name="Default" office:value-type="float" office:value="146602.15058105" calcext:value-type="float">
            <text:p>146602.15058105</text:p>
          </table:table-cell>
          <table:table-cell table:style-name="Default" office:value-type="float" office:value="133107.166589062" calcext:value-type="float">
            <text:p>133107.166589062</text:p>
          </table:table-cell>
          <table:table-cell table:style-name="Default" office:value-type="float" office:value="100417.969705951" calcext:value-type="float">
            <text:p>100417.969705951</text:p>
          </table:table-cell>
          <table:table-cell table:style-name="Default" office:value-type="float" office:value="379199.026141703" calcext:value-type="float">
            <text:p>379199.026141703</text:p>
          </table:table-cell>
          <table:table-cell table:style-name="Default" office:value-type="float" office:value="41762.3064824194" calcext:value-type="float">
            <text:p>41762.3064824194</text:p>
          </table:table-cell>
          <table:table-cell table:style-name="Default" office:value-type="float" office:value="204933.83133757" calcext:value-type="float">
            <text:p>204933.83133757</text:p>
          </table:table-cell>
          <table:table-cell table:style-name="Default" office:value-type="float" office:value="5752.35714278782" calcext:value-type="float">
            <text:p>5752.35714278782</text:p>
          </table:table-cell>
          <table:table-cell table:number-columns-repeated="39"/>
        </table:table-row>
        <table:table-row table:style-name="ro4">
          <table:table-cell table:style-name="ce3" table:number-columns-repeated="2"/>
          <table:table-cell table:style-name="ce23" office:value-type="string" calcext:value-type="string">
            <text:p>PBX SHIFT</text:p>
          </table:table-cell>
          <table:table-cell table:number-columns-repeated="2"/>
          <table:table-cell table:style-name="Default" office:value-type="float" office:value="6966.48897084969" calcext:value-type="float">
            <text:p>6966.48897084969</text:p>
          </table:table-cell>
          <table:table-cell table:style-name="Default" office:value-type="float" office:value="182559.258662122" calcext:value-type="float">
            <text:p>182559.258662122</text:p>
          </table:table-cell>
          <table:table-cell table:style-name="Default" office:value-type="float" office:value="125384.707146174" calcext:value-type="float">
            <text:p>125384.707146174</text:p>
          </table:table-cell>
          <table:table-cell table:style-name="Default" office:value-type="float" office:value="5687.8077167813" calcext:value-type="float">
            <text:p>5687.8077167813</text:p>
          </table:table-cell>
          <table:table-cell table:style-name="Default" office:value-type="float" office:value="56824.9421377655" calcext:value-type="float">
            <text:p>56824.9421377655</text:p>
          </table:table-cell>
          <table:table-cell table:style-name="Default" office:value-type="float" office:value="256531.280586744" calcext:value-type="float">
            <text:p>256531.280586744</text:p>
          </table:table-cell>
          <table:table-cell table:style-name="Default" office:value-type="float" office:value="705860.018529584" calcext:value-type="float">
            <text:p>705860.018529584</text:p>
          </table:table-cell>
          <table:table-cell table:style-name="Default" office:value-type="float" office:value="65956.7035556944" calcext:value-type="float">
            <text:p>65956.7035556944</text:p>
          </table:table-cell>
          <table:table-cell table:style-name="Default" office:value-type="float" office:value="53749.7685077713" calcext:value-type="float">
            <text:p>53749.7685077713</text:p>
          </table:table-cell>
          <table:table-cell table:style-name="Default" office:value-type="float" office:value="148402.872983969" calcext:value-type="float">
            <text:p>148402.872983969</text:p>
          </table:table-cell>
          <table:table-cell table:style-name="Default" office:value-type="float" office:value="259529.075229613" calcext:value-type="float">
            <text:p>259529.075229613</text:p>
          </table:table-cell>
          <table:table-cell table:style-name="Default" office:value-type="float" office:value="259853.052610337" calcext:value-type="float">
            <text:p>259853.052610337</text:p>
          </table:table-cell>
          <table:table-cell table:style-name="Default" office:value-type="float" office:value="182480.330602673" calcext:value-type="float">
            <text:p>182480.330602673</text:p>
          </table:table-cell>
          <table:table-cell table:style-name="Default" office:value-type="float" office:value="184678.55267575" calcext:value-type="float">
            <text:p>184678.55267575</text:p>
          </table:table-cell>
          <table:table-cell table:style-name="Default" office:value-type="float" office:value="593367.404402393" calcext:value-type="float">
            <text:p>593367.404402393</text:p>
          </table:table-cell>
          <table:table-cell table:style-name="Default" office:value-type="float" office:value="66743.1187408396" calcext:value-type="float">
            <text:p>66743.1187408396</text:p>
          </table:table-cell>
          <table:table-cell table:style-name="Default" office:value-type="float" office:value="301557.316161321" calcext:value-type="float">
            <text:p>301557.316161321</text:p>
          </table:table-cell>
          <table:table-cell table:style-name="Default" office:value-type="float" office:value="9829.61608063443" calcext:value-type="float">
            <text:p>9829.61608063443</text:p>
          </table:table-cell>
          <table:table-cell table:number-columns-repeated="39"/>
        </table:table-row>
        <table:table-row table:style-name="ro4">
          <table:table-cell table:style-name="ce3" table:number-columns-repeated="2"/>
          <table:table-cell office:value-type="string" calcext:value-type="string">
            <text:p>PMX SHIFT</text:p>
          </table:table-cell>
          <table:table-cell table:number-columns-repeated="2"/>
          <table:table-cell table:style-name="Default" office:value-type="float" office:value="5678.18715972111" calcext:value-type="float">
            <text:p>5678.18715972111</text:p>
          </table:table-cell>
          <table:table-cell table:style-name="Default" office:value-type="float" office:value="111086.901612588" calcext:value-type="float">
            <text:p>111086.901612588</text:p>
          </table:table-cell>
          <table:table-cell table:style-name="Default" office:value-type="float" office:value="86640.9696176814" calcext:value-type="float">
            <text:p>86640.9696176814</text:p>
          </table:table-cell>
          <table:table-cell table:style-name="Default" office:value-type="float" office:value="4483.79516110711" calcext:value-type="float">
            <text:p>4483.79516110711</text:p>
          </table:table-cell>
          <table:table-cell table:style-name="Default" office:value-type="float" office:value="53796.8786963124" calcext:value-type="float">
            <text:p>53796.8786963124</text:p>
          </table:table-cell>
          <table:table-cell table:style-name="Default" office:value-type="float" office:value="211676.954873188" calcext:value-type="float">
            <text:p>211676.954873188</text:p>
          </table:table-cell>
          <table:table-cell table:style-name="Default" office:value-type="float" office:value="487643.207203763" calcext:value-type="float">
            <text:p>487643.207203763</text:p>
          </table:table-cell>
          <table:table-cell table:style-name="Default" office:value-type="float" office:value="47698.8993508676" calcext:value-type="float">
            <text:p>47698.8993508676</text:p>
          </table:table-cell>
          <table:table-cell table:style-name="Default" office:value-type="float" office:value="47105.8585530913" calcext:value-type="float">
            <text:p>47105.8585530913</text:p>
          </table:table-cell>
          <table:table-cell table:style-name="Default" office:value-type="float" office:value="106398.202223987" calcext:value-type="float">
            <text:p>106398.202223987</text:p>
          </table:table-cell>
          <table:table-cell table:style-name="Default" office:value-type="float" office:value="175214.777665212" calcext:value-type="float">
            <text:p>175214.777665212</text:p>
          </table:table-cell>
          <table:table-cell table:style-name="Default" office:value-type="float" office:value="186211.06367778" calcext:value-type="float">
            <text:p>186211.06367778</text:p>
          </table:table-cell>
          <table:table-cell table:style-name="Default" office:value-type="float" office:value="153712.653188336" calcext:value-type="float">
            <text:p>153712.653188336</text:p>
          </table:table-cell>
          <table:table-cell table:style-name="Default" office:value-type="float" office:value="119721.008766386" calcext:value-type="float">
            <text:p>119721.008766386</text:p>
          </table:table-cell>
          <table:table-cell table:style-name="Default" office:value-type="float" office:value="416632.203658894" calcext:value-type="float">
            <text:p>416632.203658894</text:p>
          </table:table-cell>
          <table:table-cell table:style-name="Default" office:value-type="float" office:value="44167.139101943" calcext:value-type="float">
            <text:p>44167.139101943</text:p>
          </table:table-cell>
          <table:table-cell table:style-name="Default" office:value-type="float" office:value="222452.355368285" calcext:value-type="float">
            <text:p>222452.355368285</text:p>
          </table:table-cell>
          <table:table-cell table:style-name="Default" office:value-type="float" office:value="6239.63672515853" calcext:value-type="float">
            <text:p>6239.63672515853</text:p>
          </table:table-cell>
          <table:table-cell table:number-columns-repeated="39"/>
        </table:table-row>
        <table:table-row table:style-name="ro4">
          <table:table-cell table:style-name="ce3" table:number-columns-repeated="2"/>
          <table:table-cell office:value-type="string" calcext:value-type="string">
            <text:p>CX SHIFT</text:p>
          </table:table-cell>
          <table:table-cell table:number-columns-repeated="2"/>
          <table:table-cell table:style-name="Default" office:value-type="float" office:value="5479.19708456955" calcext:value-type="float">
            <text:p>5479.19708456955</text:p>
          </table:table-cell>
          <table:table-cell table:style-name="Default" office:value-type="float" office:value="119115.120632873" calcext:value-type="float">
            <text:p>119115.120632873</text:p>
          </table:table-cell>
          <table:table-cell table:style-name="Default" office:value-type="float" office:value="79658.6826571066" calcext:value-type="float">
            <text:p>79658.6826571066</text:p>
          </table:table-cell>
          <table:table-cell table:style-name="Default" office:value-type="float" office:value="4466.04531284819" calcext:value-type="float">
            <text:p>4466.04531284819</text:p>
          </table:table-cell>
          <table:table-cell table:style-name="Default" office:value-type="float" office:value="53554.4206310989" calcext:value-type="float">
            <text:p>53554.4206310989</text:p>
          </table:table-cell>
          <table:table-cell table:style-name="Default" office:value-type="float" office:value="220577.091573764" calcext:value-type="float">
            <text:p>220577.091573764</text:p>
          </table:table-cell>
          <table:table-cell table:style-name="Default" office:value-type="float" office:value="539254.501640499" calcext:value-type="float">
            <text:p>539254.501640499</text:p>
          </table:table-cell>
          <table:table-cell table:style-name="Default" office:value-type="float" office:value="46730.8722133271" calcext:value-type="float">
            <text:p>46730.8722133271</text:p>
          </table:table-cell>
          <table:table-cell table:style-name="Default" office:value-type="float" office:value="47310.4862650184" calcext:value-type="float">
            <text:p>47310.4862650184</text:p>
          </table:table-cell>
          <table:table-cell table:style-name="Default" office:value-type="float" office:value="110159.347831713" calcext:value-type="float">
            <text:p>110159.347831713</text:p>
          </table:table-cell>
          <table:table-cell table:style-name="Default" office:value-type="float" office:value="202974.958559073" calcext:value-type="float">
            <text:p>202974.958559073</text:p>
          </table:table-cell>
          <table:table-cell table:style-name="Default" office:value-type="float" office:value="209469.06123221" calcext:value-type="float">
            <text:p>209469.06123221</text:p>
          </table:table-cell>
          <table:table-cell table:style-name="Default" office:value-type="float" office:value="148135.141170765" calcext:value-type="float">
            <text:p>148135.141170765</text:p>
          </table:table-cell>
          <table:table-cell table:style-name="Default" office:value-type="float" office:value="118012.986242849" calcext:value-type="float">
            <text:p>118012.986242849</text:p>
          </table:table-cell>
          <table:table-cell table:style-name="Default" office:value-type="float" office:value="443188.67936601" calcext:value-type="float">
            <text:p>443188.67936601</text:p>
          </table:table-cell>
          <table:table-cell table:style-name="Default" office:value-type="float" office:value="46898.3193746437" calcext:value-type="float">
            <text:p>46898.3193746437</text:p>
          </table:table-cell>
          <table:table-cell table:style-name="Default" office:value-type="float" office:value="228860.292335801" calcext:value-type="float">
            <text:p>228860.292335801</text:p>
          </table:table-cell>
          <table:table-cell table:style-name="Default" office:value-type="float" office:value="6299.07336302593" calcext:value-type="float">
            <text:p>6299.07336302593</text:p>
          </table:table-cell>
          <table:table-cell table:number-columns-repeated="39"/>
        </table:table-row>
        <table:table-row table:style-name="ro4">
          <table:table-cell table:style-name="ce3"/>
          <table:table-cell/>
          <table:table-cell table:style-name="ce21" office:value-type="string" calcext:value-type="string">
            <text:p>MX INVERSION</text:p>
          </table:table-cell>
          <table:table-cell table:number-columns-repeated="2"/>
          <table:table-cell table:style-name="Default" office:value-type="float" office:value="3001.89669981797" calcext:value-type="float">
            <text:p>3001.89669981797</text:p>
          </table:table-cell>
          <table:table-cell table:style-name="Default" office:value-type="float" office:value="60751.7490102256" calcext:value-type="float">
            <text:p>60751.7490102256</text:p>
          </table:table-cell>
          <table:table-cell table:style-name="Default" office:value-type="float" office:value="16563.9113433773" calcext:value-type="float">
            <text:p>16563.9113433773</text:p>
          </table:table-cell>
          <table:table-cell table:style-name="Default" office:value-type="float" office:value="2654.61021100016" calcext:value-type="float">
            <text:p>2654.61021100016</text:p>
          </table:table-cell>
          <table:table-cell table:style-name="Default" office:value-type="float" office:value="42867.0170829091" calcext:value-type="float">
            <text:p>42867.0170829091</text:p>
          </table:table-cell>
          <table:table-cell table:style-name="Default" office:value-type="float" office:value="146052.609776649" calcext:value-type="float">
            <text:p>146052.609776649</text:p>
          </table:table-cell>
          <table:table-cell table:style-name="Default" office:value-type="float" office:value="248636.615375135" calcext:value-type="float">
            <text:p>248636.615375135</text:p>
          </table:table-cell>
          <table:table-cell table:style-name="Default" office:value-type="float" office:value="32039.895950385" calcext:value-type="float">
            <text:p>32039.895950385</text:p>
          </table:table-cell>
          <table:table-cell table:style-name="Default" office:value-type="float" office:value="32035.6234668584" calcext:value-type="float">
            <text:p>32035.6234668584</text:p>
          </table:table-cell>
          <table:table-cell table:style-name="Default" office:value-type="float" office:value="48739.7869866353" calcext:value-type="float">
            <text:p>48739.7869866353</text:p>
          </table:table-cell>
          <table:table-cell table:style-name="Default" office:value-type="float" office:value="82162.5131951273" calcext:value-type="float">
            <text:p>82162.5131951273</text:p>
          </table:table-cell>
          <table:table-cell table:style-name="Default" office:value-type="float" office:value="84773.5977041869" calcext:value-type="float">
            <text:p>84773.5977041869</text:p>
          </table:table-cell>
          <table:table-cell table:style-name="Default" office:value-type="float" office:value="53052.9497390951" calcext:value-type="float">
            <text:p>53052.9497390951</text:p>
          </table:table-cell>
          <table:table-cell table:style-name="Default" office:value-type="float" office:value="55086.9485688628" calcext:value-type="float">
            <text:p>55086.9485688628</text:p>
          </table:table-cell>
          <table:table-cell table:style-name="Default" office:value-type="float" office:value="194943.632882932" calcext:value-type="float">
            <text:p>194943.632882932</text:p>
          </table:table-cell>
          <table:table-cell table:style-name="Default" office:value-type="float" office:value="21937.8842457389" calcext:value-type="float">
            <text:p>21937.8842457389</text:p>
          </table:table-cell>
          <table:table-cell table:style-name="Default" office:value-type="float" office:value="138415.589086801" calcext:value-type="float">
            <text:p>138415.589086801</text:p>
          </table:table-cell>
          <table:table-cell table:style-name="Default" office:value-type="float" office:value="4211.29641534226" calcext:value-type="float">
            <text:p>4211.29641534226</text:p>
          </table:table-cell>
          <table:table-cell table:number-columns-repeated="39"/>
        </table:table-row>
        <table:table-row table:style-name="ro4">
          <table:table-cell table:style-name="ce3"/>
          <table:table-cell/>
          <table:table-cell table:style-name="ce21" office:value-type="string" calcext:value-type="string">
            <text:p>OBX INVERSION</text:p>
          </table:table-cell>
          <table:table-cell table:number-columns-repeated="2"/>
          <table:table-cell table:style-name="Default" office:value-type="float" office:value="21247.1229496102" calcext:value-type="float">
            <text:p>21247.1229496102</text:p>
          </table:table-cell>
          <table:table-cell table:style-name="Default" office:value-type="float" office:value="331373.279076168" calcext:value-type="float">
            <text:p>331373.279076168</text:p>
          </table:table-cell>
          <table:table-cell table:style-name="Default" office:value-type="float" office:value="322495.953317246" calcext:value-type="float">
            <text:p>322495.953317246</text:p>
          </table:table-cell>
          <table:table-cell table:style-name="Default" office:value-type="float" office:value="16653.4849793302" calcext:value-type="float">
            <text:p>16653.4849793302</text:p>
          </table:table-cell>
          <table:table-cell table:style-name="Default" office:value-type="float" office:value="143289.967191448" calcext:value-type="float">
            <text:p>143289.967191448</text:p>
          </table:table-cell>
          <table:table-cell table:style-name="Default" office:value-type="float" office:value="705033.412697334" calcext:value-type="float">
            <text:p>705033.412697334</text:p>
          </table:table-cell>
          <table:table-cell table:style-name="Default" office:value-type="float" office:value="1679708.04937167" calcext:value-type="float">
            <text:p>1679708.04937167</text:p>
          </table:table-cell>
          <table:table-cell table:style-name="Default" office:value-type="float" office:value="161401.38834256" calcext:value-type="float">
            <text:p>161401.38834256</text:p>
          </table:table-cell>
          <table:table-cell table:style-name="Default" office:value-type="float" office:value="168192.19801225" calcext:value-type="float">
            <text:p>168192.19801225</text:p>
          </table:table-cell>
          <table:table-cell table:style-name="Default" office:value-type="float" office:value="382598.191300248" calcext:value-type="float">
            <text:p>382598.191300248</text:p>
          </table:table-cell>
          <table:table-cell table:style-name="Default" office:value-type="float" office:value="565128.708608614" calcext:value-type="float">
            <text:p>565128.708608614</text:p>
          </table:table-cell>
          <table:table-cell table:style-name="Default" office:value-type="float" office:value="856769.868078138" calcext:value-type="float">
            <text:p>856769.868078138</text:p>
          </table:table-cell>
          <table:table-cell table:style-name="Default" office:value-type="float" office:value="582472.191575042" calcext:value-type="float">
            <text:p>582472.191575042</text:p>
          </table:table-cell>
          <table:table-cell table:style-name="Default" office:value-type="float" office:value="450007.699400172" calcext:value-type="float">
            <text:p>450007.699400172</text:p>
          </table:table-cell>
          <table:table-cell table:style-name="Default" office:value-type="float" office:value="1388273.92140252" calcext:value-type="float">
            <text:p>1388273.92140252</text:p>
          </table:table-cell>
          <table:table-cell table:style-name="Default" office:value-type="float" office:value="152568.741510029" calcext:value-type="float">
            <text:p>152568.741510029</text:p>
          </table:table-cell>
          <table:table-cell table:style-name="Default" office:value-type="float" office:value="882401.069704229" calcext:value-type="float">
            <text:p>882401.069704229</text:p>
          </table:table-cell>
          <table:table-cell table:style-name="Default" office:value-type="float" office:value="22249.3245795989" calcext:value-type="float">
            <text:p>22249.3245795989</text:p>
          </table:table-cell>
          <table:table-cell table:number-columns-repeated="39"/>
        </table:table-row>
        <table:table-row table:style-name="ro4">
          <table:table-cell table:style-name="ce3"/>
          <table:table-cell/>
          <table:table-cell office:value-type="string" calcext:value-type="string">
            <text:p>OX INVERSION</text:p>
          </table:table-cell>
          <table:table-cell table:number-columns-repeated="2"/>
          <table:table-cell table:style-name="Default" office:value-type="float" office:value="3484.87118701381" calcext:value-type="float">
            <text:p>3484.87118701381</text:p>
          </table:table-cell>
          <table:table-cell table:style-name="Default" office:value-type="float" office:value="116330.471069563" calcext:value-type="float">
            <text:p>116330.471069563</text:p>
          </table:table-cell>
          <table:table-cell table:style-name="Default" office:value-type="float" office:value="28867.7538764203" calcext:value-type="float">
            <text:p>28867.7538764203</text:p>
          </table:table-cell>
          <table:table-cell table:style-name="Default" office:value-type="float" office:value="3377.10302274847" calcext:value-type="float">
            <text:p>3377.10302274847</text:p>
          </table:table-cell>
          <table:table-cell table:style-name="Default" office:value-type="float" office:value="44528.3283988324" calcext:value-type="float">
            <text:p>44528.3283988324</text:p>
          </table:table-cell>
          <table:table-cell table:style-name="Default" office:value-type="float" office:value="161390.399263312" calcext:value-type="float">
            <text:p>161390.399263312</text:p>
          </table:table-cell>
          <table:table-cell table:style-name="Default" office:value-type="float" office:value="384701.963756165" calcext:value-type="float">
            <text:p>384701.963756165</text:p>
          </table:table-cell>
          <table:table-cell table:style-name="Default" office:value-type="float" office:value="33104.4767043287" calcext:value-type="float">
            <text:p>33104.4767043287</text:p>
          </table:table-cell>
          <table:table-cell table:style-name="Default" office:value-type="float" office:value="34395.6467963196" calcext:value-type="float">
            <text:p>34395.6467963196</text:p>
          </table:table-cell>
          <table:table-cell table:style-name="Default" office:value-type="float" office:value="72033.6775911803" calcext:value-type="float">
            <text:p>72033.6775911803</text:p>
          </table:table-cell>
          <table:table-cell table:style-name="Default" office:value-type="float" office:value="159155.184298414" calcext:value-type="float">
            <text:p>159155.184298414</text:p>
          </table:table-cell>
          <table:table-cell table:style-name="Default" office:value-type="float" office:value="91978.6996287377" calcext:value-type="float">
            <text:p>91978.6996287377</text:p>
          </table:table-cell>
          <table:table-cell table:style-name="Default" office:value-type="float" office:value="61917.5066557076" calcext:value-type="float">
            <text:p>61917.5066557076</text:p>
          </table:table-cell>
          <table:table-cell table:style-name="Default" office:value-type="float" office:value="73001.9170474464" calcext:value-type="float">
            <text:p>73001.9170474464</text:p>
          </table:table-cell>
          <table:table-cell table:style-name="Default" office:value-type="float" office:value="321597.454348353" calcext:value-type="float">
            <text:p>321597.454348353</text:p>
          </table:table-cell>
          <table:table-cell table:style-name="Default" office:value-type="float" office:value="39998.4455736993" calcext:value-type="float">
            <text:p>39998.4455736993</text:p>
          </table:table-cell>
          <table:table-cell table:style-name="Default" office:value-type="float" office:value="171148.250170592" calcext:value-type="float">
            <text:p>171148.250170592</text:p>
          </table:table-cell>
          <table:table-cell table:style-name="Default" office:value-type="float" office:value="4674.41194015645" calcext:value-type="float">
            <text:p>4674.41194015645</text:p>
          </table:table-cell>
          <table:table-cell table:number-columns-repeated="39"/>
        </table:table-row>
        <table:table-row table:style-name="ro4">
          <table:table-cell table:style-name="ce3"/>
          <table:table-cell/>
          <table:table-cell table:style-name="ce23" office:value-type="string" calcext:value-type="string">
            <text:p>LOX INVERSION</text:p>
          </table:table-cell>
          <table:table-cell table:number-columns-repeated="2"/>
          <table:table-cell table:style-name="Default" office:value-type="float" office:value="2976.21248609623" calcext:value-type="float">
            <text:p>2976.21248609623</text:p>
          </table:table-cell>
          <table:table-cell table:style-name="Default" office:value-type="float" office:value="59371.8360410522" calcext:value-type="float">
            <text:p>59371.8360410522</text:p>
          </table:table-cell>
          <table:table-cell table:style-name="Default" office:value-type="float" office:value="17194.3712960969" calcext:value-type="float">
            <text:p>17194.3712960969</text:p>
          </table:table-cell>
          <table:table-cell table:style-name="Default" office:value-type="float" office:value="2612.78367393694" calcext:value-type="float">
            <text:p>2612.78367393694</text:p>
          </table:table-cell>
          <table:table-cell table:style-name="Default" office:value-type="float" office:value="42276.7087737104" calcext:value-type="float">
            <text:p>42276.7087737104</text:p>
          </table:table-cell>
          <table:table-cell table:style-name="Default" office:value-type="float" office:value="146008.363016277" calcext:value-type="float">
            <text:p>146008.363016277</text:p>
          </table:table-cell>
          <table:table-cell table:style-name="Default" office:value-type="float" office:value="254205.079358989" calcext:value-type="float">
            <text:p>254205.079358989</text:p>
          </table:table-cell>
          <table:table-cell table:style-name="Default" office:value-type="float" office:value="31553.9017811828" calcext:value-type="float">
            <text:p>31553.9017811828</text:p>
          </table:table-cell>
          <table:table-cell table:style-name="Default" office:value-type="float" office:value="31699.6739873851" calcext:value-type="float">
            <text:p>31699.6739873851</text:p>
          </table:table-cell>
          <table:table-cell table:style-name="Default" office:value-type="float" office:value="47670.117242023" calcext:value-type="float">
            <text:p>47670.117242023</text:p>
          </table:table-cell>
          <table:table-cell table:style-name="Default" office:value-type="float" office:value="85716.280506686" calcext:value-type="float">
            <text:p>85716.280506686</text:p>
          </table:table-cell>
          <table:table-cell table:style-name="Default" office:value-type="float" office:value="87102.8132401785" calcext:value-type="float">
            <text:p>87102.8132401785</text:p>
          </table:table-cell>
          <table:table-cell table:style-name="Default" office:value-type="float" office:value="55071.303942379" calcext:value-type="float">
            <text:p>55071.303942379</text:p>
          </table:table-cell>
          <table:table-cell table:style-name="Default" office:value-type="float" office:value="53536.1072131513" calcext:value-type="float">
            <text:p>53536.1072131513</text:p>
          </table:table-cell>
          <table:table-cell table:style-name="Default" office:value-type="float" office:value="181094.171577486" calcext:value-type="float">
            <text:p>181094.171577486</text:p>
          </table:table-cell>
          <table:table-cell table:style-name="Default" office:value-type="float" office:value="22090.9869625825" calcext:value-type="float">
            <text:p>22090.9869625825</text:p>
          </table:table-cell>
          <table:table-cell table:style-name="Default" office:value-type="float" office:value="133214.310259073" calcext:value-type="float">
            <text:p>133214.310259073</text:p>
          </table:table-cell>
          <table:table-cell table:style-name="Default" office:value-type="float" office:value="4233.05212176136" calcext:value-type="float">
            <text:p>4233.05212176136</text:p>
          </table:table-cell>
          <table:table-cell table:number-columns-repeated="39"/>
        </table:table-row>
        <table:table-row table:style-name="ro4">
          <table:table-cell table:style-name="ce3"/>
          <table:table-cell/>
          <table:table-cell table:style-name="ce23" office:value-type="string" calcext:value-type="string">
            <text:p>PBX INVERSION</text:p>
          </table:table-cell>
          <table:table-cell table:number-columns-repeated="2"/>
          <table:table-cell table:style-name="Default" office:value-type="float" office:value="8629.1325465991" calcext:value-type="float">
            <text:p>8629.1325465991</text:p>
          </table:table-cell>
          <table:table-cell table:style-name="Default" office:value-type="float" office:value="182404.405811744" calcext:value-type="float">
            <text:p>182404.405811744</text:p>
          </table:table-cell>
          <table:table-cell table:style-name="Default" office:value-type="float" office:value="120731.53412428" calcext:value-type="float">
            <text:p>120731.53412428</text:p>
          </table:table-cell>
          <table:table-cell table:style-name="Default" office:value-type="float" office:value="6941.09894841767" calcext:value-type="float">
            <text:p>6941.09894841767</text:p>
          </table:table-cell>
          <table:table-cell table:style-name="Default" office:value-type="float" office:value="67026.129271602" calcext:value-type="float">
            <text:p>67026.129271602</text:p>
          </table:table-cell>
          <table:table-cell table:style-name="Default" office:value-type="float" office:value="290162.56634029" calcext:value-type="float">
            <text:p>290162.56634029</text:p>
          </table:table-cell>
          <table:table-cell table:style-name="Default" office:value-type="float" office:value="850582.536774315" calcext:value-type="float">
            <text:p>850582.536774315</text:p>
          </table:table-cell>
          <table:table-cell table:style-name="Default" office:value-type="float" office:value="51738.3301531519" calcext:value-type="float">
            <text:p>51738.3301531519</text:p>
          </table:table-cell>
          <table:table-cell table:style-name="Default" office:value-type="float" office:value="56526.3111463023" calcext:value-type="float">
            <text:p>56526.3111463023</text:p>
          </table:table-cell>
          <table:table-cell table:style-name="Default" office:value-type="float" office:value="180365.389605134" calcext:value-type="float">
            <text:p>180365.389605134</text:p>
          </table:table-cell>
          <table:table-cell table:style-name="Default" office:value-type="float" office:value="290084.543858341" calcext:value-type="float">
            <text:p>290084.543858341</text:p>
          </table:table-cell>
          <table:table-cell table:style-name="Default" office:value-type="float" office:value="225046.605734045" calcext:value-type="float">
            <text:p>225046.605734045</text:p>
          </table:table-cell>
          <table:table-cell table:style-name="Default" office:value-type="float" office:value="145812.357872299" calcext:value-type="float">
            <text:p>145812.357872299</text:p>
          </table:table-cell>
          <table:table-cell table:style-name="Default" office:value-type="float" office:value="166050.081523862" calcext:value-type="float">
            <text:p>166050.081523862</text:p>
          </table:table-cell>
          <table:table-cell table:style-name="Default" office:value-type="float" office:value="729948.508125579" calcext:value-type="float">
            <text:p>729948.508125579</text:p>
          </table:table-cell>
          <table:table-cell table:style-name="Default" office:value-type="float" office:value="83979.356826793" calcext:value-type="float">
            <text:p>83979.356826793</text:p>
          </table:table-cell>
          <table:table-cell table:style-name="Default" office:value-type="float" office:value="362264.777487546" calcext:value-type="float">
            <text:p>362264.777487546</text:p>
          </table:table-cell>
          <table:table-cell table:style-name="Default" office:value-type="float" office:value="8302.37329049822" calcext:value-type="float">
            <text:p>8302.37329049822</text:p>
          </table:table-cell>
          <table:table-cell table:number-columns-repeated="39"/>
        </table:table-row>
        <table:table-row table:style-name="ro4">
          <table:table-cell table:style-name="ce3"/>
          <table:table-cell/>
          <table:table-cell office:value-type="string" calcext:value-type="string">
            <text:p>PMX INVERSION</text:p>
          </table:table-cell>
          <table:table-cell table:number-columns-repeated="2"/>
          <table:table-cell table:style-name="Default" office:value-type="float" office:value="3042.0725932804" calcext:value-type="float">
            <text:p>3042.0725932804</text:p>
          </table:table-cell>
          <table:table-cell table:style-name="Default" office:value-type="float" office:value="66389.9536700516" calcext:value-type="float">
            <text:p>66389.9536700516</text:p>
          </table:table-cell>
          <table:table-cell table:style-name="Default" office:value-type="float" office:value="20266.9867958319" calcext:value-type="float">
            <text:p>20266.9867958319</text:p>
          </table:table-cell>
          <table:table-cell table:style-name="Default" office:value-type="float" office:value="2753.33416757634" calcext:value-type="float">
            <text:p>2753.33416757634</text:p>
          </table:table-cell>
          <table:table-cell table:style-name="Default" office:value-type="float" office:value="42946.4928019471" calcext:value-type="float">
            <text:p>42946.4928019471</text:p>
          </table:table-cell>
          <table:table-cell table:style-name="Default" office:value-type="float" office:value="149591.428760613" calcext:value-type="float">
            <text:p>149591.428760613</text:p>
          </table:table-cell>
          <table:table-cell table:style-name="Default" office:value-type="float" office:value="254803.108237898" calcext:value-type="float">
            <text:p>254803.108237898</text:p>
          </table:table-cell>
          <table:table-cell table:style-name="Default" office:value-type="float" office:value="32890.3333176688" calcext:value-type="float">
            <text:p>32890.3333176688</text:p>
          </table:table-cell>
          <table:table-cell table:style-name="Default" office:value-type="float" office:value="32874.0488534566" calcext:value-type="float">
            <text:p>32874.0488534566</text:p>
          </table:table-cell>
          <table:table-cell table:style-name="Default" office:value-type="float" office:value="51273.424565649" calcext:value-type="float">
            <text:p>51273.424565649</text:p>
          </table:table-cell>
          <table:table-cell table:style-name="Default" office:value-type="float" office:value="92951.2491441437" calcext:value-type="float">
            <text:p>92951.2491441437</text:p>
          </table:table-cell>
          <table:table-cell table:style-name="Default" office:value-type="float" office:value="87395.3851944128" calcext:value-type="float">
            <text:p>87395.3851944128</text:p>
          </table:table-cell>
          <table:table-cell table:style-name="Default" office:value-type="float" office:value="57758.959180217" calcext:value-type="float">
            <text:p>57758.959180217</text:p>
          </table:table-cell>
          <table:table-cell table:style-name="Default" office:value-type="float" office:value="55148.4072700286" calcext:value-type="float">
            <text:p>55148.4072700286</text:p>
          </table:table-cell>
          <table:table-cell table:style-name="Default" office:value-type="float" office:value="191646.617700258" calcext:value-type="float">
            <text:p>191646.617700258</text:p>
          </table:table-cell>
          <table:table-cell table:style-name="Default" office:value-type="float" office:value="22529.7688443996" calcext:value-type="float">
            <text:p>22529.7688443996</text:p>
          </table:table-cell>
          <table:table-cell table:style-name="Default" office:value-type="float" office:value="137149.106812601" calcext:value-type="float">
            <text:p>137149.106812601</text:p>
          </table:table-cell>
          <table:table-cell table:style-name="Default" office:value-type="float" office:value="4354.64824256708" calcext:value-type="float">
            <text:p>4354.64824256708</text:p>
          </table:table-cell>
          <table:table-cell table:number-columns-repeated="39"/>
        </table:table-row>
        <table:table-row table:style-name="ro4">
          <table:table-cell table:style-name="ce3"/>
          <table:table-cell/>
          <table:table-cell office:value-type="string" calcext:value-type="string">
            <text:p>CX INVERSION</text:p>
          </table:table-cell>
          <table:table-cell table:number-columns-repeated="2"/>
          <table:table-cell table:style-name="Default" office:value-type="float" office:value="3185.97034729615" calcext:value-type="float">
            <text:p>3185.97034729615</text:p>
          </table:table-cell>
          <table:table-cell table:style-name="Default" office:value-type="float" office:value="74042.6456779481" calcext:value-type="float">
            <text:p>74042.6456779481</text:p>
          </table:table-cell>
          <table:table-cell table:style-name="Default" office:value-type="float" office:value="26255.5628078343" calcext:value-type="float">
            <text:p>26255.5628078343</text:p>
          </table:table-cell>
          <table:table-cell table:style-name="Default" office:value-type="float" office:value="2837.52433881279" calcext:value-type="float">
            <text:p>2837.52433881279</text:p>
          </table:table-cell>
          <table:table-cell table:style-name="Default" office:value-type="float" office:value="43941.4565764193" calcext:value-type="float">
            <text:p>43941.4565764193</text:p>
          </table:table-cell>
          <table:table-cell table:style-name="Default" office:value-type="float" office:value="152206.434207179" calcext:value-type="float">
            <text:p>152206.434207179</text:p>
          </table:table-cell>
          <table:table-cell table:style-name="Default" office:value-type="float" office:value="296419.482659341" calcext:value-type="float">
            <text:p>296419.482659341</text:p>
          </table:table-cell>
          <table:table-cell table:style-name="Default" office:value-type="float" office:value="32713.6864213189" calcext:value-type="float">
            <text:p>32713.6864213189</text:p>
          </table:table-cell>
          <table:table-cell table:style-name="Default" office:value-type="float" office:value="33011.7995314891" calcext:value-type="float">
            <text:p>33011.7995314891</text:p>
          </table:table-cell>
          <table:table-cell table:style-name="Default" office:value-type="float" office:value="55768.8260803728" calcext:value-type="float">
            <text:p>55768.8260803728</text:p>
          </table:table-cell>
          <table:table-cell table:style-name="Default" office:value-type="float" office:value="116399.015053466" calcext:value-type="float">
            <text:p>116399.015053466</text:p>
          </table:table-cell>
          <table:table-cell table:style-name="Default" office:value-type="float" office:value="85822.1705540714" calcext:value-type="float">
            <text:p>85822.1705540714</text:p>
          </table:table-cell>
          <table:table-cell table:style-name="Default" office:value-type="float" office:value="58304.0338968954" calcext:value-type="float">
            <text:p>58304.0338968954</text:p>
          </table:table-cell>
          <table:table-cell table:style-name="Default" office:value-type="float" office:value="58858.9726451204" calcext:value-type="float">
            <text:p>58858.9726451204</text:p>
          </table:table-cell>
          <table:table-cell table:style-name="Default" office:value-type="float" office:value="232337.665215519" calcext:value-type="float">
            <text:p>232337.665215519</text:p>
          </table:table-cell>
          <table:table-cell table:style-name="Default" office:value-type="float" office:value="27256.3250371192" calcext:value-type="float">
            <text:p>27256.3250371192</text:p>
          </table:table-cell>
          <table:table-cell table:style-name="Default" office:value-type="float" office:value="139552.512879894" calcext:value-type="float">
            <text:p>139552.512879894</text:p>
          </table:table-cell>
          <table:table-cell table:style-name="Default" office:value-type="float" office:value="4337.45419086723" calcext:value-type="float">
            <text:p>4337.45419086723</text:p>
          </table:table-cell>
          <table:table-cell table:number-columns-repeated="39"/>
        </table:table-row>
        <table:table-row table:style-name="ro4">
          <table:table-cell table:style-name="ce3"/>
          <table:table-cell/>
          <table:table-cell table:style-name="ce21" office:value-type="string" calcext:value-type="string">
            <text:p>MX INSERTION</text:p>
          </table:table-cell>
          <table:table-cell table:number-columns-repeated="2"/>
          <table:table-cell table:style-name="Default" office:value-type="float" office:value="6634.76634925424" calcext:value-type="float">
            <text:p>6634.76634925424</text:p>
          </table:table-cell>
          <table:table-cell table:style-name="Default" office:value-type="float" office:value="128368.312626075" calcext:value-type="float">
            <text:p>128368.312626075</text:p>
          </table:table-cell>
          <table:table-cell table:style-name="Default" office:value-type="float" office:value="87927.5851852414" calcext:value-type="float">
            <text:p>87927.5851852414</text:p>
          </table:table-cell>
          <table:table-cell table:style-name="Default" office:value-type="float" office:value="5456.83981483086" calcext:value-type="float">
            <text:p>5456.83981483086</text:p>
          </table:table-cell>
          <table:table-cell table:style-name="Default" office:value-type="float" office:value="61016.6801566364" calcext:value-type="float">
            <text:p>61016.6801566364</text:p>
          </table:table-cell>
          <table:table-cell table:style-name="Default" office:value-type="float" office:value="248584.227996175" calcext:value-type="float">
            <text:p>248584.227996175</text:p>
          </table:table-cell>
          <table:table-cell table:style-name="Default" office:value-type="float" office:value="567481.887688925" calcext:value-type="float">
            <text:p>567481.887688925</text:p>
          </table:table-cell>
          <table:table-cell table:style-name="Default" office:value-type="float" office:value="53887.1851856395" calcext:value-type="float">
            <text:p>53887.1851856395</text:p>
          </table:table-cell>
          <table:table-cell table:style-name="Default" office:value-type="float" office:value="57558.224107485" calcext:value-type="float">
            <text:p>57558.224107485</text:p>
          </table:table-cell>
          <table:table-cell table:style-name="Default" office:value-type="float" office:value="125910.150477507" calcext:value-type="float">
            <text:p>125910.150477507</text:p>
          </table:table-cell>
          <table:table-cell table:style-name="Default" office:value-type="float" office:value="204440.700085277" calcext:value-type="float">
            <text:p>204440.700085277</text:p>
          </table:table-cell>
          <table:table-cell table:style-name="Default" office:value-type="float" office:value="227896.118135015" calcext:value-type="float">
            <text:p>227896.118135015</text:p>
          </table:table-cell>
          <table:table-cell table:style-name="Default" office:value-type="float" office:value="167394.044361827" calcext:value-type="float">
            <text:p>167394.044361827</text:p>
          </table:table-cell>
          <table:table-cell table:style-name="Default" office:value-type="float" office:value="142329.353651374" calcext:value-type="float">
            <text:p>142329.353651374</text:p>
          </table:table-cell>
          <table:table-cell table:style-name="Default" office:value-type="float" office:value="477715.115259148" calcext:value-type="float">
            <text:p>477715.115259148</text:p>
          </table:table-cell>
          <table:table-cell table:style-name="Default" office:value-type="float" office:value="52359.0425673251" calcext:value-type="float">
            <text:p>52359.0425673251</text:p>
          </table:table-cell>
          <table:table-cell table:style-name="Default" office:value-type="float" office:value="256719.239691129" calcext:value-type="float">
            <text:p>256719.239691129</text:p>
          </table:table-cell>
          <table:table-cell table:style-name="Default" office:value-type="float" office:value="7410.10024434781" calcext:value-type="float">
            <text:p>7410.10024434781</text:p>
          </table:table-cell>
          <table:table-cell table:number-columns-repeated="39"/>
        </table:table-row>
        <table:table-row table:style-name="ro4">
          <table:table-cell table:style-name="ce3"/>
          <table:table-cell/>
          <table:table-cell office:value-type="string" calcext:value-type="string">
            <text:p>OBX INSERTION</text:p>
          </table:table-cell>
          <table:table-cell table:number-columns-repeated="2"/>
          <table:table-cell table:style-name="Default" office:value-type="float" office:value="21457.0427866081" calcext:value-type="float">
            <text:p>21457.0427866081</text:p>
          </table:table-cell>
          <table:table-cell table:style-name="Default" office:value-type="float" office:value="329144.32089808" calcext:value-type="float">
            <text:p>329144.32089808</text:p>
          </table:table-cell>
          <table:table-cell table:style-name="Default" office:value-type="float" office:value="316335.805428046" calcext:value-type="float">
            <text:p>316335.805428046</text:p>
          </table:table-cell>
          <table:table-cell table:style-name="Default" office:value-type="float" office:value="16736.8367758906" calcext:value-type="float">
            <text:p>16736.8367758906</text:p>
          </table:table-cell>
          <table:table-cell table:style-name="Default" office:value-type="float" office:value="140165.357067676" calcext:value-type="float">
            <text:p>140165.357067676</text:p>
          </table:table-cell>
          <table:table-cell table:style-name="Default" office:value-type="float" office:value="708571.130871174" calcext:value-type="float">
            <text:p>708571.130871174</text:p>
          </table:table-cell>
          <table:table-cell table:style-name="Default" office:value-type="float" office:value="1653915.40397856" calcext:value-type="float">
            <text:p>1653915.40397856</text:p>
          </table:table-cell>
          <table:table-cell table:style-name="Default" office:value-type="float" office:value="163456.349134405" calcext:value-type="float">
            <text:p>163456.349134405</text:p>
          </table:table-cell>
          <table:table-cell table:style-name="Default" office:value-type="float" office:value="165381.460125997" calcext:value-type="float">
            <text:p>165381.460125997</text:p>
          </table:table-cell>
          <table:table-cell table:style-name="Default" office:value-type="float" office:value="394149.461939952" calcext:value-type="float">
            <text:p>394149.461939952</text:p>
          </table:table-cell>
          <table:table-cell table:style-name="Default" office:value-type="float" office:value="571633.844418515" calcext:value-type="float">
            <text:p>571633.844418515</text:p>
          </table:table-cell>
          <table:table-cell table:style-name="Default" office:value-type="float" office:value="873569.606728584" calcext:value-type="float">
            <text:p>873569.606728584</text:p>
          </table:table-cell>
          <table:table-cell table:style-name="Default" office:value-type="float" office:value="569027.918348699" calcext:value-type="float">
            <text:p>569027.918348699</text:p>
          </table:table-cell>
          <table:table-cell table:style-name="Default" office:value-type="float" office:value="454018.827142726" calcext:value-type="float">
            <text:p>454018.827142726</text:p>
          </table:table-cell>
          <table:table-cell table:style-name="Default" office:value-type="float" office:value="1371473.64825483" calcext:value-type="float">
            <text:p>1371473.64825483</text:p>
          </table:table-cell>
          <table:table-cell table:style-name="Default" office:value-type="float" office:value="153639.628291477" calcext:value-type="float">
            <text:p>153639.628291477</text:p>
          </table:table-cell>
          <table:table-cell table:style-name="Default" office:value-type="float" office:value="874629.884242582" calcext:value-type="float">
            <text:p>874629.884242582</text:p>
          </table:table-cell>
          <table:table-cell table:style-name="Default" office:value-type="float" office:value="22669.8910482231" calcext:value-type="float">
            <text:p>22669.8910482231</text:p>
          </table:table-cell>
          <table:table-cell table:number-columns-repeated="39"/>
        </table:table-row>
        <table:table-row table:style-name="ro4">
          <table:table-cell table:style-name="ce3"/>
          <table:table-cell/>
          <table:table-cell office:value-type="string" calcext:value-type="string">
            <text:p>OX INSERTION</text:p>
          </table:table-cell>
          <table:table-cell table:number-columns-repeated="2"/>
          <table:table-cell table:style-name="Default" office:value-type="float" office:value="3735.66094550263" calcext:value-type="float">
            <text:p>3735.66094550263</text:p>
          </table:table-cell>
          <table:table-cell table:style-name="Default" office:value-type="float" office:value="109870.727238952" calcext:value-type="float">
            <text:p>109870.727238952</text:p>
          </table:table-cell>
          <table:table-cell table:style-name="Default" office:value-type="float" office:value="30911.1760083572" calcext:value-type="float">
            <text:p>30911.1760083572</text:p>
          </table:table-cell>
          <table:table-cell table:style-name="Default" office:value-type="float" office:value="3495.02709418457" calcext:value-type="float">
            <text:p>3495.02709418457</text:p>
          </table:table-cell>
          <table:table-cell table:style-name="Default" office:value-type="float" office:value="46298.1255030943" calcext:value-type="float">
            <text:p>46298.1255030943</text:p>
          </table:table-cell>
          <table:table-cell table:style-name="Default" office:value-type="float" office:value="168346.562538275" calcext:value-type="float">
            <text:p>168346.562538275</text:p>
          </table:table-cell>
          <table:table-cell table:style-name="Default" office:value-type="float" office:value="396767.133127302" calcext:value-type="float">
            <text:p>396767.133127302</text:p>
          </table:table-cell>
          <table:table-cell table:style-name="Default" office:value-type="float" office:value="33945.7261384558" calcext:value-type="float">
            <text:p>33945.7261384558</text:p>
          </table:table-cell>
          <table:table-cell table:style-name="Default" office:value-type="float" office:value="33683.8895393827" calcext:value-type="float">
            <text:p>33683.8895393827</text:p>
          </table:table-cell>
          <table:table-cell table:style-name="Default" office:value-type="float" office:value="67528.7618229187" calcext:value-type="float">
            <text:p>67528.7618229187</text:p>
          </table:table-cell>
          <table:table-cell table:style-name="Default" office:value-type="float" office:value="153957.764808591" calcext:value-type="float">
            <text:p>153957.764808591</text:p>
          </table:table-cell>
          <table:table-cell table:style-name="Default" office:value-type="float" office:value="92618.6214549233" calcext:value-type="float">
            <text:p>92618.6214549233</text:p>
          </table:table-cell>
          <table:table-cell table:style-name="Default" office:value-type="float" office:value="60464.276266399" calcext:value-type="float">
            <text:p>60464.276266399</text:p>
          </table:table-cell>
          <table:table-cell table:style-name="Default" office:value-type="float" office:value="77875.8774983994" calcext:value-type="float">
            <text:p>77875.8774983994</text:p>
          </table:table-cell>
          <table:table-cell table:style-name="Default" office:value-type="float" office:value="310959.844394188" calcext:value-type="float">
            <text:p>310959.844394188</text:p>
          </table:table-cell>
          <table:table-cell table:style-name="Default" office:value-type="float" office:value="35805.3813077632" calcext:value-type="float">
            <text:p>35805.3813077632</text:p>
          </table:table-cell>
          <table:table-cell table:style-name="Default" office:value-type="float" office:value="158384.236486914" calcext:value-type="float">
            <text:p>158384.236486914</text:p>
          </table:table-cell>
          <table:table-cell table:style-name="Default" office:value-type="float" office:value="4714.53609334211" calcext:value-type="float">
            <text:p>4714.53609334211</text:p>
          </table:table-cell>
          <table:table-cell table:number-columns-repeated="39"/>
        </table:table-row>
        <table:table-row table:style-name="ro4">
          <table:table-cell table:style-name="ce3"/>
          <table:table-cell/>
          <table:table-cell table:style-name="ce23" office:value-type="string" calcext:value-type="string">
            <text:p>LOX INSERTION</text:p>
          </table:table-cell>
          <table:table-cell table:number-columns-repeated="2"/>
          <table:table-cell table:style-name="Default" office:value-type="float" office:value="5275.75421533774" calcext:value-type="float">
            <text:p>5275.75421533774</text:p>
          </table:table-cell>
          <table:table-cell table:style-name="Default" office:value-type="float" office:value="106537.109203862" calcext:value-type="float">
            <text:p>106537.109203862</text:p>
          </table:table-cell>
          <table:table-cell table:style-name="Default" office:value-type="float" office:value="64888.0087451502" calcext:value-type="float">
            <text:p>64888.0087451502</text:p>
          </table:table-cell>
          <table:table-cell table:style-name="Default" office:value-type="float" office:value="4356.22804227596" calcext:value-type="float">
            <text:p>4356.22804227596</text:p>
          </table:table-cell>
          <table:table-cell table:style-name="Default" office:value-type="float" office:value="57357.4617417658" calcext:value-type="float">
            <text:p>57357.4617417658</text:p>
          </table:table-cell>
          <table:table-cell table:style-name="Default" office:value-type="float" office:value="204274.122599708" calcext:value-type="float">
            <text:p>204274.122599708</text:p>
          </table:table-cell>
          <table:table-cell table:style-name="Default" office:value-type="float" office:value="457523.995312411" calcext:value-type="float">
            <text:p>457523.995312411</text:p>
          </table:table-cell>
          <table:table-cell table:style-name="Default" office:value-type="float" office:value="46416.248272445" calcext:value-type="float">
            <text:p>46416.248272445</text:p>
          </table:table-cell>
          <table:table-cell table:style-name="Default" office:value-type="float" office:value="49311.1073332439" calcext:value-type="float">
            <text:p>49311.1073332439</text:p>
          </table:table-cell>
          <table:table-cell table:style-name="Default" office:value-type="float" office:value="98805.3210896396" calcext:value-type="float">
            <text:p>98805.3210896396</text:p>
          </table:table-cell>
          <table:table-cell table:style-name="Default" office:value-type="float" office:value="164443.367805864" calcext:value-type="float">
            <text:p>164443.367805864</text:p>
          </table:table-cell>
          <table:table-cell table:style-name="Default" office:value-type="float" office:value="163135.681788903" calcext:value-type="float">
            <text:p>163135.681788903</text:p>
          </table:table-cell>
          <table:table-cell table:style-name="Default" office:value-type="float" office:value="135452.440374972" calcext:value-type="float">
            <text:p>135452.440374972</text:p>
          </table:table-cell>
          <table:table-cell table:style-name="Default" office:value-type="float" office:value="98388.9342835717" calcext:value-type="float">
            <text:p>98388.9342835717</text:p>
          </table:table-cell>
          <table:table-cell table:style-name="Default" office:value-type="float" office:value="381727.617884349" calcext:value-type="float">
            <text:p>381727.617884349</text:p>
          </table:table-cell>
          <table:table-cell table:style-name="Default" office:value-type="float" office:value="42565.3977274923" calcext:value-type="float">
            <text:p>42565.3977274923</text:p>
          </table:table-cell>
          <table:table-cell table:style-name="Default" office:value-type="float" office:value="225529.195030008" calcext:value-type="float">
            <text:p>225529.195030008</text:p>
          </table:table-cell>
          <table:table-cell table:style-name="Default" office:value-type="float" office:value="6335.83509315197" calcext:value-type="float">
            <text:p>6335.83509315197</text:p>
          </table:table-cell>
          <table:table-cell table:number-columns-repeated="39"/>
        </table:table-row>
        <table:table-row table:style-name="ro4">
          <table:table-cell table:style-name="ce3"/>
          <table:table-cell/>
          <table:table-cell table:style-name="ce23" office:value-type="string" calcext:value-type="string">
            <text:p>PBX INSERTION</text:p>
          </table:table-cell>
          <table:table-cell table:number-columns-repeated="2"/>
          <table:table-cell table:style-name="Default" office:value-type="float" office:value="7114.49680574188" calcext:value-type="float">
            <text:p>7114.49680574188</text:p>
          </table:table-cell>
          <table:table-cell table:style-name="Default" office:value-type="float" office:value="165573.904057261" calcext:value-type="float">
            <text:p>165573.904057261</text:p>
          </table:table-cell>
          <table:table-cell table:style-name="Default" office:value-type="float" office:value="121668.66369919" calcext:value-type="float">
            <text:p>121668.66369919</text:p>
          </table:table-cell>
          <table:table-cell table:style-name="Default" office:value-type="float" office:value="5248.12002155675" calcext:value-type="float">
            <text:p>5248.12002155675</text:p>
          </table:table-cell>
          <table:table-cell table:style-name="Default" office:value-type="float" office:value="58316.4862212449" calcext:value-type="float">
            <text:p>58316.4862212449</text:p>
          </table:table-cell>
          <table:table-cell table:style-name="Default" office:value-type="float" office:value="236696.761300851" calcext:value-type="float">
            <text:p>236696.761300851</text:p>
          </table:table-cell>
          <table:table-cell table:style-name="Default" office:value-type="float" office:value="740015.185262539" calcext:value-type="float">
            <text:p>740015.185262539</text:p>
          </table:table-cell>
          <table:table-cell table:style-name="Default" office:value-type="float" office:value="54914.0808738815" calcext:value-type="float">
            <text:p>54914.0808738815</text:p>
          </table:table-cell>
          <table:table-cell table:style-name="Default" office:value-type="float" office:value="52128.3814224418" calcext:value-type="float">
            <text:p>52128.3814224418</text:p>
          </table:table-cell>
          <table:table-cell table:style-name="Default" office:value-type="float" office:value="149610.186303006" calcext:value-type="float">
            <text:p>149610.186303006</text:p>
          </table:table-cell>
          <table:table-cell table:style-name="Default" office:value-type="float" office:value="268611.650698309" calcext:value-type="float">
            <text:p>268611.650698309</text:p>
          </table:table-cell>
          <table:table-cell table:style-name="Default" office:value-type="float" office:value="236474.772042047" calcext:value-type="float">
            <text:p>236474.772042047</text:p>
          </table:table-cell>
          <table:table-cell table:style-name="Default" office:value-type="float" office:value="144902.286425527" calcext:value-type="float">
            <text:p>144902.286425527</text:p>
          </table:table-cell>
          <table:table-cell table:style-name="Default" office:value-type="float" office:value="158192.042302077" calcext:value-type="float">
            <text:p>158192.042302077</text:p>
          </table:table-cell>
          <table:table-cell table:style-name="Default" office:value-type="float" office:value="650485.443981786" calcext:value-type="float">
            <text:p>650485.443981786</text:p>
          </table:table-cell>
          <table:table-cell table:style-name="Default" office:value-type="float" office:value="66923.3583159164" calcext:value-type="float">
            <text:p>66923.3583159164</text:p>
          </table:table-cell>
          <table:table-cell table:style-name="Default" office:value-type="float" office:value="292953.40861634" calcext:value-type="float">
            <text:p>292953.40861634</text:p>
          </table:table-cell>
          <table:table-cell table:style-name="Default" office:value-type="float" office:value="7892.06810722428" calcext:value-type="float">
            <text:p>7892.06810722428</text:p>
          </table:table-cell>
          <table:table-cell table:number-columns-repeated="39"/>
        </table:table-row>
        <table:table-row table:style-name="ro4">
          <table:table-cell table:style-name="ce3"/>
          <table:table-cell/>
          <table:table-cell office:value-type="string" calcext:value-type="string">
            <text:p>PMX INSERTION</text:p>
          </table:table-cell>
          <table:table-cell table:number-columns-repeated="2"/>
          <table:table-cell table:style-name="Default" office:value-type="float" office:value="5584.31402739613" calcext:value-type="float">
            <text:p>5584.31402739613</text:p>
          </table:table-cell>
          <table:table-cell table:style-name="Default" office:value-type="float" office:value="117849.137019417" calcext:value-type="float">
            <text:p>117849.137019417</text:p>
          </table:table-cell>
          <table:table-cell table:style-name="Default" office:value-type="float" office:value="82930.8168416716" calcext:value-type="float">
            <text:p>82930.8168416716</text:p>
          </table:table-cell>
          <table:table-cell table:style-name="Default" office:value-type="float" office:value="4664.97765978852" calcext:value-type="float">
            <text:p>4664.97765978852</text:p>
          </table:table-cell>
          <table:table-cell table:style-name="Default" office:value-type="float" office:value="56292.1391216231" calcext:value-type="float">
            <text:p>56292.1391216231</text:p>
          </table:table-cell>
          <table:table-cell table:style-name="Default" office:value-type="float" office:value="230365.873189506" calcext:value-type="float">
            <text:p>230365.873189506</text:p>
          </table:table-cell>
          <table:table-cell table:style-name="Default" office:value-type="float" office:value="516971.00894361" calcext:value-type="float">
            <text:p>516971.00894361</text:p>
          </table:table-cell>
          <table:table-cell table:style-name="Default" office:value-type="float" office:value="49904.6405964646" calcext:value-type="float">
            <text:p>49904.6405964646</text:p>
          </table:table-cell>
          <table:table-cell table:style-name="Default" office:value-type="float" office:value="49332.0123067119" calcext:value-type="float">
            <text:p>49332.0123067119</text:p>
          </table:table-cell>
          <table:table-cell table:style-name="Default" office:value-type="float" office:value="105401.19959868" calcext:value-type="float">
            <text:p>105401.19959868</text:p>
          </table:table-cell>
          <table:table-cell table:style-name="Default" office:value-type="float" office:value="181196.272740531" calcext:value-type="float">
            <text:p>181196.272740531</text:p>
          </table:table-cell>
          <table:table-cell table:style-name="Default" office:value-type="float" office:value="210656.791547658" calcext:value-type="float">
            <text:p>210656.791547658</text:p>
          </table:table-cell>
          <table:table-cell table:style-name="Default" office:value-type="float" office:value="168431.440559135" calcext:value-type="float">
            <text:p>168431.440559135</text:p>
          </table:table-cell>
          <table:table-cell table:style-name="Default" office:value-type="float" office:value="118747.998887494" calcext:value-type="float">
            <text:p>118747.998887494</text:p>
          </table:table-cell>
          <table:table-cell table:style-name="Default" office:value-type="float" office:value="423553.284288654" calcext:value-type="float">
            <text:p>423553.284288654</text:p>
          </table:table-cell>
          <table:table-cell table:style-name="Default" office:value-type="float" office:value="46693.244769863" calcext:value-type="float">
            <text:p>46693.244769863</text:p>
          </table:table-cell>
          <table:table-cell table:style-name="Default" office:value-type="float" office:value="242731.071635033" calcext:value-type="float">
            <text:p>242731.071635033</text:p>
          </table:table-cell>
          <table:table-cell table:style-name="Default" office:value-type="float" office:value="6847.13938674712" calcext:value-type="float">
            <text:p>6847.13938674712</text:p>
          </table:table-cell>
          <table:table-cell table:number-columns-repeated="39"/>
        </table:table-row>
        <table:table-row table:style-name="ro4">
          <table:table-cell table:style-name="ce3"/>
          <table:table-cell/>
          <table:table-cell office:value-type="string" calcext:value-type="string">
            <text:p>CX INSERTION</text:p>
          </table:table-cell>
          <table:table-cell table:number-columns-repeated="2"/>
          <table:table-cell table:style-name="Default" office:value-type="float" office:value="5178.69936691069" calcext:value-type="float">
            <text:p>5178.69936691069</text:p>
          </table:table-cell>
          <table:table-cell table:style-name="Default" office:value-type="float" office:value="119193.840337659" calcext:value-type="float">
            <text:p>119193.840337659</text:p>
          </table:table-cell>
          <table:table-cell table:style-name="Default" office:value-type="float" office:value="79307.0971474396" calcext:value-type="float">
            <text:p>79307.0971474396</text:p>
          </table:table-cell>
          <table:table-cell table:style-name="Default" office:value-type="float" office:value="4492.65326504017" calcext:value-type="float">
            <text:p>4492.65326504017</text:p>
          </table:table-cell>
          <table:table-cell table:style-name="Default" office:value-type="float" office:value="56353.0966485842" calcext:value-type="float">
            <text:p>56353.0966485842</text:p>
          </table:table-cell>
          <table:table-cell table:style-name="Default" office:value-type="float" office:value="217245.174866652" calcext:value-type="float">
            <text:p>217245.174866652</text:p>
          </table:table-cell>
          <table:table-cell table:style-name="Default" office:value-type="float" office:value="556126.6061859" calcext:value-type="float">
            <text:p>556126.6061859</text:p>
          </table:table-cell>
          <table:table-cell table:style-name="Default" office:value-type="float" office:value="53769.184956011" calcext:value-type="float">
            <text:p>53769.184956011</text:p>
          </table:table-cell>
          <table:table-cell table:style-name="Default" office:value-type="float" office:value="52176.8980694468" calcext:value-type="float">
            <text:p>52176.8980694468</text:p>
          </table:table-cell>
          <table:table-cell table:style-name="Default" office:value-type="float" office:value="105248.82517275" calcext:value-type="float">
            <text:p>105248.82517275</text:p>
          </table:table-cell>
          <table:table-cell table:style-name="Default" office:value-type="float" office:value="196431.598002653" calcext:value-type="float">
            <text:p>196431.598002653</text:p>
          </table:table-cell>
          <table:table-cell table:style-name="Default" office:value-type="float" office:value="174285.484554827" calcext:value-type="float">
            <text:p>174285.484554827</text:p>
          </table:table-cell>
          <table:table-cell table:style-name="Default" office:value-type="float" office:value="120491.330800231" calcext:value-type="float">
            <text:p>120491.330800231</text:p>
          </table:table-cell>
          <table:table-cell table:style-name="Default" office:value-type="float" office:value="109724.540417575" calcext:value-type="float">
            <text:p>109724.540417575</text:p>
          </table:table-cell>
          <table:table-cell table:style-name="Default" office:value-type="float" office:value="447081.072672541" calcext:value-type="float">
            <text:p>447081.072672541</text:p>
          </table:table-cell>
          <table:table-cell table:style-name="Default" office:value-type="float" office:value="46848.8303829848" calcext:value-type="float">
            <text:p>46848.8303829848</text:p>
          </table:table-cell>
          <table:table-cell table:style-name="Default" office:value-type="float" office:value="204905.383655605" calcext:value-type="float">
            <text:p>204905.383655605</text:p>
          </table:table-cell>
          <table:table-cell table:style-name="Default" office:value-type="float" office:value="6249.08150399165" calcext:value-type="float">
            <text:p>6249.08150399165</text:p>
          </table:table-cell>
          <table:table-cell table:number-columns-repeated="39"/>
        </table:table-row>
        <table:table-row table:style-name="ro4">
          <table:table-cell table:style-name="ce3"/>
          <table:table-cell/>
          <table:table-cell table:style-name="ce21" office:value-type="string" calcext:value-type="string">
            <text:p><text:span text:style-name="T4">MX </text:span><text:span text:style-name="T5">DISPLACEMENT</text:span></text:p>
          </table:table-cell>
          <table:table-cell table:number-columns-repeated="2"/>
          <table:table-cell table:style-name="Default" office:value-type="float" office:value="4103.69283485802" calcext:value-type="float">
            <text:p>4103.69283485802</text:p>
          </table:table-cell>
          <table:table-cell table:style-name="Default" office:value-type="float" office:value="81612.8140913914" calcext:value-type="float">
            <text:p>81612.8140913914</text:p>
          </table:table-cell>
          <table:table-cell table:style-name="Default" office:value-type="float" office:value="26357.9830778193" calcext:value-type="float">
            <text:p>26357.9830778193</text:p>
          </table:table-cell>
          <table:table-cell table:style-name="Default" office:value-type="float" office:value="3583.84107025518" calcext:value-type="float">
            <text:p>3583.84107025518</text:p>
          </table:table-cell>
          <table:table-cell table:style-name="Default" office:value-type="float" office:value="45804.09671577" calcext:value-type="float">
            <text:p>45804.09671577</text:p>
          </table:table-cell>
          <table:table-cell table:style-name="Default" office:value-type="float" office:value="160962.606221325" calcext:value-type="float">
            <text:p>160962.606221325</text:p>
          </table:table-cell>
          <table:table-cell table:style-name="Default" office:value-type="float" office:value="346225.721906179" calcext:value-type="float">
            <text:p>346225.721906179</text:p>
          </table:table-cell>
          <table:table-cell table:style-name="Default" office:value-type="float" office:value="35958.0589747841" calcext:value-type="float">
            <text:p>35958.0589747841</text:p>
          </table:table-cell>
          <table:table-cell table:style-name="Default" office:value-type="float" office:value="37123.5371373482" calcext:value-type="float">
            <text:p>37123.5371373482</text:p>
          </table:table-cell>
          <table:table-cell table:style-name="Default" office:value-type="float" office:value="70689.1106339267" calcext:value-type="float">
            <text:p>70689.1106339267</text:p>
          </table:table-cell>
          <table:table-cell table:style-name="Default" office:value-type="float" office:value="123656.448174258" calcext:value-type="float">
            <text:p>123656.448174258</text:p>
          </table:table-cell>
          <table:table-cell table:style-name="Default" office:value-type="float" office:value="105414.663357633" calcext:value-type="float">
            <text:p>105414.663357633</text:p>
          </table:table-cell>
          <table:table-cell table:style-name="Default" office:value-type="float" office:value="69295.0742835441" calcext:value-type="float">
            <text:p>69295.0742835441</text:p>
          </table:table-cell>
          <table:table-cell table:style-name="Default" office:value-type="float" office:value="80199.8956630759" calcext:value-type="float">
            <text:p>80199.8956630759</text:p>
          </table:table-cell>
          <table:table-cell table:style-name="Default" office:value-type="float" office:value="257763.78959201" calcext:value-type="float">
            <text:p>257763.78959201</text:p>
          </table:table-cell>
          <table:table-cell table:style-name="Default" office:value-type="float" office:value="35027.2017888223" calcext:value-type="float">
            <text:p>35027.2017888223</text:p>
          </table:table-cell>
          <table:table-cell table:style-name="Default" office:value-type="float" office:value="191123.357943363" calcext:value-type="float">
            <text:p>191123.357943363</text:p>
          </table:table-cell>
          <table:table-cell table:style-name="Default" office:value-type="float" office:value="5106.44530722572" calcext:value-type="float">
            <text:p>5106.44530722572</text:p>
          </table:table-cell>
          <table:table-cell table:number-columns-repeated="39"/>
        </table:table-row>
        <table:table-row table:style-name="ro4">
          <table:table-cell table:style-name="ce3"/>
          <table:table-cell/>
          <table:table-cell office:value-type="string" calcext:value-type="string">
            <text:p>OBX DISPLACEMENT</text:p>
          </table:table-cell>
          <table:table-cell table:number-columns-repeated="2"/>
          <table:table-cell table:style-name="Default" office:value-type="float" office:value="21166.7899504491" calcext:value-type="float">
            <text:p>21166.7899504491</text:p>
          </table:table-cell>
          <table:table-cell table:style-name="Default" office:value-type="float" office:value="331472.433235354" calcext:value-type="float">
            <text:p>331472.433235354</text:p>
          </table:table-cell>
          <table:table-cell table:style-name="Default" office:value-type="float" office:value="317533.296355877" calcext:value-type="float">
            <text:p>317533.296355877</text:p>
          </table:table-cell>
          <table:table-cell table:style-name="Default" office:value-type="float" office:value="16630.8123555516" calcext:value-type="float">
            <text:p>16630.8123555516</text:p>
          </table:table-cell>
          <table:table-cell table:style-name="Default" office:value-type="float" office:value="150389.868405464" calcext:value-type="float">
            <text:p>150389.868405464</text:p>
          </table:table-cell>
          <table:table-cell table:style-name="Default" office:value-type="float" office:value="740033.606238543" calcext:value-type="float">
            <text:p>740033.606238543</text:p>
          </table:table-cell>
          <table:table-cell table:style-name="Default" office:value-type="float" office:value="1693653.15155636" calcext:value-type="float">
            <text:p>1693653.15155636</text:p>
          </table:table-cell>
          <table:table-cell table:style-name="Default" office:value-type="float" office:value="158362.262762568" calcext:value-type="float">
            <text:p>158362.262762568</text:p>
          </table:table-cell>
          <table:table-cell table:style-name="Default" office:value-type="float" office:value="162400.352537455" calcext:value-type="float">
            <text:p>162400.352537455</text:p>
          </table:table-cell>
          <table:table-cell table:style-name="Default" office:value-type="float" office:value="393586.318663877" calcext:value-type="float">
            <text:p>393586.318663877</text:p>
          </table:table-cell>
          <table:table-cell table:style-name="Default" office:value-type="float" office:value="568196.548673061" calcext:value-type="float">
            <text:p>568196.548673061</text:p>
          </table:table-cell>
          <table:table-cell table:style-name="Default" office:value-type="float" office:value="875626.125329935" calcext:value-type="float">
            <text:p>875626.125329935</text:p>
          </table:table-cell>
          <table:table-cell table:style-name="Default" office:value-type="float" office:value="559277.734538931" calcext:value-type="float">
            <text:p>559277.734538931</text:p>
          </table:table-cell>
          <table:table-cell table:style-name="Default" office:value-type="float" office:value="459259.572046107" calcext:value-type="float">
            <text:p>459259.572046107</text:p>
          </table:table-cell>
          <table:table-cell table:style-name="Default" office:value-type="float" office:value="1362681.72280348" calcext:value-type="float">
            <text:p>1362681.72280348</text:p>
          </table:table-cell>
          <table:table-cell table:style-name="Default" office:value-type="float" office:value="153455.434781791" calcext:value-type="float">
            <text:p>153455.434781791</text:p>
          </table:table-cell>
          <table:table-cell table:style-name="Default" office:value-type="float" office:value="866501.366915266" calcext:value-type="float">
            <text:p>866501.366915266</text:p>
          </table:table-cell>
          <table:table-cell table:style-name="Default" office:value-type="float" office:value="22981.0476740901" calcext:value-type="float">
            <text:p>22981.0476740901</text:p>
          </table:table-cell>
          <table:table-cell table:number-columns-repeated="39"/>
        </table:table-row>
        <table:table-row table:style-name="ro4">
          <table:table-cell table:style-name="ce7"/>
          <table:table-cell table:style-name="ce3"/>
          <table:table-cell office:value-type="string" calcext:value-type="string">
            <text:p>OX DISPLACEMENT</text:p>
          </table:table-cell>
          <table:table-cell table:number-columns-repeated="2"/>
          <table:table-cell table:style-name="Default" office:value-type="float" office:value="3825.58103642527" calcext:value-type="float">
            <text:p>3825.58103642527</text:p>
          </table:table-cell>
          <table:table-cell table:style-name="Default" office:value-type="float" office:value="115665.183006877" calcext:value-type="float">
            <text:p>115665.183006877</text:p>
          </table:table-cell>
          <table:table-cell table:style-name="Default" office:value-type="float" office:value="27543.1631810966" calcext:value-type="float">
            <text:p>27543.1631810966</text:p>
          </table:table-cell>
          <table:table-cell table:style-name="Default" office:value-type="float" office:value="3408.47575602211" calcext:value-type="float">
            <text:p>3408.47575602211</text:p>
          </table:table-cell>
          <table:table-cell table:style-name="Default" office:value-type="float" office:value="46049.8604092999" calcext:value-type="float">
            <text:p>46049.8604092999</text:p>
          </table:table-cell>
          <table:table-cell table:style-name="Default" office:value-type="float" office:value="163069.854432091" calcext:value-type="float">
            <text:p>163069.854432091</text:p>
          </table:table-cell>
          <table:table-cell table:style-name="Default" office:value-type="float" office:value="436945.584567543" calcext:value-type="float">
            <text:p>436945.584567543</text:p>
          </table:table-cell>
          <table:table-cell table:style-name="Default" office:value-type="float" office:value="35869.4217356046" calcext:value-type="float">
            <text:p>35869.4217356046</text:p>
          </table:table-cell>
          <table:table-cell table:style-name="Default" office:value-type="float" office:value="35220.797108915" calcext:value-type="float">
            <text:p>35220.797108915</text:p>
          </table:table-cell>
          <table:table-cell table:style-name="Default" office:value-type="float" office:value="71073.7555116702" calcext:value-type="float">
            <text:p>71073.7555116702</text:p>
          </table:table-cell>
          <table:table-cell table:style-name="Default" office:value-type="float" office:value="151562.186057199" calcext:value-type="float">
            <text:p>151562.186057199</text:p>
          </table:table-cell>
          <table:table-cell table:style-name="Default" office:value-type="float" office:value="100017.327893729" calcext:value-type="float">
            <text:p>100017.327893729</text:p>
          </table:table-cell>
          <table:table-cell table:style-name="Default" office:value-type="float" office:value="64712.5516796949" calcext:value-type="float">
            <text:p>64712.5516796949</text:p>
          </table:table-cell>
          <table:table-cell table:style-name="Default" office:value-type="float" office:value="81421.2296011506" calcext:value-type="float">
            <text:p>81421.2296011506</text:p>
          </table:table-cell>
          <table:table-cell table:style-name="Default" office:value-type="float" office:value="366252.112443697" calcext:value-type="float">
            <text:p>366252.112443697</text:p>
          </table:table-cell>
          <table:table-cell table:style-name="Default" office:value-type="float" office:value="37212.9137909237" calcext:value-type="float">
            <text:p>37212.9137909237</text:p>
          </table:table-cell>
          <table:table-cell table:style-name="Default" office:value-type="float" office:value="177542.172180479" calcext:value-type="float">
            <text:p>177542.172180479</text:p>
          </table:table-cell>
          <table:table-cell table:style-name="Default" office:value-type="float" office:value="4868.27800645224" calcext:value-type="float">
            <text:p>4868.27800645224</text:p>
          </table:table-cell>
          <table:table-cell table:number-columns-repeated="39"/>
        </table:table-row>
        <table:table-row table:style-name="ro4">
          <table:table-cell table:style-name="ce7"/>
          <table:table-cell/>
          <table:table-cell table:style-name="ce23" office:value-type="string" calcext:value-type="string">
            <text:p>LOX DISPLACEMENT</text:p>
          </table:table-cell>
          <table:table-cell table:number-columns-repeated="2"/>
          <table:table-cell table:style-name="Default" office:value-type="float" office:value="4001.12187379558" calcext:value-type="float">
            <text:p>4001.12187379558</text:p>
          </table:table-cell>
          <table:table-cell table:style-name="Default" office:value-type="float" office:value="84001.6163434802" calcext:value-type="float">
            <text:p>84001.6163434802</text:p>
          </table:table-cell>
          <table:table-cell table:style-name="Default" office:value-type="float" office:value="26446.9888527575" calcext:value-type="float">
            <text:p>26446.9888527575</text:p>
          </table:table-cell>
          <table:table-cell table:style-name="Default" office:value-type="float" office:value="3337.10000930787" calcext:value-type="float">
            <text:p>3337.10000930787</text:p>
          </table:table-cell>
          <table:table-cell table:style-name="Default" office:value-type="float" office:value="46012.3405130775" calcext:value-type="float">
            <text:p>46012.3405130775</text:p>
          </table:table-cell>
          <table:table-cell table:style-name="Default" office:value-type="float" office:value="167274.630411767" calcext:value-type="float">
            <text:p>167274.630411767</text:p>
          </table:table-cell>
          <table:table-cell table:style-name="Default" office:value-type="float" office:value="349658.176881592" calcext:value-type="float">
            <text:p>349658.176881592</text:p>
          </table:table-cell>
          <table:table-cell table:style-name="Default" office:value-type="float" office:value="36388.3155825416" calcext:value-type="float">
            <text:p>36388.3155825416</text:p>
          </table:table-cell>
          <table:table-cell table:style-name="Default" office:value-type="float" office:value="36011.5357453001" calcext:value-type="float">
            <text:p>36011.5357453001</text:p>
          </table:table-cell>
          <table:table-cell table:style-name="Default" office:value-type="float" office:value="68814.0186241785" calcext:value-type="float">
            <text:p>68814.0186241785</text:p>
          </table:table-cell>
          <table:table-cell table:style-name="Default" office:value-type="float" office:value="128415.234539024" calcext:value-type="float">
            <text:p>128415.234539024</text:p>
          </table:table-cell>
          <table:table-cell table:style-name="Default" office:value-type="float" office:value="96623.1166495305" calcext:value-type="float">
            <text:p>96623.1166495305</text:p>
          </table:table-cell>
          <table:table-cell table:style-name="Default" office:value-type="float" office:value="64733.0609770047" calcext:value-type="float">
            <text:p>64733.0609770047</text:p>
          </table:table-cell>
          <table:table-cell table:style-name="Default" office:value-type="float" office:value="75454.3939632025" calcext:value-type="float">
            <text:p>75454.3939632025</text:p>
          </table:table-cell>
          <table:table-cell table:style-name="Default" office:value-type="float" office:value="292096.563359825" calcext:value-type="float">
            <text:p>292096.563359825</text:p>
          </table:table-cell>
          <table:table-cell table:style-name="Default" office:value-type="float" office:value="31579.9598411799" calcext:value-type="float">
            <text:p>31579.9598411799</text:p>
          </table:table-cell>
          <table:table-cell table:style-name="Default" office:value-type="float" office:value="178416.776325508" calcext:value-type="float">
            <text:p>178416.776325508</text:p>
          </table:table-cell>
          <table:table-cell table:style-name="Default" office:value-type="float" office:value="4818.34938178769" calcext:value-type="float">
            <text:p>4818.34938178769</text:p>
          </table:table-cell>
          <table:table-cell table:number-columns-repeated="39"/>
        </table:table-row>
        <table:table-row table:style-name="ro4">
          <table:table-cell table:style-name="ce7"/>
          <table:table-cell/>
          <table:table-cell table:style-name="ce23" office:value-type="string" calcext:value-type="string">
            <text:p>PBX DISPLACEMENT</text:p>
          </table:table-cell>
          <table:table-cell table:number-columns-repeated="2"/>
          <table:table-cell table:style-name="Default" office:value-type="float" office:value="11094.2320822522" calcext:value-type="float">
            <text:p>11094.2320822522</text:p>
          </table:table-cell>
          <table:table-cell table:style-name="Default" office:value-type="float" office:value="188937.226715135" calcext:value-type="float">
            <text:p>188937.226715135</text:p>
          </table:table-cell>
          <table:table-cell table:style-name="Default" office:value-type="float" office:value="147226.729915095" calcext:value-type="float">
            <text:p>147226.729915095</text:p>
          </table:table-cell>
          <table:table-cell table:style-name="Default" office:value-type="float" office:value="7831.70644320293" calcext:value-type="float">
            <text:p>7831.70644320293</text:p>
          </table:table-cell>
          <table:table-cell table:style-name="Default" office:value-type="float" office:value="78382.1894633409" calcext:value-type="float">
            <text:p>78382.1894633409</text:p>
          </table:table-cell>
          <table:table-cell table:style-name="Default" office:value-type="float" office:value="337932.063179426" calcext:value-type="float">
            <text:p>337932.063179426</text:p>
          </table:table-cell>
          <table:table-cell table:style-name="Default" office:value-type="float" office:value="956602.458580411" calcext:value-type="float">
            <text:p>956602.458580411</text:p>
          </table:table-cell>
          <table:table-cell table:style-name="Default" office:value-type="float" office:value="62632.8503532212" calcext:value-type="float">
            <text:p>62632.8503532212</text:p>
          </table:table-cell>
          <table:table-cell table:style-name="Default" office:value-type="float" office:value="68814.0465209068" calcext:value-type="float">
            <text:p>68814.0465209068</text:p>
          </table:table-cell>
          <table:table-cell table:style-name="Default" office:value-type="float" office:value="205578.742678787" calcext:value-type="float">
            <text:p>205578.742678787</text:p>
          </table:table-cell>
          <table:table-cell table:style-name="Default" office:value-type="float" office:value="338228.33564706" calcext:value-type="float">
            <text:p>338228.33564706</text:p>
          </table:table-cell>
          <table:table-cell table:style-name="Default" office:value-type="float" office:value="337033.932595243" calcext:value-type="float">
            <text:p>337033.932595243</text:p>
          </table:table-cell>
          <table:table-cell table:style-name="Default" office:value-type="float" office:value="173421.03805867" calcext:value-type="float">
            <text:p>173421.03805867</text:p>
          </table:table-cell>
          <table:table-cell table:style-name="Default" office:value-type="float" office:value="190681.594488995" calcext:value-type="float">
            <text:p>190681.594488995</text:p>
          </table:table-cell>
          <table:table-cell table:style-name="Default" office:value-type="float" office:value="797872.525684933" calcext:value-type="float">
            <text:p>797872.525684933</text:p>
          </table:table-cell>
          <table:table-cell table:style-name="Default" office:value-type="float" office:value="88150.211024349" calcext:value-type="float">
            <text:p>88150.211024349</text:p>
          </table:table-cell>
          <table:table-cell table:style-name="Default" office:value-type="float" office:value="437993.496490435" calcext:value-type="float">
            <text:p>437993.496490435</text:p>
          </table:table-cell>
          <table:table-cell table:style-name="Default" office:value-type="float" office:value="9216.30116031761" calcext:value-type="float">
            <text:p>9216.30116031761</text:p>
          </table:table-cell>
          <table:table-cell table:number-columns-repeated="39"/>
        </table:table-row>
        <table:table-row table:style-name="ro4">
          <table:table-cell/>
          <table:table-cell table:style-name="ce3"/>
          <table:table-cell office:value-type="string" calcext:value-type="string">
            <text:p>PMX DISPLACEMENT</text:p>
          </table:table-cell>
          <table:table-cell table:number-columns-repeated="2"/>
          <table:table-cell table:style-name="Default" office:value-type="float" office:value="4099.58859767724" calcext:value-type="float">
            <text:p>4099.58859767724</text:p>
          </table:table-cell>
          <table:table-cell table:style-name="Default" office:value-type="float" office:value="91071.2510572365" calcext:value-type="float">
            <text:p>91071.2510572365</text:p>
          </table:table-cell>
          <table:table-cell table:style-name="Default" office:value-type="float" office:value="32591.3741365297" calcext:value-type="float">
            <text:p>32591.3741365297</text:p>
          </table:table-cell>
          <table:table-cell table:style-name="Default" office:value-type="float" office:value="3454.09538741328" calcext:value-type="float">
            <text:p>3454.09538741328</text:p>
          </table:table-cell>
          <table:table-cell table:style-name="Default" office:value-type="float" office:value="47945.015735083" calcext:value-type="float">
            <text:p>47945.015735083</text:p>
          </table:table-cell>
          <table:table-cell table:style-name="Default" office:value-type="float" office:value="169570.891333616" calcext:value-type="float">
            <text:p>169570.891333616</text:p>
          </table:table-cell>
          <table:table-cell table:style-name="Default" office:value-type="float" office:value="351021.594043238" calcext:value-type="float">
            <text:p>351021.594043238</text:p>
          </table:table-cell>
          <table:table-cell table:style-name="Default" office:value-type="float" office:value="36381.4865117971" calcext:value-type="float">
            <text:p>36381.4865117971</text:p>
          </table:table-cell>
          <table:table-cell table:style-name="Default" office:value-type="float" office:value="36346.5255277095" calcext:value-type="float">
            <text:p>36346.5255277095</text:p>
          </table:table-cell>
          <table:table-cell table:style-name="Default" office:value-type="float" office:value="74777.239876926" calcext:value-type="float">
            <text:p>74777.239876926</text:p>
          </table:table-cell>
          <table:table-cell table:style-name="Default" office:value-type="float" office:value="140144.6852634" calcext:value-type="float">
            <text:p>140144.6852634</text:p>
          </table:table-cell>
          <table:table-cell table:style-name="Default" office:value-type="float" office:value="103872.306844558" calcext:value-type="float">
            <text:p>103872.306844558</text:p>
          </table:table-cell>
          <table:table-cell table:style-name="Default" office:value-type="float" office:value="69251.8734407011" calcext:value-type="float">
            <text:p>69251.8734407011</text:p>
          </table:table-cell>
          <table:table-cell table:style-name="Default" office:value-type="float" office:value="82903.1618583517" calcext:value-type="float">
            <text:p>82903.1618583517</text:p>
          </table:table-cell>
          <table:table-cell table:style-name="Default" office:value-type="float" office:value="308011.80304628" calcext:value-type="float">
            <text:p>308011.80304628</text:p>
          </table:table-cell>
          <table:table-cell table:style-name="Default" office:value-type="float" office:value="37571.6173212787" calcext:value-type="float">
            <text:p>37571.6173212787</text:p>
          </table:table-cell>
          <table:table-cell table:style-name="Default" office:value-type="float" office:value="177388.346443388" calcext:value-type="float">
            <text:p>177388.346443388</text:p>
          </table:table-cell>
          <table:table-cell table:style-name="Default" office:value-type="float" office:value="5079.85008402283" calcext:value-type="float">
            <text:p>5079.85008402283</text:p>
          </table:table-cell>
          <table:table-cell table:number-columns-repeated="39"/>
        </table:table-row>
        <table:table-row table:style-name="ro4">
          <table:table-cell table:number-columns-repeated="2"/>
          <table:table-cell office:value-type="string" calcext:value-type="string">
            <text:p>CX DISPLACEMENT</text:p>
          </table:table-cell>
          <table:table-cell table:number-columns-repeated="2"/>
          <table:table-cell table:style-name="Default" office:value-type="float" office:value="6124.73412305771" calcext:value-type="float">
            <text:p>6124.73412305771</text:p>
          </table:table-cell>
          <table:table-cell table:style-name="Default" office:value-type="float" office:value="148419.572631999" calcext:value-type="float">
            <text:p>148419.572631999</text:p>
          </table:table-cell>
          <table:table-cell table:style-name="Default" office:value-type="float" office:value="80685.9369332697" calcext:value-type="float">
            <text:p>80685.9369332697</text:p>
          </table:table-cell>
          <table:table-cell table:style-name="Default" office:value-type="float" office:value="5233.27597239734" calcext:value-type="float">
            <text:p>5233.27597239734</text:p>
          </table:table-cell>
          <table:table-cell table:style-name="Default" office:value-type="float" office:value="57094.6566364967" calcext:value-type="float">
            <text:p>57094.6566364967</text:p>
          </table:table-cell>
          <table:table-cell table:style-name="Default" office:value-type="float" office:value="234438.64204238" calcext:value-type="float">
            <text:p>234438.64204238</text:p>
          </table:table-cell>
          <table:table-cell table:style-name="Default" office:value-type="float" office:value="640958.622518102" calcext:value-type="float">
            <text:p>640958.622518102</text:p>
          </table:table-cell>
          <table:table-cell table:style-name="Default" office:value-type="float" office:value="47534.5457608118" calcext:value-type="float">
            <text:p>47534.5457608118</text:p>
          </table:table-cell>
          <table:table-cell table:style-name="Default" office:value-type="float" office:value="47254.0141511716" calcext:value-type="float">
            <text:p>47254.0141511716</text:p>
          </table:table-cell>
          <table:table-cell table:style-name="Default" office:value-type="float" office:value="129854.878245336" calcext:value-type="float">
            <text:p>129854.878245336</text:p>
          </table:table-cell>
          <table:table-cell table:style-name="Default" office:value-type="float" office:value="261833.491012133" calcext:value-type="float">
            <text:p>261833.491012133</text:p>
          </table:table-cell>
          <table:table-cell table:style-name="Default" office:value-type="float" office:value="160354.585015379" calcext:value-type="float">
            <text:p>160354.585015379</text:p>
          </table:table-cell>
          <table:table-cell table:style-name="Default" office:value-type="float" office:value="102715.197121833" calcext:value-type="float">
            <text:p>102715.197121833</text:p>
          </table:table-cell>
          <table:table-cell table:style-name="Default" office:value-type="float" office:value="123760.91335066" calcext:value-type="float">
            <text:p>123760.91335066</text:p>
          </table:table-cell>
          <table:table-cell table:style-name="Default" office:value-type="float" office:value="561796.607685196" calcext:value-type="float">
            <text:p>561796.607685196</text:p>
          </table:table-cell>
          <table:table-cell table:style-name="Default" office:value-type="float" office:value="62291.9985315372" calcext:value-type="float">
            <text:p>62291.9985315372</text:p>
          </table:table-cell>
          <table:table-cell table:style-name="Default" office:value-type="float" office:value="269070.368728693" calcext:value-type="float">
            <text:p>269070.368728693</text:p>
          </table:table-cell>
          <table:table-cell table:style-name="Default" office:value-type="float" office:value="6484.87484070726" calcext:value-type="float">
            <text:p>6484.87484070726</text:p>
          </table:table-cell>
          <table:table-cell table:number-columns-repeated="39"/>
        </table:table-row>
        <table:table-row table:style-name="ro4">
          <table:table-cell table:style-name="ce12" office:value-type="string" calcext:value-type="string" table:number-columns-spanned="4" table:number-rows-spanned="1">
            <text:p>Relative error with respect to optimum</text:p>
          </table:table-cell>
          <table:covered-table-cell table:number-columns-repeated="2" table:style-name="ce16"/>
          <table:covered-table-cell/>
          <table:table-cell table:number-columns-repeated="12"/>
          <table:table-cell table:style-name="ce24" table:number-columns-repeated="7"/>
          <table:table-cell table:number-columns-repeated="39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float" office:value="0.03" calcext:value-type="float">
            <text:p>0.03</text:p>
          </table:table-cell>
          <table:table-cell table:style-name="ce21" office:value-type="string" calcext:value-type="string">
            <text:p>MX SWAP</text:p>
          </table:table-cell>
          <table:table-cell table:formula="of:=SUM([.F49:.W49])/3" office:value-type="float" office:value="-1.55443674846188" calcext:value-type="float">
            <text:p>-1.55443674846188</text:p>
          </table:table-cell>
          <table:table-cell table:style-name="ce48" table:formula="of:=[.D49]*(-1)" office:value-type="percentage" office:value="1.55443674846188" calcext:value-type="percentage">
            <text:p>155.44%</text:p>
          </table:table-cell>
          <table:table-cell table:formula="of:=([.$F$3]-[.F6])/[.$F$3]" office:value-type="float" office:value="-1.28416167679115" calcext:value-type="float">
            <text:p>-1.28416167679115</text:p>
          </table:table-cell>
          <table:table-cell table:number-columns-repeated="3"/>
          <table:table-cell table:formula="of:=([.$J$3]-[.J6])/[.$J$3]" office:value-type="float" office:value="-0.354797195051792" calcext:value-type="float">
            <text:p>-0.354797195051792</text:p>
          </table:table-cell>
          <table:table-cell table:number-columns-repeated="5"/>
          <table:table-cell table:formula="of:=([.$P$3]-[.P6])/[.$P$3]" office:value-type="float" office:value="-3.02435137354269" calcext:value-type="float">
            <text:p>-3.02435137354269</text:p>
          </table:table-cell>
          <table:table-cell table:number-columns-repeated="46"/>
        </table:table-row>
        <table:table-row table:style-name="ro4">
          <table:table-cell table:style-name="ce3"/>
          <table:table-cell/>
          <table:table-cell table:style-name="ce21" office:value-type="string" calcext:value-type="string">
            <text:p>OBX SWAP</text:p>
          </table:table-cell>
          <table:table-cell table:formula="of:=SUM([.F50:.W50])/3" office:value-type="float" office:value="-6.6284459714392" calcext:value-type="float">
            <text:p>-6.6284459714392</text:p>
          </table:table-cell>
          <table:table-cell table:style-name="ce48" table:formula="of:=[.D50]*(-1)" office:value-type="percentage" office:value="6.6284459714392" calcext:value-type="percentage">
            <text:p>662.84%</text:p>
          </table:table-cell>
          <table:table-cell table:formula="of:=([.$F$3]-[.F7])/[.$F$3]" office:value-type="float" office:value="-6.93063461490716" calcext:value-type="float">
            <text:p>-6.93063461490716</text:p>
          </table:table-cell>
          <table:table-cell table:number-columns-repeated="3"/>
          <table:table-cell table:formula="of:=([.$J$3]-[.J7])/[.$J$3]" office:value-type="float" office:value="-2.64613320034475" calcext:value-type="float">
            <text:p>-2.64613320034475</text:p>
          </table:table-cell>
          <table:table-cell table:number-columns-repeated="5"/>
          <table:table-cell table:formula="of:=([.$P$3]-[.P7])/[.$P$3]" office:value-type="float" office:value="-10.3085700990657" calcext:value-type="float">
            <text:p>-10.3085700990657</text:p>
          </table:table-cell>
          <table:table-cell table:number-columns-repeated="46"/>
        </table:table-row>
        <table:table-row table:style-name="ro4">
          <table:table-cell table:style-name="ce3"/>
          <table:table-cell/>
          <table:table-cell office:value-type="string" calcext:value-type="string">
            <text:p>OX SWAP</text:p>
          </table:table-cell>
          <table:table-cell table:formula="of:=SUM([.F51:.W51])/3" office:value-type="float" office:value="-0.895571555006641" calcext:value-type="float">
            <text:p>-0.895571555006641</text:p>
          </table:table-cell>
          <table:table-cell table:style-name="ce48" table:formula="of:=[.D51]*(-1)" office:value-type="percentage" office:value="0.895571555006641" calcext:value-type="percentage">
            <text:p>89.56%</text:p>
          </table:table-cell>
          <table:table-cell table:formula="of:=([.$F$3]-[.F8])/[.$F$3]" office:value-type="float" office:value="-0.463835508074576" calcext:value-type="float">
            <text:p>-0.463835508074576</text:p>
          </table:table-cell>
          <table:table-cell table:number-columns-repeated="3"/>
          <table:table-cell table:formula="of:=([.$J$3]-[.J8])/[.$J$3]" office:value-type="float" office:value="-0.136978364833271" calcext:value-type="float">
            <text:p>-0.136978364833271</text:p>
          </table:table-cell>
          <table:table-cell table:number-columns-repeated="5"/>
          <table:table-cell table:formula="of:=([.$P$3]-[.P8])/[.$P$3]" office:value-type="float" office:value="-2.08590079211208" calcext:value-type="float">
            <text:p>-2.08590079211208</text:p>
          </table:table-cell>
          <table:table-cell table:number-columns-repeated="46"/>
        </table:table-row>
        <table:table-row table:style-name="ro4">
          <table:table-cell table:style-name="ce7"/>
          <table:table-cell table:style-name="ce3"/>
          <table:table-cell table:style-name="ce23" office:value-type="string" calcext:value-type="string">
            <text:p>LOX SWAP</text:p>
          </table:table-cell>
          <table:table-cell table:formula="of:=SUM([.F52:.W52])/3" office:value-type="float" office:value="-1.26362083889549" calcext:value-type="float">
            <text:p>-1.26362083889549</text:p>
          </table:table-cell>
          <table:table-cell table:style-name="ce48" table:formula="of:=[.D52]*(-1)" office:value-type="percentage" office:value="1.26362083889549" calcext:value-type="percentage">
            <text:p>126.36%</text:p>
          </table:table-cell>
          <table:table-cell table:formula="of:=([.$F$3]-[.F9])/[.$F$3]" office:value-type="float" office:value="-1.1018161508278" calcext:value-type="float">
            <text:p>-1.1018161508278</text:p>
          </table:table-cell>
          <table:table-cell table:number-columns-repeated="3"/>
          <table:table-cell table:formula="of:=([.$J$3]-[.J9])/[.$J$3]" office:value-type="float" office:value="-0.388424172576012" calcext:value-type="float">
            <text:p>-0.388424172576012</text:p>
          </table:table-cell>
          <table:table-cell table:number-columns-repeated="5"/>
          <table:table-cell table:formula="of:=([.$P$3]-[.P9])/[.$P$3]" office:value-type="float" office:value="-2.30062219328266" calcext:value-type="float">
            <text:p>-2.30062219328266</text:p>
          </table:table-cell>
          <table:table-cell table:number-columns-repeated="46"/>
        </table:table-row>
        <table:table-row table:style-name="ro4">
          <table:table-cell table:style-name="ce7"/>
          <table:table-cell/>
          <table:table-cell table:style-name="ce23" office:value-type="string" calcext:value-type="string">
            <text:p>PBX SWAP</text:p>
          </table:table-cell>
          <table:table-cell table:formula="of:=SUM([.F53:.W53])/3" office:value-type="float" office:value="-2.54667605626751" calcext:value-type="float">
            <text:p>-2.54667605626751</text:p>
          </table:table-cell>
          <table:table-cell table:style-name="ce48" table:formula="of:=[.D53]*(-1)" office:value-type="percentage" office:value="2.54667605626751" calcext:value-type="percentage">
            <text:p>254.67%</text:p>
          </table:table-cell>
          <table:table-cell table:formula="of:=([.$F$3]-[.F10])/[.$F$3]" office:value-type="float" office:value="-2.16560747454141" calcext:value-type="float">
            <text:p>-2.16560747454141</text:p>
          </table:table-cell>
          <table:table-cell table:number-columns-repeated="3"/>
          <table:table-cell table:formula="of:=([.$J$3]-[.J10])/[.$J$3]" office:value-type="float" office:value="-0.760924098802234" calcext:value-type="float">
            <text:p>-0.760924098802234</text:p>
          </table:table-cell>
          <table:table-cell table:number-columns-repeated="5"/>
          <table:table-cell table:formula="of:=([.$P$3]-[.P10])/[.$P$3]" office:value-type="float" office:value="-4.71349659545888" calcext:value-type="float">
            <text:p>-4.71349659545888</text:p>
          </table:table-cell>
          <table:table-cell table:number-columns-repeated="46"/>
        </table:table-row>
        <table:table-row table:style-name="ro4">
          <table:table-cell table:style-name="ce7"/>
          <table:table-cell/>
          <table:table-cell office:value-type="string" calcext:value-type="string">
            <text:p>PMX SWAP</text:p>
          </table:table-cell>
          <table:table-cell table:formula="of:=SUM([.F54:.W54])/3" office:value-type="float" office:value="-1.84914799087278" calcext:value-type="float">
            <text:p>-1.84914799087278</text:p>
          </table:table-cell>
          <table:table-cell table:style-name="ce48" table:formula="of:=[.D54]*(-1)" office:value-type="percentage" office:value="1.84914799087278" calcext:value-type="percentage">
            <text:p>184.91%</text:p>
          </table:table-cell>
          <table:table-cell table:formula="of:=([.$F$3]-[.F11])/[.$F$3]" office:value-type="float" office:value="-1.81646815953975" calcext:value-type="float">
            <text:p>-1.81646815953975</text:p>
          </table:table-cell>
          <table:table-cell table:number-columns-repeated="3"/>
          <table:table-cell table:formula="of:=([.$J$3]-[.J11])/[.$J$3]" office:value-type="float" office:value="-0.646735008582471" calcext:value-type="float">
            <text:p>-0.646735008582471</text:p>
          </table:table-cell>
          <table:table-cell table:number-columns-repeated="5"/>
          <table:table-cell table:formula="of:=([.$P$3]-[.P11])/[.$P$3]" office:value-type="float" office:value="-3.08424080449614" calcext:value-type="float">
            <text:p>-3.08424080449614</text:p>
          </table:table-cell>
          <table:table-cell table:number-columns-repeated="46"/>
        </table:table-row>
        <table:table-row table:style-name="ro4">
          <table:table-cell/>
          <table:table-cell table:style-name="ce3"/>
          <table:table-cell office:value-type="string" calcext:value-type="string">
            <text:p>CX SWAP</text:p>
          </table:table-cell>
          <table:table-cell table:formula="of:=SUM([.F55:.W55])/3" office:value-type="float" office:value="-1.87004267046538" calcext:value-type="float">
            <text:p>-1.87004267046538</text:p>
          </table:table-cell>
          <table:table-cell table:style-name="ce48" table:formula="of:=[.D55]*(-1)" office:value-type="percentage" office:value="1.87004267046538" calcext:value-type="percentage">
            <text:p>187.00%</text:p>
          </table:table-cell>
          <table:table-cell table:formula="of:=([.$F$3]-[.F12])/[.$F$3]" office:value-type="float" office:value="-1.68988962153696" calcext:value-type="float">
            <text:p>-1.68988962153696</text:p>
          </table:table-cell>
          <table:table-cell table:number-columns-repeated="3"/>
          <table:table-cell table:formula="of:=([.$J$3]-[.J12])/[.$J$3]" office:value-type="float" office:value="-0.679447836844411" calcext:value-type="float">
            <text:p>-0.679447836844411</text:p>
          </table:table-cell>
          <table:table-cell table:number-columns-repeated="5"/>
          <table:table-cell table:formula="of:=([.$P$3]-[.P12])/[.$P$3]" office:value-type="float" office:value="-3.24079055301476" calcext:value-type="float">
            <text:p>-3.24079055301476</text:p>
          </table:table-cell>
          <table:table-cell table:number-columns-repeated="46"/>
        </table:table-row>
        <table:table-row table:style-name="ro4">
          <table:table-cell table:number-columns-repeated="2"/>
          <table:table-cell table:style-name="ce21" office:value-type="string" calcext:value-type="string">
            <text:p><text:span text:style-name="T4">MX</text:span> SCRAMBLE</text:p>
          </table:table-cell>
          <table:table-cell table:formula="of:=SUM([.F56:.W56])/3" office:value-type="float" office:value="-3.68956814475168" calcext:value-type="float">
            <text:p>-3.68956814475168</text:p>
          </table:table-cell>
          <table:table-cell table:style-name="ce48" table:formula="of:=[.D56]*(-1)" office:value-type="percentage" office:value="3.68956814475168" calcext:value-type="percentage">
            <text:p>368.96%</text:p>
          </table:table-cell>
          <table:table-cell table:formula="of:=([.$F$3]-[.F13])/[.$F$3]" office:value-type="float" office:value="-3.31743983294156" calcext:value-type="float">
            <text:p>-3.31743983294156</text:p>
          </table:table-cell>
          <table:table-cell table:number-columns-repeated="3"/>
          <table:table-cell table:formula="of:=([.$J$3]-[.J13])/[.$J$3]" office:value-type="float" office:value="-1.47389630262985" calcext:value-type="float">
            <text:p>-1.47389630262985</text:p>
          </table:table-cell>
          <table:table-cell table:number-columns-repeated="5"/>
          <table:table-cell table:formula="of:=([.$P$3]-[.P13])/[.$P$3]" office:value-type="float" office:value="-6.27736829868363" calcext:value-type="float">
            <text:p>-6.27736829868363</text:p>
          </table:table-cell>
          <table:table-cell table:number-columns-repeated="46"/>
        </table:table-row>
        <table:table-row table:style-name="ro4">
          <table:table-cell table:number-columns-repeated="2"/>
          <table:table-cell table:style-name="ce21" office:value-type="string" calcext:value-type="string">
            <text:p>OBX SCRAMBLE</text:p>
          </table:table-cell>
          <table:table-cell table:formula="of:=SUM([.F57:.W57])/3" office:value-type="float" office:value="-6.68629308367385" calcext:value-type="float">
            <text:p>-6.68629308367385</text:p>
          </table:table-cell>
          <table:table-cell table:style-name="ce48" table:formula="of:=[.D57]*(-1)" office:value-type="percentage" office:value="6.68629308367385" calcext:value-type="percentage">
            <text:p>668.63%</text:p>
          </table:table-cell>
          <table:table-cell table:formula="of:=([.$F$3]-[.F14])/[.$F$3]" office:value-type="float" office:value="-7.05353632146886" calcext:value-type="float">
            <text:p>-7.05353632146886</text:p>
          </table:table-cell>
          <table:table-cell table:number-columns-repeated="3"/>
          <table:table-cell table:formula="of:=([.$J$3]-[.J14])/[.$J$3]" office:value-type="float" office:value="-2.74901985213891" calcext:value-type="float">
            <text:p>-2.74901985213891</text:p>
          </table:table-cell>
          <table:table-cell table:number-columns-repeated="5"/>
          <table:table-cell table:formula="of:=([.$P$3]-[.P14])/[.$P$3]" office:value-type="float" office:value="-10.2563230774138" calcext:value-type="float">
            <text:p>-10.2563230774138</text:p>
          </table:table-cell>
          <table:table-cell table:number-columns-repeated="46"/>
        </table:table-row>
        <table:table-row table:style-name="ro4">
          <table:table-cell/>
          <table:table-cell table:style-name="ce3"/>
          <table:table-cell office:value-type="string" calcext:value-type="string">
            <text:p>OX SCRAMBLE</text:p>
          </table:table-cell>
          <table:table-cell table:formula="of:=SUM([.F58:.W58])/3" office:value-type="float" office:value="-0.931897497623273" calcext:value-type="float">
            <text:p>-0.931897497623273</text:p>
          </table:table-cell>
          <table:table-cell table:style-name="ce48" table:formula="of:=[.D58]*(-1)" office:value-type="percentage" office:value="0.931897497623273" calcext:value-type="percentage">
            <text:p>93.19%</text:p>
          </table:table-cell>
          <table:table-cell table:formula="of:=([.$F$3]-[.F15])/[.$F$3]" office:value-type="float" office:value="-0.550584000099002" calcext:value-type="float">
            <text:p>-0.550584000099002</text:p>
          </table:table-cell>
          <table:table-cell table:number-columns-repeated="3"/>
          <table:table-cell table:formula="of:=([.$J$3]-[.J15])/[.$J$3]" office:value-type="float" office:value="-0.131520699454863" calcext:value-type="float">
            <text:p>-0.131520699454863</text:p>
          </table:table-cell>
          <table:table-cell table:number-columns-repeated="5"/>
          <table:table-cell table:formula="of:=([.$P$3]-[.P15])/[.$P$3]" office:value-type="float" office:value="-2.11358779331595" calcext:value-type="float">
            <text:p>-2.11358779331595</text:p>
          </table:table-cell>
          <table:table-cell table:number-columns-repeated="46"/>
        </table:table-row>
        <table:table-row table:style-name="ro4">
          <table:table-cell table:number-columns-repeated="2"/>
          <table:table-cell table:style-name="ce23" office:value-type="string" calcext:value-type="string">
            <text:p>LOX SCRAMBLE</text:p>
          </table:table-cell>
          <table:table-cell table:formula="of:=SUM([.F59:.W59])/3" office:value-type="float" office:value="-2.24330307511647" calcext:value-type="float">
            <text:p>-2.24330307511647</text:p>
          </table:table-cell>
          <table:table-cell table:style-name="ce48" table:formula="of:=[.D59]*(-1)" office:value-type="percentage" office:value="2.24330307511647" calcext:value-type="percentage">
            <text:p>224.33%</text:p>
          </table:table-cell>
          <table:table-cell table:formula="of:=([.$F$3]-[.F16])/[.$F$3]" office:value-type="float" office:value="-2.21923819738498" calcext:value-type="float">
            <text:p>-2.21923819738498</text:p>
          </table:table-cell>
          <table:table-cell table:number-columns-repeated="3"/>
          <table:table-cell table:formula="of:=([.$J$3]-[.J16])/[.$J$3]" office:value-type="float" office:value="-0.856075303564375" calcext:value-type="float">
            <text:p>-0.856075303564375</text:p>
          </table:table-cell>
          <table:table-cell table:number-columns-repeated="5"/>
          <table:table-cell table:formula="of:=([.$P$3]-[.P16])/[.$P$3]" office:value-type="float" office:value="-3.65459572440005" calcext:value-type="float">
            <text:p>-3.65459572440005</text:p>
          </table:table-cell>
          <table:table-cell table:number-columns-repeated="46"/>
        </table:table-row>
        <table:table-row table:style-name="ro4">
          <table:table-cell table:number-columns-repeated="2"/>
          <table:table-cell table:style-name="ce23" office:value-type="string" calcext:value-type="string">
            <text:p>PBX SCRAMBLE</text:p>
          </table:table-cell>
          <table:table-cell table:formula="of:=SUM([.F60:.W60])/3" office:value-type="float" office:value="-3.32972460802531" calcext:value-type="float">
            <text:p>-3.32972460802531</text:p>
          </table:table-cell>
          <table:table-cell table:style-name="ce48" table:formula="of:=[.D60]*(-1)" office:value-type="percentage" office:value="3.32972460802531" calcext:value-type="percentage">
            <text:p>332.97%</text:p>
          </table:table-cell>
          <table:table-cell table:formula="of:=([.$F$3]-[.F17])/[.$F$3]" office:value-type="float" office:value="-2.94085236822023" calcext:value-type="float">
            <text:p>-2.94085236822023</text:p>
          </table:table-cell>
          <table:table-cell table:number-columns-repeated="3"/>
          <table:table-cell table:formula="of:=([.$J$3]-[.J17])/[.$J$3]" office:value-type="float" office:value="-1.54642329739748" calcext:value-type="float">
            <text:p>-1.54642329739748</text:p>
          </table:table-cell>
          <table:table-cell table:number-columns-repeated="5"/>
          <table:table-cell table:formula="of:=([.$P$3]-[.P17])/[.$P$3]" office:value-type="float" office:value="-5.50189815845822" calcext:value-type="float">
            <text:p>-5.50189815845822</text:p>
          </table:table-cell>
          <table:table-cell table:number-columns-repeated="46"/>
        </table:table-row>
        <table:table-row table:style-name="ro4">
          <table:table-cell/>
          <table:table-cell table:style-name="ce5"/>
          <table:table-cell office:value-type="string" calcext:value-type="string">
            <text:p>PMX SCRAMBLE</text:p>
          </table:table-cell>
          <table:table-cell table:formula="of:=SUM([.F61:.W61])/3" office:value-type="float" office:value="-2.96332491542541" calcext:value-type="float">
            <text:p>-2.96332491542541</text:p>
          </table:table-cell>
          <table:table-cell table:style-name="ce48" table:formula="of:=[.D61]*(-1)" office:value-type="percentage" office:value="2.96332491542541" calcext:value-type="percentage">
            <text:p>296.33%</text:p>
          </table:table-cell>
          <table:table-cell table:formula="of:=([.$F$3]-[.F18])/[.$F$3]" office:value-type="float" office:value="-2.72256868543506" calcext:value-type="float">
            <text:p>-2.72256868543506</text:p>
          </table:table-cell>
          <table:table-cell table:number-columns-repeated="3"/>
          <table:table-cell table:formula="of:=([.$J$3]-[.J18])/[.$J$3]" office:value-type="float" office:value="-1.0614817849712" calcext:value-type="float">
            <text:p>-1.0614817849712</text:p>
          </table:table-cell>
          <table:table-cell table:number-columns-repeated="5"/>
          <table:table-cell table:formula="of:=([.$P$3]-[.P18])/[.$P$3]" office:value-type="float" office:value="-5.10592427586996" calcext:value-type="float">
            <text:p>-5.10592427586996</text:p>
          </table:table-cell>
          <table:table-cell table:number-columns-repeated="46"/>
        </table:table-row>
        <table:table-row table:style-name="ro4">
          <table:table-cell table:style-name="ce3" table:number-columns-repeated="2"/>
          <table:table-cell office:value-type="string" calcext:value-type="string">
            <text:p>CX SCRAMBLE</text:p>
          </table:table-cell>
          <table:table-cell table:formula="of:=SUM([.F62:.W62])/3" office:value-type="float" office:value="-3.85659617321371" calcext:value-type="float">
            <text:p>-3.85659617321371</text:p>
          </table:table-cell>
          <table:table-cell table:style-name="ce48" table:formula="of:=[.D62]*(-1)" office:value-type="percentage" office:value="3.85659617321371" calcext:value-type="percentage">
            <text:p>385.66%</text:p>
          </table:table-cell>
          <table:table-cell table:formula="of:=([.$F$3]-[.F19])/[.$F$3]" office:value-type="float" office:value="-3.78776315514441" calcext:value-type="float">
            <text:p>-3.78776315514441</text:p>
          </table:table-cell>
          <table:table-cell table:number-columns-repeated="3"/>
          <table:table-cell table:formula="of:=([.$J$3]-[.J19])/[.$J$3]" office:value-type="float" office:value="-1.46889957962082" calcext:value-type="float">
            <text:p>-1.46889957962082</text:p>
          </table:table-cell>
          <table:table-cell table:number-columns-repeated="5"/>
          <table:table-cell table:formula="of:=([.$P$3]-[.P19])/[.$P$3]" office:value-type="float" office:value="-6.3131257848759" calcext:value-type="float">
            <text:p>-6.3131257848759</text:p>
          </table:table-cell>
          <table:table-cell table:number-columns-repeated="46"/>
        </table:table-row>
        <table:table-row table:style-name="ro4">
          <table:table-cell table:style-name="ce3"/>
          <table:table-cell/>
          <table:table-cell table:style-name="ce21" office:value-type="string" calcext:value-type="string">
            <text:p>MX SHIFT</text:p>
          </table:table-cell>
          <table:table-cell table:formula="of:=SUM([.F63:.W63])/3" office:value-type="float" office:value="-1.20793974262757" calcext:value-type="float">
            <text:p>-1.20793974262757</text:p>
          </table:table-cell>
          <table:table-cell table:style-name="ce48" table:formula="of:=[.D63]*(-1)" office:value-type="percentage" office:value="1.20793974262757" calcext:value-type="percentage">
            <text:p>120.79%</text:p>
          </table:table-cell>
          <table:table-cell table:formula="of:=([.$F$3]-[.F20])/[.$F$3]" office:value-type="float" office:value="-0.96561942497188" calcext:value-type="float">
            <text:p>-0.96561942497188</text:p>
          </table:table-cell>
          <table:table-cell table:number-columns-repeated="3"/>
          <table:table-cell table:formula="of:=([.$J$3]-[.J20])/[.$J$3]" office:value-type="float" office:value="-0.282038028147891" calcext:value-type="float">
            <text:p>-0.282038028147891</text:p>
          </table:table-cell>
          <table:table-cell table:number-columns-repeated="5"/>
          <table:table-cell table:formula="of:=([.$P$3]-[.P20])/[.$P$3]" office:value-type="float" office:value="-2.37616177476293" calcext:value-type="float">
            <text:p>-2.37616177476293</text:p>
          </table:table-cell>
          <table:table-cell table:number-columns-repeated="46"/>
        </table:table-row>
        <table:table-row table:style-name="ro4">
          <table:table-cell table:style-name="ce3"/>
          <table:table-cell/>
          <table:table-cell table:style-name="ce21" office:value-type="string" calcext:value-type="string">
            <text:p>OBX SHIFT</text:p>
          </table:table-cell>
          <table:table-cell table:formula="of:=SUM([.F64:.W64])/3" office:value-type="float" office:value="-6.76708676864288" calcext:value-type="float">
            <text:p>-6.76708676864288</text:p>
          </table:table-cell>
          <table:table-cell table:style-name="ce48" table:formula="of:=[.D64]*(-1)" office:value-type="percentage" office:value="6.76708676864288" calcext:value-type="percentage">
            <text:p>676.71%</text:p>
          </table:table-cell>
          <table:table-cell table:formula="of:=([.$F$3]-[.F21])/[.$F$3]" office:value-type="float" office:value="-7.1587203016734" calcext:value-type="float">
            <text:p>-7.1587203016734</text:p>
          </table:table-cell>
          <table:table-cell table:number-columns-repeated="3"/>
          <table:table-cell table:formula="of:=([.$J$3]-[.J21])/[.$J$3]" office:value-type="float" office:value="-2.65518882619499" calcext:value-type="float">
            <text:p>-2.65518882619499</text:p>
          </table:table-cell>
          <table:table-cell table:number-columns-repeated="5"/>
          <table:table-cell table:formula="of:=([.$P$3]-[.P21])/[.$P$3]" office:value-type="float" office:value="-10.4873511780603" calcext:value-type="float">
            <text:p>-10.4873511780603</text:p>
          </table:table-cell>
          <table:table-cell table:number-columns-repeated="46"/>
        </table:table-row>
        <table:table-row table:style-name="ro4">
          <table:table-cell table:style-name="ce7"/>
          <table:table-cell table:style-name="ce3"/>
          <table:table-cell office:value-type="string" calcext:value-type="string">
            <text:p>OX SHIFT</text:p>
          </table:table-cell>
          <table:table-cell table:formula="of:=SUM([.F65:.W65])/3" office:value-type="float" office:value="-0.897566309499635" calcext:value-type="float">
            <text:p>-0.897566309499635</text:p>
          </table:table-cell>
          <table:table-cell table:style-name="ce48" table:formula="of:=[.D65]*(-1)" office:value-type="percentage" office:value="0.897566309499635" calcext:value-type="percentage">
            <text:p>89.76%</text:p>
          </table:table-cell>
          <table:table-cell table:formula="of:=([.$F$3]-[.F22])/[.$F$3]" office:value-type="float" office:value="-0.466932874232134" calcext:value-type="float">
            <text:p>-0.466932874232134</text:p>
          </table:table-cell>
          <table:table-cell table:number-columns-repeated="3"/>
          <table:table-cell table:formula="of:=([.$J$3]-[.J22])/[.$J$3]" office:value-type="float" office:value="-0.136529847482096" calcext:value-type="float">
            <text:p>-0.136529847482096</text:p>
          </table:table-cell>
          <table:table-cell table:number-columns-repeated="5"/>
          <table:table-cell table:formula="of:=([.$P$3]-[.P22])/[.$P$3]" office:value-type="float" office:value="-2.08923620678468" calcext:value-type="float">
            <text:p>-2.08923620678468</text:p>
          </table:table-cell>
          <table:table-cell table:number-columns-repeated="46"/>
        </table:table-row>
        <table:table-row table:style-name="ro4">
          <table:table-cell table:style-name="ce7"/>
          <table:table-cell/>
          <table:table-cell table:style-name="ce23" office:value-type="string" calcext:value-type="string">
            <text:p>LOX SHIFT</text:p>
          </table:table-cell>
          <table:table-cell table:formula="of:=SUM([.F66:.W66])/3" office:value-type="float" office:value="-1.12336233311767" calcext:value-type="float">
            <text:p>-1.12336233311767</text:p>
          </table:table-cell>
          <table:table-cell table:style-name="ce48" table:formula="of:=[.D66]*(-1)" office:value-type="percentage" office:value="1.12336233311767" calcext:value-type="percentage">
            <text:p>112.34%</text:p>
          </table:table-cell>
          <table:table-cell table:formula="of:=([.$F$3]-[.F23])/[.$F$3]" office:value-type="float" office:value="-0.983525197665016" calcext:value-type="float">
            <text:p>-0.983525197665016</text:p>
          </table:table-cell>
          <table:table-cell table:number-columns-repeated="3"/>
          <table:table-cell table:formula="of:=([.$J$3]-[.J23])/[.$J$3]" office:value-type="float" office:value="-0.319452192508111" calcext:value-type="float">
            <text:p>-0.319452192508111</text:p>
          </table:table-cell>
          <table:table-cell table:number-columns-repeated="5"/>
          <table:table-cell table:formula="of:=([.$P$3]-[.P23])/[.$P$3]" office:value-type="float" office:value="-2.06710960917989" calcext:value-type="float">
            <text:p>-2.06710960917989</text:p>
          </table:table-cell>
          <table:table-cell table:number-columns-repeated="46"/>
        </table:table-row>
        <table:table-row table:style-name="ro4">
          <table:table-cell table:style-name="ce7"/>
          <table:table-cell/>
          <table:table-cell table:style-name="ce23" office:value-type="string" calcext:value-type="string">
            <text:p>PBX SHIFT</text:p>
          </table:table-cell>
          <table:table-cell table:formula="of:=SUM([.F67:.W67])/3" office:value-type="float" office:value="-2.07348313212599" calcext:value-type="float">
            <text:p>-2.07348313212599</text:p>
          </table:table-cell>
          <table:table-cell table:style-name="ce48" table:formula="of:=[.D67]*(-1)" office:value-type="percentage" office:value="2.07348313212599" calcext:value-type="percentage">
            <text:p>207.35%</text:p>
          </table:table-cell>
          <table:table-cell table:formula="of:=([.$F$3]-[.F24])/[.$F$3]" office:value-type="float" office:value="-1.69312305307602" calcext:value-type="float">
            <text:p>-1.69312305307602</text:p>
          </table:table-cell>
          <table:table-cell table:number-columns-repeated="3"/>
          <table:table-cell table:formula="of:=([.$J$3]-[.J24])/[.$J$3]" office:value-type="float" office:value="-0.416831154689556" calcext:value-type="float">
            <text:p>-0.416831154689556</text:p>
          </table:table-cell>
          <table:table-cell table:number-columns-repeated="5"/>
          <table:table-cell table:formula="of:=([.$P$3]-[.P24])/[.$P$3]" office:value-type="float" office:value="-4.11049518861239" calcext:value-type="float">
            <text:p>-4.11049518861239</text:p>
          </table:table-cell>
          <table:table-cell table:number-columns-repeated="46"/>
        </table:table-row>
        <table:table-row table:style-name="ro4">
          <table:table-cell/>
          <table:table-cell table:style-name="ce3"/>
          <table:table-cell office:value-type="string" calcext:value-type="string">
            <text:p>PMX SHIFT</text:p>
          </table:table-cell>
          <table:table-cell table:formula="of:=SUM([.F68:.W68])/3" office:value-type="float" office:value="-1.32888230921386" calcext:value-type="float">
            <text:p>-1.32888230921386</text:p>
          </table:table-cell>
          <table:table-cell table:style-name="ce48" table:formula="of:=[.D68]*(-1)" office:value-type="percentage" office:value="1.32888230921386" calcext:value-type="percentage">
            <text:p>132.89%</text:p>
          </table:table-cell>
          <table:table-cell table:formula="of:=([.$F$3]-[.F25])/[.$F$3]" office:value-type="float" office:value="-1.1950880570561" calcext:value-type="float">
            <text:p>-1.1950880570561</text:p>
          </table:table-cell>
          <table:table-cell table:number-columns-repeated="3"/>
          <table:table-cell table:formula="of:=([.$J$3]-[.J25])/[.$J$3]" office:value-type="float" office:value="-0.341331656391326" calcext:value-type="float">
            <text:p>-0.341331656391326</text:p>
          </table:table-cell>
          <table:table-cell table:number-columns-repeated="5"/>
          <table:table-cell table:formula="of:=([.$P$3]-[.P25])/[.$P$3]" office:value-type="float" office:value="-2.45022721419417" calcext:value-type="float">
            <text:p>-2.45022721419417</text:p>
          </table:table-cell>
          <table:table-cell table:number-columns-repeated="46"/>
        </table:table-row>
        <table:table-row table:style-name="ro4">
          <table:table-cell table:number-columns-repeated="2"/>
          <table:table-cell office:value-type="string" calcext:value-type="string">
            <text:p>CX SHIFT</text:p>
          </table:table-cell>
          <table:table-cell table:formula="of:=SUM([.F69:.W69])/3" office:value-type="float" office:value="-1.48343761971076" calcext:value-type="float">
            <text:p>-1.48343761971076</text:p>
          </table:table-cell>
          <table:table-cell table:style-name="ce48" table:formula="of:=[.D69]*(-1)" office:value-type="percentage" office:value="1.48343761971076" calcext:value-type="percentage">
            <text:p>148.34%</text:p>
          </table:table-cell>
          <table:table-cell table:formula="of:=([.$F$3]-[.F26])/[.$F$3]" office:value-type="float" office:value="-1.11816196688838" calcext:value-type="float">
            <text:p>-1.11816196688838</text:p>
          </table:table-cell>
          <table:table-cell table:number-columns-repeated="3"/>
          <table:table-cell table:formula="of:=([.$J$3]-[.J26])/[.$J$3]" office:value-type="float" office:value="-0.335286385994615" calcext:value-type="float">
            <text:p>-0.335286385994615</text:p>
          </table:table-cell>
          <table:table-cell table:number-columns-repeated="5"/>
          <table:table-cell table:formula="of:=([.$P$3]-[.P26])/[.$P$3]" office:value-type="float" office:value="-2.99686450624929" calcext:value-type="float">
            <text:p>-2.99686450624929</text:p>
          </table:table-cell>
          <table:table-cell table:number-columns-repeated="46"/>
        </table:table-row>
        <table:table-row table:style-name="ro4">
          <table:table-cell table:number-columns-repeated="2"/>
          <table:table-cell table:style-name="ce21" office:value-type="string" calcext:value-type="string">
            <text:p>MX INVERSION</text:p>
          </table:table-cell>
          <table:table-cell table:formula="of:=SUM([.F70:.W70])/3" office:value-type="float" office:value="-0.282397240377841" calcext:value-type="float">
            <text:p>-0.282397240377841</text:p>
          </table:table-cell>
          <table:table-cell table:style-name="ce48" table:formula="of:=[.D70]*(-1)" office:value-type="percentage" office:value="0.282397240377841" calcext:value-type="percentage">
            <text:p>28.24%</text:p>
          </table:table-cell>
          <table:table-cell table:formula="of:=([.$F$3]-[.F27])/[.$F$3]" office:value-type="float" office:value="-0.160480873372655" calcext:value-type="float">
            <text:p>-0.160480873372655</text:p>
          </table:table-cell>
          <table:table-cell table:number-columns-repeated="3"/>
          <table:table-cell table:formula="of:=([.$J$3]-[.J27])/[.$J$3]" office:value-type="float" office:value="-0.0688145561931104" calcext:value-type="float">
            <text:p>-0.068814556193111</text:p>
          </table:table-cell>
          <table:table-cell table:number-columns-repeated="5"/>
          <table:table-cell table:formula="of:=([.$P$3]-[.P27])/[.$P$3]" office:value-type="float" office:value="-0.617896291567757" calcext:value-type="float">
            <text:p>-0.617896291567757</text:p>
          </table:table-cell>
          <table:table-cell table:number-columns-repeated="46"/>
        </table:table-row>
        <table:table-row table:style-name="ro4">
          <table:table-cell/>
          <table:table-cell table:style-name="ce3"/>
          <table:table-cell table:style-name="ce21" office:value-type="string" calcext:value-type="string">
            <text:p>OBX INVERSION</text:p>
          </table:table-cell>
          <table:table-cell table:formula="of:=SUM([.F71:.W71])/3" office:value-type="float" office:value="-6.63821270306951" calcext:value-type="float">
            <text:p>-6.63821270306951</text:p>
          </table:table-cell>
          <table:table-cell table:style-name="ce48" table:formula="of:=[.D71]*(-1)" office:value-type="percentage" office:value="6.63821270306951" calcext:value-type="percentage">
            <text:p>663.82%</text:p>
          </table:table-cell>
          <table:table-cell table:formula="of:=([.$F$3]-[.F28])/[.$F$3]" office:value-type="float" office:value="-7.21376691566867" calcext:value-type="float">
            <text:p>-7.21376691566867</text:p>
          </table:table-cell>
          <table:table-cell table:number-columns-repeated="3"/>
          <table:table-cell table:formula="of:=([.$J$3]-[.J28])/[.$J$3]" office:value-type="float" office:value="-2.57268625419969" calcext:value-type="float">
            <text:p>-2.57268625419969</text:p>
          </table:table-cell>
          <table:table-cell table:number-columns-repeated="5"/>
          <table:table-cell table:formula="of:=([.$P$3]-[.P28])/[.$P$3]" office:value-type="float" office:value="-10.1281849393402" calcext:value-type="float">
            <text:p>-10.1281849393402</text:p>
          </table:table-cell>
          <table:table-cell table:number-columns-repeated="46"/>
        </table:table-row>
        <table:table-row table:style-name="ro4">
          <table:table-cell table:number-columns-repeated="2"/>
          <table:table-cell office:value-type="string" calcext:value-type="string">
            <text:p>OX INVERSION</text:p>
          </table:table-cell>
          <table:table-cell table:formula="of:=SUM([.F72:.W72])/3" office:value-type="float" office:value="-0.863805971600509" calcext:value-type="float">
            <text:p>-0.863805971600509</text:p>
          </table:table-cell>
          <table:table-cell table:style-name="ce48" table:formula="of:=[.D72]*(-1)" office:value-type="percentage" office:value="0.863805971600509" calcext:value-type="percentage">
            <text:p>86.38%</text:p>
          </table:table-cell>
          <table:table-cell table:formula="of:=([.$F$3]-[.F29])/[.$F$3]" office:value-type="float" office:value="-0.347190380982202" calcext:value-type="float">
            <text:p>-0.347190380982202</text:p>
          </table:table-cell>
          <table:table-cell table:number-columns-repeated="3"/>
          <table:table-cell table:formula="of:=([.$J$3]-[.J29])/[.$J$3]" office:value-type="float" office:value="-0.110236466035657" calcext:value-type="float">
            <text:p>-0.110236466035657</text:p>
          </table:table-cell>
          <table:table-cell table:number-columns-repeated="5"/>
          <table:table-cell table:formula="of:=([.$P$3]-[.P29])/[.$P$3]" office:value-type="float" office:value="-2.13399106778367" calcext:value-type="float">
            <text:p>-2.13399106778367</text:p>
          </table:table-cell>
          <table:table-cell table:number-columns-repeated="46"/>
        </table:table-row>
        <table:table-row table:style-name="ro4">
          <table:table-cell/>
          <table:table-cell table:style-name="ce5"/>
          <table:table-cell table:style-name="ce23" office:value-type="string" calcext:value-type="string">
            <text:p>LOX INVERSION</text:p>
          </table:table-cell>
          <table:table-cell table:formula="of:=SUM([.F73:.W73])/3" office:value-type="float" office:value="-0.297507684696176" calcext:value-type="float">
            <text:p>-0.297507684696176</text:p>
          </table:table-cell>
          <table:table-cell table:style-name="ce48" table:formula="of:=[.D73]*(-1)" office:value-type="percentage" office:value="0.297507684696176" calcext:value-type="percentage">
            <text:p>29.75%</text:p>
          </table:table-cell>
          <table:table-cell table:formula="of:=([.$F$3]-[.F30])/[.$F$3]" office:value-type="float" office:value="-0.150551804603066" calcext:value-type="float">
            <text:p>-0.150551804603066</text:p>
          </table:table-cell>
          <table:table-cell table:number-columns-repeated="3"/>
          <table:table-cell table:formula="of:=([.$J$3]-[.J30])/[.$J$3]" office:value-type="float" office:value="-0.0540962446228645" calcext:value-type="float">
            <text:p>-0.054096244622865</text:p>
          </table:table-cell>
          <table:table-cell table:number-columns-repeated="5"/>
          <table:table-cell table:formula="of:=([.$P$3]-[.P30])/[.$P$3]" office:value-type="float" office:value="-0.687875004862599" calcext:value-type="float">
            <text:p>-0.687875004862599</text:p>
          </table:table-cell>
          <table:table-cell table:number-columns-repeated="7"/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table:style-name="ce23" office:value-type="string" calcext:value-type="string">
            <text:p>PBX INVERSION</text:p>
          </table:table-cell>
          <table:table-cell table:formula="of:=SUM([.F74:.W74])/3" office:value-type="float" office:value="-2.57307590731621" calcext:value-type="float">
            <text:p>-2.57307590731621</text:p>
          </table:table-cell>
          <table:table-cell table:style-name="ce48" table:formula="of:=[.D74]*(-1)" office:value-type="percentage" office:value="2.57307590731621" calcext:value-type="percentage">
            <text:p>257.31%</text:p>
          </table:table-cell>
          <table:table-cell table:formula="of:=([.$F$3]-[.F31])/[.$F$3]" office:value-type="float" office:value="-2.33587204207691" calcext:value-type="float">
            <text:p>-2.33587204207691</text:p>
          </table:table-cell>
          <table:table-cell table:number-columns-repeated="3"/>
          <table:table-cell table:formula="of:=([.$J$3]-[.J31])/[.$J$3]" office:value-type="float" office:value="-0.671180023378191" calcext:value-type="float">
            <text:p>-0.671180023378191</text:p>
          </table:table-cell>
          <table:table-cell table:number-columns-repeated="5"/>
          <table:table-cell table:formula="of:=([.$P$3]-[.P31])/[.$P$3]" office:value-type="float" office:value="-4.71217565649352" calcext:value-type="float">
            <text:p>-4.71217565649352</text:p>
          </table:table-cell>
          <table:table-cell table:number-columns-repeated="7"/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office:value-type="string" calcext:value-type="string">
            <text:p>PMX INVERSION</text:p>
          </table:table-cell>
          <table:table-cell table:formula="of:=SUM([.F75:.W75])/3" office:value-type="float" office:value="-0.359050035150348" calcext:value-type="float">
            <text:p>-0.359050035150348</text:p>
          </table:table-cell>
          <table:table-cell table:style-name="ce48" table:formula="of:=[.D75]*(-1)" office:value-type="percentage" office:value="0.359050035150348" calcext:value-type="percentage">
            <text:p>35.91%</text:p>
          </table:table-cell>
          <table:table-cell table:formula="of:=([.$F$3]-[.F32])/[.$F$3]" office:value-type="float" office:value="-0.17601217261311" calcext:value-type="float">
            <text:p>-0.17601217261311</text:p>
          </table:table-cell>
          <table:table-cell table:number-columns-repeated="3"/>
          <table:table-cell table:formula="of:=([.$J$3]-[.J32])/[.$J$3]" office:value-type="float" office:value="-0.0707961450964725" calcext:value-type="float">
            <text:p>-0.070796145096473</text:p>
          </table:table-cell>
          <table:table-cell table:number-columns-repeated="5"/>
          <table:table-cell table:formula="of:=([.$P$3]-[.P32])/[.$P$3]" office:value-type="float" office:value="-0.830341787741461" calcext:value-type="float">
            <text:p>-0.830341787741461</text:p>
          </table:table-cell>
          <table:table-cell table:number-columns-repeated="7"/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office:value-type="string" calcext:value-type="string">
            <text:p>CX INVERSION</text:p>
          </table:table-cell>
          <table:table-cell table:formula="of:=SUM([.F76:.W76])/3" office:value-type="float" office:value="-0.539768629733448" calcext:value-type="float">
            <text:p>-0.539768629733448</text:p>
          </table:table-cell>
          <table:table-cell table:style-name="ce48" table:formula="of:=[.D76]*(-1)" office:value-type="percentage" office:value="0.539768629733448" calcext:value-type="percentage">
            <text:p>53.98%</text:p>
          </table:table-cell>
          <table:table-cell table:formula="of:=([.$F$3]-[.F33])/[.$F$3]" office:value-type="float" office:value="-0.231640532931667" calcext:value-type="float">
            <text:p>-0.231640532931667</text:p>
          </table:table-cell>
          <table:table-cell table:number-columns-repeated="3"/>
          <table:table-cell table:formula="of:=([.$J$3]-[.J33])/[.$J$3]" office:value-type="float" office:value="-0.0956038372898423" calcext:value-type="float">
            <text:p>-0.095603837289842</text:p>
          </table:table-cell>
          <table:table-cell table:number-columns-repeated="5"/>
          <table:table-cell table:formula="of:=([.$P$3]-[.P33])/[.$P$3]" office:value-type="float" office:value="-1.29206151897884" calcext:value-type="float">
            <text:p>-1.29206151897884</text:p>
          </table:table-cell>
          <table:table-cell table:number-columns-repeated="7"/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table:style-name="ce21" office:value-type="string" calcext:value-type="string">
            <text:p>MX INSERTION</text:p>
          </table:table-cell>
          <table:table-cell table:formula="of:=SUM([.F77:.W77])/3" office:value-type="float" office:value="-1.70398558876845" calcext:value-type="float">
            <text:p>-1.70398558876845</text:p>
          </table:table-cell>
          <table:table-cell table:style-name="ce48" table:formula="of:=[.D77]*(-1)" office:value-type="percentage" office:value="1.70398558876845" calcext:value-type="percentage">
            <text:p>170.40%</text:p>
          </table:table-cell>
          <table:table-cell table:formula="of:=([.$F$3]-[.F34])/[.$F$3]" office:value-type="float" office:value="-1.5648848769756" calcext:value-type="float">
            <text:p>-1.5648848769756</text:p>
          </table:table-cell>
          <table:table-cell table:number-columns-repeated="3"/>
          <table:table-cell table:formula="of:=([.$J$3]-[.J34])/[.$J$3]" office:value-type="float" office:value="-0.521344855786419" calcext:value-type="float">
            <text:p>-0.521344855786419</text:p>
          </table:table-cell>
          <table:table-cell table:number-columns-repeated="5"/>
          <table:table-cell table:formula="of:=([.$P$3]-[.P34])/[.$P$3]" office:value-type="float" office:value="-3.02572703354334" calcext:value-type="float">
            <text:p>-3.02572703354334</text:p>
          </table:table-cell>
          <table:table-cell table:number-columns-repeated="7"/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office:value-type="string" calcext:value-type="string">
            <text:p>OBX INSERTION</text:p>
          </table:table-cell>
          <table:table-cell table:formula="of:=SUM([.F78:.W78])/3" office:value-type="float" office:value="-6.68199269101454" calcext:value-type="float">
            <text:p>-6.68199269101454</text:p>
          </table:table-cell>
          <table:table-cell table:style-name="ce48" table:formula="of:=[.D78]*(-1)" office:value-type="percentage" office:value="6.68199269101454" calcext:value-type="percentage">
            <text:p>668.20%</text:p>
          </table:table-cell>
          <table:table-cell table:formula="of:=([.$F$3]-[.F35])/[.$F$3]" office:value-type="float" office:value="-7.29491826101388" calcext:value-type="float">
            <text:p>-7.29491826101388</text:p>
          </table:table-cell>
          <table:table-cell table:number-columns-repeated="3"/>
          <table:table-cell table:formula="of:=([.$J$3]-[.J35])/[.$J$3]" office:value-type="float" office:value="-2.49477953220276" calcext:value-type="float">
            <text:p>-2.49477953220276</text:p>
          </table:table-cell>
          <table:table-cell table:number-columns-repeated="5"/>
          <table:table-cell table:formula="of:=([.$P$3]-[.P35])/[.$P$3]" office:value-type="float" office:value="-10.256280279827" calcext:value-type="float">
            <text:p>-10.256280279827</text:p>
          </table:table-cell>
          <table:table-cell table:number-columns-repeated="7"/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office:value-type="string" calcext:value-type="string">
            <text:p>OX INSERTION</text:p>
          </table:table-cell>
          <table:table-cell table:formula="of:=SUM([.F79:.W79])/3" office:value-type="float" office:value="-0.876717039839134" calcext:value-type="float">
            <text:p>-0.876717039839134</text:p>
          </table:table-cell>
          <table:table-cell table:style-name="ce48" table:formula="of:=[.D79]*(-1)" office:value-type="percentage" office:value="0.876717039839134" calcext:value-type="percentage">
            <text:p>87.67%</text:p>
          </table:table-cell>
          <table:table-cell table:formula="of:=([.$F$3]-[.F36])/[.$F$3]" office:value-type="float" office:value="-0.444141324691115" calcext:value-type="float">
            <text:p>-0.444141324691115</text:p>
          </table:table-cell>
          <table:table-cell table:number-columns-repeated="3"/>
          <table:table-cell table:formula="of:=([.$J$3]-[.J36])/[.$J$3]" office:value-type="float" office:value="-0.154363280432026" calcext:value-type="float">
            <text:p>-0.154363280432026</text:p>
          </table:table-cell>
          <table:table-cell table:number-columns-repeated="5"/>
          <table:table-cell table:formula="of:=([.$P$3]-[.P36])/[.$P$3]" office:value-type="float" office:value="-2.03164651439426" calcext:value-type="float">
            <text:p>-2.03164651439426</text:p>
          </table:table-cell>
          <table:table-cell table:number-columns-repeated="7"/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table:style-name="ce23" office:value-type="string" calcext:value-type="string">
            <text:p>LOX INSERTION</text:p>
          </table:table-cell>
          <table:table-cell table:formula="of:=SUM([.F80:.W80])/3" office:value-type="float" office:value="-1.23591533428793" calcext:value-type="float">
            <text:p>-1.23591533428793</text:p>
          </table:table-cell>
          <table:table-cell table:style-name="ce48" table:formula="of:=[.D80]*(-1)" office:value-type="percentage" office:value="1.23591533428793" calcext:value-type="percentage">
            <text:p>123.59%</text:p>
          </table:table-cell>
          <table:table-cell table:formula="of:=([.$F$3]-[.F37])/[.$F$3]" office:value-type="float" office:value="-1.03951450424189" calcext:value-type="float">
            <text:p>-1.03951450424189</text:p>
          </table:table-cell>
          <table:table-cell table:number-columns-repeated="3"/>
          <table:table-cell table:formula="of:=([.$J$3]-[.J37])/[.$J$3]" office:value-type="float" office:value="-0.430108605348483" calcext:value-type="float">
            <text:p>-0.430108605348483</text:p>
          </table:table-cell>
          <table:table-cell table:number-columns-repeated="5"/>
          <table:table-cell table:formula="of:=([.$P$3]-[.P37])/[.$P$3]" office:value-type="float" office:value="-2.23812289327341" calcext:value-type="float">
            <text:p>-2.23812289327341</text:p>
          </table:table-cell>
          <table:table-cell table:number-columns-repeated="7"/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table:style-name="ce23" office:value-type="string" calcext:value-type="string">
            <text:p>PBX INSERTION</text:p>
          </table:table-cell>
          <table:table-cell table:formula="of:=SUM([.F81:.W81])/3" office:value-type="float" office:value="-2.16456816009559" calcext:value-type="float">
            <text:p>-2.16456816009559</text:p>
          </table:table-cell>
          <table:table-cell table:style-name="ce48" table:formula="of:=[.D81]*(-1)" office:value-type="percentage" office:value="2.16456816009559" calcext:value-type="percentage">
            <text:p>216.46%</text:p>
          </table:table-cell>
          <table:table-cell table:formula="of:=([.$F$3]-[.F38])/[.$F$3]" office:value-type="float" office:value="-1.75034029892999" calcext:value-type="float">
            <text:p>-1.75034029892999</text:p>
          </table:table-cell>
          <table:table-cell table:number-columns-repeated="3"/>
          <table:table-cell table:formula="of:=([.$J$3]-[.J38])/[.$J$3]" office:value-type="float" office:value="-0.454020213693666" calcext:value-type="float">
            <text:p>-0.454020213693666</text:p>
          </table:table-cell>
          <table:table-cell table:number-columns-repeated="5"/>
          <table:table-cell table:formula="of:=([.$P$3]-[.P38])/[.$P$3]" office:value-type="float" office:value="-4.28934396766312" calcext:value-type="float">
            <text:p>-4.28934396766312</text:p>
          </table:table-cell>
          <table:table-cell table:number-columns-repeated="7"/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office:value-type="string" calcext:value-type="string">
            <text:p>PMX INSERTION</text:p>
          </table:table-cell>
          <table:table-cell table:formula="of:=SUM([.F82:.W82])/3" office:value-type="float" office:value="-1.37678543559898" calcext:value-type="float">
            <text:p>-1.37678543559898</text:p>
          </table:table-cell>
          <table:table-cell table:style-name="ce48" table:formula="of:=[.D82]*(-1)" office:value-type="percentage" office:value="1.37678543559898" calcext:value-type="percentage">
            <text:p>137.68%</text:p>
          </table:table-cell>
          <table:table-cell table:formula="of:=([.$F$3]-[.F39])/[.$F$3]" office:value-type="float" office:value="-1.15879834242557" calcext:value-type="float">
            <text:p>-1.15879834242557</text:p>
          </table:table-cell>
          <table:table-cell table:number-columns-repeated="3"/>
          <table:table-cell table:formula="of:=([.$J$3]-[.J39])/[.$J$3]" office:value-type="float" office:value="-0.403546637641514" calcext:value-type="float">
            <text:p>-0.403546637641514</text:p>
          </table:table-cell>
          <table:table-cell table:number-columns-repeated="5"/>
          <table:table-cell table:formula="of:=([.$P$3]-[.P39])/[.$P$3]" office:value-type="float" office:value="-2.56801132672985" calcext:value-type="float">
            <text:p>-2.56801132672985</text:p>
          </table:table-cell>
          <table:table-cell table:number-columns-repeated="7"/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office:value-type="string" calcext:value-type="string">
            <text:p>CX INSERTION</text:p>
          </table:table-cell>
          <table:table-cell table:formula="of:=SUM([.F83:.W83])/3" office:value-type="float" office:value="-1.42502592255259" calcext:value-type="float">
            <text:p>-1.42502592255259</text:p>
          </table:table-cell>
          <table:table-cell table:style-name="ce48" table:formula="of:=[.D83]*(-1)" office:value-type="percentage" office:value="1.42502592255259" calcext:value-type="percentage">
            <text:p>142.50%</text:p>
          </table:table-cell>
          <table:table-cell table:formula="of:=([.$F$3]-[.F40])/[.$F$3]" office:value-type="float" office:value="-1.00199479369538" calcext:value-type="float">
            <text:p>-1.00199479369538</text:p>
          </table:table-cell>
          <table:table-cell table:number-columns-repeated="3"/>
          <table:table-cell table:formula="of:=([.$J$3]-[.J40])/[.$J$3]" office:value-type="float" office:value="-0.405066507615195" calcext:value-type="float">
            <text:p>-0.405066507615195</text:p>
          </table:table-cell>
          <table:table-cell table:number-columns-repeated="5"/>
          <table:table-cell table:formula="of:=([.$P$3]-[.P40])/[.$P$3]" office:value-type="float" office:value="-2.86801646634719" calcext:value-type="float">
            <text:p>-2.86801646634719</text:p>
          </table:table-cell>
          <table:table-cell table:number-columns-repeated="7"/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table:style-name="ce21" office:value-type="string" calcext:value-type="string">
            <text:p><text:span text:style-name="T4">MX </text:span><text:span text:style-name="T5">DISPLACEMENT</text:span></text:p>
          </table:table-cell>
          <table:table-cell table:formula="of:=SUM([.F84:.W84])/3" office:value-type="float" office:value="-0.721144073586351" calcext:value-type="float">
            <text:p>-0.721144073586351</text:p>
          </table:table-cell>
          <table:table-cell table:style-name="ce48" table:formula="of:=[.D84]*(-1)" office:value-type="percentage" office:value="0.721144073586351" calcext:value-type="percentage">
            <text:p>72.11%</text:p>
          </table:table-cell>
          <table:table-cell table:formula="of:=([.$F$3]-[.F41])/[.$F$3]" office:value-type="float" office:value="-0.586416030017927" calcext:value-type="float">
            <text:p>-0.586416030017927</text:p>
          </table:table-cell>
          <table:table-cell table:number-columns-repeated="3"/>
          <table:table-cell table:formula="of:=([.$J$3]-[.J41])/[.$J$3]" office:value-type="float" office:value="-0.142045531379197" calcext:value-type="float">
            <text:p>-0.142045531379197</text:p>
          </table:table-cell>
          <table:table-cell table:number-columns-repeated="5"/>
          <table:table-cell table:formula="of:=([.$P$3]-[.P41])/[.$P$3]" office:value-type="float" office:value="-1.43497065936193" calcext:value-type="float">
            <text:p>-1.43497065936193</text:p>
          </table:table-cell>
          <table:table-cell table:number-columns-repeated="7"/>
          <table:table-cell table:style-name="Default" table:number-columns-repeated="39"/>
        </table:table-row>
        <table:table-row table:style-name="ro4">
          <table:table-cell table:number-columns-repeated="2"/>
          <table:table-cell office:value-type="string" calcext:value-type="string">
            <text:p>OBX DISPLACEMENT</text:p>
          </table:table-cell>
          <table:table-cell table:formula="of:=SUM([.F85:.W85])/3" office:value-type="float" office:value="-6.70700552875548" calcext:value-type="float">
            <text:p>-6.70700552875548</text:p>
          </table:table-cell>
          <table:table-cell table:style-name="ce48" table:formula="of:=[.D85]*(-1)" office:value-type="percentage" office:value="6.70700552875548" calcext:value-type="percentage">
            <text:p>670.70%</text:p>
          </table:table-cell>
          <table:table-cell table:formula="of:=([.$F$3]-[.F42])/[.$F$3]" office:value-type="float" office:value="-7.18271158020934" calcext:value-type="float">
            <text:p>-7.18271158020934</text:p>
          </table:table-cell>
          <table:table-cell table:number-columns-repeated="3"/>
          <table:table-cell table:formula="of:=([.$J$3]-[.J42])/[.$J$3]" office:value-type="float" office:value="-2.74970994937299" calcext:value-type="float">
            <text:p>-2.74970994937299</text:p>
          </table:table-cell>
          <table:table-cell table:number-columns-repeated="5"/>
          <table:table-cell table:formula="of:=([.$P$3]-[.P42])/[.$P$3]" office:value-type="float" office:value="-10.1885950566841" calcext:value-type="float">
            <text:p>-10.1885950566841</text:p>
          </table:table-cell>
          <table:table-cell table:number-columns-repeated="7"/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office:value-type="string" calcext:value-type="string">
            <text:p>OX DISPLACEMENT</text:p>
          </table:table-cell>
          <table:table-cell table:formula="of:=SUM([.F86:.W86])/3" office:value-type="float" office:value="-0.870516753044436" calcext:value-type="float">
            <text:p>-0.870516753044436</text:p>
          </table:table-cell>
          <table:table-cell table:style-name="ce48" table:formula="of:=[.D86]*(-1)" office:value-type="percentage" office:value="0.870516753044436" calcext:value-type="percentage">
            <text:p>87.05%</text:p>
          </table:table-cell>
          <table:table-cell table:formula="of:=([.$F$3]-[.F43])/[.$F$3]" office:value-type="float" office:value="-0.478902862506184" calcext:value-type="float">
            <text:p>-0.478902862506184</text:p>
          </table:table-cell>
          <table:table-cell table:number-columns-repeated="3"/>
          <table:table-cell table:formula="of:=([.$J$3]-[.J43])/[.$J$3]" office:value-type="float" office:value="-0.148173221871878" calcext:value-type="float">
            <text:p>-0.148173221871878</text:p>
          </table:table-cell>
          <table:table-cell table:number-columns-repeated="5"/>
          <table:table-cell table:formula="of:=([.$P$3]-[.P43])/[.$P$3]" office:value-type="float" office:value="-1.98447417475525" calcext:value-type="float">
            <text:p>-1.98447417475525</text:p>
          </table:table-cell>
          <table:table-cell table:number-columns-repeated="7"/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table:style-name="ce23" office:value-type="string" calcext:value-type="string">
            <text:p>LOX DISPLACEMENT</text:p>
          </table:table-cell>
          <table:table-cell table:formula="of:=SUM([.F87:.W87])/3" office:value-type="float" office:value="-0.740893173381937" calcext:value-type="float">
            <text:p>-0.740893173381937</text:p>
          </table:table-cell>
          <table:table-cell table:style-name="ce48" table:formula="of:=[.D87]*(-1)" office:value-type="percentage" office:value="0.740893173381937" calcext:value-type="percentage">
            <text:p>74.09%</text:p>
          </table:table-cell>
          <table:table-cell table:formula="of:=([.$F$3]-[.F44])/[.$F$3]" office:value-type="float" office:value="-0.546763886596859" calcext:value-type="float">
            <text:p>-0.546763886596859</text:p>
          </table:table-cell>
          <table:table-cell table:number-columns-repeated="3"/>
          <table:table-cell table:formula="of:=([.$J$3]-[.J44])/[.$J$3]" office:value-type="float" office:value="-0.147237728479562" calcext:value-type="float">
            <text:p>-0.147237728479562</text:p>
          </table:table-cell>
          <table:table-cell table:number-columns-repeated="5"/>
          <table:table-cell table:formula="of:=([.$P$3]-[.P44])/[.$P$3]" office:value-type="float" office:value="-1.52867790506939" calcext:value-type="float">
            <text:p>-1.52867790506939</text:p>
          </table:table-cell>
          <table:table-cell table:number-columns-repeated="7"/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table:style-name="ce23" office:value-type="string" calcext:value-type="string">
            <text:p>PBX DISPLACEMENT</text:p>
          </table:table-cell>
          <table:table-cell table:formula="of:=SUM([.F88:.W88])/3" office:value-type="float" office:value="-3.30111842361339" calcext:value-type="float">
            <text:p>-3.30111842361339</text:p>
          </table:table-cell>
          <table:table-cell table:style-name="ce48" table:formula="of:=[.D88]*(-1)" office:value-type="percentage" office:value="3.30111842361339" calcext:value-type="percentage">
            <text:p>330.11%</text:p>
          </table:table-cell>
          <table:table-cell table:formula="of:=([.$F$3]-[.F45])/[.$F$3]" office:value-type="float" office:value="-3.2888365002672" calcext:value-type="float">
            <text:p>-3.2888365002672</text:p>
          </table:table-cell>
          <table:table-cell table:number-columns-repeated="3"/>
          <table:table-cell table:formula="of:=([.$J$3]-[.J45])/[.$J$3]" office:value-type="float" office:value="-0.954323644275826" calcext:value-type="float">
            <text:p>-0.954323644275826</text:p>
          </table:table-cell>
          <table:table-cell table:number-columns-repeated="5"/>
          <table:table-cell table:formula="of:=([.$P$3]-[.P45])/[.$P$3]" office:value-type="float" office:value="-5.66019512629716" calcext:value-type="float">
            <text:p>-5.66019512629716</text:p>
          </table:table-cell>
          <table:table-cell table:number-columns-repeated="7"/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office:value-type="string" calcext:value-type="string">
            <text:p>PMX DISPLACEMENT</text:p>
          </table:table-cell>
          <table:table-cell table:formula="of:=SUM([.F89:.W89])/3" office:value-type="float" office:value="-0.846634145709963" calcext:value-type="float">
            <text:p>-0.846634145709963</text:p>
          </table:table-cell>
          <table:table-cell table:style-name="ce48" table:formula="of:=[.D89]*(-1)" office:value-type="percentage" office:value="0.846634145709963" calcext:value-type="percentage">
            <text:p>84.66%</text:p>
          </table:table-cell>
          <table:table-cell table:formula="of:=([.$F$3]-[.F46])/[.$F$3]" office:value-type="float" office:value="-0.584829403553275" calcext:value-type="float">
            <text:p>-0.584829403553275</text:p>
          </table:table-cell>
          <table:table-cell table:number-columns-repeated="3"/>
          <table:table-cell table:formula="of:=([.$J$3]-[.J46])/[.$J$3]" office:value-type="float" office:value="-0.195425625614508" calcext:value-type="float">
            <text:p>-0.195425625614508</text:p>
          </table:table-cell>
          <table:table-cell table:number-columns-repeated="5"/>
          <table:table-cell table:formula="of:=([.$P$3]-[.P46])/[.$P$3]" office:value-type="float" office:value="-1.7596474079621" calcext:value-type="float">
            <text:p>-1.7596474079621</text:p>
          </table:table-cell>
          <table:table-cell table:number-columns-repeated="7"/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office:value-type="string" calcext:value-type="string">
            <text:p>CX DISPLACEMENT</text:p>
          </table:table-cell>
          <table:table-cell table:formula="of:=SUM([.F90:.W90])/3" office:value-type="float" office:value="-1.98238124560259" calcext:value-type="float">
            <text:p>-1.98238124560259</text:p>
          </table:table-cell>
          <table:table-cell table:style-name="ce48" table:formula="of:=[.D90]*(-1)" office:value-type="percentage" office:value="1.98238124560259" calcext:value-type="percentage">
            <text:p>198.24%</text:p>
          </table:table-cell>
          <table:table-cell table:formula="of:=([.$F$3]-[.F47])/[.$F$3]" office:value-type="float" office:value="-1.36771531969515" calcext:value-type="float">
            <text:p>-1.36771531969515</text:p>
          </table:table-cell>
          <table:table-cell table:number-columns-repeated="3"/>
          <table:table-cell table:formula="of:=([.$J$3]-[.J47])/[.$J$3]" office:value-type="float" office:value="-0.423556016876787" calcext:value-type="float">
            <text:p>-0.423556016876787</text:p>
          </table:table-cell>
          <table:table-cell table:number-columns-repeated="5"/>
          <table:table-cell table:formula="of:=([.$P$3]-[.P47])/[.$P$3]" office:value-type="float" office:value="-4.15587240023584" calcext:value-type="float">
            <text:p>-4.15587240023584</text:p>
          </table:table-cell>
          <table:table-cell table:number-columns-repeated="7"/>
          <table:table-cell table:style-name="Default" table:number-columns-repeated="39"/>
        </table:table-row>
        <table:table-row table:style-name="ro4">
          <table:table-cell table:style-name="ce13" office:value-type="string" calcext:value-type="string" table:number-columns-spanned="4" table:number-rows-spanned="1">
            <text:p>Relative error with respect to the best result of heuristics</text:p>
          </table:table-cell>
          <table:covered-table-cell table:number-columns-repeated="2" table:style-name="Default"/>
          <table:covered-table-cell table:formula="of:=SUM([.F91:.W91])/3" office:value-type="float" office:value="0" calcext:value-type="float">
            <text:p>0</text:p>
          </table:covered-table-cell>
          <table:table-cell table:style-name="ce30"/>
          <table:table-cell table:style-name="Default" table:number-columns-repeated="5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float" office:value="0.03" calcext:value-type="float">
            <text:p>0.03</text:p>
          </table:table-cell>
          <table:table-cell table:style-name="ce21" office:value-type="string" calcext:value-type="string">
            <text:p>MX SWAP</text:p>
          </table:table-cell>
          <table:table-cell table:formula="of:=SUM([.F92:.W92])/15" office:value-type="float" office:value="-3.42782777796238" calcext:value-type="float">
            <text:p>-3.42782777796238</text:p>
          </table:table-cell>
          <table:table-cell table:style-name="ce49" table:formula="of:=[.D92]*(-1)" office:value-type="percentage" office:value="3.42782777796238" calcext:value-type="percentage">
            <text:p>342.78%</text:p>
          </table:table-cell>
          <table:table-cell/>
          <table:table-cell table:formula="of:=([.$G$4]-[.G6])/[.$G$4]" office:value-type="float" office:value="-2.4499121327224" calcext:value-type="float">
            <text:p>-2.4499121327224</text:p>
          </table:table-cell>
          <table:table-cell table:formula="of:=([.$G$4]-[.H6])/[.$G$4]" office:value-type="float" office:value="-1.24777151654519" calcext:value-type="float">
            <text:p>-1.24777151654519</text:p>
          </table:table-cell>
          <table:table-cell table:formula="of:=([.$G$4]-[.I6])/[.$G$4]" office:value-type="float" office:value="0.861815303560907" calcext:value-type="float">
            <text:p>0.861815303560907</text:p>
          </table:table-cell>
          <table:table-cell/>
          <table:table-cell table:formula="of:=([.$G$4]-[.K6])/[.$G$4]" office:value-type="float" office:value="-5.29336193628168" calcext:value-type="float">
            <text:p>-5.29336193628168</text:p>
          </table:table-cell>
          <table:table-cell table:formula="of:=([.$G$4]-[.L6])/[.$G$4]" office:value-type="float" office:value="-13.7739520596355" calcext:value-type="float">
            <text:p>-13.7739520596355</text:p>
          </table:table-cell>
          <table:table-cell table:formula="of:=([.$G$4]-[.M6])/[.$G$4]" office:value-type="float" office:value="-0.432934684294349" calcext:value-type="float">
            <text:p>-0.432934684294349</text:p>
          </table:table-cell>
          <table:table-cell table:formula="of:=([.$G$4]-[.N6])/[.$G$4]" office:value-type="float" office:value="-0.39661866256782" calcext:value-type="float">
            <text:p>-0.39661866256782</text:p>
          </table:table-cell>
          <table:table-cell table:formula="of:=([.$G$4]-[.O6])/[.$G$4]" office:value-type="float" office:value="-2.01267262942038" calcext:value-type="float">
            <text:p>-2.01267262942038</text:p>
          </table:table-cell>
          <table:table-cell/>
          <table:table-cell table:formula="of:=([.$G$4]-[.Q6])/[.$G$4]" office:value-type="float" office:value="-4.40963395757113" calcext:value-type="float">
            <text:p>-4.40963395757113</text:p>
          </table:table-cell>
          <table:table-cell table:formula="of:=([.$G$4]-[.R6])/[.$G$4]" office:value-type="float" office:value="-3.21837895752824" calcext:value-type="float">
            <text:p>-3.21837895752824</text:p>
          </table:table-cell>
          <table:table-cell table:formula="of:=([.$G$4]-[.S6])/[.$G$4]" office:value-type="float" office:value="-2.44164110303978" calcext:value-type="float">
            <text:p>-2.44164110303978</text:p>
          </table:table-cell>
          <table:table-cell table:formula="of:=([.$G$4]-[.T6])/[.$G$4]" office:value-type="float" office:value="-11.5952356495535" calcext:value-type="float">
            <text:p>-11.5952356495535</text:p>
          </table:table-cell>
          <table:table-cell table:formula="of:=([.$G$4]-[.U6])/[.$G$4]" office:value-type="float" office:value="-0.375180849247941" calcext:value-type="float">
            <text:p>-0.375180849247941</text:p>
          </table:table-cell>
          <table:table-cell table:formula="of:=([.$G$4]-[.V6])/[.$G$4]" office:value-type="float" office:value="-5.46040338065395" calcext:value-type="float">
            <text:p>-5.46040338065395</text:p>
          </table:table-cell>
          <table:table-cell table:formula="of:=([.$G$4]-[.W6])/[.$G$4]" office:value-type="float" office:value="0.828465546065204" calcext:value-type="float">
            <text:p>0.828465546065204</text:p>
          </table:table-cell>
          <table:table-cell table:style-name="Default" table:number-columns-repeated="39"/>
        </table:table-row>
        <table:table-row table:style-name="ro4">
          <table:table-cell table:style-name="ce3"/>
          <table:table-cell/>
          <table:table-cell table:style-name="ce21" office:value-type="string" calcext:value-type="string">
            <text:p>OBX SWAP</text:p>
          </table:table-cell>
          <table:table-cell table:formula="of:=SUM([.F93:.W93])/15" office:value-type="float" office:value="-13.4987822064556" calcext:value-type="float">
            <text:p>-13.4987822064556</text:p>
          </table:table-cell>
          <table:table-cell table:style-name="ce49" table:formula="of:=[.D93]*(-1)" office:value-type="percentage" office:value="13.4987822064556" calcext:value-type="percentage">
            <text:p>1349.88%</text:p>
          </table:table-cell>
          <table:table-cell/>
          <table:table-cell table:formula="of:=([.$G$4]-[.G7])/[.$G$4]" office:value-type="float" office:value="-7.89975475193816" calcext:value-type="float">
            <text:p>-7.89975475193816</text:p>
          </table:table-cell>
          <table:table-cell table:formula="of:=([.$G$4]-[.H7])/[.$G$4]" office:value-type="float" office:value="-7.58006336794654" calcext:value-type="float">
            <text:p>-7.58006336794654</text:p>
          </table:table-cell>
          <table:table-cell table:formula="of:=([.$G$4]-[.I7])/[.$G$4]" office:value-type="float" office:value="0.550289892648508" calcext:value-type="float">
            <text:p>0.550289892648508</text:p>
          </table:table-cell>
          <table:table-cell/>
          <table:table-cell table:formula="of:=([.$G$4]-[.K7])/[.$G$4]" office:value-type="float" office:value="-18.863137757081" calcext:value-type="float">
            <text:p>-18.863137757081</text:p>
          </table:table-cell>
          <table:table-cell table:formula="of:=([.$G$4]-[.L7])/[.$G$4]" office:value-type="float" office:value="-43.1343424306826" calcext:value-type="float">
            <text:p>-43.1343424306826</text:p>
          </table:table-cell>
          <table:table-cell table:formula="of:=([.$G$4]-[.M7])/[.$G$4]" office:value-type="float" office:value="-3.40061769994268" calcext:value-type="float">
            <text:p>-3.40061769994268</text:p>
          </table:table-cell>
          <table:table-cell table:formula="of:=([.$G$4]-[.N7])/[.$G$4]" office:value-type="float" office:value="-3.52154710104297" calcext:value-type="float">
            <text:p>-3.52154710104297</text:p>
          </table:table-cell>
          <table:table-cell table:formula="of:=([.$G$4]-[.O7])/[.$G$4]" office:value-type="float" office:value="-9.53517146899722" calcext:value-type="float">
            <text:p>-9.53517146899722</text:p>
          </table:table-cell>
          <table:table-cell/>
          <table:table-cell table:formula="of:=([.$G$4]-[.Q7])/[.$G$4]" office:value-type="float" office:value="-21.7675460285532" calcext:value-type="float">
            <text:p>-21.7675460285532</text:p>
          </table:table-cell>
          <table:table-cell table:formula="of:=([.$G$4]-[.R7])/[.$G$4]" office:value-type="float" office:value="-14.9246049030006" calcext:value-type="float">
            <text:p>-14.9246049030006</text:p>
          </table:table-cell>
          <table:table-cell table:formula="of:=([.$G$4]-[.S7])/[.$G$4]" office:value-type="float" office:value="-11.185809582719" calcext:value-type="float">
            <text:p>-11.185809582719</text:p>
          </table:table-cell>
          <table:table-cell table:formula="of:=([.$G$4]-[.T7])/[.$G$4]" office:value-type="float" office:value="-36.0218320718702" calcext:value-type="float">
            <text:p>-36.0218320718702</text:p>
          </table:table-cell>
          <table:table-cell table:formula="of:=([.$G$4]-[.U7])/[.$G$4]" office:value-type="float" office:value="-3.13777614561479" calcext:value-type="float">
            <text:p>-3.13777614561479</text:p>
          </table:table-cell>
          <table:table-cell table:formula="of:=([.$G$4]-[.V7])/[.$G$4]" office:value-type="float" office:value="-22.4523364498437" calcext:value-type="float">
            <text:p>-22.4523364498437</text:p>
          </table:table-cell>
          <table:table-cell table:formula="of:=([.$G$4]-[.W7])/[.$G$4]" office:value-type="float" office:value="0.392516769749783" calcext:value-type="float">
            <text:p>0.392516769749783</text:p>
          </table:table-cell>
          <table:table-cell table:style-name="Default" table:number-columns-repeated="39"/>
        </table:table-row>
        <table:table-row table:style-name="ro4">
          <table:table-cell table:style-name="ce3"/>
          <table:table-cell/>
          <table:table-cell office:value-type="string" calcext:value-type="string">
            <text:p>OX SWAP</text:p>
          </table:table-cell>
          <table:table-cell table:formula="of:=SUM([.F94:.W94])/15" office:value-type="float" office:value="-1.88380831773358" calcext:value-type="float">
            <text:p>-1.88380831773358</text:p>
          </table:table-cell>
          <table:table-cell table:style-name="ce49" table:formula="of:=[.D94]*(-1)" office:value-type="percentage" office:value="1.88380831773358" calcext:value-type="percentage">
            <text:p>188.38%</text:p>
          </table:table-cell>
          <table:table-cell/>
          <table:table-cell table:formula="of:=([.$G$4]-[.G8])/[.$G$4]" office:value-type="float" office:value="-2.04647989785243" calcext:value-type="float">
            <text:p>-2.04647989785243</text:p>
          </table:table-cell>
          <table:table-cell table:formula="of:=([.$G$4]-[.H8])/[.$G$4]" office:value-type="float" office:value="0.208671559884092" calcext:value-type="float">
            <text:p>0.208671559884092</text:p>
          </table:table-cell>
          <table:table-cell table:formula="of:=([.$G$4]-[.I8])/[.$G$4]" office:value-type="float" office:value="0.912734239348133" calcext:value-type="float">
            <text:p>0.912734239348133</text:p>
          </table:table-cell>
          <table:table-cell/>
          <table:table-cell table:formula="of:=([.$G$4]-[.K8])/[.$G$4]" office:value-type="float" office:value="-3.47205843448633" calcext:value-type="float">
            <text:p>-3.47205843448633</text:p>
          </table:table-cell>
          <table:table-cell table:formula="of:=([.$G$4]-[.L8])/[.$G$4]" office:value-type="float" office:value="-9.46114650802383" calcext:value-type="float">
            <text:p>-9.46114650802383</text:p>
          </table:table-cell>
          <table:table-cell table:formula="of:=([.$G$4]-[.M8])/[.$G$4]" office:value-type="float" office:value="0.0852338856801219" calcext:value-type="float">
            <text:p>0.085233885680122</text:p>
          </table:table-cell>
          <table:table-cell table:formula="of:=([.$G$4]-[.N8])/[.$G$4]" office:value-type="float" office:value="0.0448665354597289" calcext:value-type="float">
            <text:p>0.044866535459729</text:p>
          </table:table-cell>
          <table:table-cell table:formula="of:=([.$G$4]-[.O8])/[.$G$4]" office:value-type="float" office:value="-0.92489352907986" calcext:value-type="float">
            <text:p>-0.92489352907986</text:p>
          </table:table-cell>
          <table:table-cell/>
          <table:table-cell table:formula="of:=([.$G$4]-[.Q8])/[.$G$4]" office:value-type="float" office:value="-1.62861758591471" calcext:value-type="float">
            <text:p>-1.62861758591471</text:p>
          </table:table-cell>
          <table:table-cell table:formula="of:=([.$G$4]-[.R8])/[.$G$4]" office:value-type="float" office:value="-0.757228783971618" calcext:value-type="float">
            <text:p>-0.757228783971618</text:p>
          </table:table-cell>
          <table:table-cell table:formula="of:=([.$G$4]-[.S8])/[.$G$4]" office:value-type="float" office:value="-1.00663819692863" calcext:value-type="float">
            <text:p>-1.00663819692863</text:p>
          </table:table-cell>
          <table:table-cell table:formula="of:=([.$G$4]-[.T8])/[.$G$4]" office:value-type="float" office:value="-7.58437622231109" calcext:value-type="float">
            <text:p>-7.58437622231109</text:p>
          </table:table-cell>
          <table:table-cell table:formula="of:=([.$G$4]-[.U8])/[.$G$4]" office:value-type="float" office:value="0.0220180997448709" calcext:value-type="float">
            <text:p>0.022018099744871</text:p>
          </table:table-cell>
          <table:table-cell table:formula="of:=([.$G$4]-[.V8])/[.$G$4]" office:value-type="float" office:value="-3.52011360204193" calcext:value-type="float">
            <text:p>-3.52011360204193</text:p>
          </table:table-cell>
          <table:table-cell table:formula="of:=([.$G$4]-[.W8])/[.$G$4]" office:value-type="float" office:value="0.870903674489817" calcext:value-type="float">
            <text:p>0.870903674489817</text:p>
          </table:table-cell>
          <table:table-cell table:style-name="Default" table:number-columns-repeated="39"/>
        </table:table-row>
        <table:table-row table:style-name="ro4">
          <table:table-cell table:style-name="ce7"/>
          <table:table-cell table:style-name="ce3"/>
          <table:table-cell table:style-name="ce23" office:value-type="string" calcext:value-type="string">
            <text:p>LOX SWAP</text:p>
          </table:table-cell>
          <table:table-cell table:formula="of:=SUM([.F95:.W95])/15" office:value-type="float" office:value="-3.05369963828159" calcext:value-type="float">
            <text:p>-3.05369963828159</text:p>
          </table:table-cell>
          <table:table-cell table:style-name="ce49" table:formula="of:=[.D95]*(-1)" office:value-type="percentage" office:value="3.05369963828159" calcext:value-type="percentage">
            <text:p>305.37%</text:p>
          </table:table-cell>
          <table:table-cell/>
          <table:table-cell table:formula="of:=([.$G$4]-[.G9])/[.$G$4]" office:value-type="float" office:value="-1.95825226475335" calcext:value-type="float">
            <text:p>-1.95825226475335</text:p>
          </table:table-cell>
          <table:table-cell table:formula="of:=([.$G$4]-[.H9])/[.$G$4]" office:value-type="float" office:value="-1.05617740484479" calcext:value-type="float">
            <text:p>-1.05617740484479</text:p>
          </table:table-cell>
          <table:table-cell table:formula="of:=([.$G$4]-[.I9])/[.$G$4]" office:value-type="float" office:value="0.87569606848719" calcext:value-type="float">
            <text:p>0.87569606848719</text:p>
          </table:table-cell>
          <table:table-cell/>
          <table:table-cell table:formula="of:=([.$G$4]-[.K9])/[.$G$4]" office:value-type="float" office:value="-5.06602284959343" calcext:value-type="float">
            <text:p>-5.06602284959343</text:p>
          </table:table-cell>
          <table:table-cell table:formula="of:=([.$G$4]-[.L9])/[.$G$4]" office:value-type="float" office:value="-11.7761642149174" calcext:value-type="float">
            <text:p>-11.7761642149174</text:p>
          </table:table-cell>
          <table:table-cell table:formula="of:=([.$G$4]-[.M9])/[.$G$4]" office:value-type="float" office:value="-0.330213997041062" calcext:value-type="float">
            <text:p>-0.330213997041062</text:p>
          </table:table-cell>
          <table:table-cell table:formula="of:=([.$G$4]-[.N9])/[.$G$4]" office:value-type="float" office:value="-0.407652904204749" calcext:value-type="float">
            <text:p>-0.407652904204749</text:p>
          </table:table-cell>
          <table:table-cell table:formula="of:=([.$G$4]-[.O9])/[.$G$4]" office:value-type="float" office:value="-1.64602380769253" calcext:value-type="float">
            <text:p>-1.64602380769253</text:p>
          </table:table-cell>
          <table:table-cell/>
          <table:table-cell table:formula="of:=([.$G$4]-[.Q9])/[.$G$4]" office:value-type="float" office:value="-4.39088935435159" calcext:value-type="float">
            <text:p>-4.39088935435159</text:p>
          </table:table-cell>
          <table:table-cell table:formula="of:=([.$G$4]-[.R9])/[.$G$4]" office:value-type="float" office:value="-3.151738650888" calcext:value-type="float">
            <text:p>-3.151738650888</text:p>
          </table:table-cell>
          <table:table-cell table:formula="of:=([.$G$4]-[.S9])/[.$G$4]" office:value-type="float" office:value="-2.00842789696321" calcext:value-type="float">
            <text:p>-2.00842789696321</text:p>
          </table:table-cell>
          <table:table-cell table:formula="of:=([.$G$4]-[.T9])/[.$G$4]" office:value-type="float" office:value="-9.94026275524849" calcext:value-type="float">
            <text:p>-9.94026275524849</text:p>
          </table:table-cell>
          <table:table-cell table:formula="of:=([.$G$4]-[.U9])/[.$G$4]" office:value-type="float" office:value="-0.271979970740329" calcext:value-type="float">
            <text:p>-0.271979970740329</text:p>
          </table:table-cell>
          <table:table-cell table:formula="of:=([.$G$4]-[.V9])/[.$G$4]" office:value-type="float" office:value="-5.50289536962821" calcext:value-type="float">
            <text:p>-5.50289536962821</text:p>
          </table:table-cell>
          <table:table-cell table:formula="of:=([.$G$4]-[.W9])/[.$G$4]" office:value-type="float" office:value="0.825510798156098" calcext:value-type="float">
            <text:p>0.825510798156098</text:p>
          </table:table-cell>
          <table:table-cell table:style-name="Default" table:number-columns-repeated="39"/>
        </table:table-row>
        <table:table-row table:style-name="ro4">
          <table:table-cell table:style-name="ce7"/>
          <table:table-cell/>
          <table:table-cell table:style-name="ce23" office:value-type="string" calcext:value-type="string">
            <text:p>PBX SWAP</text:p>
          </table:table-cell>
          <table:table-cell table:formula="of:=SUM([.F96:.W96])/15" office:value-type="float" office:value="-5.47566096164982" calcext:value-type="float">
            <text:p>-5.47566096164982</text:p>
          </table:table-cell>
          <table:table-cell table:style-name="ce49" table:formula="of:=[.D96]*(-1)" office:value-type="percentage" office:value="5.47566096164982" calcext:value-type="percentage">
            <text:p>547.57%</text:p>
          </table:table-cell>
          <table:table-cell/>
          <table:table-cell table:formula="of:=([.$G$4]-[.G10])/[.$G$4]" office:value-type="float" office:value="-3.47129461308997" calcext:value-type="float">
            <text:p>-3.47129461308997</text:p>
          </table:table-cell>
          <table:table-cell table:formula="of:=([.$G$4]-[.H10])/[.$G$4]" office:value-type="float" office:value="-2.75455697107559" calcext:value-type="float">
            <text:p>-2.75455697107559</text:p>
          </table:table-cell>
          <table:table-cell table:formula="of:=([.$G$4]-[.I10])/[.$G$4]" office:value-type="float" office:value="0.824968783970535" calcext:value-type="float">
            <text:p>0.824968783970535</text:p>
          </table:table-cell>
          <table:table-cell/>
          <table:table-cell table:formula="of:=([.$G$4]-[.K10])/[.$G$4]" office:value-type="float" office:value="-7.74022778846884" calcext:value-type="float">
            <text:p>-7.74022778846884</text:p>
          </table:table-cell>
          <table:table-cell table:formula="of:=([.$G$4]-[.L10])/[.$G$4]" office:value-type="float" office:value="-19.6011881538286" calcext:value-type="float">
            <text:p>-19.6011881538286</text:p>
          </table:table-cell>
          <table:table-cell table:formula="of:=([.$G$4]-[.M10])/[.$G$4]" office:value-type="float" office:value="-0.746062258992353" calcext:value-type="float">
            <text:p>-0.746062258992353</text:p>
          </table:table-cell>
          <table:table-cell table:formula="of:=([.$G$4]-[.N10])/[.$G$4]" office:value-type="float" office:value="-0.970585046258461" calcext:value-type="float">
            <text:p>-0.970585046258461</text:p>
          </table:table-cell>
          <table:table-cell table:formula="of:=([.$G$4]-[.O10])/[.$G$4]" office:value-type="float" office:value="-3.48546452411551" calcext:value-type="float">
            <text:p>-3.48546452411551</text:p>
          </table:table-cell>
          <table:table-cell/>
          <table:table-cell table:formula="of:=([.$G$4]-[.Q10])/[.$G$4]" office:value-type="float" office:value="-9.42957926598161" calcext:value-type="float">
            <text:p>-9.42957926598161</text:p>
          </table:table-cell>
          <table:table-cell table:formula="of:=([.$G$4]-[.R10])/[.$G$4]" office:value-type="float" office:value="-5.92076445621575" calcext:value-type="float">
            <text:p>-5.92076445621575</text:p>
          </table:table-cell>
          <table:table-cell table:formula="of:=([.$G$4]-[.S10])/[.$G$4]" office:value-type="float" office:value="-3.38882761871414" calcext:value-type="float">
            <text:p>-3.38882761871414</text:p>
          </table:table-cell>
          <table:table-cell table:formula="of:=([.$G$4]-[.T10])/[.$G$4]" office:value-type="float" office:value="-16.3019308468359" calcext:value-type="float">
            <text:p>-16.3019308468359</text:p>
          </table:table-cell>
          <table:table-cell table:formula="of:=([.$G$4]-[.U10])/[.$G$4]" office:value-type="float" office:value="-0.94564229654493" calcext:value-type="float">
            <text:p>-0.94564229654493</text:p>
          </table:table-cell>
          <table:table-cell table:formula="of:=([.$G$4]-[.V10])/[.$G$4]" office:value-type="float" office:value="-8.9653724609184" calcext:value-type="float">
            <text:p>-8.9653724609184</text:p>
          </table:table-cell>
          <table:table-cell table:formula="of:=([.$G$4]-[.W10])/[.$G$4]" office:value-type="float" office:value="0.76161309232225" calcext:value-type="float">
            <text:p>0.76161309232225</text:p>
          </table:table-cell>
          <table:table-cell table:style-name="Default" table:number-columns-repeated="39"/>
        </table:table-row>
        <table:table-row table:style-name="ro4">
          <table:table-cell table:style-name="ce7"/>
          <table:table-cell/>
          <table:table-cell office:value-type="string" calcext:value-type="string">
            <text:p>PMX SWAP</text:p>
          </table:table-cell>
          <table:table-cell table:formula="of:=SUM([.F97:.W97])/15" office:value-type="float" office:value="-4.38695736492999" calcext:value-type="float">
            <text:p>-4.38695736492999</text:p>
          </table:table-cell>
          <table:table-cell table:style-name="ce49" table:formula="of:=[.D97]*(-1)" office:value-type="percentage" office:value="4.38695736492999" calcext:value-type="percentage">
            <text:p>438.70%</text:p>
          </table:table-cell>
          <table:table-cell/>
          <table:table-cell table:formula="of:=([.$G$4]-[.G11])/[.$G$4]" office:value-type="float" office:value="-2.59344576350181" calcext:value-type="float">
            <text:p>-2.59344576350181</text:p>
          </table:table-cell>
          <table:table-cell table:formula="of:=([.$G$4]-[.H11])/[.$G$4]" office:value-type="float" office:value="-2.01666685379984" calcext:value-type="float">
            <text:p>-2.01666685379984</text:p>
          </table:table-cell>
          <table:table-cell table:formula="of:=([.$G$4]-[.I11])/[.$G$4]" office:value-type="float" office:value="0.839620785136332" calcext:value-type="float">
            <text:p>0.839620785136332</text:p>
          </table:table-cell>
          <table:table-cell/>
          <table:table-cell table:formula="of:=([.$G$4]-[.K11])/[.$G$4]" office:value-type="float" office:value="-6.7717611555714" calcext:value-type="float">
            <text:p>-6.7717611555714</text:p>
          </table:table-cell>
          <table:table-cell table:formula="of:=([.$G$4]-[.L11])/[.$G$4]" office:value-type="float" office:value="-14.4798063095047" calcext:value-type="float">
            <text:p>-14.4798063095047</text:p>
          </table:table-cell>
          <table:table-cell table:formula="of:=([.$G$4]-[.M11])/[.$G$4]" office:value-type="float" office:value="-0.881641453399361" calcext:value-type="float">
            <text:p>-0.881641453399361</text:p>
          </table:table-cell>
          <table:table-cell table:formula="of:=([.$G$4]-[.N11])/[.$G$4]" office:value-type="float" office:value="-0.781167080687998" calcext:value-type="float">
            <text:p>-0.781167080687998</text:p>
          </table:table-cell>
          <table:table-cell table:formula="of:=([.$G$4]-[.O11])/[.$G$4]" office:value-type="float" office:value="-2.64495503490575" calcext:value-type="float">
            <text:p>-2.64495503490575</text:p>
          </table:table-cell>
          <table:table-cell/>
          <table:table-cell table:formula="of:=([.$G$4]-[.Q11])/[.$G$4]" office:value-type="float" office:value="-8.24819834152323" calcext:value-type="float">
            <text:p>-8.24819834152323</text:p>
          </table:table-cell>
          <table:table-cell table:formula="of:=([.$G$4]-[.R11])/[.$G$4]" office:value-type="float" office:value="-5.50836547454103" calcext:value-type="float">
            <text:p>-5.50836547454103</text:p>
          </table:table-cell>
          <table:table-cell table:formula="of:=([.$G$4]-[.S11])/[.$G$4]" office:value-type="float" office:value="-2.90618078317036" calcext:value-type="float">
            <text:p>-2.90618078317036</text:p>
          </table:table-cell>
          <table:table-cell table:formula="of:=([.$G$4]-[.T11])/[.$G$4]" office:value-type="float" office:value="-12.7057279579194" calcext:value-type="float">
            <text:p>-12.7057279579194</text:p>
          </table:table-cell>
          <table:table-cell table:formula="of:=([.$G$4]-[.U11])/[.$G$4]" office:value-type="float" office:value="-0.493984550457968" calcext:value-type="float">
            <text:p>-0.493984550457968</text:p>
          </table:table-cell>
          <table:table-cell table:formula="of:=([.$G$4]-[.V11])/[.$G$4]" office:value-type="float" office:value="-7.38640180961747" calcext:value-type="float">
            <text:p>-7.38640180961747</text:p>
          </table:table-cell>
          <table:table-cell table:formula="of:=([.$G$4]-[.W11])/[.$G$4]" office:value-type="float" office:value="0.774321309514193" calcext:value-type="float">
            <text:p>0.774321309514193</text:p>
          </table:table-cell>
          <table:table-cell table:style-name="Default" table:number-columns-repeated="39"/>
        </table:table-row>
        <table:table-row table:style-name="ro4">
          <table:table-cell/>
          <table:table-cell table:style-name="ce3"/>
          <table:table-cell office:value-type="string" calcext:value-type="string">
            <text:p>CX SWAP</text:p>
          </table:table-cell>
          <table:table-cell table:formula="of:=SUM([.F98:.W98])/15" office:value-type="float" office:value="-4.4721603799734" calcext:value-type="float">
            <text:p>-4.4721603799734</text:p>
          </table:table-cell>
          <table:table-cell table:style-name="ce49" table:formula="of:=[.D98]*(-1)" office:value-type="percentage" office:value="4.4721603799734" calcext:value-type="percentage">
            <text:p>447.22%</text:p>
          </table:table-cell>
          <table:table-cell/>
          <table:table-cell table:formula="of:=([.$G$4]-[.G12])/[.$G$4]" office:value-type="float" office:value="-2.52111839866284" calcext:value-type="float">
            <text:p>-2.52111839866284</text:p>
          </table:table-cell>
          <table:table-cell table:formula="of:=([.$G$4]-[.H12])/[.$G$4]" office:value-type="float" office:value="-2.16030387628276" calcext:value-type="float">
            <text:p>-2.16030387628276</text:p>
          </table:table-cell>
          <table:table-cell table:formula="of:=([.$G$4]-[.I12])/[.$G$4]" office:value-type="float" office:value="0.840394298553714" calcext:value-type="float">
            <text:p>0.840394298553714</text:p>
          </table:table-cell>
          <table:table-cell/>
          <table:table-cell table:formula="of:=([.$G$4]-[.K12])/[.$G$4]" office:value-type="float" office:value="-6.79128124604369" calcext:value-type="float">
            <text:p>-6.79128124604369</text:p>
          </table:table-cell>
          <table:table-cell table:formula="of:=([.$G$4]-[.L12])/[.$G$4]" office:value-type="float" office:value="-14.8126386540899" calcext:value-type="float">
            <text:p>-14.8126386540899</text:p>
          </table:table-cell>
          <table:table-cell table:formula="of:=([.$G$4]-[.M12])/[.$G$4]" office:value-type="float" office:value="-0.75463443138154" calcext:value-type="float">
            <text:p>-0.75463443138154</text:p>
          </table:table-cell>
          <table:table-cell table:formula="of:=([.$G$4]-[.N12])/[.$G$4]" office:value-type="float" office:value="-0.883985138887918" calcext:value-type="float">
            <text:p>-0.883985138887918</text:p>
          </table:table-cell>
          <table:table-cell table:formula="of:=([.$G$4]-[.O12])/[.$G$4]" office:value-type="float" office:value="-2.76521841769727" calcext:value-type="float">
            <text:p>-2.76521841769727</text:p>
          </table:table-cell>
          <table:table-cell/>
          <table:table-cell table:formula="of:=([.$G$4]-[.Q12])/[.$G$4]" office:value-type="float" office:value="-8.12725337155126" calcext:value-type="float">
            <text:p>-8.12725337155126</text:p>
          </table:table-cell>
          <table:table-cell table:formula="of:=([.$G$4]-[.R12])/[.$G$4]" office:value-type="float" office:value="-5.51669566047738" calcext:value-type="float">
            <text:p>-5.51669566047738</text:p>
          </table:table-cell>
          <table:table-cell table:formula="of:=([.$G$4]-[.S12])/[.$G$4]" office:value-type="float" office:value="-3.11806276193289" calcext:value-type="float">
            <text:p>-3.11806276193289</text:p>
          </table:table-cell>
          <table:table-cell table:formula="of:=([.$G$4]-[.T12])/[.$G$4]" office:value-type="float" office:value="-12.6291822318911" calcext:value-type="float">
            <text:p>-12.6291822318911</text:p>
          </table:table-cell>
          <table:table-cell table:formula="of:=([.$G$4]-[.U12])/[.$G$4]" office:value-type="float" office:value="-0.530548040615818" calcext:value-type="float">
            <text:p>-0.530548040615818</text:p>
          </table:table-cell>
          <table:table-cell table:formula="of:=([.$G$4]-[.V12])/[.$G$4]" office:value-type="float" office:value="-8.08608625189617" calcext:value-type="float">
            <text:p>-8.08608625189617</text:p>
          </table:table-cell>
          <table:table-cell table:formula="of:=([.$G$4]-[.W12])/[.$G$4]" office:value-type="float" office:value="0.774208483255847" calcext:value-type="float">
            <text:p>0.774208483255847</text:p>
          </table:table-cell>
          <table:table-cell table:style-name="Default" table:number-columns-repeated="39"/>
        </table:table-row>
        <table:table-row table:style-name="ro4">
          <table:table-cell table:number-columns-repeated="2"/>
          <table:table-cell table:style-name="ce21" office:value-type="string" calcext:value-type="string">
            <text:p><text:span text:style-name="T4">MX</text:span> SCRAMBLE</text:p>
          </table:table-cell>
          <table:table-cell table:formula="of:=SUM([.F99:.W99])/15" office:value-type="float" office:value="-7.60519581447978" calcext:value-type="float">
            <text:p>-7.60519581447978</text:p>
          </table:table-cell>
          <table:table-cell table:style-name="ce49" table:formula="of:=[.D99]*(-1)" office:value-type="percentage" office:value="7.60519581447978" calcext:value-type="percentage">
            <text:p>760.52%</text:p>
          </table:table-cell>
          <table:table-cell/>
          <table:table-cell table:formula="of:=([.$G$4]-[.G13])/[.$G$4]" office:value-type="float" office:value="-4.80530079219961" calcext:value-type="float">
            <text:p>-4.80530079219961</text:p>
          </table:table-cell>
          <table:table-cell table:formula="of:=([.$G$4]-[.H13])/[.$G$4]" office:value-type="float" office:value="-3.91441438069376" calcext:value-type="float">
            <text:p>-3.91441438069376</text:p>
          </table:table-cell>
          <table:table-cell table:formula="of:=([.$G$4]-[.I13])/[.$G$4]" office:value-type="float" office:value="0.735132665212405" calcext:value-type="float">
            <text:p>0.735132665212405</text:p>
          </table:table-cell>
          <table:table-cell/>
          <table:table-cell table:formula="of:=([.$G$4]-[.K13])/[.$G$4]" office:value-type="float" office:value="-10.652958657688" calcext:value-type="float">
            <text:p>-10.652958657688</text:p>
          </table:table-cell>
          <table:table-cell table:formula="of:=([.$G$4]-[.L13])/[.$G$4]" office:value-type="float" office:value="-26.6553012360282" calcext:value-type="float">
            <text:p>-26.6553012360282</text:p>
          </table:table-cell>
          <table:table-cell table:formula="of:=([.$G$4]-[.M13])/[.$G$4]" office:value-type="float" office:value="-1.56287899745877" calcext:value-type="float">
            <text:p>-1.56287899745877</text:p>
          </table:table-cell>
          <table:table-cell table:formula="of:=([.$G$4]-[.N13])/[.$G$4]" office:value-type="float" office:value="-1.6203804554984" calcext:value-type="float">
            <text:p>-1.6203804554984</text:p>
          </table:table-cell>
          <table:table-cell table:formula="of:=([.$G$4]-[.O13])/[.$G$4]" office:value-type="float" office:value="-5.1222491287647" calcext:value-type="float">
            <text:p>-5.1222491287647</text:p>
          </table:table-cell>
          <table:table-cell/>
          <table:table-cell table:formula="of:=([.$G$4]-[.Q13])/[.$G$4]" office:value-type="float" office:value="-11.3012454260778" calcext:value-type="float">
            <text:p>-11.3012454260778</text:p>
          </table:table-cell>
          <table:table-cell table:formula="of:=([.$G$4]-[.R13])/[.$G$4]" office:value-type="float" office:value="-6.83194874278361" calcext:value-type="float">
            <text:p>-6.83194874278361</text:p>
          </table:table-cell>
          <table:table-cell table:formula="of:=([.$G$4]-[.S13])/[.$G$4]" office:value-type="float" office:value="-5.92740258674535" calcext:value-type="float">
            <text:p>-5.92740258674535</text:p>
          </table:table-cell>
          <table:table-cell table:formula="of:=([.$G$4]-[.T13])/[.$G$4]" office:value-type="float" office:value="-22.0380192097268" calcext:value-type="float">
            <text:p>-22.0380192097268</text:p>
          </table:table-cell>
          <table:table-cell table:formula="of:=([.$G$4]-[.U13])/[.$G$4]" office:value-type="float" office:value="-1.52359259159035" calcext:value-type="float">
            <text:p>-1.52359259159035</text:p>
          </table:table-cell>
          <table:table-cell table:formula="of:=([.$G$4]-[.V13])/[.$G$4]" office:value-type="float" office:value="-13.5050621205581" calcext:value-type="float">
            <text:p>-13.5050621205581</text:p>
          </table:table-cell>
          <table:table-cell table:formula="of:=([.$G$4]-[.W13])/[.$G$4]" office:value-type="float" office:value="0.647684443404318" calcext:value-type="float">
            <text:p>0.647684443404318</text:p>
          </table:table-cell>
          <table:table-cell table:style-name="Default" table:number-columns-repeated="39"/>
        </table:table-row>
        <table:table-row table:style-name="ro4">
          <table:table-cell table:number-columns-repeated="2"/>
          <table:table-cell table:style-name="ce21" office:value-type="string" calcext:value-type="string">
            <text:p>OBX SCRAMBLE</text:p>
          </table:table-cell>
          <table:table-cell table:formula="of:=SUM([.F100:.W100])/15" office:value-type="float" office:value="-13.5799699707106" calcext:value-type="float">
            <text:p>-13.5799699707106</text:p>
          </table:table-cell>
          <table:table-cell table:style-name="ce49" table:formula="of:=[.D100]*(-1)" office:value-type="percentage" office:value="13.5799699707106" calcext:value-type="percentage">
            <text:p>1358.00%</text:p>
          </table:table-cell>
          <table:table-cell/>
          <table:table-cell table:formula="of:=([.$G$4]-[.G14])/[.$G$4]" office:value-type="float" office:value="-8.03996143235449" calcext:value-type="float">
            <text:p>-8.03996143235449</text:p>
          </table:table-cell>
          <table:table-cell table:formula="of:=([.$G$4]-[.H14])/[.$G$4]" office:value-type="float" office:value="-7.52445070629692" calcext:value-type="float">
            <text:p>-7.52445070629692</text:p>
          </table:table-cell>
          <table:table-cell table:formula="of:=([.$G$4]-[.I14])/[.$G$4]" office:value-type="float" office:value="0.548768292005864" calcext:value-type="float">
            <text:p>0.548768292005864</text:p>
          </table:table-cell>
          <table:table-cell/>
          <table:table-cell table:formula="of:=([.$G$4]-[.K14])/[.$G$4]" office:value-type="float" office:value="-18.7169074173847" calcext:value-type="float">
            <text:p>-18.7169074173847</text:p>
          </table:table-cell>
          <table:table-cell table:formula="of:=([.$G$4]-[.L14])/[.$G$4]" office:value-type="float" office:value="-44.1905070568227" calcext:value-type="float">
            <text:p>-44.1905070568227</text:p>
          </table:table-cell>
          <table:table-cell table:formula="of:=([.$G$4]-[.M14])/[.$G$4]" office:value-type="float" office:value="-3.21749319314958" calcext:value-type="float">
            <text:p>-3.21749319314958</text:p>
          </table:table-cell>
          <table:table-cell table:formula="of:=([.$G$4]-[.N14])/[.$G$4]" office:value-type="float" office:value="-3.47196254015148" calcext:value-type="float">
            <text:p>-3.47196254015148</text:p>
          </table:table-cell>
          <table:table-cell table:formula="of:=([.$G$4]-[.O14])/[.$G$4]" office:value-type="float" office:value="-9.28991434014179" calcext:value-type="float">
            <text:p>-9.28991434014179</text:p>
          </table:table-cell>
          <table:table-cell/>
          <table:table-cell table:formula="of:=([.$G$4]-[.Q14])/[.$G$4]" office:value-type="float" office:value="-22.1724955572546" calcext:value-type="float">
            <text:p>-22.1724955572546</text:p>
          </table:table-cell>
          <table:table-cell table:formula="of:=([.$G$4]-[.R14])/[.$G$4]" office:value-type="float" office:value="-14.8309781963935" calcext:value-type="float">
            <text:p>-14.8309781963935</text:p>
          </table:table-cell>
          <table:table-cell table:formula="of:=([.$G$4]-[.S14])/[.$G$4]" office:value-type="float" office:value="-11.1921329162532" calcext:value-type="float">
            <text:p>-11.1921329162532</text:p>
          </table:table-cell>
          <table:table-cell table:formula="of:=([.$G$4]-[.T14])/[.$G$4]" office:value-type="float" office:value="-36.0800212353866" calcext:value-type="float">
            <text:p>-36.0800212353866</text:p>
          </table:table-cell>
          <table:table-cell table:formula="of:=([.$G$4]-[.U14])/[.$G$4]" office:value-type="float" office:value="-3.11245907337782" calcext:value-type="float">
            <text:p>-3.11245907337782</text:p>
          </table:table-cell>
          <table:table-cell table:formula="of:=([.$G$4]-[.V14])/[.$G$4]" office:value-type="float" office:value="-22.7910177616721" calcext:value-type="float">
            <text:p>-22.7910177616721</text:p>
          </table:table-cell>
          <table:table-cell table:formula="of:=([.$G$4]-[.W14])/[.$G$4]" office:value-type="float" office:value="0.381983573974595" calcext:value-type="float">
            <text:p>0.381983573974595</text:p>
          </table:table-cell>
          <table:table-cell table:style-name="Default" table:number-columns-repeated="39"/>
        </table:table-row>
        <table:table-row table:style-name="ro4">
          <table:table-cell/>
          <table:table-cell table:style-name="ce3"/>
          <table:table-cell office:value-type="string" calcext:value-type="string">
            <text:p>OX SCRAMBLE</text:p>
          </table:table-cell>
          <table:table-cell table:formula="of:=SUM([.F101:.W101])/15" office:value-type="float" office:value="-1.93243719743579" calcext:value-type="float">
            <text:p>-1.93243719743579</text:p>
          </table:table-cell>
          <table:table-cell table:style-name="ce49" table:formula="of:=[.D101]*(-1)" office:value-type="percentage" office:value="1.93243719743579" calcext:value-type="percentage">
            <text:p>193.24%</text:p>
          </table:table-cell>
          <table:table-cell/>
          <table:table-cell table:formula="of:=([.$G$4]-[.G15])/[.$G$4]" office:value-type="float" office:value="-1.97613599308122" calcext:value-type="float">
            <text:p>-1.97613599308122</text:p>
          </table:table-cell>
          <table:table-cell table:formula="of:=([.$G$4]-[.H15])/[.$G$4]" office:value-type="float" office:value="0.174933050016044" calcext:value-type="float">
            <text:p>0.174933050016044</text:p>
          </table:table-cell>
          <table:table-cell table:formula="of:=([.$G$4]-[.I15])/[.$G$4]" office:value-type="float" office:value="0.906723340300747" calcext:value-type="float">
            <text:p>0.906723340300747</text:p>
          </table:table-cell>
          <table:table-cell/>
          <table:table-cell table:formula="of:=([.$G$4]-[.K15])/[.$G$4]" office:value-type="float" office:value="-3.36131669402685" calcext:value-type="float">
            <text:p>-3.36131669402685</text:p>
          </table:table-cell>
          <table:table-cell table:formula="of:=([.$G$4]-[.L15])/[.$G$4]" office:value-type="float" office:value="-10.2838142751217" calcext:value-type="float">
            <text:p>-10.2838142751217</text:p>
          </table:table-cell>
          <table:table-cell table:formula="of:=([.$G$4]-[.M15])/[.$G$4]" office:value-type="float" office:value="0.0641112154135241" calcext:value-type="float">
            <text:p>0.064111215413524</text:p>
          </table:table-cell>
          <table:table-cell table:formula="of:=([.$G$4]-[.N15])/[.$G$4]" office:value-type="float" office:value="0.0692158669435318" calcext:value-type="float">
            <text:p>0.069215866943532</text:p>
          </table:table-cell>
          <table:table-cell table:formula="of:=([.$G$4]-[.O15])/[.$G$4]" office:value-type="float" office:value="-0.984175691847653" calcext:value-type="float">
            <text:p>-0.984175691847653</text:p>
          </table:table-cell>
          <table:table-cell/>
          <table:table-cell table:formula="of:=([.$G$4]-[.Q15])/[.$G$4]" office:value-type="float" office:value="-1.58945596337023" calcext:value-type="float">
            <text:p>-1.58945596337023</text:p>
          </table:table-cell>
          <table:table-cell table:formula="of:=([.$G$4]-[.R15])/[.$G$4]" office:value-type="float" office:value="-0.75579787538486" calcext:value-type="float">
            <text:p>-0.75579787538486</text:p>
          </table:table-cell>
          <table:table-cell table:formula="of:=([.$G$4]-[.S15])/[.$G$4]" office:value-type="float" office:value="-1.12455822356835" calcext:value-type="float">
            <text:p>-1.12455822356835</text:p>
          </table:table-cell>
          <table:table-cell table:formula="of:=([.$G$4]-[.T15])/[.$G$4]" office:value-type="float" office:value="-7.35239611944278" calcext:value-type="float">
            <text:p>-7.35239611944278</text:p>
          </table:table-cell>
          <table:table-cell table:formula="of:=([.$G$4]-[.U15])/[.$G$4]" office:value-type="float" office:value="-0.0612768655252743" calcext:value-type="float">
            <text:p>-0.061276865525274</text:p>
          </table:table-cell>
          <table:table-cell table:formula="of:=([.$G$4]-[.V15])/[.$G$4]" office:value-type="float" office:value="-3.58826418116884" calcext:value-type="float">
            <text:p>-3.58826418116884</text:p>
          </table:table-cell>
          <table:table-cell table:formula="of:=([.$G$4]-[.W15])/[.$G$4]" office:value-type="float" office:value="0.875650448327069" calcext:value-type="float">
            <text:p>0.875650448327069</text:p>
          </table:table-cell>
          <table:table-cell table:style-name="Default" table:number-columns-repeated="39"/>
        </table:table-row>
        <table:table-row table:style-name="ro4">
          <table:table-cell table:number-columns-repeated="2"/>
          <table:table-cell table:style-name="ce23" office:value-type="string" calcext:value-type="string">
            <text:p>LOX SCRAMBLE</text:p>
          </table:table-cell>
          <table:table-cell table:formula="of:=SUM([.F102:.W102])/15" office:value-type="float" office:value="-4.87056100592819" calcext:value-type="float">
            <text:p>-4.87056100592819</text:p>
          </table:table-cell>
          <table:table-cell table:style-name="ce49" table:formula="of:=[.D102]*(-1)" office:value-type="percentage" office:value="4.87056100592819" calcext:value-type="percentage">
            <text:p>487.06%</text:p>
          </table:table-cell>
          <table:table-cell/>
          <table:table-cell table:formula="of:=([.$G$4]-[.G16])/[.$G$4]" office:value-type="float" office:value="-3.22505749090828" calcext:value-type="float">
            <text:p>-3.22505749090828</text:p>
          </table:table-cell>
          <table:table-cell table:formula="of:=([.$G$4]-[.H16])/[.$G$4]" office:value-type="float" office:value="-1.62657918924917" calcext:value-type="float">
            <text:p>-1.62657918924917</text:p>
          </table:table-cell>
          <table:table-cell table:formula="of:=([.$G$4]-[.I16])/[.$G$4]" office:value-type="float" office:value="0.817181783479581" calcext:value-type="float">
            <text:p>0.817181783479581</text:p>
          </table:table-cell>
          <table:table-cell/>
          <table:table-cell table:formula="of:=([.$G$4]-[.K16])/[.$G$4]" office:value-type="float" office:value="-7.41839956339622" calcext:value-type="float">
            <text:p>-7.41839956339622</text:p>
          </table:table-cell>
          <table:table-cell table:formula="of:=([.$G$4]-[.L16])/[.$G$4]" office:value-type="float" office:value="-17.8656889207969" calcext:value-type="float">
            <text:p>-17.8656889207969</text:p>
          </table:table-cell>
          <table:table-cell table:formula="of:=([.$G$4]-[.M16])/[.$G$4]" office:value-type="float" office:value="-0.79002401985281" calcext:value-type="float">
            <text:p>-0.79002401985281</text:p>
          </table:table-cell>
          <table:table-cell table:formula="of:=([.$G$4]-[.N16])/[.$G$4]" office:value-type="float" office:value="-0.810969451384729" calcext:value-type="float">
            <text:p>-0.810969451384729</text:p>
          </table:table-cell>
          <table:table-cell table:formula="of:=([.$G$4]-[.O16])/[.$G$4]" office:value-type="float" office:value="-3.17850032801007" calcext:value-type="float">
            <text:p>-3.17850032801007</text:p>
          </table:table-cell>
          <table:table-cell/>
          <table:table-cell table:formula="of:=([.$G$4]-[.Q16])/[.$G$4]" office:value-type="float" office:value="-7.34556936038205" calcext:value-type="float">
            <text:p>-7.34556936038205</text:p>
          </table:table-cell>
          <table:table-cell table:formula="of:=([.$G$4]-[.R16])/[.$G$4]" office:value-type="float" office:value="-4.14229384822553" calcext:value-type="float">
            <text:p>-4.14229384822553</text:p>
          </table:table-cell>
          <table:table-cell table:formula="of:=([.$G$4]-[.S16])/[.$G$4]" office:value-type="float" office:value="-3.2359178783295" calcext:value-type="float">
            <text:p>-3.2359178783295</text:p>
          </table:table-cell>
          <table:table-cell table:formula="of:=([.$G$4]-[.T16])/[.$G$4]" office:value-type="float" office:value="-15.4025739850873" calcext:value-type="float">
            <text:p>-15.4025739850873</text:p>
          </table:table-cell>
          <table:table-cell table:formula="of:=([.$G$4]-[.U16])/[.$G$4]" office:value-type="float" office:value="-0.693606844480809" calcext:value-type="float">
            <text:p>-0.693606844480809</text:p>
          </table:table-cell>
          <table:table-cell table:formula="of:=([.$G$4]-[.V16])/[.$G$4]" office:value-type="float" office:value="-8.88634361036563" calcext:value-type="float">
            <text:p>-8.88634361036563</text:p>
          </table:table-cell>
          <table:table-cell table:formula="of:=([.$G$4]-[.W16])/[.$G$4]" office:value-type="float" office:value="0.745927618066474" calcext:value-type="float">
            <text:p>0.745927618066474</text:p>
          </table:table-cell>
          <table:table-cell table:style-name="Default" table:number-columns-repeated="39"/>
        </table:table-row>
        <table:table-row table:style-name="ro4">
          <table:table-cell table:number-columns-repeated="2"/>
          <table:table-cell table:style-name="ce23" office:value-type="string" calcext:value-type="string">
            <text:p>PBX SCRAMBLE</text:p>
          </table:table-cell>
          <table:table-cell table:formula="of:=SUM([.F103:.W103])/15" office:value-type="float" office:value="-7.26311133786904" calcext:value-type="float">
            <text:p>-7.26311133786904</text:p>
          </table:table-cell>
          <table:table-cell table:style-name="ce49" table:formula="of:=[.D103]*(-1)" office:value-type="percentage" office:value="7.26311133786904" calcext:value-type="percentage">
            <text:p>726.31%</text:p>
          </table:table-cell>
          <table:table-cell/>
          <table:table-cell table:formula="of:=([.$G$4]-[.G17])/[.$G$4]" office:value-type="float" office:value="-3.77653141248129" calcext:value-type="float">
            <text:p>-3.77653141248129</text:p>
          </table:table-cell>
          <table:table-cell table:formula="of:=([.$G$4]-[.H17])/[.$G$4]" office:value-type="float" office:value="-3.36491794456637" calcext:value-type="float">
            <text:p>-3.36491794456637</text:p>
          </table:table-cell>
          <table:table-cell table:formula="of:=([.$G$4]-[.I17])/[.$G$4]" office:value-type="float" office:value="0.749272957455637" calcext:value-type="float">
            <text:p>0.749272957455637</text:p>
          </table:table-cell>
          <table:table-cell/>
          <table:table-cell table:formula="of:=([.$G$4]-[.K17])/[.$G$4]" office:value-type="float" office:value="-11.6073993081121" calcext:value-type="float">
            <text:p>-11.6073993081121</text:p>
          </table:table-cell>
          <table:table-cell table:formula="of:=([.$G$4]-[.L17])/[.$G$4]" office:value-type="float" office:value="-24.9938197712583" calcext:value-type="float">
            <text:p>-24.9938197712583</text:p>
          </table:table-cell>
          <table:table-cell table:formula="of:=([.$G$4]-[.M17])/[.$G$4]" office:value-type="float" office:value="-1.31983244452379" calcext:value-type="float">
            <text:p>-1.31983244452379</text:p>
          </table:table-cell>
          <table:table-cell table:formula="of:=([.$G$4]-[.N17])/[.$G$4]" office:value-type="float" office:value="-1.4178888931089" calcext:value-type="float">
            <text:p>-1.4178888931089</text:p>
          </table:table-cell>
          <table:table-cell table:formula="of:=([.$G$4]-[.O17])/[.$G$4]" office:value-type="float" office:value="-4.90020563183708" calcext:value-type="float">
            <text:p>-4.90020563183708</text:p>
          </table:table-cell>
          <table:table-cell/>
          <table:table-cell table:formula="of:=([.$G$4]-[.Q17])/[.$G$4]" office:value-type="float" office:value="-11.1141955026448" calcext:value-type="float">
            <text:p>-11.1141955026448</text:p>
          </table:table-cell>
          <table:table-cell table:formula="of:=([.$G$4]-[.R17])/[.$G$4]" office:value-type="float" office:value="-7.28816368093698" calcext:value-type="float">
            <text:p>-7.28816368093698</text:p>
          </table:table-cell>
          <table:table-cell table:formula="of:=([.$G$4]-[.S17])/[.$G$4]" office:value-type="float" office:value="-5.12032811274692" calcext:value-type="float">
            <text:p>-5.12032811274692</text:p>
          </table:table-cell>
          <table:table-cell table:formula="of:=([.$G$4]-[.T17])/[.$G$4]" office:value-type="float" office:value="-20.3909671100681" calcext:value-type="float">
            <text:p>-20.3909671100681</text:p>
          </table:table-cell>
          <table:table-cell table:formula="of:=([.$G$4]-[.U17])/[.$G$4]" office:value-type="float" office:value="-1.39410725713253" calcext:value-type="float">
            <text:p>-1.39410725713253</text:p>
          </table:table-cell>
          <table:table-cell table:formula="of:=([.$G$4]-[.V17])/[.$G$4]" office:value-type="float" office:value="-13.6789051223217" calcext:value-type="float">
            <text:p>-13.6789051223217</text:p>
          </table:table-cell>
          <table:table-cell table:formula="of:=([.$G$4]-[.W17])/[.$G$4]" office:value-type="float" office:value="0.671319166247625" calcext:value-type="float">
            <text:p>0.671319166247625</text:p>
          </table:table-cell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office:value-type="string" calcext:value-type="string">
            <text:p>PMX SCRAMBLE</text:p>
          </table:table-cell>
          <table:table-cell table:formula="of:=SUM([.F104:.W104])/15" office:value-type="float" office:value="-6.4341748933917" calcext:value-type="float">
            <text:p>-6.4341748933917</text:p>
          </table:table-cell>
          <table:table-cell table:style-name="ce49" table:formula="of:=[.D104]*(-1)" office:value-type="percentage" office:value="6.4341748933917" calcext:value-type="percentage">
            <text:p>643.42%</text:p>
          </table:table-cell>
          <table:table-cell/>
          <table:table-cell table:formula="of:=([.$G$4]-[.G18])/[.$G$4]" office:value-type="float" office:value="-4.03654298350902" calcext:value-type="float">
            <text:p>-4.03654298350902</text:p>
          </table:table-cell>
          <table:table-cell table:formula="of:=([.$G$4]-[.H18])/[.$G$4]" office:value-type="float" office:value="-3.01080386279019" calcext:value-type="float">
            <text:p>-3.01080386279019</text:p>
          </table:table-cell>
          <table:table-cell table:formula="of:=([.$G$4]-[.I18])/[.$G$4]" office:value-type="float" office:value="0.782523685296228" calcext:value-type="float">
            <text:p>0.782523685296228</text:p>
          </table:table-cell>
          <table:table-cell/>
          <table:table-cell table:formula="of:=([.$G$4]-[.K18])/[.$G$4]" office:value-type="float" office:value="-9.04581592977773" calcext:value-type="float">
            <text:p>-9.04581592977773</text:p>
          </table:table-cell>
          <table:table-cell table:formula="of:=([.$G$4]-[.L18])/[.$G$4]" office:value-type="float" office:value="-22.7355415339499" calcext:value-type="float">
            <text:p>-22.7355415339499</text:p>
          </table:table-cell>
          <table:table-cell table:formula="of:=([.$G$4]-[.M18])/[.$G$4]" office:value-type="float" office:value="-1.323807507503" calcext:value-type="float">
            <text:p>-1.323807507503</text:p>
          </table:table-cell>
          <table:table-cell table:formula="of:=([.$G$4]-[.N18])/[.$G$4]" office:value-type="float" office:value="-1.20912089565386" calcext:value-type="float">
            <text:p>-1.20912089565386</text:p>
          </table:table-cell>
          <table:table-cell table:formula="of:=([.$G$4]-[.O18])/[.$G$4]" office:value-type="float" office:value="-4.17785278261492" calcext:value-type="float">
            <text:p>-4.17785278261492</text:p>
          </table:table-cell>
          <table:table-cell/>
          <table:table-cell table:formula="of:=([.$G$4]-[.Q18])/[.$G$4]" office:value-type="float" office:value="-10.8842182434324" calcext:value-type="float">
            <text:p>-10.8842182434324</text:p>
          </table:table-cell>
          <table:table-cell table:formula="of:=([.$G$4]-[.R18])/[.$G$4]" office:value-type="float" office:value="-6.3633633779584" calcext:value-type="float">
            <text:p>-6.3633633779584</text:p>
          </table:table-cell>
          <table:table-cell table:formula="of:=([.$G$4]-[.S18])/[.$G$4]" office:value-type="float" office:value="-4.86274245583351" calcext:value-type="float">
            <text:p>-4.86274245583351</text:p>
          </table:table-cell>
          <table:table-cell table:formula="of:=([.$G$4]-[.T18])/[.$G$4]" office:value-type="float" office:value="-18.8090398484053" calcext:value-type="float">
            <text:p>-18.8090398484053</text:p>
          </table:table-cell>
          <table:table-cell table:formula="of:=([.$G$4]-[.U18])/[.$G$4]" office:value-type="float" office:value="-1.2029937489637" calcext:value-type="float">
            <text:p>-1.2029937489637</text:p>
          </table:table-cell>
          <table:table-cell table:formula="of:=([.$G$4]-[.V18])/[.$G$4]" office:value-type="float" office:value="-10.3404372833258" calcext:value-type="float">
            <text:p>-10.3404372833258</text:p>
          </table:table-cell>
          <table:table-cell table:formula="of:=([.$G$4]-[.W18])/[.$G$4]" office:value-type="float" office:value="0.707133367546209" calcext:value-type="float">
            <text:p>0.707133367546209</text:p>
          </table:table-cell>
          <table:table-cell table:style-name="Default" table:number-columns-repeated="39"/>
        </table:table-row>
        <table:table-row table:style-name="ro4">
          <table:table-cell table:style-name="ce3" table:number-columns-repeated="2"/>
          <table:table-cell office:value-type="string" calcext:value-type="string">
            <text:p>CX SCRAMBLE</text:p>
          </table:table-cell>
          <table:table-cell table:formula="of:=SUM([.F105:.W105])/15" office:value-type="float" office:value="-8.11886435845664" calcext:value-type="float">
            <text:p>-8.11886435845664</text:p>
          </table:table-cell>
          <table:table-cell table:style-name="ce49" table:formula="of:=[.D105]*(-1)" office:value-type="percentage" office:value="8.11886435845664" calcext:value-type="percentage">
            <text:p>811.89%</text:p>
          </table:table-cell>
          <table:table-cell/>
          <table:table-cell table:formula="of:=([.$G$4]-[.G19])/[.$G$4]" office:value-type="float" office:value="-4.962105837391" calcext:value-type="float">
            <text:p>-4.962105837391</text:p>
          </table:table-cell>
          <table:table-cell table:formula="of:=([.$G$4]-[.H19])/[.$G$4]" office:value-type="float" office:value="-3.78524728175781" calcext:value-type="float">
            <text:p>-3.78524728175781</text:p>
          </table:table-cell>
          <table:table-cell table:formula="of:=([.$G$4]-[.I19])/[.$G$4]" office:value-type="float" office:value="0.70964261027431" calcext:value-type="float">
            <text:p>0.70964261027431</text:p>
          </table:table-cell>
          <table:table-cell/>
          <table:table-cell table:formula="of:=([.$G$4]-[.K19])/[.$G$4]" office:value-type="float" office:value="-12.4280734262363" calcext:value-type="float">
            <text:p>-12.4280734262363</text:p>
          </table:table-cell>
          <table:table-cell table:formula="of:=([.$G$4]-[.L19])/[.$G$4]" office:value-type="float" office:value="-26.0384277677799" calcext:value-type="float">
            <text:p>-26.0384277677799</text:p>
          </table:table-cell>
          <table:table-cell table:formula="of:=([.$G$4]-[.M19])/[.$G$4]" office:value-type="float" office:value="-1.99263711852417" calcext:value-type="float">
            <text:p>-1.99263711852417</text:p>
          </table:table-cell>
          <table:table-cell table:formula="of:=([.$G$4]-[.N19])/[.$G$4]" office:value-type="float" office:value="-1.8846412220436" calcext:value-type="float">
            <text:p>-1.8846412220436</text:p>
          </table:table-cell>
          <table:table-cell table:formula="of:=([.$G$4]-[.O19])/[.$G$4]" office:value-type="float" office:value="-5.45935879421169" calcext:value-type="float">
            <text:p>-5.45935879421169</text:p>
          </table:table-cell>
          <table:table-cell/>
          <table:table-cell table:formula="of:=([.$G$4]-[.Q19])/[.$G$4]" office:value-type="float" office:value="-13.7148547833899" calcext:value-type="float">
            <text:p>-13.7148547833899</text:p>
          </table:table-cell>
          <table:table-cell table:formula="of:=([.$G$4]-[.R19])/[.$G$4]" office:value-type="float" office:value="-8.33507633145313" calcext:value-type="float">
            <text:p>-8.33507633145313</text:p>
          </table:table-cell>
          <table:table-cell table:formula="of:=([.$G$4]-[.S19])/[.$G$4]" office:value-type="float" office:value="-6.6459339182319" calcext:value-type="float">
            <text:p>-6.6459339182319</text:p>
          </table:table-cell>
          <table:table-cell table:formula="of:=([.$G$4]-[.T19])/[.$G$4]" office:value-type="float" office:value="-22.157972034633" calcext:value-type="float">
            <text:p>-22.157972034633</text:p>
          </table:table-cell>
          <table:table-cell table:formula="of:=([.$G$4]-[.U19])/[.$G$4]" office:value-type="float" office:value="-1.6638385228806" calcext:value-type="float">
            <text:p>-1.6638385228806</text:p>
          </table:table-cell>
          <table:table-cell table:formula="of:=([.$G$4]-[.V19])/[.$G$4]" office:value-type="float" office:value="-14.032678070912" calcext:value-type="float">
            <text:p>-14.032678070912</text:p>
          </table:table-cell>
          <table:table-cell table:formula="of:=([.$G$4]-[.W19])/[.$G$4]" office:value-type="float" office:value="0.608237122321038" calcext:value-type="float">
            <text:p>0.608237122321038</text:p>
          </table:table-cell>
          <table:table-cell table:style-name="Default" table:number-columns-repeated="39"/>
        </table:table-row>
        <table:table-row table:style-name="ro4">
          <table:table-cell table:style-name="ce3"/>
          <table:table-cell/>
          <table:table-cell table:style-name="ce21" office:value-type="string" calcext:value-type="string">
            <text:p>MX SHIFT</text:p>
          </table:table-cell>
          <table:table-cell table:formula="of:=SUM([.F106:.W106])/15" office:value-type="float" office:value="-2.70411614756145" calcext:value-type="float">
            <text:p>-2.70411614756145</text:p>
          </table:table-cell>
          <table:table-cell table:style-name="ce49" table:formula="of:=[.D106]*(-1)" office:value-type="percentage" office:value="2.70411614756145" calcext:value-type="percentage">
            <text:p>270.41%</text:p>
          </table:table-cell>
          <table:table-cell/>
          <table:table-cell table:formula="of:=([.$G$4]-[.G20])/[.$G$4]" office:value-type="float" office:value="-1.93690315640904" calcext:value-type="float">
            <text:p>-1.93690315640904</text:p>
          </table:table-cell>
          <table:table-cell table:formula="of:=([.$G$4]-[.H20])/[.$G$4]" office:value-type="float" office:value="-0.84816113998827" calcext:value-type="float">
            <text:p>-0.84816113998827</text:p>
          </table:table-cell>
          <table:table-cell table:formula="of:=([.$G$4]-[.I20])/[.$G$4]" office:value-type="float" office:value="0.884872632256907" calcext:value-type="float">
            <text:p>0.884872632256907</text:p>
          </table:table-cell>
          <table:table-cell/>
          <table:table-cell table:formula="of:=([.$G$4]-[.K20])/[.$G$4]" office:value-type="float" office:value="-4.4967362039491" calcext:value-type="float">
            <text:p>-4.4967362039491</text:p>
          </table:table-cell>
          <table:table-cell table:formula="of:=([.$G$4]-[.L20])/[.$G$4]" office:value-type="float" office:value="-11.4670564252675" calcext:value-type="float">
            <text:p>-11.4670564252675</text:p>
          </table:table-cell>
          <table:table-cell table:formula="of:=([.$G$4]-[.M20])/[.$G$4]" office:value-type="float" office:value="-0.183010224070001" calcext:value-type="float">
            <text:p>-0.183010224070001</text:p>
          </table:table-cell>
          <table:table-cell table:formula="of:=([.$G$4]-[.N20])/[.$G$4]" office:value-type="float" office:value="-0.256467283073626" calcext:value-type="float">
            <text:p>-0.256467283073626</text:p>
          </table:table-cell>
          <table:table-cell table:formula="of:=([.$G$4]-[.O20])/[.$G$4]" office:value-type="float" office:value="-1.65328787615212" calcext:value-type="float">
            <text:p>-1.65328787615212</text:p>
          </table:table-cell>
          <table:table-cell/>
          <table:table-cell table:formula="of:=([.$G$4]-[.Q20])/[.$G$4]" office:value-type="float" office:value="-3.01929996736236" calcext:value-type="float">
            <text:p>-3.01929996736236</text:p>
          </table:table-cell>
          <table:table-cell table:formula="of:=([.$G$4]-[.R20])/[.$G$4]" office:value-type="float" office:value="-2.14597280707854" calcext:value-type="float">
            <text:p>-2.14597280707854</text:p>
          </table:table-cell>
          <table:table-cell table:formula="of:=([.$G$4]-[.S20])/[.$G$4]" office:value-type="float" office:value="-1.86499235911586" calcext:value-type="float">
            <text:p>-1.86499235911586</text:p>
          </table:table-cell>
          <table:table-cell table:formula="of:=([.$G$4]-[.T20])/[.$G$4]" office:value-type="float" office:value="-9.69073874909882" calcext:value-type="float">
            <text:p>-9.69073874909882</text:p>
          </table:table-cell>
          <table:table-cell table:formula="of:=([.$G$4]-[.U20])/[.$G$4]" office:value-type="float" office:value="-0.15975124515515" calcext:value-type="float">
            <text:p>-0.15975124515515</text:p>
          </table:table-cell>
          <table:table-cell table:formula="of:=([.$G$4]-[.V20])/[.$G$4]" office:value-type="float" office:value="-4.57009404201462" calcext:value-type="float">
            <text:p>-4.57009404201462</text:p>
          </table:table-cell>
          <table:table-cell table:formula="of:=([.$G$4]-[.W20])/[.$G$4]" office:value-type="float" office:value="0.845856633056305" calcext:value-type="float">
            <text:p>0.845856633056305</text:p>
          </table:table-cell>
          <table:table-cell table:style-name="Default" table:number-columns-repeated="39"/>
        </table:table-row>
        <table:table-row table:style-name="ro4">
          <table:table-cell table:style-name="ce3"/>
          <table:table-cell/>
          <table:table-cell table:style-name="ce21" office:value-type="string" calcext:value-type="string">
            <text:p>OBX SHIFT</text:p>
          </table:table-cell>
          <table:table-cell table:formula="of:=SUM([.F107:.W107])/15" office:value-type="float" office:value="-13.4030434114823" calcext:value-type="float">
            <text:p>-13.4030434114823</text:p>
          </table:table-cell>
          <table:table-cell table:style-name="ce49" table:formula="of:=[.D107]*(-1)" office:value-type="percentage" office:value="13.4030434114823" calcext:value-type="percentage">
            <text:p>1340.30%</text:p>
          </table:table-cell>
          <table:table-cell/>
          <table:table-cell table:formula="of:=([.$G$4]-[.G21])/[.$G$4]" office:value-type="float" office:value="-7.97766379715104" calcext:value-type="float">
            <text:p>-7.97766379715104</text:p>
          </table:table-cell>
          <table:table-cell table:formula="of:=([.$G$4]-[.H21])/[.$G$4]" office:value-type="float" office:value="-7.79756701217457" calcext:value-type="float">
            <text:p>-7.79756701217457</text:p>
          </table:table-cell>
          <table:table-cell table:formula="of:=([.$G$4]-[.I21])/[.$G$4]" office:value-type="float" office:value="0.546705480652058" calcext:value-type="float">
            <text:p>0.546705480652058</text:p>
          </table:table-cell>
          <table:table-cell/>
          <table:table-cell table:formula="of:=([.$G$4]-[.K21])/[.$G$4]" office:value-type="float" office:value="-18.8209685126983" calcext:value-type="float">
            <text:p>-18.8209685126983</text:p>
          </table:table-cell>
          <table:table-cell table:formula="of:=([.$G$4]-[.L21])/[.$G$4]" office:value-type="float" office:value="-43.7770751594432" calcext:value-type="float">
            <text:p>-43.7770751594432</text:p>
          </table:table-cell>
          <table:table-cell table:formula="of:=([.$G$4]-[.M21])/[.$G$4]" office:value-type="float" office:value="-3.36998923530789" calcext:value-type="float">
            <text:p>-3.36998923530789</text:p>
          </table:table-cell>
          <table:table-cell table:formula="of:=([.$G$4]-[.N21])/[.$G$4]" office:value-type="float" office:value="-3.33026404808182" calcext:value-type="float">
            <text:p>-3.33026404808182</text:p>
          </table:table-cell>
          <table:table-cell table:formula="of:=([.$G$4]-[.O21])/[.$G$4]" office:value-type="float" office:value="-9.35649713540614" calcext:value-type="float">
            <text:p>-9.35649713540614</text:p>
          </table:table-cell>
          <table:table-cell/>
          <table:table-cell table:formula="of:=([.$G$4]-[.Q21])/[.$G$4]" office:value-type="float" office:value="-21.713059088274" calcext:value-type="float">
            <text:p>-21.713059088274</text:p>
          </table:table-cell>
          <table:table-cell table:formula="of:=([.$G$4]-[.R21])/[.$G$4]" office:value-type="float" office:value="-14.3784114548757" calcext:value-type="float">
            <text:p>-14.3784114548757</text:p>
          </table:table-cell>
          <table:table-cell table:formula="of:=([.$G$4]-[.S21])/[.$G$4]" office:value-type="float" office:value="-11.4032365758296" calcext:value-type="float">
            <text:p>-11.4032365758296</text:p>
          </table:table-cell>
          <table:table-cell table:formula="of:=([.$G$4]-[.T21])/[.$G$4]" office:value-type="float" office:value="-34.9439339197096" calcext:value-type="float">
            <text:p>-34.9439339197096</text:p>
          </table:table-cell>
          <table:table-cell table:formula="of:=([.$G$4]-[.U21])/[.$G$4]" office:value-type="float" office:value="-3.14809263031123" calcext:value-type="float">
            <text:p>-3.14809263031123</text:p>
          </table:table-cell>
          <table:table-cell table:formula="of:=([.$G$4]-[.V21])/[.$G$4]" office:value-type="float" office:value="-21.9664843027025" calcext:value-type="float">
            <text:p>-21.9664843027025</text:p>
          </table:table-cell>
          <table:table-cell table:formula="of:=([.$G$4]-[.W21])/[.$G$4]" office:value-type="float" office:value="0.390886219079224" calcext:value-type="float">
            <text:p>0.390886219079224</text:p>
          </table:table-cell>
          <table:table-cell table:style-name="Default" table:number-columns-repeated="39"/>
        </table:table-row>
        <table:table-row table:style-name="ro4">
          <table:table-cell table:style-name="ce7"/>
          <table:table-cell table:style-name="ce3"/>
          <table:table-cell office:value-type="string" calcext:value-type="string">
            <text:p>OX SHIFT</text:p>
          </table:table-cell>
          <table:table-cell table:formula="of:=SUM([.F108:.W108])/15" office:value-type="float" office:value="-1.92162144059048" calcext:value-type="float">
            <text:p>-1.92162144059048</text:p>
          </table:table-cell>
          <table:table-cell table:style-name="ce49" table:formula="of:=[.D108]*(-1)" office:value-type="percentage" office:value="1.92162144059048" calcext:value-type="percentage">
            <text:p>192.16%</text:p>
          </table:table-cell>
          <table:table-cell/>
          <table:table-cell table:formula="of:=([.$G$4]-[.G22])/[.$G$4]" office:value-type="float" office:value="-1.89301640560587" calcext:value-type="float">
            <text:p>-1.89301640560587</text:p>
          </table:table-cell>
          <table:table-cell table:formula="of:=([.$G$4]-[.H22])/[.$G$4]" office:value-type="float" office:value="0.284570136557186" calcext:value-type="float">
            <text:p>0.284570136557186</text:p>
          </table:table-cell>
          <table:table-cell table:formula="of:=([.$G$4]-[.I22])/[.$G$4]" office:value-type="float" office:value="0.911834869205934" calcext:value-type="float">
            <text:p>0.911834869205934</text:p>
          </table:table-cell>
          <table:table-cell/>
          <table:table-cell table:formula="of:=([.$G$4]-[.K22])/[.$G$4]" office:value-type="float" office:value="-3.44340036815621" calcext:value-type="float">
            <text:p>-3.44340036815621</text:p>
          </table:table-cell>
          <table:table-cell table:formula="of:=([.$G$4]-[.L22])/[.$G$4]" office:value-type="float" office:value="-9.72936894675761" calcext:value-type="float">
            <text:p>-9.72936894675761</text:p>
          </table:table-cell>
          <table:table-cell table:formula="of:=([.$G$4]-[.M22])/[.$G$4]" office:value-type="float" office:value="0.0906463844365258" calcext:value-type="float">
            <text:p>0.090646384436526</text:p>
          </table:table-cell>
          <table:table-cell table:formula="of:=([.$G$4]-[.N22])/[.$G$4]" office:value-type="float" office:value="0.0888473732654069" calcext:value-type="float">
            <text:p>0.088847373265407</text:p>
          </table:table-cell>
          <table:table-cell table:formula="of:=([.$G$4]-[.O22])/[.$G$4]" office:value-type="float" office:value="-0.981195825462692" calcext:value-type="float">
            <text:p>-0.981195825462692</text:p>
          </table:table-cell>
          <table:table-cell/>
          <table:table-cell table:formula="of:=([.$G$4]-[.Q22])/[.$G$4]" office:value-type="float" office:value="-1.88524626514448" calcext:value-type="float">
            <text:p>-1.88524626514448</text:p>
          </table:table-cell>
          <table:table-cell table:formula="of:=([.$G$4]-[.R22])/[.$G$4]" office:value-type="float" office:value="-0.688611854917469" calcext:value-type="float">
            <text:p>-0.688611854917469</text:p>
          </table:table-cell>
          <table:table-cell table:formula="of:=([.$G$4]-[.S22])/[.$G$4]" office:value-type="float" office:value="-1.01766616328182" calcext:value-type="float">
            <text:p>-1.01766616328182</text:p>
          </table:table-cell>
          <table:table-cell table:formula="of:=([.$G$4]-[.T22])/[.$G$4]" office:value-type="float" office:value="-8.12843752569412" calcext:value-type="float">
            <text:p>-8.12843752569412</text:p>
          </table:table-cell>
          <table:table-cell table:formula="of:=([.$G$4]-[.U22])/[.$G$4]" office:value-type="float" office:value="-0.0524363796717873" calcext:value-type="float">
            <text:p>-0.052436379671787</text:p>
          </table:table-cell>
          <table:table-cell table:formula="of:=([.$G$4]-[.V22])/[.$G$4]" office:value-type="float" office:value="-3.25160922818565" calcext:value-type="float">
            <text:p>-3.25160922818565</text:p>
          </table:table-cell>
          <table:table-cell table:formula="of:=([.$G$4]-[.W22])/[.$G$4]" office:value-type="float" office:value="0.870768590555495" calcext:value-type="float">
            <text:p>0.870768590555495</text:p>
          </table:table-cell>
          <table:table-cell table:style-name="Default" table:number-columns-repeated="39"/>
        </table:table-row>
        <table:table-row table:style-name="ro4">
          <table:table-cell table:style-name="ce7"/>
          <table:table-cell/>
          <table:table-cell table:style-name="ce23" office:value-type="string" calcext:value-type="string">
            <text:p>LOX SHIFT</text:p>
          </table:table-cell>
          <table:table-cell table:formula="of:=SUM([.F109:.W109])/15" office:value-type="float" office:value="-2.61836514094734" calcext:value-type="float">
            <text:p>-2.61836514094734</text:p>
          </table:table-cell>
          <table:table-cell table:style-name="ce49" table:formula="of:=[.D109]*(-1)" office:value-type="percentage" office:value="2.61836514094734" calcext:value-type="percentage">
            <text:p>261.84%</text:p>
          </table:table-cell>
          <table:table-cell/>
          <table:table-cell table:formula="of:=([.$G$4]-[.G23])/[.$G$4]" office:value-type="float" office:value="-1.76956493036384" calcext:value-type="float">
            <text:p>-1.76956493036384</text:p>
          </table:table-cell>
          <table:table-cell table:formula="of:=([.$G$4]-[.H23])/[.$G$4]" office:value-type="float" office:value="-0.721185382684395" calcext:value-type="float">
            <text:p>-0.721185382684395</text:p>
          </table:table-cell>
          <table:table-cell table:formula="of:=([.$G$4]-[.I23])/[.$G$4]" office:value-type="float" office:value="0.885519524297303" calcext:value-type="float">
            <text:p>0.885519524297303</text:p>
          </table:table-cell>
          <table:table-cell/>
          <table:table-cell table:formula="of:=([.$G$4]-[.K23])/[.$G$4]" office:value-type="float" office:value="-4.61191657176056" calcext:value-type="float">
            <text:p>-4.61191657176056</text:p>
          </table:table-cell>
          <table:table-cell table:formula="of:=([.$G$4]-[.L23])/[.$G$4]" office:value-type="float" office:value="-10.8343467537386" calcext:value-type="float">
            <text:p>-10.8343467537386</text:p>
          </table:table-cell>
          <table:table-cell table:formula="of:=([.$G$4]-[.M23])/[.$G$4]" office:value-type="float" office:value="-0.166650148715266" calcext:value-type="float">
            <text:p>-0.166650148715266</text:p>
          </table:table-cell>
          <table:table-cell table:formula="of:=([.$G$4]-[.N23])/[.$G$4]" office:value-type="float" office:value="-0.283463713086499" calcext:value-type="float">
            <text:p>-0.283463713086499</text:p>
          </table:table-cell>
          <table:table-cell table:formula="of:=([.$G$4]-[.O23])/[.$G$4]" office:value-type="float" office:value="-1.55238972561782" calcext:value-type="float">
            <text:p>-1.55238972561782</text:p>
          </table:table-cell>
          <table:table-cell/>
          <table:table-cell table:formula="of:=([.$G$4]-[.Q23])/[.$G$4]" office:value-type="float" office:value="-2.94428423439551" calcext:value-type="float">
            <text:p>-2.94428423439551</text:p>
          </table:table-cell>
          <table:table-cell table:formula="of:=([.$G$4]-[.R23])/[.$G$4]" office:value-type="float" office:value="-2.58120598218672" calcext:value-type="float">
            <text:p>-2.58120598218672</text:p>
          </table:table-cell>
          <table:table-cell table:formula="of:=([.$G$4]-[.S23])/[.$G$4]" office:value-type="float" office:value="-1.7017135368844" calcext:value-type="float">
            <text:p>-1.7017135368844</text:p>
          </table:table-cell>
          <table:table-cell table:formula="of:=([.$G$4]-[.T23])/[.$G$4]" office:value-type="float" office:value="-9.2022291936431" calcext:value-type="float">
            <text:p>-9.2022291936431</text:p>
          </table:table-cell>
          <table:table-cell table:formula="of:=([.$G$4]-[.U23])/[.$G$4]" office:value-type="float" office:value="-0.12360157335845" calcext:value-type="float">
            <text:p>-0.12360157335845</text:p>
          </table:table-cell>
          <table:table-cell table:formula="of:=([.$G$4]-[.V23])/[.$G$4]" office:value-type="float" office:value="-4.51367955268952" calcext:value-type="float">
            <text:p>-4.51367955268952</text:p>
          </table:table-cell>
          <table:table-cell table:formula="of:=([.$G$4]-[.W23])/[.$G$4]" office:value-type="float" office:value="0.845234660617296" calcext:value-type="float">
            <text:p>0.845234660617296</text:p>
          </table:table-cell>
          <table:table-cell table:style-name="Default" table:number-columns-repeated="39"/>
        </table:table-row>
        <table:table-row table:style-name="ro4">
          <table:table-cell table:style-name="ce7"/>
          <table:table-cell/>
          <table:table-cell table:style-name="ce23" office:value-type="string" calcext:value-type="string">
            <text:p>PBX SHIFT</text:p>
          </table:table-cell>
          <table:table-cell table:formula="of:=SUM([.F110:.W110])/15" office:value-type="float" office:value="-4.6367852232796" calcext:value-type="float">
            <text:p>-4.6367852232796</text:p>
          </table:table-cell>
          <table:table-cell table:style-name="ce49" table:formula="of:=[.D110]*(-1)" office:value-type="percentage" office:value="4.6367852232796" calcext:value-type="percentage">
            <text:p>463.68%</text:p>
          </table:table-cell>
          <table:table-cell/>
          <table:table-cell table:formula="of:=([.$G$4]-[.G24])/[.$G$4]" office:value-type="float" office:value="-3.91169879111594" calcext:value-type="float">
            <text:p>-3.91169879111594</text:p>
          </table:table-cell>
          <table:table-cell table:formula="of:=([.$G$4]-[.H24])/[.$G$4]" office:value-type="float" office:value="-2.37343566701319" calcext:value-type="float">
            <text:p>-2.37343566701319</text:p>
          </table:table-cell>
          <table:table-cell table:formula="of:=([.$G$4]-[.I24])/[.$G$4]" office:value-type="float" office:value="0.846971342393981" calcext:value-type="float">
            <text:p>0.846971342393981</text:p>
          </table:table-cell>
          <table:table-cell/>
          <table:table-cell table:formula="of:=([.$G$4]-[.K24])/[.$G$4]" office:value-type="float" office:value="-5.9018925141087" calcext:value-type="float">
            <text:p>-5.9018925141087</text:p>
          </table:table-cell>
          <table:table-cell table:formula="of:=([.$G$4]-[.L24])/[.$G$4]" office:value-type="float" office:value="-17.9909392989235" calcext:value-type="float">
            <text:p>-17.9909392989235</text:p>
          </table:table-cell>
          <table:table-cell table:formula="of:=([.$G$4]-[.M24])/[.$G$4]" office:value-type="float" office:value="-0.774544131558267" calcext:value-type="float">
            <text:p>-0.774544131558267</text:p>
          </table:table-cell>
          <table:table-cell table:formula="of:=([.$G$4]-[.N24])/[.$G$4]" office:value-type="float" office:value="-0.446120426524047" calcext:value-type="float">
            <text:p>-0.446120426524047</text:p>
          </table:table-cell>
          <table:table-cell table:formula="of:=([.$G$4]-[.O24])/[.$G$4]" office:value-type="float" office:value="-2.99273209792415" calcext:value-type="float">
            <text:p>-2.99273209792415</text:p>
          </table:table-cell>
          <table:table-cell/>
          <table:table-cell table:formula="of:=([.$G$4]-[.Q24])/[.$G$4]" office:value-type="float" office:value="-5.99126373390994" calcext:value-type="float">
            <text:p>-5.99126373390994</text:p>
          </table:table-cell>
          <table:table-cell table:formula="of:=([.$G$4]-[.R24])/[.$G$4]" office:value-type="float" office:value="-3.90957525677962" calcext:value-type="float">
            <text:p>-3.90957525677962</text:p>
          </table:table-cell>
          <table:table-cell table:formula="of:=([.$G$4]-[.S24])/[.$G$4]" office:value-type="float" office:value="-3.96871772250863" calcext:value-type="float">
            <text:p>-3.96871772250863</text:p>
          </table:table-cell>
          <table:table-cell table:formula="of:=([.$G$4]-[.T24])/[.$G$4]" office:value-type="float" office:value="-14.9643612942406" calcext:value-type="float">
            <text:p>-14.9643612942406</text:p>
          </table:table-cell>
          <table:table-cell table:formula="of:=([.$G$4]-[.U24])/[.$G$4]" office:value-type="float" office:value="-0.795702381994318" calcext:value-type="float">
            <text:p>-0.795702381994318</text:p>
          </table:table-cell>
          <table:table-cell table:formula="of:=([.$G$4]-[.V24])/[.$G$4]" office:value-type="float" office:value="-7.11330368065875" calcext:value-type="float">
            <text:p>-7.11330368065875</text:p>
          </table:table-cell>
          <table:table-cell table:formula="of:=([.$G$4]-[.W24])/[.$G$4]" office:value-type="float" office:value="0.735537305671568" calcext:value-type="float">
            <text:p>0.735537305671568</text:p>
          </table:table-cell>
          <table:table-cell table:style-name="Default" table:number-columns-repeated="39"/>
        </table:table-row>
        <table:table-row table:style-name="ro4">
          <table:table-cell/>
          <table:table-cell table:style-name="ce3"/>
          <table:table-cell office:value-type="string" calcext:value-type="string">
            <text:p>PMX SHIFT</text:p>
          </table:table-cell>
          <table:table-cell table:formula="of:=SUM([.F111:.W111])/15" office:value-type="float" office:value="-3.03905793229258" calcext:value-type="float">
            <text:p>-3.03905793229258</text:p>
          </table:table-cell>
          <table:table-cell table:style-name="ce49" table:formula="of:=[.D111]*(-1)" office:value-type="percentage" office:value="3.03905793229258" calcext:value-type="percentage">
            <text:p>303.91%</text:p>
          </table:table-cell>
          <table:table-cell/>
          <table:table-cell table:formula="of:=([.$G$4]-[.G25])/[.$G$4]" office:value-type="float" office:value="-1.98875775656604" calcext:value-type="float">
            <text:p>-1.98875775656604</text:p>
          </table:table-cell>
          <table:table-cell table:formula="of:=([.$G$4]-[.H25])/[.$G$4]" office:value-type="float" office:value="-1.33104773130071" calcext:value-type="float">
            <text:p>-1.33104773130071</text:p>
          </table:table-cell>
          <table:table-cell table:formula="of:=([.$G$4]-[.I25])/[.$G$4]" office:value-type="float" office:value="0.879364917266775" calcext:value-type="float">
            <text:p>0.879364917266775</text:p>
          </table:table-cell>
          <table:table-cell/>
          <table:table-cell table:formula="of:=([.$G$4]-[.K25])/[.$G$4]" office:value-type="float" office:value="-4.6951011467569" calcext:value-type="float">
            <text:p>-4.6951011467569</text:p>
          </table:table-cell>
          <table:table-cell table:formula="of:=([.$G$4]-[.L25])/[.$G$4]" office:value-type="float" office:value="-12.1198853943176" calcext:value-type="float">
            <text:p>-12.1198853943176</text:p>
          </table:table-cell>
          <table:table-cell table:formula="of:=([.$G$4]-[.M25])/[.$G$4]" office:value-type="float" office:value="-0.283323716343655" calcext:value-type="float">
            <text:p>-0.283323716343655</text:p>
          </table:table-cell>
          <table:table-cell table:formula="of:=([.$G$4]-[.N25])/[.$G$4]" office:value-type="float" office:value="-0.267368142296812" calcext:value-type="float">
            <text:p>-0.267368142296812</text:p>
          </table:table-cell>
          <table:table-cell table:formula="of:=([.$G$4]-[.O25])/[.$G$4]" office:value-type="float" office:value="-1.86260979076213" calcext:value-type="float">
            <text:p>-1.86260979076213</text:p>
          </table:table-cell>
          <table:table-cell/>
          <table:table-cell table:formula="of:=([.$G$4]-[.Q25])/[.$G$4]" office:value-type="float" office:value="-4.0099494436013" calcext:value-type="float">
            <text:p>-4.0099494436013</text:p>
          </table:table-cell>
          <table:table-cell table:formula="of:=([.$G$4]-[.R25])/[.$G$4]" office:value-type="float" office:value="-3.13559004554076" calcext:value-type="float">
            <text:p>-3.13559004554076</text:p>
          </table:table-cell>
          <table:table-cell table:formula="of:=([.$G$4]-[.S25])/[.$G$4]" office:value-type="float" office:value="-2.22105566345097" calcext:value-type="float">
            <text:p>-2.22105566345097</text:p>
          </table:table-cell>
          <table:table-cell table:formula="of:=([.$G$4]-[.T25])/[.$G$4]" office:value-type="float" office:value="-10.2093569290767" calcext:value-type="float">
            <text:p>-10.2093569290767</text:p>
          </table:table-cell>
          <table:table-cell table:formula="of:=([.$G$4]-[.U25])/[.$G$4]" office:value-type="float" office:value="-0.18830283012687" calcext:value-type="float">
            <text:p>-0.18830283012687</text:p>
          </table:table-cell>
          <table:table-cell table:formula="of:=([.$G$4]-[.V25])/[.$G$4]" office:value-type="float" office:value="-4.98500986994859" calcext:value-type="float">
            <text:p>-4.98500986994859</text:p>
          </table:table-cell>
          <table:table-cell table:formula="of:=([.$G$4]-[.W25])/[.$G$4]" office:value-type="float" office:value="0.832124558433461" calcext:value-type="float">
            <text:p>0.832124558433461</text:p>
          </table:table-cell>
          <table:table-cell table:style-name="Default" table:number-columns-repeated="39"/>
        </table:table-row>
        <table:table-row table:style-name="ro4">
          <table:table-cell table:number-columns-repeated="2"/>
          <table:table-cell office:value-type="string" calcext:value-type="string">
            <text:p>CX SHIFT</text:p>
          </table:table-cell>
          <table:table-cell table:formula="of:=SUM([.F112:.W112])/15" office:value-type="float" office:value="-3.24759585685042" calcext:value-type="float">
            <text:p>-3.24759585685042</text:p>
          </table:table-cell>
          <table:table-cell table:style-name="ce49" table:formula="of:=[.D112]*(-1)" office:value-type="percentage" office:value="3.24759585685042" calcext:value-type="percentage">
            <text:p>324.76%</text:p>
          </table:table-cell>
          <table:table-cell/>
          <table:table-cell table:formula="of:=([.$G$4]-[.G26])/[.$G$4]" office:value-type="float" office:value="-2.20475443592224" calcext:value-type="float">
            <text:p>-2.20475443592224</text:p>
          </table:table-cell>
          <table:table-cell table:formula="of:=([.$G$4]-[.H26])/[.$G$4]" office:value-type="float" office:value="-1.14319152135108" calcext:value-type="float">
            <text:p>-1.14319152135108</text:p>
          </table:table-cell>
          <table:table-cell table:formula="of:=([.$G$4]-[.I26])/[.$G$4]" office:value-type="float" office:value="0.879842471288821" calcext:value-type="float">
            <text:p>0.879842471288821</text:p>
          </table:table-cell>
          <table:table-cell/>
          <table:table-cell table:formula="of:=([.$G$4]-[.K26])/[.$G$4]" office:value-type="float" office:value="-4.93455649398687" calcext:value-type="float">
            <text:p>-4.93455649398687</text:p>
          </table:table-cell>
          <table:table-cell table:formula="of:=([.$G$4]-[.L26])/[.$G$4]" office:value-type="float" office:value="-13.5084708561046" calcext:value-type="float">
            <text:p>-13.5084708561046</text:p>
          </table:table-cell>
          <table:table-cell table:formula="of:=([.$G$4]-[.M26])/[.$G$4]" office:value-type="float" office:value="-0.257279254090306" calcext:value-type="float">
            <text:p>-0.257279254090306</text:p>
          </table:table-cell>
          <table:table-cell table:formula="of:=([.$G$4]-[.N26])/[.$G$4]" office:value-type="float" office:value="-0.272873585804125" calcext:value-type="float">
            <text:p>-0.272873585804125</text:p>
          </table:table-cell>
          <table:table-cell table:formula="of:=([.$G$4]-[.O26])/[.$G$4]" office:value-type="float" office:value="-1.96380221710118" calcext:value-type="float">
            <text:p>-1.96380221710118</text:p>
          </table:table-cell>
          <table:table-cell/>
          <table:table-cell table:formula="of:=([.$G$4]-[.Q26])/[.$G$4]" office:value-type="float" office:value="-4.63569847056957" calcext:value-type="float">
            <text:p>-4.63569847056957</text:p>
          </table:table-cell>
          <table:table-cell table:formula="of:=([.$G$4]-[.R26])/[.$G$4]" office:value-type="float" office:value="-2.98552885864232" calcext:value-type="float">
            <text:p>-2.98552885864232</text:p>
          </table:table-cell>
          <table:table-cell table:formula="of:=([.$G$4]-[.S26])/[.$G$4]" office:value-type="float" office:value="-2.17510186069379" calcext:value-type="float">
            <text:p>-2.17510186069379</text:p>
          </table:table-cell>
          <table:table-cell table:formula="of:=([.$G$4]-[.T26])/[.$G$4]" office:value-type="float" office:value="-10.9238504616581" calcext:value-type="float">
            <text:p>-10.9238504616581</text:p>
          </table:table-cell>
          <table:table-cell table:formula="of:=([.$G$4]-[.U26])/[.$G$4]" office:value-type="float" office:value="-0.261784366708761" calcext:value-type="float">
            <text:p>-0.261784366708761</text:p>
          </table:table-cell>
          <table:table-cell table:formula="of:=([.$G$4]-[.V26])/[.$G$4]" office:value-type="float" office:value="-5.15741337600767" calcext:value-type="float">
            <text:p>-5.15741337600767</text:p>
          </table:table-cell>
          <table:table-cell table:formula="of:=([.$G$4]-[.W26])/[.$G$4]" office:value-type="float" office:value="0.830525434595532" calcext:value-type="float">
            <text:p>0.830525434595532</text:p>
          </table:table-cell>
          <table:table-cell table:style-name="Default" table:number-columns-repeated="39"/>
        </table:table-row>
        <table:table-row table:style-name="ro4">
          <table:table-cell table:number-columns-repeated="2"/>
          <table:table-cell table:style-name="ce21" office:value-type="string" calcext:value-type="string">
            <text:p>MX INVERSION</text:p>
          </table:table-cell>
          <table:table-cell table:formula="of:=SUM([.F113:.W113])/15" office:value-type="float" office:value="-1.04457054590258" calcext:value-type="float">
            <text:p>-1.04457054590258</text:p>
          </table:table-cell>
          <table:table-cell table:style-name="ce49" table:formula="of:=[.D113]*(-1)" office:value-type="percentage" office:value="1.04457054590258" calcext:value-type="percentage">
            <text:p>104.46%</text:p>
          </table:table-cell>
          <table:table-cell/>
          <table:table-cell table:formula="of:=([.$G$4]-[.G27])/[.$G$4]" office:value-type="float" office:value="-0.634506484954387" calcext:value-type="float">
            <text:p>-0.634506484954387</text:p>
          </table:table-cell>
          <table:table-cell table:formula="of:=([.$G$4]-[.H27])/[.$G$4]" office:value-type="float" office:value="0.554353233478056" calcext:value-type="float">
            <text:p>0.554353233478056</text:p>
          </table:table-cell>
          <table:table-cell table:formula="of:=([.$G$4]-[.I27])/[.$G$4]" office:value-type="float" office:value="0.928578556574963" calcext:value-type="float">
            <text:p>0.928578556574963</text:p>
          </table:table-cell>
          <table:table-cell/>
          <table:table-cell table:formula="of:=([.$G$4]-[.K27])/[.$G$4]" office:value-type="float" office:value="-2.9294990138352" calcext:value-type="float">
            <text:p>-2.9294990138352</text:p>
          </table:table-cell>
          <table:table-cell table:formula="of:=([.$G$4]-[.L27])/[.$G$4]" office:value-type="float" office:value="-5.68948905749798" calcext:value-type="float">
            <text:p>-5.68948905749798</text:p>
          </table:table-cell>
          <table:table-cell table:formula="of:=([.$G$4]-[.M27])/[.$G$4]" office:value-type="float" office:value="0.13797678978175" calcext:value-type="float">
            <text:p>0.13797678978175</text:p>
          </table:table-cell>
          <table:table-cell table:formula="of:=([.$G$4]-[.N27])/[.$G$4]" office:value-type="float" office:value="0.138091739592164" calcext:value-type="float">
            <text:p>0.138091739592164</text:p>
          </table:table-cell>
          <table:table-cell table:formula="of:=([.$G$4]-[.O27])/[.$G$4]" office:value-type="float" office:value="-0.31132846712844" calcext:value-type="float">
            <text:p>-0.31132846712844</text:p>
          </table:table-cell>
          <table:table-cell/>
          <table:table-cell table:formula="of:=([.$G$4]-[.Q27])/[.$G$4]" office:value-type="float" office:value="-1.28080668388799" calcext:value-type="float">
            <text:p>-1.28080668388799</text:p>
          </table:table-cell>
          <table:table-cell table:formula="of:=([.$G$4]-[.R27])/[.$G$4]" office:value-type="float" office:value="-0.427372739176849" calcext:value-type="float">
            <text:p>-0.427372739176849</text:p>
          </table:table-cell>
          <table:table-cell table:formula="of:=([.$G$4]-[.S27])/[.$G$4]" office:value-type="float" office:value="-0.482096830776011" calcext:value-type="float">
            <text:p>-0.482096830776011</text:p>
          </table:table-cell>
          <table:table-cell table:formula="of:=([.$G$4]-[.T27])/[.$G$4]" office:value-type="float" office:value="-4.24489644066194" calcext:value-type="float">
            <text:p>-4.24489644066194</text:p>
          </table:table-cell>
          <table:table-cell table:formula="of:=([.$G$4]-[.U27])/[.$G$4]" office:value-type="float" office:value="0.409768201738464" calcext:value-type="float">
            <text:p>0.409768201738464</text:p>
          </table:table-cell>
          <table:table-cell table:formula="of:=([.$G$4]-[.V27])/[.$G$4]" office:value-type="float" office:value="-2.72402740113832" calcext:value-type="float">
            <text:p>-2.72402740113832</text:p>
          </table:table-cell>
          <table:table-cell table:formula="of:=([.$G$4]-[.W27])/[.$G$4]" office:value-type="float" office:value="0.88669640935303" calcext:value-type="float">
            <text:p>0.88669640935303</text:p>
          </table:table-cell>
          <table:table-cell table:style-name="Default" table:number-columns-repeated="39"/>
        </table:table-row>
        <table:table-row table:style-name="ro4">
          <table:table-cell/>
          <table:table-cell table:style-name="ce3"/>
          <table:table-cell table:style-name="ce21" office:value-type="string" calcext:value-type="string">
            <text:p>OBX INVERSION</text:p>
          </table:table-cell>
          <table:table-cell table:formula="of:=SUM([.F114:.W114])/15" office:value-type="float" office:value="-13.5324720721981" calcext:value-type="float">
            <text:p>-13.5324720721981</text:p>
          </table:table-cell>
          <table:table-cell table:style-name="ce49" table:formula="of:=[.D114]*(-1)" office:value-type="percentage" office:value="13.5324720721981" calcext:value-type="percentage">
            <text:p>1353.25%</text:p>
          </table:table-cell>
          <table:table-cell/>
          <table:table-cell table:formula="of:=([.$G$4]-[.G28])/[.$G$4]" office:value-type="float" office:value="-7.91549267988038" calcext:value-type="float">
            <text:p>-7.91549267988038</text:p>
          </table:table-cell>
          <table:table-cell table:formula="of:=([.$G$4]-[.H28])/[.$G$4]" office:value-type="float" office:value="-7.67665105378056" calcext:value-type="float">
            <text:p>-7.67665105378056</text:p>
          </table:table-cell>
          <table:table-cell table:formula="of:=([.$G$4]-[.I28])/[.$G$4]" office:value-type="float" office:value="0.551943283291745" calcext:value-type="float">
            <text:p>0.551943283291745</text:p>
          </table:table-cell>
          <table:table-cell/>
          <table:table-cell table:formula="of:=([.$G$4]-[.K28])/[.$G$4]" office:value-type="float" office:value="-17.9686997319098" calcext:value-type="float">
            <text:p>-17.9686997319098</text:p>
          </table:table-cell>
          <table:table-cell table:formula="of:=([.$G$4]-[.L28])/[.$G$4]" office:value-type="float" office:value="-44.1920108352101" calcext:value-type="float">
            <text:p>-44.1920108352101</text:p>
          </table:table-cell>
          <table:table-cell table:formula="of:=([.$G$4]-[.M28])/[.$G$4]" office:value-type="float" office:value="-3.34245301945384" calcext:value-type="float">
            <text:p>-3.34245301945384</text:p>
          </table:table-cell>
          <table:table-cell table:formula="of:=([.$G$4]-[.N28])/[.$G$4]" office:value-type="float" office:value="-3.52515759379179" calcext:value-type="float">
            <text:p>-3.52515759379179</text:p>
          </table:table-cell>
          <table:table-cell table:formula="of:=([.$G$4]-[.O28])/[.$G$4]" office:value-type="float" office:value="-9.29368265112525" calcext:value-type="float">
            <text:p>-9.29368265112525</text:p>
          </table:table-cell>
          <table:table-cell/>
          <table:table-cell table:formula="of:=([.$G$4]-[.Q28])/[.$G$4]" office:value-type="float" office:value="-22.0511208039709" calcext:value-type="float">
            <text:p>-22.0511208039709</text:p>
          </table:table-cell>
          <table:table-cell table:formula="of:=([.$G$4]-[.R28])/[.$G$4]" office:value-type="float" office:value="-14.671229058356" calcext:value-type="float">
            <text:p>-14.671229058356</text:p>
          </table:table-cell>
          <table:table-cell table:formula="of:=([.$G$4]-[.S28])/[.$G$4]" office:value-type="float" office:value="-11.1073140268798" calcext:value-type="float">
            <text:p>-11.1073140268798</text:p>
          </table:table-cell>
          <table:table-cell table:formula="of:=([.$G$4]-[.T28])/[.$G$4]" office:value-type="float" office:value="-36.3510683131697" calcext:value-type="float">
            <text:p>-36.3510683131697</text:p>
          </table:table-cell>
          <table:table-cell table:formula="of:=([.$G$4]-[.U28])/[.$G$4]" office:value-type="float" office:value="-3.10481346565838" calcext:value-type="float">
            <text:p>-3.10481346565838</text:p>
          </table:table-cell>
          <table:table-cell table:formula="of:=([.$G$4]-[.V28])/[.$G$4]" office:value-type="float" office:value="-22.7407201316869" calcext:value-type="float">
            <text:p>-22.7407201316869</text:p>
          </table:table-cell>
          <table:table-cell table:formula="of:=([.$G$4]-[.W28])/[.$G$4]" office:value-type="float" office:value="0.401388998609928" calcext:value-type="float">
            <text:p>0.401388998609928</text:p>
          </table:table-cell>
          <table:table-cell table:style-name="Default" table:number-columns-repeated="39"/>
        </table:table-row>
        <table:table-row table:style-name="ro4">
          <table:table-cell table:number-columns-repeated="2"/>
          <table:table-cell office:value-type="string" calcext:value-type="string">
            <text:p>OX INVERSION</text:p>
          </table:table-cell>
          <table:table-cell table:formula="of:=SUM([.F115:.W115])/15" office:value-type="float" office:value="-1.86717487690338" calcext:value-type="float">
            <text:p>-1.86717487690338</text:p>
          </table:table-cell>
          <table:table-cell table:style-name="ce49" table:formula="of:=[.D115]*(-1)" office:value-type="percentage" office:value="1.86717487690338" calcext:value-type="percentage">
            <text:p>186.72%</text:p>
          </table:table-cell>
          <table:table-cell/>
          <table:table-cell table:formula="of:=([.$G$4]-[.G29])/[.$G$4]" office:value-type="float" office:value="-2.12983432508248" calcext:value-type="float">
            <text:p>-2.12983432508248</text:p>
          </table:table-cell>
          <table:table-cell table:formula="of:=([.$G$4]-[.H29])/[.$G$4]" office:value-type="float" office:value="0.223322263378226" calcext:value-type="float">
            <text:p>0.223322263378226</text:p>
          </table:table-cell>
          <table:table-cell table:formula="of:=([.$G$4]-[.I29])/[.$G$4]" office:value-type="float" office:value="0.909140117264569" calcext:value-type="float">
            <text:p>0.909140117264569</text:p>
          </table:table-cell>
          <table:table-cell/>
          <table:table-cell table:formula="of:=([.$G$4]-[.K29])/[.$G$4]" office:value-type="float" office:value="-3.34215736177176" calcext:value-type="float">
            <text:p>-3.34215736177176</text:p>
          </table:table-cell>
          <table:table-cell table:formula="of:=([.$G$4]-[.L29])/[.$G$4]" office:value-type="float" office:value="-9.35028397994437" calcext:value-type="float">
            <text:p>-9.35028397994437</text:p>
          </table:table-cell>
          <table:table-cell table:formula="of:=([.$G$4]-[.M29])/[.$G$4]" office:value-type="float" office:value="0.109334583188064" calcext:value-type="float">
            <text:p>0.109334583188064</text:p>
          </table:table-cell>
          <table:table-cell table:formula="of:=([.$G$4]-[.N29])/[.$G$4]" office:value-type="float" office:value="0.074596062521226" calcext:value-type="float">
            <text:p>0.074596062521226</text:p>
          </table:table-cell>
          <table:table-cell table:formula="of:=([.$G$4]-[.O29])/[.$G$4]" office:value-type="float" office:value="-0.938043185194225" calcext:value-type="float">
            <text:p>-0.938043185194225</text:p>
          </table:table-cell>
          <table:table-cell/>
          <table:table-cell table:formula="of:=([.$G$4]-[.Q29])/[.$G$4]" office:value-type="float" office:value="-1.47465765957682" calcext:value-type="float">
            <text:p>-1.47465765957682</text:p>
          </table:table-cell>
          <table:table-cell table:formula="of:=([.$G$4]-[.R29])/[.$G$4]" office:value-type="float" office:value="-0.665870823635481" calcext:value-type="float">
            <text:p>-0.665870823635481</text:p>
          </table:table-cell>
          <table:table-cell table:formula="of:=([.$G$4]-[.S29])/[.$G$4]" office:value-type="float" office:value="-0.964093359815359" calcext:value-type="float">
            <text:p>-0.964093359815359</text:p>
          </table:table-cell>
          <table:table-cell table:formula="of:=([.$G$4]-[.T29])/[.$G$4]" office:value-type="float" office:value="-7.65247722479116" calcext:value-type="float">
            <text:p>-7.65247722479116</text:p>
          </table:table-cell>
          <table:table-cell table:formula="of:=([.$G$4]-[.U29])/[.$G$4]" office:value-type="float" office:value="-0.0761454566073872" calcext:value-type="float">
            <text:p>-0.076145456607387</text:p>
          </table:table-cell>
          <table:table-cell table:formula="of:=([.$G$4]-[.V29])/[.$G$4]" office:value-type="float" office:value="-3.60468923693609" calcext:value-type="float">
            <text:p>-3.60468923693609</text:p>
          </table:table-cell>
          <table:table-cell table:formula="of:=([.$G$4]-[.W29])/[.$G$4]" office:value-type="float" office:value="0.874236433452345" calcext:value-type="float">
            <text:p>0.874236433452345</text:p>
          </table:table-cell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table:style-name="ce23" office:value-type="string" calcext:value-type="string">
            <text:p>LOX INVERSION</text:p>
          </table:table-cell>
          <table:table-cell table:formula="of:=SUM([.F116:.W116])/15" office:value-type="float" office:value="-1.0208265738843" calcext:value-type="float">
            <text:p>-1.0208265738843</text:p>
          </table:table-cell>
          <table:table-cell table:style-name="ce49" table:formula="of:=[.D116]*(-1)" office:value-type="percentage" office:value="1.0208265738843" calcext:value-type="percentage">
            <text:p>102.08%</text:p>
          </table:table-cell>
          <table:table-cell table:style-name="Default"/>
          <table:table-cell table:formula="of:=([.$G$4]-[.G30])/[.$G$4]" office:value-type="float" office:value="-0.597380365401731" calcext:value-type="float">
            <text:p>-0.597380365401731</text:p>
          </table:table-cell>
          <table:table-cell table:formula="of:=([.$G$4]-[.H30])/[.$G$4]" office:value-type="float" office:value="0.53739090896867" calcext:value-type="float">
            <text:p>0.53739090896867</text:p>
          </table:table-cell>
          <table:table-cell table:formula="of:=([.$G$4]-[.I30])/[.$G$4]" office:value-type="float" office:value="0.929703886251669" calcext:value-type="float">
            <text:p>0.929703886251669</text:p>
          </table:table-cell>
          <table:table-cell/>
          <table:table-cell table:formula="of:=([.$G$4]-[.K30])/[.$G$4]" office:value-type="float" office:value="-2.92830856882013" calcext:value-type="float">
            <text:p>-2.92830856882013</text:p>
          </table:table-cell>
          <table:table-cell table:formula="of:=([.$G$4]-[.L30])/[.$G$4]" office:value-type="float" office:value="-5.83930680992701" calcext:value-type="float">
            <text:p>-5.83930680992701</text:p>
          </table:table-cell>
          <table:table-cell table:formula="of:=([.$G$4]-[.M30])/[.$G$4]" office:value-type="float" office:value="0.151052308333113" calcext:value-type="float">
            <text:p>0.151052308333113</text:p>
          </table:table-cell>
          <table:table-cell table:formula="of:=([.$G$4]-[.N30])/[.$G$4]" office:value-type="float" office:value="0.147130353488263" calcext:value-type="float">
            <text:p>0.147130353488263</text:p>
          </table:table-cell>
          <table:table-cell table:formula="of:=([.$G$4]-[.O30])/[.$G$4]" office:value-type="float" office:value="-0.282549342859375" calcext:value-type="float">
            <text:p>-0.282549342859375</text:p>
          </table:table-cell>
          <table:table-cell/>
          <table:table-cell table:formula="of:=([.$G$4]-[.Q30])/[.$G$4]" office:value-type="float" office:value="-1.34347348707408" calcext:value-type="float">
            <text:p>-1.34347348707408</text:p>
          </table:table-cell>
          <table:table-cell table:formula="of:=([.$G$4]-[.R30])/[.$G$4]" office:value-type="float" office:value="-0.481675917076257" calcext:value-type="float">
            <text:p>-0.481675917076257</text:p>
          </table:table-cell>
          <table:table-cell table:formula="of:=([.$G$4]-[.S30])/[.$G$4]" office:value-type="float" office:value="-0.440371937347524" calcext:value-type="float">
            <text:p>-0.440371937347524</text:p>
          </table:table-cell>
          <table:table-cell table:formula="of:=([.$G$4]-[.T30])/[.$G$4]" office:value-type="float" office:value="-3.87228108907649" calcext:value-type="float">
            <text:p>-3.87228108907649</text:p>
          </table:table-cell>
          <table:table-cell table:formula="of:=([.$G$4]-[.U30])/[.$G$4]" office:value-type="float" office:value="0.405649021836288" calcext:value-type="float">
            <text:p>0.405649021836288</text:p>
          </table:table-cell>
          <table:table-cell table:formula="of:=([.$G$4]-[.V30])/[.$G$4]" office:value-type="float" office:value="-2.58408864855119" calcext:value-type="float">
            <text:p>-2.58408864855119</text:p>
          </table:table-cell>
          <table:table-cell table:formula="of:=([.$G$4]-[.W30])/[.$G$4]" office:value-type="float" office:value="0.886111078991252" calcext:value-type="float">
            <text:p>0.886111078991252</text:p>
          </table:table-cell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table:style-name="ce23" office:value-type="string" calcext:value-type="string">
            <text:p>PBX INVERSION</text:p>
          </table:table-cell>
          <table:table-cell table:formula="of:=SUM([.F117:.W117])/15" office:value-type="float" office:value="-5.20754908266686" calcext:value-type="float">
            <text:p>-5.20754908266686</text:p>
          </table:table-cell>
          <table:table-cell table:style-name="ce49" table:formula="of:=[.D117]*(-1)" office:value-type="percentage" office:value="5.20754908266686" calcext:value-type="percentage">
            <text:p>520.75%</text:p>
          </table:table-cell>
          <table:table-cell table:style-name="Default"/>
          <table:table-cell table:formula="of:=([.$G$4]-[.G31])/[.$G$4]" office:value-type="float" office:value="-3.90753252442765" calcext:value-type="float">
            <text:p>-3.90753252442765</text:p>
          </table:table-cell>
          <table:table-cell table:formula="of:=([.$G$4]-[.H31])/[.$G$4]" office:value-type="float" office:value="-2.24824352680632" calcext:value-type="float">
            <text:p>-2.24824352680632</text:p>
          </table:table-cell>
          <table:table-cell table:formula="of:=([.$G$4]-[.I31])/[.$G$4]" office:value-type="float" office:value="0.813251940417565" calcext:value-type="float">
            <text:p>0.813251940417565</text:p>
          </table:table-cell>
          <table:table-cell/>
          <table:table-cell table:formula="of:=([.$G$4]-[.K31])/[.$G$4]" office:value-type="float" office:value="-6.80673156083758" calcext:value-type="float">
            <text:p>-6.80673156083758</text:p>
          </table:table-cell>
          <table:table-cell table:formula="of:=([.$G$4]-[.L31])/[.$G$4]" office:value-type="float" office:value="-21.8846526231296" calcext:value-type="float">
            <text:p>-21.8846526231296</text:p>
          </table:table-cell>
          <table:table-cell table:formula="of:=([.$G$4]-[.M31])/[.$G$4]" office:value-type="float" office:value="-0.392003317333363" calcext:value-type="float">
            <text:p>-0.392003317333363</text:p>
          </table:table-cell>
          <table:table-cell table:formula="of:=([.$G$4]-[.N31])/[.$G$4]" office:value-type="float" office:value="-0.520822423131049" calcext:value-type="float">
            <text:p>-0.520822423131049</text:p>
          </table:table-cell>
          <table:table-cell table:formula="of:=([.$G$4]-[.O31])/[.$G$4]" office:value-type="float" office:value="-3.85267344190033" calcext:value-type="float">
            <text:p>-3.85267344190033</text:p>
          </table:table-cell>
          <table:table-cell/>
          <table:table-cell table:formula="of:=([.$G$4]-[.Q31])/[.$G$4]" office:value-type="float" office:value="-5.05480735093496" calcext:value-type="float">
            <text:p>-5.05480735093496</text:p>
          </table:table-cell>
          <table:table-cell table:formula="of:=([.$G$4]-[.R31])/[.$G$4]" office:value-type="float" office:value="-2.92303511276107" calcext:value-type="float">
            <text:p>-2.92303511276107</text:p>
          </table:table-cell>
          <table:table-cell table:formula="of:=([.$G$4]-[.S31])/[.$G$4]" office:value-type="float" office:value="-3.46752463097439" calcext:value-type="float">
            <text:p>-3.46752463097439</text:p>
          </table:table-cell>
          <table:table-cell table:formula="of:=([.$G$4]-[.T31])/[.$G$4]" office:value-type="float" office:value="-18.6390324501311" calcext:value-type="float">
            <text:p>-18.6390324501311</text:p>
          </table:table-cell>
          <table:table-cell table:formula="of:=([.$G$4]-[.U31])/[.$G$4]" office:value-type="float" office:value="-1.25943788569095" calcext:value-type="float">
            <text:p>-1.25943788569095</text:p>
          </table:table-cell>
          <table:table-cell table:formula="of:=([.$G$4]-[.V31])/[.$G$4]" office:value-type="float" office:value="-8.74661861956085" calcext:value-type="float">
            <text:p>-8.74661861956085</text:p>
          </table:table-cell>
          <table:table-cell table:formula="of:=([.$G$4]-[.W31])/[.$G$4]" office:value-type="float" office:value="0.776627287198804" calcext:value-type="float">
            <text:p>0.776627287198804</text:p>
          </table:table-cell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office:value-type="string" calcext:value-type="string">
            <text:p>PMX INVERSION</text:p>
          </table:table-cell>
          <table:table-cell table:formula="of:=SUM([.F118:.W118])/15" office:value-type="float" office:value="-1.09287128531453" calcext:value-type="float">
            <text:p>-1.09287128531453</text:p>
          </table:table-cell>
          <table:table-cell table:style-name="ce49" table:formula="of:=[.D118]*(-1)" office:value-type="percentage" office:value="1.09287128531453" calcext:value-type="percentage">
            <text:p>109.29%</text:p>
          </table:table-cell>
          <table:table-cell table:style-name="Default"/>
          <table:table-cell table:formula="of:=([.$G$4]-[.G32])/[.$G$4]" office:value-type="float" office:value="-0.786200588089336" calcext:value-type="float">
            <text:p>-0.786200588089336</text:p>
          </table:table-cell>
          <table:table-cell table:formula="of:=([.$G$4]-[.H32])/[.$G$4]" office:value-type="float" office:value="0.454723166197299" calcext:value-type="float">
            <text:p>0.454723166197299</text:p>
          </table:table-cell>
          <table:table-cell table:formula="of:=([.$G$4]-[.I32])/[.$G$4]" office:value-type="float" office:value="0.925922419922552" calcext:value-type="float">
            <text:p>0.925922419922552</text:p>
          </table:table-cell>
          <table:table-cell/>
          <table:table-cell table:formula="of:=([.$G$4]-[.K32])/[.$G$4]" office:value-type="float" office:value="-3.02470981307319" calcext:value-type="float">
            <text:p>-3.02470981307319</text:p>
          </table:table-cell>
          <table:table-cell table:formula="of:=([.$G$4]-[.L32])/[.$G$4]" office:value-type="float" office:value="-5.85539658671026" calcext:value-type="float">
            <text:p>-5.85539658671026</text:p>
          </table:table-cell>
          <table:table-cell table:formula="of:=([.$G$4]-[.M32])/[.$G$4]" office:value-type="float" office:value="0.115096042897591" calcext:value-type="float">
            <text:p>0.115096042897591</text:p>
          </table:table-cell>
          <table:table-cell table:formula="of:=([.$G$4]-[.N32])/[.$G$4]" office:value-type="float" office:value="0.115534171227927" calcext:value-type="float">
            <text:p>0.115534171227927</text:p>
          </table:table-cell>
          <table:table-cell table:formula="of:=([.$G$4]-[.O32])/[.$G$4]" office:value-type="float" office:value="-0.379495180365371" calcext:value-type="float">
            <text:p>-0.379495180365371</text:p>
          </table:table-cell>
          <table:table-cell/>
          <table:table-cell table:formula="of:=([.$G$4]-[.Q32])/[.$G$4]" office:value-type="float" office:value="-1.3513450424499" calcext:value-type="float">
            <text:p>-1.3513450424499</text:p>
          </table:table-cell>
          <table:table-cell table:formula="of:=([.$G$4]-[.R32])/[.$G$4]" office:value-type="float" office:value="-0.553986426438356" calcext:value-type="float">
            <text:p>-0.553986426438356</text:p>
          </table:table-cell>
          <table:table-cell table:formula="of:=([.$G$4]-[.S32])/[.$G$4]" office:value-type="float" office:value="-0.483750357583865" calcext:value-type="float">
            <text:p>-0.483750357583865</text:p>
          </table:table-cell>
          <table:table-cell table:formula="of:=([.$G$4]-[.T32])/[.$G$4]" office:value-type="float" office:value="-4.15619129579168" calcext:value-type="float">
            <text:p>-4.15619129579168</text:p>
          </table:table-cell>
          <table:table-cell table:formula="of:=([.$G$4]-[.U32])/[.$G$4]" office:value-type="float" office:value="0.393843734861096" calcext:value-type="float">
            <text:p>0.393843734861096</text:p>
          </table:table-cell>
          <table:table-cell table:formula="of:=([.$G$4]-[.V32])/[.$G$4]" office:value-type="float" office:value="-2.68995309835716" calcext:value-type="float">
            <text:p>-2.68995309835716</text:p>
          </table:table-cell>
          <table:table-cell table:formula="of:=([.$G$4]-[.W32])/[.$G$4]" office:value-type="float" office:value="0.882839574034764" calcext:value-type="float">
            <text:p>0.882839574034764</text:p>
          </table:table-cell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office:value-type="string" calcext:value-type="string">
            <text:p>CX INVERSION</text:p>
          </table:table-cell>
          <table:table-cell table:formula="of:=SUM([.F119:.W119])/15" office:value-type="float" office:value="-1.29537311291106" calcext:value-type="float">
            <text:p>-1.29537311291106</text:p>
          </table:table-cell>
          <table:table-cell table:style-name="ce49" table:formula="of:=[.D119]*(-1)" office:value-type="percentage" office:value="1.29537311291106" calcext:value-type="percentage">
            <text:p>129.54%</text:p>
          </table:table-cell>
          <table:table-cell table:style-name="Default"/>
          <table:table-cell table:formula="of:=([.$G$4]-[.G33])/[.$G$4]" office:value-type="float" office:value="-0.992093832614033" calcext:value-type="float">
            <text:p>-0.992093832614033</text:p>
          </table:table-cell>
          <table:table-cell table:formula="of:=([.$G$4]-[.H33])/[.$G$4]" office:value-type="float" office:value="0.293602433268069" calcext:value-type="float">
            <text:p>0.293602433268069</text:p>
          </table:table-cell>
          <table:table-cell table:formula="of:=([.$G$4]-[.I33])/[.$G$4]" office:value-type="float" office:value="0.923657310142219" calcext:value-type="float">
            <text:p>0.923657310142219</text:p>
          </table:table-cell>
          <table:table-cell/>
          <table:table-cell table:formula="of:=([.$G$4]-[.K33])/[.$G$4]" office:value-type="float" office:value="-3.09506570290746" calcext:value-type="float">
            <text:p>-3.09506570290746</text:p>
          </table:table-cell>
          <table:table-cell table:formula="of:=([.$G$4]-[.L33])/[.$G$4]" office:value-type="float" office:value="-6.975071904382" calcext:value-type="float">
            <text:p>-6.975071904382</text:p>
          </table:table-cell>
          <table:table-cell table:formula="of:=([.$G$4]-[.M33])/[.$G$4]" office:value-type="float" office:value="0.11984867146113" calcext:value-type="float">
            <text:p>0.11984867146113</text:p>
          </table:table-cell>
          <table:table-cell table:formula="of:=([.$G$4]-[.N33])/[.$G$4]" office:value-type="float" office:value="0.111828033047229" calcext:value-type="float">
            <text:p>0.111828033047229</text:p>
          </table:table-cell>
          <table:table-cell table:formula="of:=([.$G$4]-[.O33])/[.$G$4]" office:value-type="float" office:value="-0.500442528351238" calcext:value-type="float">
            <text:p>-0.500442528351238</text:p>
          </table:table-cell>
          <table:table-cell/>
          <table:table-cell table:formula="of:=([.$G$4]-[.Q33])/[.$G$4]" office:value-type="float" office:value="-1.30901820291429" calcext:value-type="float">
            <text:p>-1.30901820291429</text:p>
          </table:table-cell>
          <table:table-cell table:formula="of:=([.$G$4]-[.R33])/[.$G$4]" office:value-type="float" office:value="-0.568651488328929" calcext:value-type="float">
            <text:p>-0.568651488328929</text:p>
          </table:table-cell>
          <table:table-cell table:formula="of:=([.$G$4]-[.S33])/[.$G$4]" office:value-type="float" office:value="-0.583581938850997" calcext:value-type="float">
            <text:p>-0.583581938850997</text:p>
          </table:table-cell>
          <table:table-cell table:formula="of:=([.$G$4]-[.T33])/[.$G$4]" office:value-type="float" office:value="-5.25097098735392" calcext:value-type="float">
            <text:p>-5.25097098735392</text:p>
          </table:table-cell>
          <table:table-cell table:formula="of:=([.$G$4]-[.U33])/[.$G$4]" office:value-type="float" office:value="0.266677243782771" calcext:value-type="float">
            <text:p>0.266677243782771</text:p>
          </table:table-cell>
          <table:table-cell table:formula="of:=([.$G$4]-[.V33])/[.$G$4]" office:value-type="float" office:value="-2.75461597419153" calcext:value-type="float">
            <text:p>-2.75461597419153</text:p>
          </table:table-cell>
          <table:table-cell table:formula="of:=([.$G$4]-[.W33])/[.$G$4]" office:value-type="float" office:value="0.88330217452716" calcext:value-type="float">
            <text:p>0.88330217452716</text:p>
          </table:table-cell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table:style-name="ce21" office:value-type="string" calcext:value-type="string">
            <text:p>MX INSERTION</text:p>
          </table:table-cell>
          <table:table-cell table:formula="of:=SUM([.F120:.W120])/15" office:value-type="float" office:value="-3.67602910764009" calcext:value-type="float">
            <text:p>-3.67602910764009</text:p>
          </table:table-cell>
          <table:table-cell table:style-name="ce49" table:formula="of:=[.D120]*(-1)" office:value-type="percentage" office:value="3.67602910764009" calcext:value-type="percentage">
            <text:p>367.60%</text:p>
          </table:table-cell>
          <table:table-cell table:style-name="Default"/>
          <table:table-cell table:formula="of:=([.$G$4]-[.G34])/[.$G$4]" office:value-type="float" office:value="-2.45370862351067" calcext:value-type="float">
            <text:p>-2.45370862351067</text:p>
          </table:table-cell>
          <table:table-cell table:formula="of:=([.$G$4]-[.H34])/[.$G$4]" office:value-type="float" office:value="-1.3656637139363" calcext:value-type="float">
            <text:p>-1.3656637139363</text:p>
          </table:table-cell>
          <table:table-cell table:formula="of:=([.$G$4]-[.I34])/[.$G$4]" office:value-type="float" office:value="0.853185460336342" calcext:value-type="float">
            <text:p>0.853185460336342</text:p>
          </table:table-cell>
          <table:table-cell/>
          <table:table-cell table:formula="of:=([.$G$4]-[.K34])/[.$G$4]" office:value-type="float" office:value="-5.68807959172893" calcext:value-type="float">
            <text:p>-5.68807959172893</text:p>
          </table:table-cell>
          <table:table-cell table:formula="of:=([.$G$4]-[.L34])/[.$G$4]" office:value-type="float" office:value="-14.267919699984" calcext:value-type="float">
            <text:p>-14.267919699984</text:p>
          </table:table-cell>
          <table:table-cell table:formula="of:=([.$G$4]-[.M34])/[.$G$4]" office:value-type="float" office:value="-0.449817578536554" calcext:value-type="float">
            <text:p>-0.449817578536554</text:p>
          </table:table-cell>
          <table:table-cell table:formula="of:=([.$G$4]-[.N34])/[.$G$4]" office:value-type="float" office:value="-0.54858571315053" calcext:value-type="float">
            <text:p>-0.54858571315053</text:p>
          </table:table-cell>
          <table:table-cell table:formula="of:=([.$G$4]-[.O34])/[.$G$4]" office:value-type="float" office:value="-2.38757255272483" calcext:value-type="float">
            <text:p>-2.38757255272483</text:p>
          </table:table-cell>
          <table:table-cell/>
          <table:table-cell table:formula="of:=([.$G$4]-[.Q34])/[.$G$4]" office:value-type="float" office:value="-5.13147257579227" calcext:value-type="float">
            <text:p>-5.13147257579227</text:p>
          </table:table-cell>
          <table:table-cell table:formula="of:=([.$G$4]-[.R34])/[.$G$4]" office:value-type="float" office:value="-3.50368352368087" calcext:value-type="float">
            <text:p>-3.50368352368087</text:p>
          </table:table-cell>
          <table:table-cell table:formula="of:=([.$G$4]-[.S34])/[.$G$4]" office:value-type="float" office:value="-2.8293259919707" calcext:value-type="float">
            <text:p>-2.8293259919707</text:p>
          </table:table-cell>
          <table:table-cell table:formula="of:=([.$G$4]-[.T34])/[.$G$4]" office:value-type="float" office:value="-11.8527732381891" calcext:value-type="float">
            <text:p>-11.8527732381891</text:p>
          </table:table-cell>
          <table:table-cell table:formula="of:=([.$G$4]-[.U34])/[.$G$4]" office:value-type="float" office:value="-0.408703387418375" calcext:value-type="float">
            <text:p>-0.408703387418375</text:p>
          </table:table-cell>
          <table:table-cell table:formula="of:=([.$G$4]-[.V34])/[.$G$4]" office:value-type="float" office:value="-5.90694949403156" calcext:value-type="float">
            <text:p>-5.90694949403156</text:p>
          </table:table-cell>
          <table:table-cell table:formula="of:=([.$G$4]-[.W34])/[.$G$4]" office:value-type="float" office:value="0.800633609716982" calcext:value-type="float">
            <text:p>0.800633609716982</text:p>
          </table:table-cell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office:value-type="string" calcext:value-type="string">
            <text:p>OBX INSERTION</text:p>
          </table:table-cell>
          <table:table-cell table:formula="of:=SUM([.F121:.W121])/15" office:value-type="float" office:value="-13.4688360420192" calcext:value-type="float">
            <text:p>-13.4688360420192</text:p>
          </table:table-cell>
          <table:table-cell table:style-name="ce49" table:formula="of:=[.D121]*(-1)" office:value-type="percentage" office:value="13.4688360420192" calcext:value-type="percentage">
            <text:p>1346.88%</text:p>
          </table:table-cell>
          <table:table-cell table:style-name="Default"/>
          <table:table-cell table:formula="of:=([.$G$4]-[.G35])/[.$G$4]" office:value-type="float" office:value="-7.85552326902171" calcext:value-type="float">
            <text:p>-7.85552326902171</text:p>
          </table:table-cell>
          <table:table-cell table:formula="of:=([.$G$4]-[.H35])/[.$G$4]" office:value-type="float" office:value="-7.51091423406397" calcext:value-type="float">
            <text:p>-7.51091423406397</text:p>
          </table:table-cell>
          <table:table-cell table:formula="of:=([.$G$4]-[.I35])/[.$G$4]" office:value-type="float" office:value="0.549700729715425" calcext:value-type="float">
            <text:p>0.549700729715425</text:p>
          </table:table-cell>
          <table:table-cell/>
          <table:table-cell table:formula="of:=([.$G$4]-[.K35])/[.$G$4]" office:value-type="float" office:value="-18.0638809142015" calcext:value-type="float">
            <text:p>-18.0638809142015</text:p>
          </table:table-cell>
          <table:table-cell table:formula="of:=([.$G$4]-[.L35])/[.$G$4]" office:value-type="float" office:value="-43.4980679142899" calcext:value-type="float">
            <text:p>-43.4980679142899</text:p>
          </table:table-cell>
          <table:table-cell table:formula="of:=([.$G$4]-[.M35])/[.$G$4]" office:value-type="float" office:value="-3.39774108597571" calcext:value-type="float">
            <text:p>-3.39774108597571</text:p>
          </table:table-cell>
          <table:table-cell table:formula="of:=([.$G$4]-[.N35])/[.$G$4]" office:value-type="float" office:value="-3.44953558492066" calcext:value-type="float">
            <text:p>-3.44953558492066</text:p>
          </table:table-cell>
          <table:table-cell table:formula="of:=([.$G$4]-[.O35])/[.$G$4]" office:value-type="float" office:value="-9.60446591379117" calcext:value-type="float">
            <text:p>-9.60446591379117</text:p>
          </table:table-cell>
          <table:table-cell/>
          <table:table-cell table:formula="of:=([.$G$4]-[.Q35])/[.$G$4]" office:value-type="float" office:value="-22.5031124291844" calcext:value-type="float">
            <text:p>-22.5031124291844</text:p>
          </table:table-cell>
          <table:table-cell table:formula="of:=([.$G$4]-[.R35])/[.$G$4]" office:value-type="float" office:value="-14.3095151631683" calcext:value-type="float">
            <text:p>-14.3095151631683</text:p>
          </table:table-cell>
          <table:table-cell table:formula="of:=([.$G$4]-[.S35])/[.$G$4]" office:value-type="float" office:value="-11.2152321430493" calcext:value-type="float">
            <text:p>-11.2152321430493</text:p>
          </table:table-cell>
          <table:table-cell table:formula="of:=([.$G$4]-[.T35])/[.$G$4]" office:value-type="float" office:value="-35.8990623074779" calcext:value-type="float">
            <text:p>-35.8990623074779</text:p>
          </table:table-cell>
          <table:table-cell table:formula="of:=([.$G$4]-[.U35])/[.$G$4]" office:value-type="float" office:value="-3.13362533391643" calcext:value-type="float">
            <text:p>-3.13362533391643</text:p>
          </table:table-cell>
          <table:table-cell table:formula="of:=([.$G$4]-[.V35])/[.$G$4]" office:value-type="float" office:value="-22.531638858476" calcext:value-type="float">
            <text:p>-22.531638858476</text:p>
          </table:table-cell>
          <table:table-cell table:formula="of:=([.$G$4]-[.W35])/[.$G$4]" office:value-type="float" office:value="0.390073791533258" calcext:value-type="float">
            <text:p>0.390073791533258</text:p>
          </table:table-cell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office:value-type="string" calcext:value-type="string">
            <text:p>OX INSERTION</text:p>
          </table:table-cell>
          <table:table-cell table:formula="of:=SUM([.F122:.W122])/15" office:value-type="float" office:value="-1.84359489540507" calcext:value-type="float">
            <text:p>-1.84359489540507</text:p>
          </table:table-cell>
          <table:table-cell table:style-name="ce49" table:formula="of:=[.D122]*(-1)" office:value-type="percentage" office:value="1.84359489540507" calcext:value-type="percentage">
            <text:p>184.36%</text:p>
          </table:table-cell>
          <table:table-cell/>
          <table:table-cell table:formula="of:=([.$G$4]-[.G36])/[.$G$4]" office:value-type="float" office:value="-1.95603697184906" calcext:value-type="float">
            <text:p>-1.95603697184906</text:p>
          </table:table-cell>
          <table:table-cell table:formula="of:=([.$G$4]-[.H36])/[.$G$4]" office:value-type="float" office:value="0.168344640831293" calcext:value-type="float">
            <text:p>0.168344640831293</text:p>
          </table:table-cell>
          <table:table-cell table:formula="of:=([.$G$4]-[.I36])/[.$G$4]" office:value-type="float" office:value="0.905967407628471" calcext:value-type="float">
            <text:p>0.905967407628471</text:p>
          </table:table-cell>
          <table:table-cell/>
          <table:table-cell table:formula="of:=([.$G$4]-[.K36])/[.$G$4]" office:value-type="float" office:value="-3.52931072226867" calcext:value-type="float">
            <text:p>-3.52931072226867</text:p>
          </table:table-cell>
          <table:table-cell table:formula="of:=([.$G$4]-[.L36])/[.$G$4]" office:value-type="float" office:value="-9.6748935245334" calcext:value-type="float">
            <text:p>-9.6748935245334</text:p>
          </table:table-cell>
          <table:table-cell table:formula="of:=([.$G$4]-[.M36])/[.$G$4]" office:value-type="float" office:value="0.0867010347232533" calcext:value-type="float">
            <text:p>0.086701034723253</text:p>
          </table:table-cell>
          <table:table-cell table:formula="of:=([.$G$4]-[.N36])/[.$G$4]" office:value-type="float" office:value="0.0937456651438747" calcext:value-type="float">
            <text:p>0.093745665143875</text:p>
          </table:table-cell>
          <table:table-cell table:formula="of:=([.$G$4]-[.O36])/[.$G$4]" office:value-type="float" office:value="-0.816839859242943" calcext:value-type="float">
            <text:p>-0.816839859242943</text:p>
          </table:table-cell>
          <table:table-cell/>
          <table:table-cell table:formula="of:=([.$G$4]-[.Q36])/[.$G$4]" office:value-type="float" office:value="-1.49187455278245" calcext:value-type="float">
            <text:p>-1.49187455278245</text:p>
          </table:table-cell>
          <table:table-cell table:formula="of:=([.$G$4]-[.R36])/[.$G$4]" office:value-type="float" office:value="-0.626772122212779" calcext:value-type="float">
            <text:p>-0.626772122212779</text:p>
          </table:table-cell>
          <table:table-cell table:formula="of:=([.$G$4]-[.S36])/[.$G$4]" office:value-type="float" office:value="-1.09522571557935" calcext:value-type="float">
            <text:p>-1.09522571557935</text:p>
          </table:table-cell>
          <table:table-cell table:formula="of:=([.$G$4]-[.T36])/[.$G$4]" office:value-type="float" office:value="-7.36627571227879" calcext:value-type="float">
            <text:p>-7.36627571227879</text:p>
          </table:table-cell>
          <table:table-cell table:formula="of:=([.$G$4]-[.U36])/[.$G$4]" office:value-type="float" office:value="0.0366676038585671" calcext:value-type="float">
            <text:p>0.036667603858567</text:p>
          </table:table-cell>
          <table:table-cell table:formula="of:=([.$G$4]-[.V36])/[.$G$4]" office:value-type="float" office:value="-3.2612775083864" calcext:value-type="float">
            <text:p>-3.2612775083864</text:p>
          </table:table-cell>
          <table:table-cell table:formula="of:=([.$G$4]-[.W36])/[.$G$4]" office:value-type="float" office:value="0.873156905872419" calcext:value-type="float">
            <text:p>0.873156905872419</text:p>
          </table:table-cell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table:style-name="ce23" office:value-type="string" calcext:value-type="string">
            <text:p>LOX INSERTION</text:p>
          </table:table-cell>
          <table:table-cell table:formula="of:=SUM([.F123:.W123])/15" office:value-type="float" office:value="-2.74019425677815" calcext:value-type="float">
            <text:p>-2.74019425677815</text:p>
          </table:table-cell>
          <table:table-cell table:style-name="ce49" table:formula="of:=[.D123]*(-1)" office:value-type="percentage" office:value="2.74019425677815" calcext:value-type="percentage">
            <text:p>274.02%</text:p>
          </table:table-cell>
          <table:table-cell/>
          <table:table-cell table:formula="of:=([.$G$4]-[.G37])/[.$G$4]" office:value-type="float" office:value="-1.86634703887613" calcext:value-type="float">
            <text:p>-1.86634703887613</text:p>
          </table:table-cell>
          <table:table-cell table:formula="of:=([.$G$4]-[.H37])/[.$G$4]" office:value-type="float" office:value="-0.745791237580226" calcext:value-type="float">
            <text:p>-0.745791237580226</text:p>
          </table:table-cell>
          <table:table-cell table:formula="of:=([.$G$4]-[.I37])/[.$G$4]" office:value-type="float" office:value="0.882797070026054" calcext:value-type="float">
            <text:p>0.882797070026054</text:p>
          </table:table-cell>
          <table:table-cell/>
          <table:table-cell table:formula="of:=([.$G$4]-[.K37])/[.$G$4]" office:value-type="float" office:value="-4.49593029891849" calcext:value-type="float">
            <text:p>-4.49593029891849</text:p>
          </table:table-cell>
          <table:table-cell table:formula="of:=([.$G$4]-[.L37])/[.$G$4]" office:value-type="float" office:value="-11.3095375778318" calcext:value-type="float">
            <text:p>-11.3095375778318</text:p>
          </table:table-cell>
          <table:table-cell table:formula="of:=([.$G$4]-[.M37])/[.$G$4]" office:value-type="float" office:value="-0.24881439702739" calcext:value-type="float">
            <text:p>-0.24881439702739</text:p>
          </table:table-cell>
          <table:table-cell table:formula="of:=([.$G$4]-[.N37])/[.$G$4]" office:value-type="float" office:value="-0.326699659344831" calcext:value-type="float">
            <text:p>-0.326699659344831</text:p>
          </table:table-cell>
          <table:table-cell table:formula="of:=([.$G$4]-[.O37])/[.$G$4]" office:value-type="float" office:value="-1.65832573876735" calcext:value-type="float">
            <text:p>-1.65832573876735</text:p>
          </table:table-cell>
          <table:table-cell/>
          <table:table-cell table:formula="of:=([.$G$4]-[.Q37])/[.$G$4]" office:value-type="float" office:value="-3.38911363303361" calcext:value-type="float">
            <text:p>-3.38911363303361</text:p>
          </table:table-cell>
          <table:table-cell table:formula="of:=([.$G$4]-[.R37])/[.$G$4]" office:value-type="float" office:value="-2.64430482747952" calcext:value-type="float">
            <text:p>-2.64430482747952</text:p>
          </table:table-cell>
          <table:table-cell table:formula="of:=([.$G$4]-[.S37])/[.$G$4]" office:value-type="float" office:value="-1.64712298418241" calcext:value-type="float">
            <text:p>-1.64712298418241</text:p>
          </table:table-cell>
          <table:table-cell table:formula="of:=([.$G$4]-[.T37])/[.$G$4]" office:value-type="float" office:value="-9.27026015025739" calcext:value-type="float">
            <text:p>-9.27026015025739</text:p>
          </table:table-cell>
          <table:table-cell table:formula="of:=([.$G$4]-[.U37])/[.$G$4]" office:value-type="float" office:value="-0.145208487883015" calcext:value-type="float">
            <text:p>-0.145208487883015</text:p>
          </table:table-cell>
          <table:table-cell table:formula="of:=([.$G$4]-[.V37])/[.$G$4]" office:value-type="float" office:value="-5.06779126245475" calcext:value-type="float">
            <text:p>-5.06779126245475</text:p>
          </table:table-cell>
          <table:table-cell table:formula="of:=([.$G$4]-[.W37])/[.$G$4]" office:value-type="float" office:value="0.829536371938602" calcext:value-type="float">
            <text:p>0.829536371938602</text:p>
          </table:table-cell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table:style-name="ce23" office:value-type="string" calcext:value-type="string">
            <text:p>PBX INSERTION</text:p>
          </table:table-cell>
          <table:table-cell table:formula="of:=SUM([.F124:.W124])/15" office:value-type="float" office:value="-4.53102624354291" calcext:value-type="float">
            <text:p>-4.53102624354291</text:p>
          </table:table-cell>
          <table:table-cell table:style-name="ce49" table:formula="of:=[.D124]*(-1)" office:value-type="percentage" office:value="4.53102624354291" calcext:value-type="percentage">
            <text:p>453.10%</text:p>
          </table:table-cell>
          <table:table-cell/>
          <table:table-cell table:formula="of:=([.$G$4]-[.G38])/[.$G$4]" office:value-type="float" office:value="-3.4547132276843" calcext:value-type="float">
            <text:p>-3.4547132276843</text:p>
          </table:table-cell>
          <table:table-cell table:formula="of:=([.$G$4]-[.H38])/[.$G$4]" office:value-type="float" office:value="-2.2734566999641" calcext:value-type="float">
            <text:p>-2.2734566999641</text:p>
          </table:table-cell>
          <table:table-cell table:formula="of:=([.$G$4]-[.I38])/[.$G$4]" office:value-type="float" office:value="0.858800999990805" calcext:value-type="float">
            <text:p>0.858800999990805</text:p>
          </table:table-cell>
          <table:table-cell/>
          <table:table-cell table:formula="of:=([.$G$4]-[.K38])/[.$G$4]" office:value-type="float" office:value="-5.3682510811141" calcext:value-type="float">
            <text:p>-5.3682510811141</text:p>
          </table:table-cell>
          <table:table-cell table:formula="of:=([.$G$4]-[.L38])/[.$G$4]" office:value-type="float" office:value="-18.9098731967824" calcext:value-type="float">
            <text:p>-18.9098731967824</text:p>
          </table:table-cell>
          <table:table-cell table:formula="of:=([.$G$4]-[.M38])/[.$G$4]" office:value-type="float" office:value="-0.477445880423315" calcext:value-type="float">
            <text:p>-0.477445880423315</text:p>
          </table:table-cell>
          <table:table-cell table:formula="of:=([.$G$4]-[.N38])/[.$G$4]" office:value-type="float" office:value="-0.40249752267734" calcext:value-type="float">
            <text:p>-0.40249752267734</text:p>
          </table:table-cell>
          <table:table-cell table:formula="of:=([.$G$4]-[.O38])/[.$G$4]" office:value-type="float" office:value="-3.02521447878541" calcext:value-type="float">
            <text:p>-3.02521447878541</text:p>
          </table:table-cell>
          <table:table-cell/>
          <table:table-cell table:formula="of:=([.$G$4]-[.Q38])/[.$G$4]" office:value-type="float" office:value="-5.36227853070993" calcext:value-type="float">
            <text:p>-5.36227853070993</text:p>
          </table:table-cell>
          <table:table-cell table:formula="of:=([.$G$4]-[.R38])/[.$G$4]" office:value-type="float" office:value="-2.89854992993497" calcext:value-type="float">
            <text:p>-2.89854992993497</text:p>
          </table:table-cell>
          <table:table-cell table:formula="of:=([.$G$4]-[.S38])/[.$G$4]" office:value-type="float" office:value="-3.25610658497095" calcext:value-type="float">
            <text:p>-3.25610658497095</text:p>
          </table:table-cell>
          <table:table-cell table:formula="of:=([.$G$4]-[.T38])/[.$G$4]" office:value-type="float" office:value="-16.501103982664" calcext:value-type="float">
            <text:p>-16.501103982664</text:p>
          </table:table-cell>
          <table:table-cell table:formula="of:=([.$G$4]-[.U38])/[.$G$4]" office:value-type="float" office:value="-0.800551670436348" calcext:value-type="float">
            <text:p>-0.800551670436348</text:p>
          </table:table-cell>
          <table:table-cell table:formula="of:=([.$G$4]-[.V38])/[.$G$4]" office:value-type="float" office:value="-6.88181828464402" calcext:value-type="float">
            <text:p>-6.88181828464402</text:p>
          </table:table-cell>
          <table:table-cell table:formula="of:=([.$G$4]-[.W38])/[.$G$4]" office:value-type="float" office:value="0.78766641765674" calcext:value-type="float">
            <text:p>0.78766641765674</text:p>
          </table:table-cell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office:value-type="string" calcext:value-type="string">
            <text:p>PMX INSERTION</text:p>
          </table:table-cell>
          <table:table-cell table:formula="of:=SUM([.F125:.W125])/15" office:value-type="float" office:value="-3.26005260983166" calcext:value-type="float">
            <text:p>-3.26005260983166</text:p>
          </table:table-cell>
          <table:table-cell table:style-name="ce49" table:formula="of:=[.D125]*(-1)" office:value-type="percentage" office:value="3.26005260983166" calcext:value-type="percentage">
            <text:p>326.01%</text:p>
          </table:table-cell>
          <table:table-cell/>
          <table:table-cell table:formula="of:=([.$G$4]-[.G39])/[.$G$4]" office:value-type="float" office:value="-2.17069354944979" calcext:value-type="float">
            <text:p>-2.17069354944979</text:p>
          </table:table-cell>
          <table:table-cell table:formula="of:=([.$G$4]-[.H39])/[.$G$4]" office:value-type="float" office:value="-1.23122725088065" calcext:value-type="float">
            <text:p>-1.23122725088065</text:p>
          </table:table-cell>
          <table:table-cell table:formula="of:=([.$G$4]-[.I39])/[.$G$4]" office:value-type="float" office:value="0.87449025976506" calcext:value-type="float">
            <text:p>0.87449025976506</text:p>
          </table:table-cell>
          <table:table-cell/>
          <table:table-cell table:formula="of:=([.$G$4]-[.K39])/[.$G$4]" office:value-type="float" office:value="-5.19792055002483" calcext:value-type="float">
            <text:p>-5.19792055002483</text:p>
          </table:table-cell>
          <table:table-cell table:formula="of:=([.$G$4]-[.L39])/[.$G$4]" office:value-type="float" office:value="-12.9089405723861" calcext:value-type="float">
            <text:p>-12.9089405723861</text:p>
          </table:table-cell>
          <table:table-cell table:formula="of:=([.$G$4]-[.M39])/[.$G$4]" office:value-type="float" office:value="-0.342668483017827" calcext:value-type="float">
            <text:p>-0.342668483017827</text:p>
          </table:table-cell>
          <table:table-cell table:formula="of:=([.$G$4]-[.N39])/[.$G$4]" office:value-type="float" office:value="-0.327262101007136" calcext:value-type="float">
            <text:p>-0.327262101007136</text:p>
          </table:table-cell>
          <table:table-cell table:formula="of:=([.$G$4]-[.O39])/[.$G$4]" office:value-type="float" office:value="-1.83578575222611" calcext:value-type="float">
            <text:p>-1.83578575222611</text:p>
          </table:table-cell>
          <table:table-cell/>
          <table:table-cell table:formula="of:=([.$G$4]-[.Q39])/[.$G$4]" office:value-type="float" office:value="-4.66765397694767" calcext:value-type="float">
            <text:p>-4.66765397694767</text:p>
          </table:table-cell>
          <table:table-cell table:formula="of:=([.$G$4]-[.R39])/[.$G$4]" office:value-type="float" office:value="-3.53159433842435" calcext:value-type="float">
            <text:p>-3.53159433842435</text:p>
          </table:table-cell>
          <table:table-cell table:formula="of:=([.$G$4]-[.S39])/[.$G$4]" office:value-type="float" office:value="-2.19487714212632" calcext:value-type="float">
            <text:p>-2.19487714212632</text:p>
          </table:table-cell>
          <table:table-cell table:formula="of:=([.$G$4]-[.T39])/[.$G$4]" office:value-type="float" office:value="-10.3955664021625" calcext:value-type="float">
            <text:p>-10.3955664021625</text:p>
          </table:table-cell>
          <table:table-cell table:formula="of:=([.$G$4]-[.U39])/[.$G$4]" office:value-type="float" office:value="-0.256266899691357" calcext:value-type="float">
            <text:p>-0.256266899691357</text:p>
          </table:table-cell>
          <table:table-cell table:formula="of:=([.$G$4]-[.V39])/[.$G$4]" office:value-type="float" office:value="-5.53060228143572" calcext:value-type="float">
            <text:p>-5.53060228143572</text:p>
          </table:table-cell>
          <table:table-cell table:formula="of:=([.$G$4]-[.W39])/[.$G$4]" office:value-type="float" office:value="0.815779892540361" calcext:value-type="float">
            <text:p>0.815779892540361</text:p>
          </table:table-cell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office:value-type="string" calcext:value-type="string">
            <text:p>CX INSERTION</text:p>
          </table:table-cell>
          <table:table-cell table:formula="of:=SUM([.F126:.W126])/15" office:value-type="float" office:value="-3.12026550848715" calcext:value-type="float">
            <text:p>-3.12026550848715</text:p>
          </table:table-cell>
          <table:table-cell table:style-name="ce49" table:formula="of:=[.D126]*(-1)" office:value-type="percentage" office:value="3.12026550848715" calcext:value-type="percentage">
            <text:p>312.03%</text:p>
          </table:table-cell>
          <table:table-cell/>
          <table:table-cell table:formula="of:=([.$G$4]-[.G40])/[.$G$4]" office:value-type="float" office:value="-2.20687236454261" calcext:value-type="float">
            <text:p>-2.20687236454261</text:p>
          </table:table-cell>
          <table:table-cell table:formula="of:=([.$G$4]-[.H40])/[.$G$4]" office:value-type="float" office:value="-1.13373222503568" calcext:value-type="float">
            <text:p>-1.13373222503568</text:p>
          </table:table-cell>
          <table:table-cell table:formula="of:=([.$G$4]-[.I40])/[.$G$4]" office:value-type="float" office:value="0.879126592797787" calcext:value-type="float">
            <text:p>0.879126592797787</text:p>
          </table:table-cell>
          <table:table-cell/>
          <table:table-cell table:formula="of:=([.$G$4]-[.K40])/[.$G$4]" office:value-type="float" office:value="-4.84491233470208" calcext:value-type="float">
            <text:p>-4.84491233470208</text:p>
          </table:table-cell>
          <table:table-cell table:formula="of:=([.$G$4]-[.L40])/[.$G$4]" office:value-type="float" office:value="-13.9624094627058" calcext:value-type="float">
            <text:p>-13.9624094627058</text:p>
          </table:table-cell>
          <table:table-cell table:formula="of:=([.$G$4]-[.M40])/[.$G$4]" office:value-type="float" office:value="-0.446642819888512" calcext:value-type="float">
            <text:p>-0.446642819888512</text:p>
          </table:table-cell>
          <table:table-cell table:formula="of:=([.$G$4]-[.N40])/[.$G$4]" office:value-type="float" office:value="-0.403802847634232" calcext:value-type="float">
            <text:p>-0.403802847634232</text:p>
          </table:table-cell>
          <table:table-cell table:formula="of:=([.$G$4]-[.O40])/[.$G$4]" office:value-type="float" office:value="-1.83168616675933" calcext:value-type="float">
            <text:p>-1.83168616675933</text:p>
          </table:table-cell>
          <table:table-cell/>
          <table:table-cell table:formula="of:=([.$G$4]-[.Q40])/[.$G$4]" office:value-type="float" office:value="-3.68909553024282" calcext:value-type="float">
            <text:p>-3.68909553024282</text:p>
          </table:table-cell>
          <table:table-cell table:formula="of:=([.$G$4]-[.R40])/[.$G$4]" office:value-type="float" office:value="-2.24178093276973" calcext:value-type="float">
            <text:p>-2.24178093276973</text:p>
          </table:table-cell>
          <table:table-cell table:formula="of:=([.$G$4]-[.S40])/[.$G$4]" office:value-type="float" office:value="-1.95210386191481" calcext:value-type="float">
            <text:p>-1.95210386191481</text:p>
          </table:table-cell>
          <table:table-cell table:formula="of:=([.$G$4]-[.T40])/[.$G$4]" office:value-type="float" office:value="-11.02857406559" calcext:value-type="float">
            <text:p>-11.02857406559</text:p>
          </table:table-cell>
          <table:table-cell table:formula="of:=([.$G$4]-[.U40])/[.$G$4]" office:value-type="float" office:value="-0.260452881128211" calcext:value-type="float">
            <text:p>-0.260452881128211</text:p>
          </table:table-cell>
          <table:table-cell table:formula="of:=([.$G$4]-[.V40])/[.$G$4]" office:value-type="float" office:value="-4.51291417685407" calcext:value-type="float">
            <text:p>-4.51291417685407</text:p>
          </table:table-cell>
          <table:table-cell table:formula="of:=([.$G$4]-[.W40])/[.$G$4]" office:value-type="float" office:value="0.831870449662879" calcext:value-type="float">
            <text:p>0.831870449662879</text:p>
          </table:table-cell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table:style-name="ce21" office:value-type="string" calcext:value-type="string">
            <text:p><text:span text:style-name="T4">MX </text:span><text:span text:style-name="T5">DISPLACEMENT</text:span></text:p>
          </table:table-cell>
          <table:table-cell table:formula="of:=SUM([.F127:.W127])/15" office:value-type="float" office:value="-1.70202662749231" calcext:value-type="float">
            <text:p>-1.70202662749231</text:p>
          </table:table-cell>
          <table:table-cell table:style-name="ce49" table:formula="of:=[.D127]*(-1)" office:value-type="percentage" office:value="1.70202662749231" calcext:value-type="percentage">
            <text:p>170.20%</text:p>
          </table:table-cell>
          <table:table-cell/>
          <table:table-cell table:formula="of:=([.$G$4]-[.G41])/[.$G$4]" office:value-type="float" office:value="-1.19576680607669" calcext:value-type="float">
            <text:p>-1.19576680607669</text:p>
          </table:table-cell>
          <table:table-cell table:formula="of:=([.$G$4]-[.H41])/[.$G$4]" office:value-type="float" office:value="0.29084684847901" calcext:value-type="float">
            <text:p>0.29084684847901</text:p>
          </table:table-cell>
          <table:table-cell table:formula="of:=([.$G$4]-[.I41])/[.$G$4]" office:value-type="float" office:value="0.903577895849682" calcext:value-type="float">
            <text:p>0.903577895849682</text:p>
          </table:table-cell>
          <table:table-cell/>
          <table:table-cell table:formula="of:=([.$G$4]-[.K41])/[.$G$4]" office:value-type="float" office:value="-3.33064772603718" calcext:value-type="float">
            <text:p>-3.33064772603718</text:p>
          </table:table-cell>
          <table:table-cell table:formula="of:=([.$G$4]-[.L41])/[.$G$4]" office:value-type="float" office:value="-8.31509293038479" calcext:value-type="float">
            <text:p>-8.31509293038479</text:p>
          </table:table-cell>
          <table:table-cell table:formula="of:=([.$G$4]-[.M41])/[.$G$4]" office:value-type="float" office:value="0.0325598597866826" calcext:value-type="float">
            <text:p>0.032559859786683</text:p>
          </table:table-cell>
          <table:table-cell table:formula="of:=([.$G$4]-[.N41])/[.$G$4]" office:value-type="float" office:value="0.00120304050460565" calcext:value-type="float">
            <text:p>0.001203040504606</text:p>
          </table:table-cell>
          <table:table-cell table:formula="of:=([.$G$4]-[.O41])/[.$G$4]" office:value-type="float" office:value="-0.90186803885043" calcext:value-type="float">
            <text:p>-0.90186803885043</text:p>
          </table:table-cell>
          <table:table-cell/>
          <table:table-cell table:formula="of:=([.$G$4]-[.Q41])/[.$G$4]" office:value-type="float" office:value="-1.83614799037857" calcext:value-type="float">
            <text:p>-1.83614799037857</text:p>
          </table:table-cell>
          <table:table-cell table:formula="of:=([.$G$4]-[.R41])/[.$G$4]" office:value-type="float" office:value="-0.864361934218299" calcext:value-type="float">
            <text:p>-0.864361934218299</text:p>
          </table:table-cell>
          <table:table-cell table:formula="of:=([.$G$4]-[.S41])/[.$G$4]" office:value-type="float" office:value="-1.15775268514325" calcext:value-type="float">
            <text:p>-1.15775268514325</text:p>
          </table:table-cell>
          <table:table-cell table:formula="of:=([.$G$4]-[.T41])/[.$G$4]" office:value-type="float" office:value="-5.93505277689443" calcext:value-type="float">
            <text:p>-5.93505277689443</text:p>
          </table:table-cell>
          <table:table-cell table:formula="of:=([.$G$4]-[.U41])/[.$G$4]" office:value-type="float" office:value="0.0576042763147543" calcext:value-type="float">
            <text:p>0.057604276314754</text:p>
          </table:table-cell>
          <table:table-cell table:formula="of:=([.$G$4]-[.V41])/[.$G$4]" office:value-type="float" office:value="-4.1421131584558" calcext:value-type="float">
            <text:p>-4.1421131584558</text:p>
          </table:table-cell>
          <table:table-cell table:formula="of:=([.$G$4]-[.W41])/[.$G$4]" office:value-type="float" office:value="0.86261271312007" calcext:value-type="float">
            <text:p>0.86261271312007</text:p>
          </table:table-cell>
          <table:table-cell table:style-name="Default" table:number-columns-repeated="39"/>
        </table:table-row>
        <table:table-row table:style-name="ro4">
          <table:table-cell table:number-columns-repeated="2"/>
          <table:table-cell office:value-type="string" calcext:value-type="string">
            <text:p>OBX DISPLACEMENT</text:p>
          </table:table-cell>
          <table:table-cell table:formula="of:=SUM([.F128:.W128])/15" office:value-type="float" office:value="-13.5526621785887" calcext:value-type="float">
            <text:p>-13.5526621785887</text:p>
          </table:table-cell>
          <table:table-cell table:style-name="ce49" table:formula="of:=[.D128]*(-1)" office:value-type="percentage" office:value="13.5526621785887" calcext:value-type="percentage">
            <text:p>1355.27%</text:p>
          </table:table-cell>
          <table:table-cell/>
          <table:table-cell table:formula="of:=([.$G$4]-[.G42])/[.$G$4]" office:value-type="float" office:value="-7.91816039099719" calcext:value-type="float">
            <text:p>-7.91816039099719</text:p>
          </table:table-cell>
          <table:table-cell table:formula="of:=([.$G$4]-[.H42])/[.$G$4]" office:value-type="float" office:value="-7.54313234661385" calcext:value-type="float">
            <text:p>-7.54313234661385</text:p>
          </table:table-cell>
          <table:table-cell table:formula="of:=([.$G$4]-[.I42])/[.$G$4]" office:value-type="float" office:value="0.552553283023453" calcext:value-type="float">
            <text:p>0.552553283023453</text:p>
          </table:table-cell>
          <table:table-cell/>
          <table:table-cell table:formula="of:=([.$G$4]-[.K42])/[.$G$4]" office:value-type="float" office:value="-18.910368807283" calcext:value-type="float">
            <text:p>-18.910368807283</text:p>
          </table:table-cell>
          <table:table-cell table:formula="of:=([.$G$4]-[.L42])/[.$G$4]" office:value-type="float" office:value="-44.5671993742329" calcext:value-type="float">
            <text:p>-44.5671993742329</text:p>
          </table:table-cell>
          <table:table-cell table:formula="of:=([.$G$4]-[.M42])/[.$G$4]" office:value-type="float" office:value="-3.26068631232164" calcext:value-type="float">
            <text:p>-3.26068631232164</text:p>
          </table:table-cell>
          <table:table-cell table:formula="of:=([.$G$4]-[.N42])/[.$G$4]" office:value-type="float" office:value="-3.36932983339574" calcext:value-type="float">
            <text:p>-3.36932983339574</text:p>
          </table:table-cell>
          <table:table-cell table:formula="of:=([.$G$4]-[.O42])/[.$G$4]" office:value-type="float" office:value="-9.58931472305676" calcext:value-type="float">
            <text:p>-9.58931472305676</text:p>
          </table:table-cell>
          <table:table-cell/>
          <table:table-cell table:formula="of:=([.$G$4]-[.Q42])/[.$G$4]" office:value-type="float" office:value="-22.5584424080756" calcext:value-type="float">
            <text:p>-22.5584424080756</text:p>
          </table:table-cell>
          <table:table-cell table:formula="of:=([.$G$4]-[.R42])/[.$G$4]" office:value-type="float" office:value="-14.047189568824" calcext:value-type="float">
            <text:p>-14.047189568824</text:p>
          </table:table-cell>
          <table:table-cell table:formula="of:=([.$G$4]-[.S42])/[.$G$4]" office:value-type="float" office:value="-11.3562327178496" calcext:value-type="float">
            <text:p>-11.3562327178496</text:p>
          </table:table-cell>
          <table:table-cell table:formula="of:=([.$G$4]-[.T42])/[.$G$4]" office:value-type="float" office:value="-35.6625183494916" calcext:value-type="float">
            <text:p>-35.6625183494916</text:p>
          </table:table-cell>
          <table:table-cell table:formula="of:=([.$G$4]-[.U42])/[.$G$4]" office:value-type="float" office:value="-3.12866966612129" calcext:value-type="float">
            <text:p>-3.12866966612129</text:p>
          </table:table-cell>
          <table:table-cell table:formula="of:=([.$G$4]-[.V42])/[.$G$4]" office:value-type="float" office:value="-22.3129436850691" calcext:value-type="float">
            <text:p>-22.3129436850691</text:p>
          </table:table-cell>
          <table:table-cell table:formula="of:=([.$G$4]-[.W42])/[.$G$4]" office:value-type="float" office:value="0.381702221478039" calcext:value-type="float">
            <text:p>0.381702221478039</text:p>
          </table:table-cell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office:value-type="string" calcext:value-type="string">
            <text:p>OX DISPLACEMENT</text:p>
          </table:table-cell>
          <table:table-cell table:formula="of:=SUM([.F129:.W129])/15" office:value-type="float" office:value="-2.0865460457646" calcext:value-type="float">
            <text:p>-2.0865460457646</text:p>
          </table:table-cell>
          <table:table-cell table:style-name="ce49" table:formula="of:=[.D129]*(-1)" office:value-type="percentage" office:value="2.0865460457646" calcext:value-type="percentage">
            <text:p>208.65%</text:p>
          </table:table-cell>
          <table:table-cell/>
          <table:table-cell table:formula="of:=([.$G$4]-[.G43])/[.$G$4]" office:value-type="float" office:value="-2.11193496135157" calcext:value-type="float">
            <text:p>-2.11193496135157</text:p>
          </table:table-cell>
          <table:table-cell table:formula="of:=([.$G$4]-[.H43])/[.$G$4]" office:value-type="float" office:value="0.25895995474827" calcext:value-type="float">
            <text:p>0.25895995474827</text:p>
          </table:table-cell>
          <table:table-cell table:formula="of:=([.$G$4]-[.I43])/[.$G$4]" office:value-type="float" office:value="0.908296043853976" calcext:value-type="float">
            <text:p>0.908296043853976</text:p>
          </table:table-cell>
          <table:table-cell/>
          <table:table-cell table:formula="of:=([.$G$4]-[.K43])/[.$G$4]" office:value-type="float" office:value="-3.38734256893505" calcext:value-type="float">
            <text:p>-3.38734256893505</text:p>
          </table:table-cell>
          <table:table-cell table:formula="of:=([.$G$4]-[.L43])/[.$G$4]" office:value-type="float" office:value="-10.755881981729" calcext:value-type="float">
            <text:p>-10.755881981729</text:p>
          </table:table-cell>
          <table:table-cell table:formula="of:=([.$G$4]-[.M43])/[.$G$4]" office:value-type="float" office:value="0.0349446165156282" calcext:value-type="float">
            <text:p>0.034944616515628</text:p>
          </table:table-cell>
          <table:table-cell table:formula="of:=([.$G$4]-[.N43])/[.$G$4]" office:value-type="float" office:value="0.052395655800881" calcext:value-type="float">
            <text:p>0.052395655800881</text:p>
          </table:table-cell>
          <table:table-cell table:formula="of:=([.$G$4]-[.O43])/[.$G$4]" office:value-type="float" office:value="-0.91221678694936" calcext:value-type="float">
            <text:p>-0.91221678694936</text:p>
          </table:table-cell>
          <table:table-cell/>
          <table:table-cell table:formula="of:=([.$G$4]-[.Q43])/[.$G$4]" office:value-type="float" office:value="-1.69093439635117" calcext:value-type="float">
            <text:p>-1.69093439635117</text:p>
          </table:table-cell>
          <table:table-cell table:formula="of:=([.$G$4]-[.R43])/[.$G$4]" office:value-type="float" office:value="-0.741070621038478" calcext:value-type="float">
            <text:p>-0.741070621038478</text:p>
          </table:table-cell>
          <table:table-cell table:formula="of:=([.$G$4]-[.S43])/[.$G$4]" office:value-type="float" office:value="-1.19061228630044" calcext:value-type="float">
            <text:p>-1.19061228630044</text:p>
          </table:table-cell>
          <table:table-cell table:formula="of:=([.$G$4]-[.T43])/[.$G$4]" office:value-type="float" office:value="-8.85389659837949" calcext:value-type="float">
            <text:p>-8.85389659837949</text:p>
          </table:table-cell>
          <table:table-cell table:formula="of:=([.$G$4]-[.U43])/[.$G$4]" office:value-type="float" office:value="-0.0012016099334928" calcext:value-type="float">
            <text:p>-0.001201609933493</text:p>
          </table:table-cell>
          <table:table-cell table:formula="of:=([.$G$4]-[.V43])/[.$G$4]" office:value-type="float" office:value="-3.77671567501763" calcext:value-type="float">
            <text:p>-3.77671567501763</text:p>
          </table:table-cell>
          <table:table-cell table:formula="of:=([.$G$4]-[.W43])/[.$G$4]" office:value-type="float" office:value="0.869020528597989" calcext:value-type="float">
            <text:p>0.869020528597989</text:p>
          </table:table-cell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table:style-name="ce23" office:value-type="string" calcext:value-type="string">
            <text:p>LOX DISPLACEMENT</text:p>
          </table:table-cell>
          <table:table-cell table:formula="of:=SUM([.F130:.W130])/15" office:value-type="float" office:value="-1.71854700244001" calcext:value-type="float">
            <text:p>-1.71854700244001</text:p>
          </table:table-cell>
          <table:table-cell table:style-name="ce49" table:formula="of:=[.D130]*(-1)" office:value-type="percentage" office:value="1.71854700244001" calcext:value-type="percentage">
            <text:p>171.85%</text:p>
          </table:table-cell>
          <table:table-cell/>
          <table:table-cell table:formula="of:=([.$G$4]-[.G44])/[.$G$4]" office:value-type="float" office:value="-1.26003677090776" calcext:value-type="float">
            <text:p>-1.26003677090776</text:p>
          </table:table-cell>
          <table:table-cell table:formula="of:=([.$G$4]-[.H44])/[.$G$4]" office:value-type="float" office:value="0.28845217641269" calcext:value-type="float">
            <text:p>0.28845217641269</text:p>
          </table:table-cell>
          <table:table-cell table:formula="of:=([.$G$4]-[.I44])/[.$G$4]" office:value-type="float" office:value="0.910216385618183" calcext:value-type="float">
            <text:p>0.910216385618183</text:p>
          </table:table-cell>
          <table:table-cell/>
          <table:table-cell table:formula="of:=([.$G$4]-[.K44])/[.$G$4]" office:value-type="float" office:value="-3.50047072933425" calcext:value-type="float">
            <text:p>-3.50047072933425</text:p>
          </table:table-cell>
          <table:table-cell table:formula="of:=([.$G$4]-[.L44])/[.$G$4]" office:value-type="float" office:value="-8.40744203980191" calcext:value-type="float">
            <text:p>-8.40744203980191</text:p>
          </table:table-cell>
          <table:table-cell table:formula="of:=([.$G$4]-[.M44])/[.$G$4]" office:value-type="float" office:value="0.0209839425985907" calcext:value-type="float">
            <text:p>0.020983942598591</text:p>
          </table:table-cell>
          <table:table-cell table:formula="of:=([.$G$4]-[.N44])/[.$G$4]" office:value-type="float" office:value="0.0311210842842999" calcext:value-type="float">
            <text:p>0.0311210842843</text:p>
          </table:table-cell>
          <table:table-cell table:formula="of:=([.$G$4]-[.O44])/[.$G$4]" office:value-type="float" office:value="-0.85141928470339" calcext:value-type="float">
            <text:p>-0.85141928470339</text:p>
          </table:table-cell>
          <table:table-cell/>
          <table:table-cell table:formula="of:=([.$G$4]-[.Q44])/[.$G$4]" office:value-type="float" office:value="-1.59961422235892" calcext:value-type="float">
            <text:p>-1.59961422235892</text:p>
          </table:table-cell>
          <table:table-cell table:formula="of:=([.$G$4]-[.R44])/[.$G$4]" office:value-type="float" office:value="-0.741622417159592" calcext:value-type="float">
            <text:p>-0.741622417159592</text:p>
          </table:table-cell>
          <table:table-cell table:formula="of:=([.$G$4]-[.S44])/[.$G$4]" office:value-type="float" office:value="-1.03007647122059" calcext:value-type="float">
            <text:p>-1.03007647122059</text:p>
          </table:table-cell>
          <table:table-cell table:formula="of:=([.$G$4]-[.T44])/[.$G$4]" office:value-type="float" office:value="-6.85876513553813" calcext:value-type="float">
            <text:p>-6.85876513553813</text:p>
          </table:table-cell>
          <table:table-cell table:formula="of:=([.$G$4]-[.U44])/[.$G$4]" office:value-type="float" office:value="0.150351224516688" calcext:value-type="float">
            <text:p>0.150351224516688</text:p>
          </table:table-cell>
          <table:table-cell table:formula="of:=([.$G$4]-[.V44])/[.$G$4]" office:value-type="float" office:value="-3.80024662137075" calcext:value-type="float">
            <text:p>-3.80024662137075</text:p>
          </table:table-cell>
          <table:table-cell table:formula="of:=([.$G$4]-[.W44])/[.$G$4]" office:value-type="float" office:value="0.87036384236473" calcext:value-type="float">
            <text:p>0.87036384236473</text:p>
          </table:table-cell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table:style-name="ce23" office:value-type="string" calcext:value-type="string">
            <text:p>PBX DISPLACEMENT</text:p>
          </table:table-cell>
          <table:table-cell table:formula="of:=SUM([.F131:.W131])/15" office:value-type="float" office:value="-6.19238364772435" calcext:value-type="float">
            <text:p>-6.19238364772435</text:p>
          </table:table-cell>
          <table:table-cell table:style-name="ce49" table:formula="of:=[.D131]*(-1)" office:value-type="percentage" office:value="6.19238364772435" calcext:value-type="percentage">
            <text:p>619.24%</text:p>
          </table:table-cell>
          <table:table-cell/>
          <table:table-cell table:formula="of:=([.$G$4]-[.G45])/[.$G$4]" office:value-type="float" office:value="-4.08329599306196" calcext:value-type="float">
            <text:p>-4.08329599306196</text:p>
          </table:table-cell>
          <table:table-cell table:formula="of:=([.$G$4]-[.H45])/[.$G$4]" office:value-type="float" office:value="-2.96108834272979" calcext:value-type="float">
            <text:p>-2.96108834272979</text:p>
          </table:table-cell>
          <table:table-cell table:formula="of:=([.$G$4]-[.I45])/[.$G$4]" office:value-type="float" office:value="0.789290429029136" calcext:value-type="float">
            <text:p>0.789290429029136</text:p>
          </table:table-cell>
          <table:table-cell/>
          <table:table-cell table:formula="of:=([.$G$4]-[.K45])/[.$G$4]" office:value-type="float" office:value="-8.09195468014949" calcext:value-type="float">
            <text:p>-8.09195468014949</text:p>
          </table:table-cell>
          <table:table-cell table:formula="of:=([.$G$4]-[.L45])/[.$G$4]" office:value-type="float" office:value="-24.7370848995609" calcext:value-type="float">
            <text:p>-24.7370848995609</text:p>
          </table:table-cell>
          <table:table-cell table:formula="of:=([.$G$4]-[.M45])/[.$G$4]" office:value-type="float" office:value="-0.685116918301174" calcext:value-type="float">
            <text:p>-0.685116918301174</text:p>
          </table:table-cell>
          <table:table-cell table:formula="of:=([.$G$4]-[.N45])/[.$G$4]" office:value-type="float" office:value="-0.851420035255992" calcext:value-type="float">
            <text:p>-0.851420035255992</text:p>
          </table:table-cell>
          <table:table-cell table:formula="of:=([.$G$4]-[.O45])/[.$G$4]" office:value-type="float" office:value="-4.53103068721015" calcext:value-type="float">
            <text:p>-4.53103068721015</text:p>
          </table:table-cell>
          <table:table-cell/>
          <table:table-cell table:formula="of:=([.$G$4]-[.Q45])/[.$G$4]" office:value-type="float" office:value="-8.06779076243354" calcext:value-type="float">
            <text:p>-8.06779076243354</text:p>
          </table:table-cell>
          <table:table-cell table:formula="of:=([.$G$4]-[.R45])/[.$G$4]" office:value-type="float" office:value="-3.66583787220195" calcext:value-type="float">
            <text:p>-3.66583787220195</text:p>
          </table:table-cell>
          <table:table-cell table:formula="of:=([.$G$4]-[.S45])/[.$G$4]" office:value-type="float" office:value="-4.13022765321942" calcext:value-type="float">
            <text:p>-4.13022765321942</text:p>
          </table:table-cell>
          <table:table-cell table:formula="of:=([.$G$4]-[.T45])/[.$G$4]" office:value-type="float" office:value="-20.4665065392513" calcext:value-type="float">
            <text:p>-20.4665065392513</text:p>
          </table:table-cell>
          <table:table-cell table:formula="of:=([.$G$4]-[.U45])/[.$G$4]" office:value-type="float" office:value="-1.37165339133108" calcext:value-type="float">
            <text:p>-1.37165339133108</text:p>
          </table:table-cell>
          <table:table-cell table:formula="of:=([.$G$4]-[.V45])/[.$G$4]" office:value-type="float" office:value="-10.7840757187248" calcext:value-type="float">
            <text:p>-10.7840757187248</text:p>
          </table:table-cell>
          <table:table-cell table:formula="of:=([.$G$4]-[.W45])/[.$G$4]" office:value-type="float" office:value="0.752038348537155" calcext:value-type="float">
            <text:p>0.752038348537155</text:p>
          </table:table-cell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office:value-type="string" calcext:value-type="string">
            <text:p>PMX DISPLACEMENT</text:p>
          </table:table-cell>
          <table:table-cell table:formula="of:=SUM([.F132:.W132])/15" office:value-type="float" office:value="-1.83269247239357" calcext:value-type="float">
            <text:p>-1.83269247239357</text:p>
          </table:table-cell>
          <table:table-cell table:style-name="ce49" table:formula="of:=[.D132]*(-1)" office:value-type="percentage" office:value="1.83269247239357" calcext:value-type="percentage">
            <text:p>183.27%</text:p>
          </table:table-cell>
          <table:table-cell/>
          <table:table-cell table:formula="of:=([.$G$4]-[.G46])/[.$G$4]" office:value-type="float" office:value="-1.45024304437568" calcext:value-type="float">
            <text:p>-1.45024304437568</text:p>
          </table:table-cell>
          <table:table-cell table:formula="of:=([.$G$4]-[.H46])/[.$G$4]" office:value-type="float" office:value="0.123139444581817" calcext:value-type="float">
            <text:p>0.123139444581817</text:p>
          </table:table-cell>
          <table:table-cell table:formula="of:=([.$G$4]-[.I46])/[.$G$4]" office:value-type="float" office:value="0.907068662180775" calcext:value-type="float">
            <text:p>0.907068662180775</text:p>
          </table:table-cell>
          <table:table-cell/>
          <table:table-cell table:formula="of:=([.$G$4]-[.K46])/[.$G$4]" office:value-type="float" office:value="-3.56225089910809" calcext:value-type="float">
            <text:p>-3.56225089910809</text:p>
          </table:table-cell>
          <table:table-cell table:formula="of:=([.$G$4]-[.L46])/[.$G$4]" office:value-type="float" office:value="-8.44412434489955" calcext:value-type="float">
            <text:p>-8.44412434489955</text:p>
          </table:table-cell>
          <table:table-cell table:formula="of:=([.$G$4]-[.M46])/[.$G$4]" office:value-type="float" office:value="0.0211676765749776" calcext:value-type="float">
            <text:p>0.021167676574978</text:p>
          </table:table-cell>
          <table:table-cell table:formula="of:=([.$G$4]-[.N46])/[.$G$4]" office:value-type="float" office:value="0.022108290732472" calcext:value-type="float">
            <text:p>0.022108290732472</text:p>
          </table:table-cell>
          <table:table-cell table:formula="of:=([.$G$4]-[.O46])/[.$G$4]" office:value-type="float" office:value="-1.01185785589898" calcext:value-type="float">
            <text:p>-1.01185785589898</text:p>
          </table:table-cell>
          <table:table-cell/>
          <table:table-cell table:formula="of:=([.$G$4]-[.Q46])/[.$G$4]" office:value-type="float" office:value="-1.79465137894261" calcext:value-type="float">
            <text:p>-1.79465137894261</text:p>
          </table:table-cell>
          <table:table-cell table:formula="of:=([.$G$4]-[.R46])/[.$G$4]" office:value-type="float" office:value="-0.863199629281687" calcext:value-type="float">
            <text:p>-0.863199629281687</text:p>
          </table:table-cell>
          <table:table-cell table:formula="of:=([.$G$4]-[.S46])/[.$G$4]" office:value-type="float" office:value="-1.23048320235013" calcext:value-type="float">
            <text:p>-1.23048320235013</text:p>
          </table:table-cell>
          <table:table-cell table:formula="of:=([.$G$4]-[.T46])/[.$G$4]" office:value-type="float" office:value="-7.28695959744137" calcext:value-type="float">
            <text:p>-7.28695959744137</text:p>
          </table:table-cell>
          <table:table-cell table:formula="of:=([.$G$4]-[.U46])/[.$G$4]" office:value-type="float" office:value="-0.0108524143316114" calcext:value-type="float">
            <text:p>-0.010852414331611</text:p>
          </table:table-cell>
          <table:table-cell table:formula="of:=([.$G$4]-[.V46])/[.$G$4]" office:value-type="float" office:value="-3.77257704248565" calcext:value-type="float">
            <text:p>-3.77257704248565</text:p>
          </table:table-cell>
          <table:table-cell table:formula="of:=([.$G$4]-[.W46])/[.$G$4]" office:value-type="float" office:value="0.863328249141702" calcext:value-type="float">
            <text:p>0.863328249141702</text:p>
          </table:table-cell>
          <table:table-cell table:style-name="Default" table:number-columns-repeated="39"/>
        </table:table-row>
        <table:table-row table:style-name="ro4">
          <table:table-cell/>
          <table:table-cell table:style-name="ce5"/>
          <table:table-cell office:value-type="string" calcext:value-type="string">
            <text:p>CX DISPLACEMENT</text:p>
          </table:table-cell>
          <table:table-cell table:formula="of:=SUM([.F133:.W133])/15" office:value-type="float" office:value="-3.70088294709205" calcext:value-type="float">
            <text:p>-3.70088294709205</text:p>
          </table:table-cell>
          <table:table-cell table:style-name="ce49" table:formula="of:=[.D133]*(-1)" office:value-type="percentage" office:value="3.70088294709205" calcext:value-type="percentage">
            <text:p>370.09%</text:p>
          </table:table-cell>
          <table:table-cell/>
          <table:table-cell table:formula="of:=([.$G$4]-[.G47])/[.$G$4]" office:value-type="float" office:value="-2.99318139664306" calcext:value-type="float">
            <text:p>-2.99318139664306</text:p>
          </table:table-cell>
          <table:table-cell table:formula="of:=([.$G$4]-[.H47])/[.$G$4]" office:value-type="float" office:value="-1.17082947093181" calcext:value-type="float">
            <text:p>-1.17082947093181</text:p>
          </table:table-cell>
          <table:table-cell table:formula="of:=([.$G$4]-[.I47])/[.$G$4]" office:value-type="float" office:value="0.859200374412271" calcext:value-type="float">
            <text:p>0.859200374412271</text:p>
          </table:table-cell>
          <table:table-cell/>
          <table:table-cell table:formula="of:=([.$G$4]-[.K47])/[.$G$4]" office:value-type="float" office:value="-5.30749710066244" calcext:value-type="float">
            <text:p>-5.30749710066244</text:p>
          </table:table-cell>
          <table:table-cell table:formula="of:=([.$G$4]-[.L47])/[.$G$4]" office:value-type="float" office:value="-16.2447878812004" calcext:value-type="float">
            <text:p>-16.2447878812004</text:p>
          </table:table-cell>
          <table:table-cell table:formula="of:=([.$G$4]-[.M47])/[.$G$4]" office:value-type="float" office:value="-0.278901835276058" calcext:value-type="float">
            <text:p>-0.278901835276058</text:p>
          </table:table-cell>
          <table:table-cell table:formula="of:=([.$G$4]-[.N47])/[.$G$4]" office:value-type="float" office:value="-0.271354221542099" calcext:value-type="float">
            <text:p>-0.271354221542099</text:p>
          </table:table-cell>
          <table:table-cell table:formula="of:=([.$G$4]-[.O47])/[.$G$4]" office:value-type="float" office:value="-2.49370419869293" calcext:value-type="float">
            <text:p>-2.49370419869293</text:p>
          </table:table-cell>
          <table:table-cell/>
          <table:table-cell table:formula="of:=([.$G$4]-[.Q47])/[.$G$4]" office:value-type="float" office:value="-3.31428910887307" calcext:value-type="float">
            <text:p>-3.31428910887307</text:p>
          </table:table-cell>
          <table:table-cell table:formula="of:=([.$G$4]-[.R47])/[.$G$4]" office:value-type="float" office:value="-1.76351970987281" calcext:value-type="float">
            <text:p>-1.76351970987281</text:p>
          </table:table-cell>
          <table:table-cell table:formula="of:=([.$G$4]-[.S47])/[.$G$4]" office:value-type="float" office:value="-2.32974801139442" calcext:value-type="float">
            <text:p>-2.32974801139442</text:p>
          </table:table-cell>
          <table:table-cell table:formula="of:=([.$G$4]-[.T47])/[.$G$4]" office:value-type="float" office:value="-14.1149590496937" calcext:value-type="float">
            <text:p>-14.1149590496937</text:p>
          </table:table-cell>
          <table:table-cell table:formula="of:=([.$G$4]-[.U47])/[.$G$4]" office:value-type="float" office:value="-0.675946408447091" calcext:value-type="float">
            <text:p>-0.675946408447091</text:p>
          </table:table-cell>
          <table:table-cell table:formula="of:=([.$G$4]-[.V47])/[.$G$4]" office:value-type="float" office:value="-6.239252692496" calcext:value-type="float">
            <text:p>-6.239252692496</text:p>
          </table:table-cell>
          <table:table-cell table:formula="of:=([.$G$4]-[.W47])/[.$G$4]" office:value-type="float" office:value="0.825526504932896" calcext:value-type="float">
            <text:p>0.825526504932896</text:p>
          </table:table-cell>
          <table:table-cell table:style-name="Default" table:number-columns-repeated="39"/>
        </table:table-row>
        <calcext:conditional-formats>
          <calcext:conditional-format calcext:target-range-address="RESULTS_2.E49:RESULTS_2.E90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RESULTS_2.E92:RESULTS_2.E133">
            <calcext:color-scale>
              <calcext:color-scale-entry calcext:value="0" calcext:type="minimum" calcext:color="#158466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" svg:font-family="Menl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7:35:54.3223803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5-23T17:39:50.011935930</dc:date>
    <meta:editing-duration>P2DT10H13M36S</meta:editing-duration>
    <meta:editing-cycles>108</meta:editing-cycles>
    <meta:generator>LibreOffice/6.4.2.2$MacOSX_X86_64 LibreOffice_project/4e471d8c02c9c90f512f7f9ead8875b57fcb1ec3</meta:generator>
    <meta:document-statistic meta:table-count="2" meta:cell-count="2396" meta:object-count="28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5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maximum="9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4c7d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1.789cm" svg:height="17.584cm" xlink:href=".." xlink:type="simple" chart:class="chart:bar" chart:style-name="ch1">
        <chart:plot-area chart:style-name="ch2" table:cell-range-address="RESULTS.C13:RESULTS.C18 RESULTS.E13:RESULTS.E18" chart:data-source-has-labels="column" svg:x="2.49cm" svg:y="0.351cm" svg:width="38.464cm" svg:height="15.257cm">
          <chartooo:coordinate-region svg:x="4.741cm" svg:y="0.351cm" svg:width="36.213cm" svg:height="10.967cm"/>
          <chart:axis chart:dimension="x" chart:name="primary-x" chart:style-name="ch3" chartooo:axis-type="auto">
            <chartooo:date-scale/>
            <chart:title svg:x="19.535cm" svg:y="15.959cm" chart:style-name="ch4">
              <text:p>Configuration</text:p>
            </chart:title>
            <chart:categories table:cell-range-address="RESULTS.C13:RESULTS.C18"/>
          </chart:axis>
          <chart:axis chart:dimension="y" chart:name="primary-y" chart:style-name="ch5">
            <chart:title svg:x="0.605cm" svg:y="7.244cm" chart:style-name="ch6">
              <text:p>E(opt)</text:p>
            </chart:title>
            <chart:grid chart:style-name="ch7" chart:class="major"/>
          </chart:axis>
          <chart:series chart:style-name="ch8" chart:values-cell-range-address="RESULTS.E13:RESULTS.E18" chart:class="chart:bar">
            <chart:data-point chart:style-name="ch9"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OP SWAP</text:p>
                <draw:g>
                  <svg:desc>RESULTS.C13:RESULTS.C18</svg:desc>
                </draw:g>
              </table:table-cell>
              <table:table-cell office:value-type="float" office:value="3.11326306699602">
                <text:p>3.11326306699602</text:p>
                <draw:g>
                  <svg:desc>RESULTS.E13:RESULTS.E18</svg:desc>
                </draw:g>
              </table:table-cell>
            </table:table-row>
            <table:table-row>
              <table:table-cell office:value-type="string">
                <text:p>OP SCRAMBLE</text:p>
              </table:table-cell>
              <table:table-cell office:value-type="float" office:value="4.98909390105917">
                <text:p>4.98909390105917</text:p>
              </table:table-cell>
            </table:table-row>
            <table:table-row>
              <table:table-cell office:value-type="string">
                <text:p>OP SHIFT</text:p>
              </table:table-cell>
              <table:table-cell office:value-type="float" office:value="2.4493105774632">
                <text:p>2.4493105774632</text:p>
              </table:table-cell>
            </table:table-row>
            <table:table-row>
              <table:table-cell office:value-type="string">
                <text:p>OP INVERSION</text:p>
              </table:table-cell>
              <table:table-cell office:value-type="float" office:value="2.26991996834066">
                <text:p>2.26991996834066</text:p>
              </table:table-cell>
            </table:table-row>
            <table:table-row>
              <table:table-cell office:value-type="string">
                <text:p>OP INSERTION</text:p>
              </table:table-cell>
              <table:table-cell office:value-type="float" office:value="2.45317021635964">
                <text:p>2.45317021635964</text:p>
              </table:table-cell>
            </table:table-row>
            <table:table-row>
              <table:table-cell office:value-type="string">
                <text:p>OP DISPLACEMENT</text:p>
              </table:table-cell>
              <table:table-cell office:value-type="float" office:value="2.87115894265572">
                <text:p>2.871158942655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5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maximum="9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4c7d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1.789cm" svg:height="17.584cm" xlink:href=".." xlink:type="simple" chart:class="chart:bar" chart:style-name="ch1">
        <chart:plot-area chart:style-name="ch2" table:cell-range-address="RESULTS.C20:RESULTS.C25 RESULTS.E20:RESULTS.E25" chart:data-source-has-labels="column" svg:x="2.49cm" svg:y="0.351cm" svg:width="38.464cm" svg:height="15.257cm">
          <chartooo:coordinate-region svg:x="4.741cm" svg:y="0.351cm" svg:width="36.213cm" svg:height="10.967cm"/>
          <chart:axis chart:dimension="x" chart:name="primary-x" chart:style-name="ch3" chartooo:axis-type="auto">
            <chartooo:date-scale/>
            <chart:title svg:x="19.535cm" svg:y="15.959cm" chart:style-name="ch4">
              <text:p>Configuration</text:p>
            </chart:title>
            <chart:categories table:cell-range-address="RESULTS.C20:RESULTS.C25"/>
          </chart:axis>
          <chart:axis chart:dimension="y" chart:name="primary-y" chart:style-name="ch5">
            <chart:title svg:x="0.605cm" svg:y="7.246cm" chart:style-name="ch6">
              <text:p>E(h)</text:p>
            </chart:title>
            <chart:grid chart:style-name="ch7" chart:class="major"/>
          </chart:axis>
          <chart:series chart:style-name="ch8" chart:values-cell-range-address="RESULTS.E20:RESULTS.E25" chart:class="chart:bar">
            <chart:data-point chart:style-name="ch9"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OP SWAP</text:p>
                <draw:g>
                  <svg:desc>RESULTS.C20:RESULTS.C25</svg:desc>
                </draw:g>
              </table:table-cell>
              <table:table-cell office:value-type="float" office:value="3.87891022199922">
                <text:p>3.87891022199922</text:p>
                <draw:g>
                  <svg:desc>RESULTS.E20:RESULTS.E25</svg:desc>
                </draw:g>
              </table:table-cell>
            </table:table-row>
            <table:table-row>
              <table:table-cell office:value-type="string">
                <text:p>OP SCRAMBLE</text:p>
              </table:table-cell>
              <table:table-cell office:value-type="float" office:value="6.27539001362569">
                <text:p>6.27539001362569</text:p>
              </table:table-cell>
            </table:table-row>
            <table:table-row>
              <table:table-cell office:value-type="string">
                <text:p>OP SHIFT</text:p>
              </table:table-cell>
              <table:table-cell office:value-type="float" office:value="2.96653229525697">
                <text:p>2.96653229525697</text:p>
              </table:table-cell>
            </table:table-row>
            <table:table-row>
              <table:table-cell office:value-type="string">
                <text:p>OP INVERSION</text:p>
              </table:table-cell>
              <table:table-cell office:value-type="float" office:value="1.74738391727002">
                <text:p>1.74738391727002</text:p>
              </table:table-cell>
            </table:table-row>
            <table:table-row>
              <table:table-cell office:value-type="string">
                <text:p>OP INSERTION</text:p>
              </table:table-cell>
              <table:table-cell office:value-type="float" office:value="2.90224128198173">
                <text:p>2.90224128198173</text:p>
              </table:table-cell>
            </table:table-row>
            <table:table-row>
              <table:table-cell office:value-type="string">
                <text:p>OP DISPLACEMENT</text:p>
              </table:table-cell>
              <table:table-cell office:value-type="float" office:value="2.71593113004726">
                <text:p>2.715931130047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5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maximum="14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4c7dc"/>
    </style:style>
    <style:style style:name="ch10" style:family="chart">
      <style:chart-properties chart:solid-type="cuboid"/>
      <style:graphic-properties draw:fill-color="#ffd7d7"/>
    </style:style>
    <style:style style:name="ch11" style:family="chart">
      <style:chart-properties chart:solid-type="cuboid"/>
      <style:graphic-properties draw:fill-color="#b7b3ca"/>
    </style:style>
    <style:style style:name="ch12" style:family="chart">
      <style:chart-properties chart:solid-type="cuboid"/>
      <style:graphic-properties draw:fill-color="#81aca6"/>
    </style:style>
    <style:style style:name="ch13" style:family="chart">
      <style:chart-properties chart:solid-type="cuboid"/>
      <style:graphic-properties draw:fill-color="#ec9ba4"/>
    </style:style>
    <style:style style:name="ch14" style:family="chart">
      <style:chart-properties chart:solid-type="cuboid"/>
      <style:graphic-properties draw:fill-color="#ffe99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1.789cm" svg:height="17.584cm" xlink:href=".." xlink:type="simple" chart:class="chart:bar" chart:style-name="ch1">
        <chart:plot-area chart:style-name="ch2" table:cell-range-address="RESULTS_2.C49:RESULTS_2.C90 RESULTS_2.E49:RESULTS_2.E90" chart:data-source-has-labels="column" svg:x="2.49cm" svg:y="0.351cm" svg:width="38.464cm" svg:height="15.257cm">
          <chartooo:coordinate-region svg:x="5.021cm" svg:y="0.351cm" svg:width="35.933cm" svg:height="10.697cm"/>
          <chart:axis chart:dimension="x" chart:name="primary-x" chart:style-name="ch3" chartooo:axis-type="auto">
            <chartooo:date-scale/>
            <chart:title svg:x="19.535cm" svg:y="15.959cm" chart:style-name="ch4">
              <text:p>Configuration</text:p>
            </chart:title>
            <chart:categories table:cell-range-address="RESULTS_2.C49:RESULTS_2.C90"/>
          </chart:axis>
          <chart:axis chart:dimension="y" chart:name="primary-y" chart:style-name="ch5">
            <chart:title svg:x="0.605cm" svg:y="7.244cm" chart:style-name="ch6">
              <text:p>E(opt)</text:p>
            </chart:title>
            <chart:grid chart:style-name="ch7" chart:class="major"/>
          </chart:axis>
          <chart:series chart:style-name="ch8" chart:values-cell-range-address="RESULTS_2.E49:RESULTS_2.E90" chart:class="chart:bar">
            <chart:data-point chart:style-name="ch9" chart:repeated="7"/>
            <chart:data-point chart:style-name="ch10" chart:repeated="7"/>
            <chart:data-point chart:style-name="ch11" chart:repeated="7"/>
            <chart:data-point chart:style-name="ch12" chart:repeated="7"/>
            <chart:data-point chart:style-name="ch13" chart:repeated="7"/>
            <chart:data-point chart:style-name="ch14"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MX SWAP</text:p>
                <draw:g>
                  <svg:desc>RESULTS_2.C49:RESULTS_2.C90</svg:desc>
                </draw:g>
              </table:table-cell>
              <table:table-cell office:value-type="float" office:value="1.55443674846188">
                <text:p>1.55443674846188</text:p>
                <draw:g>
                  <svg:desc>RESULTS_2.E49:RESULTS_2.E90</svg:desc>
                </draw:g>
              </table:table-cell>
            </table:table-row>
            <table:table-row>
              <table:table-cell office:value-type="string">
                <text:p>OBX SWAP</text:p>
              </table:table-cell>
              <table:table-cell office:value-type="float" office:value="6.6284459714392">
                <text:p>6.6284459714392</text:p>
              </table:table-cell>
            </table:table-row>
            <table:table-row>
              <table:table-cell office:value-type="string">
                <text:p>OX SWAP</text:p>
              </table:table-cell>
              <table:table-cell office:value-type="float" office:value="0.895571555006641">
                <text:p>0.895571555006641</text:p>
              </table:table-cell>
            </table:table-row>
            <table:table-row>
              <table:table-cell office:value-type="string">
                <text:p>LOX SWAP</text:p>
              </table:table-cell>
              <table:table-cell office:value-type="float" office:value="1.26362083889549">
                <text:p>1.26362083889549</text:p>
              </table:table-cell>
            </table:table-row>
            <table:table-row>
              <table:table-cell office:value-type="string">
                <text:p>PBX SWAP</text:p>
              </table:table-cell>
              <table:table-cell office:value-type="float" office:value="2.54667605626751">
                <text:p>2.54667605626751</text:p>
              </table:table-cell>
            </table:table-row>
            <table:table-row>
              <table:table-cell office:value-type="string">
                <text:p>PMX SWAP</text:p>
              </table:table-cell>
              <table:table-cell office:value-type="float" office:value="1.84914799087278">
                <text:p>1.84914799087278</text:p>
              </table:table-cell>
            </table:table-row>
            <table:table-row>
              <table:table-cell office:value-type="string">
                <text:p>CX SWAP</text:p>
              </table:table-cell>
              <table:table-cell office:value-type="float" office:value="1.87004267046538">
                <text:p>1.87004267046538</text:p>
              </table:table-cell>
            </table:table-row>
            <table:table-row>
              <table:table-cell office:value-type="string">
                <text:p>MX SCRAMBLE</text:p>
              </table:table-cell>
              <table:table-cell office:value-type="float" office:value="3.68956814475168">
                <text:p>3.68956814475168</text:p>
              </table:table-cell>
            </table:table-row>
            <table:table-row>
              <table:table-cell office:value-type="string">
                <text:p>OBX SCRAMBLE</text:p>
              </table:table-cell>
              <table:table-cell office:value-type="float" office:value="6.68629308367385">
                <text:p>6.68629308367385</text:p>
              </table:table-cell>
            </table:table-row>
            <table:table-row>
              <table:table-cell office:value-type="string">
                <text:p>OX SCRAMBLE</text:p>
              </table:table-cell>
              <table:table-cell office:value-type="float" office:value="0.931897497623273">
                <text:p>0.931897497623273</text:p>
              </table:table-cell>
            </table:table-row>
            <table:table-row>
              <table:table-cell office:value-type="string">
                <text:p>LOX SCRAMBLE</text:p>
              </table:table-cell>
              <table:table-cell office:value-type="float" office:value="2.24330307511647">
                <text:p>2.24330307511647</text:p>
              </table:table-cell>
            </table:table-row>
            <table:table-row>
              <table:table-cell office:value-type="string">
                <text:p>PBX SCRAMBLE</text:p>
              </table:table-cell>
              <table:table-cell office:value-type="float" office:value="3.32972460802531">
                <text:p>3.32972460802531</text:p>
              </table:table-cell>
            </table:table-row>
            <table:table-row>
              <table:table-cell office:value-type="string">
                <text:p>PMX SCRAMBLE</text:p>
              </table:table-cell>
              <table:table-cell office:value-type="float" office:value="2.96332491542541">
                <text:p>2.96332491542541</text:p>
              </table:table-cell>
            </table:table-row>
            <table:table-row>
              <table:table-cell office:value-type="string">
                <text:p>CX SCRAMBLE</text:p>
              </table:table-cell>
              <table:table-cell office:value-type="float" office:value="3.85659617321371">
                <text:p>3.85659617321371</text:p>
              </table:table-cell>
            </table:table-row>
            <table:table-row>
              <table:table-cell office:value-type="string">
                <text:p>MX SHIFT</text:p>
              </table:table-cell>
              <table:table-cell office:value-type="float" office:value="1.20793974262757">
                <text:p>1.20793974262757</text:p>
              </table:table-cell>
            </table:table-row>
            <table:table-row>
              <table:table-cell office:value-type="string">
                <text:p>OBX SHIFT</text:p>
              </table:table-cell>
              <table:table-cell office:value-type="float" office:value="6.76708676864288">
                <text:p>6.76708676864288</text:p>
              </table:table-cell>
            </table:table-row>
            <table:table-row>
              <table:table-cell office:value-type="string">
                <text:p>OX SHIFT</text:p>
              </table:table-cell>
              <table:table-cell office:value-type="float" office:value="0.897566309499635">
                <text:p>0.897566309499635</text:p>
              </table:table-cell>
            </table:table-row>
            <table:table-row>
              <table:table-cell office:value-type="string">
                <text:p>LOX SHIFT</text:p>
              </table:table-cell>
              <table:table-cell office:value-type="float" office:value="1.12336233311767">
                <text:p>1.12336233311767</text:p>
              </table:table-cell>
            </table:table-row>
            <table:table-row>
              <table:table-cell office:value-type="string">
                <text:p>PBX SHIFT</text:p>
              </table:table-cell>
              <table:table-cell office:value-type="float" office:value="2.07348313212599">
                <text:p>2.07348313212599</text:p>
              </table:table-cell>
            </table:table-row>
            <table:table-row>
              <table:table-cell office:value-type="string">
                <text:p>PMX SHIFT</text:p>
              </table:table-cell>
              <table:table-cell office:value-type="float" office:value="1.32888230921386">
                <text:p>1.32888230921386</text:p>
              </table:table-cell>
            </table:table-row>
            <table:table-row>
              <table:table-cell office:value-type="string">
                <text:p>CX SHIFT</text:p>
              </table:table-cell>
              <table:table-cell office:value-type="float" office:value="1.48343761971076">
                <text:p>1.48343761971076</text:p>
              </table:table-cell>
            </table:table-row>
            <table:table-row>
              <table:table-cell office:value-type="string">
                <text:p>MX INVERSION</text:p>
              </table:table-cell>
              <table:table-cell office:value-type="float" office:value="0.282397240377841">
                <text:p>0.282397240377841</text:p>
              </table:table-cell>
            </table:table-row>
            <table:table-row>
              <table:table-cell office:value-type="string">
                <text:p>OBX INVERSION</text:p>
              </table:table-cell>
              <table:table-cell office:value-type="float" office:value="6.63821270306951">
                <text:p>6.63821270306951</text:p>
              </table:table-cell>
            </table:table-row>
            <table:table-row>
              <table:table-cell office:value-type="string">
                <text:p>OX INVERSION</text:p>
              </table:table-cell>
              <table:table-cell office:value-type="float" office:value="0.863805971600509">
                <text:p>0.863805971600509</text:p>
              </table:table-cell>
            </table:table-row>
            <table:table-row>
              <table:table-cell office:value-type="string">
                <text:p>LOX INVERSION</text:p>
              </table:table-cell>
              <table:table-cell office:value-type="float" office:value="0.297507684696176">
                <text:p>0.297507684696176</text:p>
              </table:table-cell>
            </table:table-row>
            <table:table-row>
              <table:table-cell office:value-type="string">
                <text:p>PBX INVERSION</text:p>
              </table:table-cell>
              <table:table-cell office:value-type="float" office:value="2.57307590731621">
                <text:p>2.57307590731621</text:p>
              </table:table-cell>
            </table:table-row>
            <table:table-row>
              <table:table-cell office:value-type="string">
                <text:p>PMX INVERSION</text:p>
              </table:table-cell>
              <table:table-cell office:value-type="float" office:value="0.359050035150348">
                <text:p>0.359050035150348</text:p>
              </table:table-cell>
            </table:table-row>
            <table:table-row>
              <table:table-cell office:value-type="string">
                <text:p>CX INVERSION</text:p>
              </table:table-cell>
              <table:table-cell office:value-type="float" office:value="0.539768629733448">
                <text:p>0.539768629733448</text:p>
              </table:table-cell>
            </table:table-row>
            <table:table-row>
              <table:table-cell office:value-type="string">
                <text:p>MX INSERTION</text:p>
              </table:table-cell>
              <table:table-cell office:value-type="float" office:value="1.70398558876845">
                <text:p>1.70398558876845</text:p>
              </table:table-cell>
            </table:table-row>
            <table:table-row>
              <table:table-cell office:value-type="string">
                <text:p>OBX INSERTION</text:p>
              </table:table-cell>
              <table:table-cell office:value-type="float" office:value="6.68199269101454">
                <text:p>6.68199269101454</text:p>
              </table:table-cell>
            </table:table-row>
            <table:table-row>
              <table:table-cell office:value-type="string">
                <text:p>OX INSERTION</text:p>
              </table:table-cell>
              <table:table-cell office:value-type="float" office:value="0.876717039839134">
                <text:p>0.876717039839134</text:p>
              </table:table-cell>
            </table:table-row>
            <table:table-row>
              <table:table-cell office:value-type="string">
                <text:p>LOX INSERTION</text:p>
              </table:table-cell>
              <table:table-cell office:value-type="float" office:value="1.23591533428793">
                <text:p>1.23591533428793</text:p>
              </table:table-cell>
            </table:table-row>
            <table:table-row>
              <table:table-cell office:value-type="string">
                <text:p>PBX INSERTION</text:p>
              </table:table-cell>
              <table:table-cell office:value-type="float" office:value="2.16456816009559">
                <text:p>2.16456816009559</text:p>
              </table:table-cell>
            </table:table-row>
            <table:table-row>
              <table:table-cell office:value-type="string">
                <text:p>PMX INSERTION</text:p>
              </table:table-cell>
              <table:table-cell office:value-type="float" office:value="1.37678543559898">
                <text:p>1.37678543559898</text:p>
              </table:table-cell>
            </table:table-row>
            <table:table-row>
              <table:table-cell office:value-type="string">
                <text:p>CX INSERTION</text:p>
              </table:table-cell>
              <table:table-cell office:value-type="float" office:value="1.42502592255259">
                <text:p>1.42502592255259</text:p>
              </table:table-cell>
            </table:table-row>
            <table:table-row>
              <table:table-cell office:value-type="string">
                <text:p>MX DISPLACEMENT</text:p>
              </table:table-cell>
              <table:table-cell office:value-type="float" office:value="0.721144073586351">
                <text:p>0.721144073586351</text:p>
              </table:table-cell>
            </table:table-row>
            <table:table-row>
              <table:table-cell office:value-type="string">
                <text:p>OBX DISPLACEMENT</text:p>
              </table:table-cell>
              <table:table-cell office:value-type="float" office:value="6.70700552875548">
                <text:p>6.70700552875548</text:p>
              </table:table-cell>
            </table:table-row>
            <table:table-row>
              <table:table-cell office:value-type="string">
                <text:p>OX DISPLACEMENT</text:p>
              </table:table-cell>
              <table:table-cell office:value-type="float" office:value="0.870516753044436">
                <text:p>0.870516753044436</text:p>
              </table:table-cell>
            </table:table-row>
            <table:table-row>
              <table:table-cell office:value-type="string">
                <text:p>LOX DISPLACEMENT</text:p>
              </table:table-cell>
              <table:table-cell office:value-type="float" office:value="0.740893173381937">
                <text:p>0.740893173381937</text:p>
              </table:table-cell>
            </table:table-row>
            <table:table-row>
              <table:table-cell office:value-type="string">
                <text:p>PBX DISPLACEMENT</text:p>
              </table:table-cell>
              <table:table-cell office:value-type="float" office:value="3.30111842361339">
                <text:p>3.30111842361339</text:p>
              </table:table-cell>
            </table:table-row>
            <table:table-row>
              <table:table-cell office:value-type="string">
                <text:p>PMX DISPLACEMENT</text:p>
              </table:table-cell>
              <table:table-cell office:value-type="float" office:value="0.846634145709963">
                <text:p>0.846634145709963</text:p>
              </table:table-cell>
            </table:table-row>
            <table:table-row>
              <table:table-cell office:value-type="string">
                <text:p>CX DISPLACEMENT</text:p>
              </table:table-cell>
              <table:table-cell office:value-type="float" office:value="1.98238124560259">
                <text:p>1.982381245602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5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maximum="14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4c7dc"/>
    </style:style>
    <style:style style:name="ch10" style:family="chart">
      <style:chart-properties chart:solid-type="cuboid"/>
      <style:graphic-properties draw:fill-color="#ffd7d7"/>
    </style:style>
    <style:style style:name="ch11" style:family="chart">
      <style:chart-properties chart:solid-type="cuboid"/>
      <style:graphic-properties draw:fill-color="#b7b3ca"/>
    </style:style>
    <style:style style:name="ch12" style:family="chart">
      <style:chart-properties chart:solid-type="cuboid"/>
      <style:graphic-properties draw:fill-color="#81aca6"/>
    </style:style>
    <style:style style:name="ch13" style:family="chart">
      <style:chart-properties chart:solid-type="cuboid"/>
      <style:graphic-properties draw:fill-color="#ec9ba4"/>
    </style:style>
    <style:style style:name="ch14" style:family="chart">
      <style:chart-properties chart:solid-type="cuboid"/>
      <style:graphic-properties draw:fill-color="#ffe99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1.789cm" svg:height="17.584cm" xlink:href=".." xlink:type="simple" chart:class="chart:bar" chart:style-name="ch1">
        <chart:plot-area chart:style-name="ch2" table:cell-range-address="RESULTS_2.C92:RESULTS_2.C133 RESULTS_2.E92:RESULTS_2.E133" chart:data-source-has-labels="column" svg:x="2.49cm" svg:y="0.351cm" svg:width="38.464cm" svg:height="15.257cm">
          <chartooo:coordinate-region svg:x="5.021cm" svg:y="0.351cm" svg:width="35.933cm" svg:height="10.697cm"/>
          <chart:axis chart:dimension="x" chart:name="primary-x" chart:style-name="ch3" chartooo:axis-type="auto">
            <chartooo:date-scale/>
            <chart:title svg:x="19.535cm" svg:y="15.959cm" chart:style-name="ch4">
              <text:p>Configuration</text:p>
            </chart:title>
            <chart:categories table:cell-range-address="RESULTS_2.C92:RESULTS_2.C133"/>
          </chart:axis>
          <chart:axis chart:dimension="y" chart:name="primary-y" chart:style-name="ch5">
            <chart:title svg:x="0.605cm" svg:y="7.242cm" chart:style-name="ch6">
              <text:p>E(h)</text:p>
            </chart:title>
            <chart:grid chart:style-name="ch7" chart:class="major"/>
          </chart:axis>
          <chart:series chart:style-name="ch8" chart:values-cell-range-address="RESULTS_2.E92:RESULTS_2.E133" chart:class="chart:bar">
            <chart:data-point chart:style-name="ch9" chart:repeated="7"/>
            <chart:data-point chart:style-name="ch10" chart:repeated="7"/>
            <chart:data-point chart:style-name="ch11" chart:repeated="7"/>
            <chart:data-point chart:style-name="ch12" chart:repeated="7"/>
            <chart:data-point chart:style-name="ch13" chart:repeated="7"/>
            <chart:data-point chart:style-name="ch14"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MX SWAP</text:p>
                <draw:g>
                  <svg:desc>RESULTS_2.C92:RESULTS_2.C133</svg:desc>
                </draw:g>
              </table:table-cell>
              <table:table-cell office:value-type="float" office:value="3.42782777796238">
                <text:p>3.42782777796238</text:p>
                <draw:g>
                  <svg:desc>RESULTS_2.E92:RESULTS_2.E133</svg:desc>
                </draw:g>
              </table:table-cell>
            </table:table-row>
            <table:table-row>
              <table:table-cell office:value-type="string">
                <text:p>OBX SWAP</text:p>
              </table:table-cell>
              <table:table-cell office:value-type="float" office:value="13.4987822064556">
                <text:p>13.4987822064556</text:p>
              </table:table-cell>
            </table:table-row>
            <table:table-row>
              <table:table-cell office:value-type="string">
                <text:p>OX SWAP</text:p>
              </table:table-cell>
              <table:table-cell office:value-type="float" office:value="1.88380831773358">
                <text:p>1.88380831773358</text:p>
              </table:table-cell>
            </table:table-row>
            <table:table-row>
              <table:table-cell office:value-type="string">
                <text:p>LOX SWAP</text:p>
              </table:table-cell>
              <table:table-cell office:value-type="float" office:value="3.05369963828159">
                <text:p>3.05369963828159</text:p>
              </table:table-cell>
            </table:table-row>
            <table:table-row>
              <table:table-cell office:value-type="string">
                <text:p>PBX SWAP</text:p>
              </table:table-cell>
              <table:table-cell office:value-type="float" office:value="5.47566096164982">
                <text:p>5.47566096164982</text:p>
              </table:table-cell>
            </table:table-row>
            <table:table-row>
              <table:table-cell office:value-type="string">
                <text:p>PMX SWAP</text:p>
              </table:table-cell>
              <table:table-cell office:value-type="float" office:value="4.38695736492999">
                <text:p>4.38695736492999</text:p>
              </table:table-cell>
            </table:table-row>
            <table:table-row>
              <table:table-cell office:value-type="string">
                <text:p>CX SWAP</text:p>
              </table:table-cell>
              <table:table-cell office:value-type="float" office:value="4.4721603799734">
                <text:p>4.4721603799734</text:p>
              </table:table-cell>
            </table:table-row>
            <table:table-row>
              <table:table-cell office:value-type="string">
                <text:p>MX SCRAMBLE</text:p>
              </table:table-cell>
              <table:table-cell office:value-type="float" office:value="7.60519581447978">
                <text:p>7.60519581447978</text:p>
              </table:table-cell>
            </table:table-row>
            <table:table-row>
              <table:table-cell office:value-type="string">
                <text:p>OBX SCRAMBLE</text:p>
              </table:table-cell>
              <table:table-cell office:value-type="float" office:value="13.5799699707106">
                <text:p>13.5799699707106</text:p>
              </table:table-cell>
            </table:table-row>
            <table:table-row>
              <table:table-cell office:value-type="string">
                <text:p>OX SCRAMBLE</text:p>
              </table:table-cell>
              <table:table-cell office:value-type="float" office:value="1.93243719743579">
                <text:p>1.93243719743579</text:p>
              </table:table-cell>
            </table:table-row>
            <table:table-row>
              <table:table-cell office:value-type="string">
                <text:p>LOX SCRAMBLE</text:p>
              </table:table-cell>
              <table:table-cell office:value-type="float" office:value="4.87056100592819">
                <text:p>4.87056100592819</text:p>
              </table:table-cell>
            </table:table-row>
            <table:table-row>
              <table:table-cell office:value-type="string">
                <text:p>PBX SCRAMBLE</text:p>
              </table:table-cell>
              <table:table-cell office:value-type="float" office:value="7.26311133786904">
                <text:p>7.26311133786904</text:p>
              </table:table-cell>
            </table:table-row>
            <table:table-row>
              <table:table-cell office:value-type="string">
                <text:p>PMX SCRAMBLE</text:p>
              </table:table-cell>
              <table:table-cell office:value-type="float" office:value="6.4341748933917">
                <text:p>6.4341748933917</text:p>
              </table:table-cell>
            </table:table-row>
            <table:table-row>
              <table:table-cell office:value-type="string">
                <text:p>CX SCRAMBLE</text:p>
              </table:table-cell>
              <table:table-cell office:value-type="float" office:value="8.11886435845664">
                <text:p>8.11886435845664</text:p>
              </table:table-cell>
            </table:table-row>
            <table:table-row>
              <table:table-cell office:value-type="string">
                <text:p>MX SHIFT</text:p>
              </table:table-cell>
              <table:table-cell office:value-type="float" office:value="2.70411614756145">
                <text:p>2.70411614756145</text:p>
              </table:table-cell>
            </table:table-row>
            <table:table-row>
              <table:table-cell office:value-type="string">
                <text:p>OBX SHIFT</text:p>
              </table:table-cell>
              <table:table-cell office:value-type="float" office:value="13.4030434114823">
                <text:p>13.4030434114823</text:p>
              </table:table-cell>
            </table:table-row>
            <table:table-row>
              <table:table-cell office:value-type="string">
                <text:p>OX SHIFT</text:p>
              </table:table-cell>
              <table:table-cell office:value-type="float" office:value="1.92162144059048">
                <text:p>1.92162144059048</text:p>
              </table:table-cell>
            </table:table-row>
            <table:table-row>
              <table:table-cell office:value-type="string">
                <text:p>LOX SHIFT</text:p>
              </table:table-cell>
              <table:table-cell office:value-type="float" office:value="2.61836514094734">
                <text:p>2.61836514094734</text:p>
              </table:table-cell>
            </table:table-row>
            <table:table-row>
              <table:table-cell office:value-type="string">
                <text:p>PBX SHIFT</text:p>
              </table:table-cell>
              <table:table-cell office:value-type="float" office:value="4.6367852232796">
                <text:p>4.6367852232796</text:p>
              </table:table-cell>
            </table:table-row>
            <table:table-row>
              <table:table-cell office:value-type="string">
                <text:p>PMX SHIFT</text:p>
              </table:table-cell>
              <table:table-cell office:value-type="float" office:value="3.03905793229258">
                <text:p>3.03905793229258</text:p>
              </table:table-cell>
            </table:table-row>
            <table:table-row>
              <table:table-cell office:value-type="string">
                <text:p>CX SHIFT</text:p>
              </table:table-cell>
              <table:table-cell office:value-type="float" office:value="3.24759585685042">
                <text:p>3.24759585685042</text:p>
              </table:table-cell>
            </table:table-row>
            <table:table-row>
              <table:table-cell office:value-type="string">
                <text:p>MX INVERSION</text:p>
              </table:table-cell>
              <table:table-cell office:value-type="float" office:value="1.04457054590258">
                <text:p>1.04457054590258</text:p>
              </table:table-cell>
            </table:table-row>
            <table:table-row>
              <table:table-cell office:value-type="string">
                <text:p>OBX INVERSION</text:p>
              </table:table-cell>
              <table:table-cell office:value-type="float" office:value="13.5324720721981">
                <text:p>13.5324720721981</text:p>
              </table:table-cell>
            </table:table-row>
            <table:table-row>
              <table:table-cell office:value-type="string">
                <text:p>OX INVERSION</text:p>
              </table:table-cell>
              <table:table-cell office:value-type="float" office:value="1.86717487690338">
                <text:p>1.86717487690338</text:p>
              </table:table-cell>
            </table:table-row>
            <table:table-row>
              <table:table-cell office:value-type="string">
                <text:p>LOX INVERSION</text:p>
              </table:table-cell>
              <table:table-cell office:value-type="float" office:value="1.0208265738843">
                <text:p>1.0208265738843</text:p>
              </table:table-cell>
            </table:table-row>
            <table:table-row>
              <table:table-cell office:value-type="string">
                <text:p>PBX INVERSION</text:p>
              </table:table-cell>
              <table:table-cell office:value-type="float" office:value="5.20754908266686">
                <text:p>5.20754908266686</text:p>
              </table:table-cell>
            </table:table-row>
            <table:table-row>
              <table:table-cell office:value-type="string">
                <text:p>PMX INVERSION</text:p>
              </table:table-cell>
              <table:table-cell office:value-type="float" office:value="1.09287128531453">
                <text:p>1.09287128531453</text:p>
              </table:table-cell>
            </table:table-row>
            <table:table-row>
              <table:table-cell office:value-type="string">
                <text:p>CX INVERSION</text:p>
              </table:table-cell>
              <table:table-cell office:value-type="float" office:value="1.29537311291106">
                <text:p>1.29537311291106</text:p>
              </table:table-cell>
            </table:table-row>
            <table:table-row>
              <table:table-cell office:value-type="string">
                <text:p>MX INSERTION</text:p>
              </table:table-cell>
              <table:table-cell office:value-type="float" office:value="3.67602910764009">
                <text:p>3.67602910764009</text:p>
              </table:table-cell>
            </table:table-row>
            <table:table-row>
              <table:table-cell office:value-type="string">
                <text:p>OBX INSERTION</text:p>
              </table:table-cell>
              <table:table-cell office:value-type="float" office:value="13.4688360420192">
                <text:p>13.4688360420192</text:p>
              </table:table-cell>
            </table:table-row>
            <table:table-row>
              <table:table-cell office:value-type="string">
                <text:p>OX INSERTION</text:p>
              </table:table-cell>
              <table:table-cell office:value-type="float" office:value="1.84359489540507">
                <text:p>1.84359489540507</text:p>
              </table:table-cell>
            </table:table-row>
            <table:table-row>
              <table:table-cell office:value-type="string">
                <text:p>LOX INSERTION</text:p>
              </table:table-cell>
              <table:table-cell office:value-type="float" office:value="2.74019425677815">
                <text:p>2.74019425677815</text:p>
              </table:table-cell>
            </table:table-row>
            <table:table-row>
              <table:table-cell office:value-type="string">
                <text:p>PBX INSERTION</text:p>
              </table:table-cell>
              <table:table-cell office:value-type="float" office:value="4.53102624354291">
                <text:p>4.53102624354291</text:p>
              </table:table-cell>
            </table:table-row>
            <table:table-row>
              <table:table-cell office:value-type="string">
                <text:p>PMX INSERTION</text:p>
              </table:table-cell>
              <table:table-cell office:value-type="float" office:value="3.26005260983166">
                <text:p>3.26005260983166</text:p>
              </table:table-cell>
            </table:table-row>
            <table:table-row>
              <table:table-cell office:value-type="string">
                <text:p>CX INSERTION</text:p>
              </table:table-cell>
              <table:table-cell office:value-type="float" office:value="3.12026550848715">
                <text:p>3.12026550848715</text:p>
              </table:table-cell>
            </table:table-row>
            <table:table-row>
              <table:table-cell office:value-type="string">
                <text:p>MX DISPLACEMENT</text:p>
              </table:table-cell>
              <table:table-cell office:value-type="float" office:value="1.70202662749231">
                <text:p>1.70202662749231</text:p>
              </table:table-cell>
            </table:table-row>
            <table:table-row>
              <table:table-cell office:value-type="string">
                <text:p>OBX DISPLACEMENT</text:p>
              </table:table-cell>
              <table:table-cell office:value-type="float" office:value="13.5526621785887">
                <text:p>13.5526621785887</text:p>
              </table:table-cell>
            </table:table-row>
            <table:table-row>
              <table:table-cell office:value-type="string">
                <text:p>OX DISPLACEMENT</text:p>
              </table:table-cell>
              <table:table-cell office:value-type="float" office:value="2.0865460457646">
                <text:p>2.0865460457646</text:p>
              </table:table-cell>
            </table:table-row>
            <table:table-row>
              <table:table-cell office:value-type="string">
                <text:p>LOX DISPLACEMENT</text:p>
              </table:table-cell>
              <table:table-cell office:value-type="float" office:value="1.71854700244001">
                <text:p>1.71854700244001</text:p>
              </table:table-cell>
            </table:table-row>
            <table:table-row>
              <table:table-cell office:value-type="string">
                <text:p>PBX DISPLACEMENT</text:p>
              </table:table-cell>
              <table:table-cell office:value-type="float" office:value="6.19238364772435">
                <text:p>6.19238364772435</text:p>
              </table:table-cell>
            </table:table-row>
            <table:table-row>
              <table:table-cell office:value-type="string">
                <text:p>PMX DISPLACEMENT</text:p>
              </table:table-cell>
              <table:table-cell office:value-type="float" office:value="1.83269247239357">
                <text:p>1.83269247239357</text:p>
              </table:table-cell>
            </table:table-row>
            <table:table-row>
              <table:table-cell office:value-type="string">
                <text:p>CX DISPLACEMENT</text:p>
              </table:table-cell>
              <table:table-cell office:value-type="float" office:value="3.70088294709205">
                <text:p>3.700882947092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5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5pt" style:font-size-asian="10pt" style:font-size-complex="10pt"/>
    </style:style>
    <style:style style:name="ch5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6" style:family="chart" style:data-style-name="N11">
      <style:chart-properties chart:display-label="true" chart:logarithmic="false" chart:maximum="1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7" style:family="chart">
      <style:chart-properties style:rotation-angle="90"/>
      <style:text-properties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b4c7dc"/>
    </style:style>
    <style:style style:name="ch11" style:family="chart">
      <style:chart-properties chart:solid-type="cuboid"/>
      <style:graphic-properties draw:fill-color="#bf0041"/>
    </style:style>
    <style:style style:name="ch12" style:family="chart" style:data-style-name="N11">
      <style:chart-properties chart:link-data-style-to-source="true"/>
      <style:graphic-properties draw:fill="hatch" draw:fill-color="#ff420e" draw:fill-hatch-name="Black_20_45_20_Degrees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672cm" svg:height="15.952cm" xlink:href=".." xlink:type="simple" chart:class="chart:bar" chart:column-mapping="0 1" chart:style-name="ch1">
        <chart:legend chart:legend-position="end" svg:x="7.851cm" svg:y="0.203cm" style:legend-expansion="custom" chartooo:width="4.772cm" chartooo:height="1.835cm" style:legend-expansion-aspect-ratio="2.60054495912807" chart:style-name="ch2"/>
        <chart:plot-area chart:style-name="ch3" table:cell-range-address="RESULTS.C29:RESULTS.C34 RESULTS.E28:RESULTS.F34" chart:data-source-has-labels="both" svg:x="1.747cm" svg:y="0.852cm" svg:width="14.795cm" svg:height="13.97cm">
          <chartooo:coordinate-region svg:x="4.278cm" svg:y="1.153cm" svg:width="12.264cm" svg:height="9.439cm"/>
          <chart:axis chart:dimension="x" chart:name="primary-x" chart:style-name="ch4" chartooo:axis-type="auto">
            <chartooo:date-scale/>
            <chart:title svg:x="6.957cm" svg:y="14.748cm" chart:style-name="ch5">
              <text:p>Configuration</text:p>
            </chart:title>
            <chart:categories table:cell-range-address="RESULTS.C29:RESULTS.C34"/>
          </chart:axis>
          <chart:axis chart:dimension="y" chart:name="primary-y" chart:style-name="ch6">
            <chart:title svg:x="0.254cm" svg:y="6.568cm" chart:style-name="ch7">
              <text:p>E    , E</text:p>
            </chart:title>
            <chart:grid chart:style-name="ch8" chart:class="major"/>
          </chart:axis>
          <chart:series chart:style-name="ch9" chart:values-cell-range-address="RESULTS.E29:RESULTS.E34" chart:label-cell-address="RESULTS.E28:RESULTS.E28" chart:class="chart:bar">
            <chart:data-point chart:style-name="ch10" chart:repeated="3"/>
            <chart:data-point chart:style-name="ch11"/>
            <chart:data-point chart:style-name="ch10" chart:repeated="2"/>
            <loext:propertry-mapping loext:property="BorderColor" loext:cell-range-address="RESULTS.E28:RESULTS.E28"/>
          </chart:series>
          <chart:series chart:style-name="ch12" chart:values-cell-range-address="RESULTS.F29:RESULTS.F34" chart:label-cell-address="RESULTS.F28:RESULTS.F28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</text:p>
                <draw:g>
                  <svg:desc>RESULTS.E28:RESULTS.E28</svg:desc>
                </draw:g>
              </table:table-cell>
              <table:table-cell office:value-type="string">
                <text:p/>
              </table:table-cell>
              <table:table-cell office:value-type="string">
                <text:p>E</text:p>
                <draw:g>
                  <svg:desc>RESULTS.F28:RESULTS.F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PX SWAP</text:p>
                <draw:g>
                  <svg:desc>RESULTS.C29:RESULTS.C34</svg:desc>
                </draw:g>
              </table:table-cell>
              <table:table-cell office:value-type="float" office:value="3.11326306699602">
                <text:p>3.11326306699602</text:p>
                <draw:g>
                  <svg:desc>RESULTS.E29:RESULTS.E34</svg:desc>
                </draw:g>
              </table:table-cell>
              <table:table-cell office:value-type="float" office:value="NaN">
                <text:p>NaN</text:p>
                <draw:g>
                  <svg:desc>RESULTS.E28:RESULTS.E28</svg:desc>
                </draw:g>
              </table:table-cell>
              <table:table-cell office:value-type="float" office:value="3.87891022199922">
                <text:p>3.87891022199922</text:p>
                <draw:g>
                  <svg:desc>RESULTS.F29:RESULTS.F34</svg:desc>
                </draw:g>
              </table:table-cell>
            </table:table-row>
            <table:table-row>
              <table:table-cell office:value-type="string">
                <text:p>OPX SCRAMBLE</text:p>
              </table:table-cell>
              <table:table-cell office:value-type="float" office:value="4.98909390105917">
                <text:p>4.98909390105917</text:p>
              </table:table-cell>
              <table:table-cell office:value-type="float" office:value="NaN">
                <text:p>NaN</text:p>
              </table:table-cell>
              <table:table-cell office:value-type="float" office:value="6.27539001362569">
                <text:p>6.27539001362569</text:p>
              </table:table-cell>
            </table:table-row>
            <table:table-row>
              <table:table-cell office:value-type="string">
                <text:p>OPX SHIFT</text:p>
              </table:table-cell>
              <table:table-cell office:value-type="float" office:value="2.4493105774632">
                <text:p>2.4493105774632</text:p>
              </table:table-cell>
              <table:table-cell office:value-type="float" office:value="NaN">
                <text:p>NaN</text:p>
              </table:table-cell>
              <table:table-cell office:value-type="float" office:value="2.96653229525697">
                <text:p>2.96653229525697</text:p>
              </table:table-cell>
            </table:table-row>
            <table:table-row>
              <table:table-cell office:value-type="string">
                <text:p>OPX INVERSION</text:p>
              </table:table-cell>
              <table:table-cell office:value-type="float" office:value="2.26991996834066">
                <text:p>2.26991996834066</text:p>
              </table:table-cell>
              <table:table-cell office:value-type="float" office:value="NaN">
                <text:p>NaN</text:p>
              </table:table-cell>
              <table:table-cell office:value-type="float" office:value="1.74738391727002">
                <text:p>1.74738391727002</text:p>
              </table:table-cell>
            </table:table-row>
            <table:table-row>
              <table:table-cell office:value-type="string">
                <text:p>OPX INSERTION</text:p>
              </table:table-cell>
              <table:table-cell office:value-type="float" office:value="2.45317021635964">
                <text:p>2.45317021635964</text:p>
              </table:table-cell>
              <table:table-cell office:value-type="float" office:value="NaN">
                <text:p>NaN</text:p>
              </table:table-cell>
              <table:table-cell office:value-type="float" office:value="2.90224128198173">
                <text:p>2.90224128198173</text:p>
              </table:table-cell>
            </table:table-row>
            <table:table-row>
              <table:table-cell office:value-type="string">
                <text:p>OPX DISPLACEMENT</text:p>
              </table:table-cell>
              <table:table-cell office:value-type="float" office:value="2.87115894265572">
                <text:p>2.87115894265572</text:p>
              </table:table-cell>
              <table:table-cell office:value-type="float" office:value="NaN">
                <text:p>NaN</text:p>
              </table:table-cell>
              <table:table-cell office:value-type="float" office:value="2.71593113004726">
                <text:p>2.7159311300472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8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5" style:family="chart">
      <style:chart-properties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6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7" style:family="chart">
      <style:chart-properties style:rotation-angle="90"/>
      <style:text-properties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/>
      <style:graphic-properties draw:fill-color="#ffd7d7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b4c7dc"/>
    </style:style>
    <style:style style:name="ch11" style:family="chart">
      <style:chart-properties chart:solid-type="cuboid"/>
    </style:style>
    <style:style style:name="ch12" style:family="chart">
      <style:chart-properties chart:solid-type="cuboid"/>
      <style:graphic-properties draw:fill-color="#ffbf00"/>
    </style:style>
    <style:style style:name="ch13" style:family="chart" style:data-style-name="N11">
      <style:chart-properties chart:link-data-style-to-source="true"/>
      <style:graphic-properties draw:stroke="none" draw:fill="hatch" draw:fill-color="#ff420e" draw:fill-hatch-name="Black_20_45_20_Degrees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8.675cm" svg:height="19.237cm" xlink:href=".." xlink:type="simple" chart:class="chart:bar" chart:style-name="ch1">
        <chart:legend chart:legend-position="end" svg:x="20.613cm" svg:y="1.228cm" style:legend-expansion="custom" chartooo:width="4.488cm" chartooo:height="1.984cm" style:legend-expansion-aspect-ratio="2.26209677419355" chart:style-name="ch2"/>
        <chart:plot-area chart:style-name="ch3" table:cell-range-address="RESULTS.D40:RESULTS.F105 RESULTS.E28:RESULTS.F28" chart:data-source-has-labels="both" svg:x="2.067cm" svg:y="0.081cm" svg:width="45.738cm" svg:height="15.896cm">
          <chartooo:coordinate-region svg:x="4.598cm" svg:y="0.382cm" svg:width="43.207cm" svg:height="11.45cm"/>
          <chart:axis chart:dimension="x" chart:name="primary-x" chart:style-name="ch4" chartooo:axis-type="auto">
            <chartooo:date-scale/>
            <chart:title svg:x="23.033cm" svg:y="17.562cm" chart:style-name="ch5">
              <text:p>Configuration</text:p>
            </chart:title>
            <chart:categories table:cell-range-address="RESULTS.D40:RESULTS.D105"/>
          </chart:axis>
          <chart:axis chart:dimension="y" chart:name="primary-y" chart:style-name="ch6">
            <chart:title svg:x="0.704cm" svg:y="7.92cm" chart:style-name="ch7">
              <text:p>E    ,  E</text:p>
            </chart:title>
            <chart:grid chart:style-name="ch8" chart:class="major"/>
          </chart:axis>
          <chart:series chart:style-name="ch9" chart:values-cell-range-address="RESULTS.E40:RESULTS.E105" chart:label-cell-address="RESULTS.E28:RESULTS.E28" chart:class="chart:bar">
            <chart:data-point chart:style-name="ch10" chart:repeated="6"/>
            <chart:data-point chart:style-name="ch11" chart:repeated="37"/>
            <chart:data-point chart:repeated="5"/>
            <chart:data-point chart:style-name="ch12" chart:repeated="18"/>
          </chart:series>
          <chart:series chart:style-name="ch13" chart:values-cell-range-address="RESULTS.F40:RESULTS.F105" chart:label-cell-address="RESULTS.F28:RESULTS.F28" chart:class="chart:bar">
            <chart:data-point chart:repeated="6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</text:p>
                <draw:g>
                  <svg:desc>RESULTS.E28:RESULTS.E28</svg:desc>
                </draw:g>
              </table:table-cell>
              <table:table-cell office:value-type="string">
                <text:p>E</text:p>
                <draw:g>
                  <svg:desc>RESULTS.F28:RESULTS.F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PX SWAP</text:p>
                <draw:g>
                  <svg:desc>RESULTS.D40:RESULTS.D105</svg:desc>
                </draw:g>
              </table:table-cell>
              <table:table-cell office:value-type="float" office:value="3.11326306699602">
                <text:p>3.11326306699602</text:p>
                <draw:g>
                  <svg:desc>RESULTS.E40:RESULTS.E105</svg:desc>
                </draw:g>
              </table:table-cell>
              <table:table-cell office:value-type="float" office:value="3.87891022199922">
                <text:p>3.87891022199922</text:p>
                <draw:g>
                  <svg:desc>RESULTS.F40:RESULTS.F105</svg:desc>
                </draw:g>
              </table:table-cell>
            </table:table-row>
            <table:table-row>
              <table:table-cell office:value-type="string">
                <text:p>OPX SCRAMBLE</text:p>
              </table:table-cell>
              <table:table-cell office:value-type="float" office:value="4.98909390105917">
                <text:p>4.98909390105917</text:p>
              </table:table-cell>
              <table:table-cell office:value-type="float" office:value="6.27539001362569">
                <text:p>6.27539001362569</text:p>
              </table:table-cell>
            </table:table-row>
            <table:table-row>
              <table:table-cell office:value-type="string">
                <text:p>OPX SHIFT</text:p>
              </table:table-cell>
              <table:table-cell office:value-type="float" office:value="2.4493105774632">
                <text:p>2.4493105774632</text:p>
              </table:table-cell>
              <table:table-cell office:value-type="float" office:value="2.96653229525697">
                <text:p>2.96653229525697</text:p>
              </table:table-cell>
            </table:table-row>
            <table:table-row>
              <table:table-cell office:value-type="string">
                <text:p>OPX INVERSION</text:p>
              </table:table-cell>
              <table:table-cell office:value-type="float" office:value="2.26991996834066">
                <text:p>2.26991996834066</text:p>
              </table:table-cell>
              <table:table-cell office:value-type="float" office:value="1.74738391727002">
                <text:p>1.74738391727002</text:p>
              </table:table-cell>
            </table:table-row>
            <table:table-row>
              <table:table-cell office:value-type="string">
                <text:p>OPX INSERTION</text:p>
              </table:table-cell>
              <table:table-cell office:value-type="float" office:value="2.45317021635964">
                <text:p>2.45317021635964</text:p>
              </table:table-cell>
              <table:table-cell office:value-type="float" office:value="2.90224128198173">
                <text:p>2.90224128198173</text:p>
              </table:table-cell>
            </table:table-row>
            <table:table-row>
              <table:table-cell office:value-type="string">
                <text:p>OPX DISPLACEMENT</text:p>
              </table:table-cell>
              <table:table-cell office:value-type="float" office:value="2.87115894265572">
                <text:p>2.87115894265572</text:p>
              </table:table-cell>
              <table:table-cell office:value-type="float" office:value="2.71593113004726">
                <text:p>2.71593113004726</text:p>
              </table:table-cell>
            </table:table-row>
            <table:table-row>
              <table:table-cell office:value-type="string">
                <text:p>MX SWAP</text:p>
              </table:table-cell>
              <table:table-cell office:value-type="float" office:value="1.55443674846187">
                <text:p>1.55443674846187</text:p>
              </table:table-cell>
              <table:table-cell office:value-type="float" office:value="1.77762041465304">
                <text:p>1.77762041465304</text:p>
              </table:table-cell>
            </table:table-row>
            <table:table-row>
              <table:table-cell office:value-type="string">
                <text:p>MX SCRAMBLE</text:p>
              </table:table-cell>
              <table:table-cell office:value-type="float" office:value="3.68956814475168">
                <text:p>3.68956814475168</text:p>
              </table:table-cell>
              <table:table-cell office:value-type="float" office:value="4.45288342227145">
                <text:p>4.45288342227145</text:p>
              </table:table-cell>
            </table:table-row>
            <table:table-row>
              <table:table-cell office:value-type="string">
                <text:p>MX SHIFT</text:p>
              </table:table-cell>
              <table:table-cell office:value-type="float" office:value="1.20793974262756">
                <text:p>1.20793974262756</text:p>
              </table:table-cell>
              <table:table-cell office:value-type="float" office:value="1.31933330681241">
                <text:p>1.31933330681241</text:p>
              </table:table-cell>
            </table:table-row>
            <table:table-row>
              <table:table-cell office:value-type="string">
                <text:p>MX INVERSION</text:p>
              </table:table-cell>
              <table:table-cell office:value-type="float" office:value="0.282397240377841">
                <text:p>0.282397240377841</text:p>
              </table:table-cell>
              <table:table-cell office:value-type="float" office:value="0.197055417747611">
                <text:p>0.197055417747611</text:p>
              </table:table-cell>
            </table:table-row>
            <table:table-row>
              <table:table-cell office:value-type="string">
                <text:p>MX INSERTION</text:p>
              </table:table-cell>
              <table:table-cell office:value-type="float" office:value="1.70398558876846">
                <text:p>1.70398558876846</text:p>
              </table:table-cell>
              <table:table-cell office:value-type="float" office:value="1.94902982362391">
                <text:p>1.94902982362391</text:p>
              </table:table-cell>
            </table:table-row>
            <table:table-row>
              <table:table-cell office:value-type="string">
                <text:p>MX DISPLACEMENT</text:p>
              </table:table-cell>
              <table:table-cell office:value-type="float" office:value="0.721144073586349">
                <text:p>0.721144073586349</text:p>
              </table:table-cell>
              <table:table-cell office:value-type="float" office:value="0.610961785830692">
                <text:p>0.610961785830692</text:p>
              </table:table-cell>
            </table:table-row>
            <table:table-row>
              <table:table-cell office:value-type="string">
                <text:p>OBX SWAP</text:p>
              </table:table-cell>
              <table:table-cell office:value-type="float" office:value="6.6284459714392">
                <text:p>6.6284459714392</text:p>
              </table:table-cell>
              <table:table-cell office:value-type="float" office:value="8.33804890006553">
                <text:p>8.33804890006553</text:p>
              </table:table-cell>
            </table:table-row>
            <table:table-row>
              <table:table-cell office:value-type="string">
                <text:p>OBX SCRAMBLE</text:p>
              </table:table-cell>
              <table:table-cell office:value-type="float" office:value="6.68629308367385">
                <text:p>6.68629308367385</text:p>
              </table:table-cell>
              <table:table-cell office:value-type="float" office:value="8.33519009322241">
                <text:p>8.33519009322241</text:p>
              </table:table-cell>
            </table:table-row>
            <table:table-row>
              <table:table-cell office:value-type="string">
                <text:p>OBX SHIFT</text:p>
              </table:table-cell>
              <table:table-cell office:value-type="float" office:value="6.76708676864287">
                <text:p>6.76708676864287</text:p>
              </table:table-cell>
              <table:table-cell office:value-type="float" office:value="8.3246753337447">
                <text:p>8.3246753337447</text:p>
              </table:table-cell>
            </table:table-row>
            <table:table-row>
              <table:table-cell office:value-type="string">
                <text:p>OBX INVERSION</text:p>
              </table:table-cell>
              <table:table-cell office:value-type="float" office:value="6.63821270306951">
                <text:p>6.63821270306951</text:p>
              </table:table-cell>
              <table:table-cell office:value-type="float" office:value="8.33318803619174">
                <text:p>8.33318803619174</text:p>
              </table:table-cell>
            </table:table-row>
            <table:table-row>
              <table:table-cell office:value-type="string">
                <text:p>OBX INSERTION</text:p>
              </table:table-cell>
              <table:table-cell office:value-type="float" office:value="6.68199269101454">
                <text:p>6.68199269101454</text:p>
              </table:table-cell>
              <table:table-cell office:value-type="float" office:value="8.30538757806491">
                <text:p>8.30538757806491</text:p>
              </table:table-cell>
            </table:table-row>
            <table:table-row>
              <table:table-cell office:value-type="string">
                <text:p>OBX DISPLACEMENT</text:p>
              </table:table-cell>
              <table:table-cell office:value-type="float" office:value="6.70700552875548">
                <text:p>6.70700552875548</text:p>
              </table:table-cell>
              <table:table-cell office:value-type="float" office:value="8.31588349388725">
                <text:p>8.31588349388725</text:p>
              </table:table-cell>
            </table:table-row>
            <table:table-row>
              <table:table-cell office:value-type="string">
                <text:p>OX SWAP</text:p>
              </table:table-cell>
              <table:table-cell office:value-type="float" office:value="0.895571555006641">
                <text:p>0.895571555006641</text:p>
              </table:table-cell>
              <table:table-cell office:value-type="float" office:value="0.693491696792548">
                <text:p>0.693491696792548</text:p>
              </table:table-cell>
            </table:table-row>
            <table:table-row>
              <table:table-cell office:value-type="string">
                <text:p>OX SCRAMBLE</text:p>
              </table:table-cell>
              <table:table-cell office:value-type="float" office:value="0.931897497623273">
                <text:p>0.931897497623273</text:p>
              </table:table-cell>
              <table:table-cell office:value-type="float" office:value="0.724568519637628">
                <text:p>0.724568519637628</text:p>
              </table:table-cell>
            </table:table-row>
            <table:table-row>
              <table:table-cell office:value-type="string">
                <text:p>OX SHIFT</text:p>
              </table:table-cell>
              <table:table-cell office:value-type="float" office:value="0.897566309499637">
                <text:p>0.897566309499637</text:p>
              </table:table-cell>
              <table:table-cell office:value-type="float" office:value="0.69468065547517">
                <text:p>0.69468065547517</text:p>
              </table:table-cell>
            </table:table-row>
            <table:table-row>
              <table:table-cell office:value-type="string">
                <text:p>OX INVERSION</text:p>
              </table:table-cell>
              <table:table-cell office:value-type="float" office:value="0.863805971600509">
                <text:p>0.863805971600509</text:p>
              </table:table-cell>
              <table:table-cell office:value-type="float" office:value="0.697218270275578">
                <text:p>0.697218270275578</text:p>
              </table:table-cell>
            </table:table-row>
            <table:table-row>
              <table:table-cell office:value-type="string">
                <text:p>OX INSERTION</text:p>
              </table:table-cell>
              <table:table-cell office:value-type="float" office:value="0.876717039839133">
                <text:p>0.876717039839133</text:p>
              </table:table-cell>
              <table:table-cell office:value-type="float" office:value="0.677072637147863">
                <text:p>0.677072637147863</text:p>
              </table:table-cell>
            </table:table-row>
            <table:table-row>
              <table:table-cell office:value-type="string">
                <text:p>OX DISPLACEMENT</text:p>
              </table:table-cell>
              <table:table-cell office:value-type="float" office:value="0.870516753044438">
                <text:p>0.870516753044438</text:p>
              </table:table-cell>
              <table:table-cell office:value-type="float" office:value="0.758559003334893">
                <text:p>0.758559003334893</text:p>
              </table:table-cell>
            </table:table-row>
            <table:table-row>
              <table:table-cell office:value-type="string">
                <text:p>LOX SWAP</text:p>
              </table:table-cell>
              <table:table-cell office:value-type="float" office:value="1.26362083889549">
                <text:p>1.26362083889549</text:p>
              </table:table-cell>
              <table:table-cell office:value-type="float" office:value="1.55821672200727">
                <text:p>1.55821672200727</text:p>
              </table:table-cell>
            </table:table-row>
            <table:table-row>
              <table:table-cell office:value-type="string">
                <text:p>LOX SCRAMBLE</text:p>
              </table:table-cell>
              <table:table-cell office:value-type="float" office:value="2.24330307511647">
                <text:p>2.24330307511647</text:p>
              </table:table-cell>
              <table:table-cell office:value-type="float" office:value="2.58976021150697">
                <text:p>2.58976021150697</text:p>
              </table:table-cell>
            </table:table-row>
            <table:table-row>
              <table:table-cell office:value-type="string">
                <text:p>LOX SHIFT</text:p>
              </table:table-cell>
              <table:table-cell office:value-type="float" office:value="1.12336233311767">
                <text:p>1.12336233311767</text:p>
              </table:table-cell>
              <table:table-cell office:value-type="float" office:value="1.26313354435182">
                <text:p>1.26313354435182</text:p>
              </table:table-cell>
            </table:table-row>
            <table:table-row>
              <table:table-cell office:value-type="string">
                <text:p>LOX INVERSION</text:p>
              </table:table-cell>
              <table:table-cell office:value-type="float" office:value="0.297507684696176">
                <text:p>0.297507684696176</text:p>
              </table:table-cell>
              <table:table-cell office:value-type="float" office:value="0.188137244211374">
                <text:p>0.188137244211374</text:p>
              </table:table-cell>
            </table:table-row>
            <table:table-row>
              <table:table-cell office:value-type="string">
                <text:p>LOX INSERTION</text:p>
              </table:table-cell>
              <table:table-cell office:value-type="float" office:value="1.23591533428793">
                <text:p>1.23591533428793</text:p>
              </table:table-cell>
              <table:table-cell office:value-type="float" office:value="1.33636503048754">
                <text:p>1.33636503048754</text:p>
              </table:table-cell>
            </table:table-row>
            <table:table-row>
              <table:table-cell office:value-type="string">
                <text:p>LOX DISPLACEMENT</text:p>
              </table:table-cell>
              <table:table-cell office:value-type="float" office:value="0.740893173381935">
                <text:p>0.740893173381935</text:p>
              </table:table-cell>
              <table:table-cell office:value-type="float" office:value="0.585042746570675">
                <text:p>0.585042746570675</text:p>
              </table:table-cell>
            </table:table-row>
            <table:table-row>
              <table:table-cell office:value-type="string">
                <text:p>PBX SWAP</text:p>
              </table:table-cell>
              <table:table-cell office:value-type="float" office:value="2.54667605626751">
                <text:p>2.54667605626751</text:p>
              </table:table-cell>
              <table:table-cell office:value-type="float" office:value="3.08824914674546">
                <text:p>3.08824914674546</text:p>
              </table:table-cell>
            </table:table-row>
            <table:table-row>
              <table:table-cell office:value-type="string">
                <text:p>PBX SCRAMBLE</text:p>
              </table:table-cell>
              <table:table-cell office:value-type="float" office:value="3.32972460802531">
                <text:p>3.32972460802531</text:p>
              </table:table-cell>
              <table:table-cell office:value-type="float" office:value="4.11254983424193">
                <text:p>4.11254983424193</text:p>
              </table:table-cell>
            </table:table-row>
            <table:table-row>
              <table:table-cell office:value-type="string">
                <text:p>PBX SHIFT</text:p>
              </table:table-cell>
              <table:table-cell office:value-type="float" office:value="2.07348313212599">
                <text:p>2.07348313212599</text:p>
              </table:table-cell>
              <table:table-cell office:value-type="float" office:value="2.65474437365949">
                <text:p>2.65474437365949</text:p>
              </table:table-cell>
            </table:table-row>
            <table:table-row>
              <table:table-cell office:value-type="string">
                <text:p>PBX INVERSION</text:p>
              </table:table-cell>
              <table:table-cell office:value-type="float" office:value="2.57307590731621">
                <text:p>2.57307590731621</text:p>
              </table:table-cell>
              <table:table-cell office:value-type="float" office:value="2.81320664763539">
                <text:p>2.81320664763539</text:p>
              </table:table-cell>
            </table:table-row>
            <table:table-row>
              <table:table-cell office:value-type="string">
                <text:p>PBX INSERTION</text:p>
              </table:table-cell>
              <table:table-cell office:value-type="float" office:value="2.16456816009559">
                <text:p>2.16456816009559</text:p>
              </table:table-cell>
              <table:table-cell office:value-type="float" office:value="2.4673241696063">
                <text:p>2.4673241696063</text:p>
              </table:table-cell>
            </table:table-row>
            <table:table-row>
              <table:table-cell office:value-type="string">
                <text:p>PBX DISPLACEMENT</text:p>
              </table:table-cell>
              <table:table-cell office:value-type="float" office:value="3.30111842361339">
                <text:p>3.30111842361339</text:p>
              </table:table-cell>
              <table:table-cell office:value-type="float" office:value="3.41352949242002">
                <text:p>3.41352949242002</text:p>
              </table:table-cell>
            </table:table-row>
            <table:table-row>
              <table:table-cell office:value-type="string">
                <text:p>PMX SWAP</text:p>
              </table:table-cell>
              <table:table-cell office:value-type="float" office:value="1.84914799087279">
                <text:p>1.84914799087279</text:p>
              </table:table-cell>
              <table:table-cell office:value-type="float" office:value="2.4620923962528">
                <text:p>2.4620923962528</text:p>
              </table:table-cell>
            </table:table-row>
            <table:table-row>
              <table:table-cell office:value-type="string">
                <text:p>PMX SCRAMBLE</text:p>
              </table:table-cell>
              <table:table-cell office:value-type="float" office:value="2.96332491542541">
                <text:p>2.96332491542541</text:p>
              </table:table-cell>
              <table:table-cell office:value-type="float" office:value="3.68150230833851">
                <text:p>3.68150230833851</text:p>
              </table:table-cell>
            </table:table-row>
            <table:table-row>
              <table:table-cell office:value-type="string">
                <text:p>PMX SHIFT</text:p>
              </table:table-cell>
              <table:table-cell office:value-type="float" office:value="1.32888230921386">
                <text:p>1.32888230921386</text:p>
              </table:table-cell>
              <table:table-cell office:value-type="float" office:value="1.58511462011837">
                <text:p>1.58511462011837</text:p>
              </table:table-cell>
            </table:table-row>
            <table:table-row>
              <table:table-cell office:value-type="string">
                <text:p>PMX INVERSION</text:p>
              </table:table-cell>
              <table:table-cell office:value-type="float" office:value="0.359050035150348">
                <text:p>0.359050035150348</text:p>
              </table:table-cell>
              <table:table-cell office:value-type="float" office:value="0.251852109570039">
                <text:p>0.251852109570039</text:p>
              </table:table-cell>
            </table:table-row>
            <table:table-row>
              <table:table-cell office:value-type="string">
                <text:p>PMX INSERTION</text:p>
              </table:table-cell>
              <table:table-cell office:value-type="float" office:value="1.37678543559898">
                <text:p>1.37678543559898</text:p>
              </table:table-cell>
              <table:table-cell office:value-type="float" office:value="1.68134208008073">
                <text:p>1.68134208008073</text:p>
              </table:table-cell>
            </table:table-row>
            <table:table-row>
              <table:table-cell office:value-type="string">
                <text:p>PMX DISPLACEMENT</text:p>
              </table:table-cell>
              <table:table-cell office:value-type="float" office:value="0.846634145709966">
                <text:p>0.846634145709966</text:p>
              </table:table-cell>
              <table:table-cell office:value-type="float" office:value="0.705028581252318">
                <text:p>0.705028581252318</text:p>
              </table:table-cell>
            </table:table-row>
            <table:table-row>
              <table:table-cell office:value-type="string">
                <text:p>CX SWAP</text:p>
              </table:table-cell>
              <table:table-cell office:value-type="float" office:value="1.87004267046538">
                <text:p>1.87004267046538</text:p>
              </table:table-cell>
              <table:table-cell office:value-type="float" office:value="2.51940593677979">
                <text:p>2.51940593677979</text:p>
              </table:table-cell>
            </table:table-row>
            <table:table-row>
              <table:table-cell office:value-type="string">
                <text:p>CX SCRAMBLE</text:p>
              </table:table-cell>
              <table:table-cell office:value-type="float" office:value="3.85659617321372">
                <text:p>3.85659617321372</text:p>
              </table:table-cell>
              <table:table-cell office:value-type="float" office:value="4.79685636761929">
                <text:p>4.79685636761929</text:p>
              </table:table-cell>
            </table:table-row>
            <table:table-row>
              <table:table-cell office:value-type="string">
                <text:p>CX SHIFT</text:p>
              </table:table-cell>
              <table:table-cell office:value-type="float" office:value="1.48343761971076">
                <text:p>1.48343761971076</text:p>
              </table:table-cell>
              <table:table-cell office:value-type="float" office:value="1.6291646177184">
                <text:p>1.6291646177184</text:p>
              </table:table-cell>
            </table:table-row>
            <table:table-row>
              <table:table-cell office:value-type="string">
                <text:p>CX INVERSION</text:p>
              </table:table-cell>
              <table:table-cell office:value-type="float" office:value="0.539768629733449">
                <text:p>0.539768629733449</text:p>
              </table:table-cell>
              <table:table-cell office:value-type="float" office:value="0.372655534569757">
                <text:p>0.372655534569757</text:p>
              </table:table-cell>
            </table:table-row>
            <table:table-row>
              <table:table-cell office:value-type="string">
                <text:p>CX INSERTION</text:p>
              </table:table-cell>
              <table:table-cell office:value-type="float" office:value="1.42502592255259">
                <text:p>1.42502592255259</text:p>
              </table:table-cell>
              <table:table-cell office:value-type="float" office:value="1.56652789339824">
                <text:p>1.56652789339824</text:p>
              </table:table-cell>
            </table:table-row>
            <table:table-row>
              <table:table-cell office:value-type="string">
                <text:p>CX DISPLACEMENT</text:p>
              </table:table-cell>
              <table:table-cell office:value-type="float" office:value="1.98238124560259">
                <text:p>1.98238124560259</text:p>
              </table:table-cell>
              <table:table-cell office:value-type="float" office:value="1.85047463609001">
                <text:p>1.85047463609001</text:p>
              </table:table-cell>
            </table:table-row>
            <table:table-row>
              <table:table-cell office:value-type="string">
                <text:p>AEX SWAP </text:p>
              </table:table-cell>
              <table:table-cell office:value-type="float" office:value="8.56901712668418">
                <text:p>8.56901712668418</text:p>
              </table:table-cell>
              <table:table-cell office:value-type="float" office:value="11.421201780907">
                <text:p>11.421201780907</text:p>
              </table:table-cell>
            </table:table-row>
            <table:table-row>
              <table:table-cell office:value-type="string">
                <text:p>AEX SCRAMBLE </text:p>
              </table:table-cell>
              <table:table-cell office:value-type="float" office:value="8.69032551121594">
                <text:p>8.69032551121594</text:p>
              </table:table-cell>
              <table:table-cell office:value-type="float" office:value="11.4199166194005">
                <text:p>11.4199166194005</text:p>
              </table:table-cell>
            </table:table-row>
            <table:table-row>
              <table:table-cell office:value-type="string">
                <text:p>AEX SHIFT </text:p>
              </table:table-cell>
              <table:table-cell office:value-type="float" office:value="8.68223162739443">
                <text:p>8.68223162739443</text:p>
              </table:table-cell>
              <table:table-cell office:value-type="float" office:value="11.359895279214">
                <text:p>11.359895279214</text:p>
              </table:table-cell>
            </table:table-row>
            <table:table-row>
              <table:table-cell office:value-type="string">
                <text:p>AEX INVERSION </text:p>
              </table:table-cell>
              <table:table-cell office:value-type="float" office:value="8.66720311764916">
                <text:p>8.66720311764916</text:p>
              </table:table-cell>
              <table:table-cell office:value-type="float" office:value="11.3743808582167">
                <text:p>11.3743808582167</text:p>
              </table:table-cell>
            </table:table-row>
            <table:table-row>
              <table:table-cell office:value-type="string">
                <text:p>AEX INSERTION</text:p>
              </table:table-cell>
              <table:table-cell office:value-type="float" office:value="8.61500631662977">
                <text:p>8.61500631662977</text:p>
              </table:table-cell>
              <table:table-cell office:value-type="float" office:value="11.3943282920309">
                <text:p>11.3943282920309</text:p>
              </table:table-cell>
            </table:table-row>
            <table:table-row>
              <table:table-cell office:value-type="string">
                <text:p>AEX DISPLACEMENT</text:p>
              </table:table-cell>
              <table:table-cell office:value-type="float" office:value="8.65143907315441">
                <text:p>8.65143907315441</text:p>
              </table:table-cell>
              <table:table-cell office:value-type="float" office:value="11.4169960532608">
                <text:p>11.4169960532608</text:p>
              </table:table-cell>
            </table:table-row>
            <table:table-row>
              <table:table-cell office:value-type="string">
                <text:p>ERX SWAP </text:p>
              </table:table-cell>
              <table:table-cell office:value-type="float" office:value="3.08119615966404">
                <text:p>3.08119615966404</text:p>
              </table:table-cell>
              <table:table-cell office:value-type="float" office:value="3.01711598651196">
                <text:p>3.01711598651196</text:p>
              </table:table-cell>
            </table:table-row>
            <table:table-row>
              <table:table-cell office:value-type="string">
                <text:p>ERX SCRAMBLE</text:p>
              </table:table-cell>
              <table:table-cell office:value-type="float" office:value="3.06081360089259">
                <text:p>3.06081360089259</text:p>
              </table:table-cell>
              <table:table-cell office:value-type="float" office:value="3.16804619487852">
                <text:p>3.16804619487852</text:p>
              </table:table-cell>
            </table:table-row>
            <table:table-row>
              <table:table-cell office:value-type="string">
                <text:p>ERX SHIFT</text:p>
              </table:table-cell>
              <table:table-cell office:value-type="float" office:value="2.93164654862198">
                <text:p>2.93164654862198</text:p>
              </table:table-cell>
              <table:table-cell office:value-type="float" office:value="3.05068580792257">
                <text:p>3.05068580792257</text:p>
              </table:table-cell>
            </table:table-row>
            <table:table-row>
              <table:table-cell office:value-type="string">
                <text:p>ERX INVERSION</text:p>
              </table:table-cell>
              <table:table-cell office:value-type="float" office:value="2.98948447627607">
                <text:p>2.98948447627607</text:p>
              </table:table-cell>
              <table:table-cell office:value-type="float" office:value="2.98818964894733">
                <text:p>2.98818964894733</text:p>
              </table:table-cell>
            </table:table-row>
            <table:table-row>
              <table:table-cell office:value-type="string">
                <text:p>ERX INSERTION</text:p>
              </table:table-cell>
              <table:table-cell office:value-type="float" office:value="2.92321949126608">
                <text:p>2.92321949126608</text:p>
              </table:table-cell>
              <table:table-cell office:value-type="float" office:value="3.11325218281038">
                <text:p>3.11325218281038</text:p>
              </table:table-cell>
            </table:table-row>
            <table:table-row>
              <table:table-cell office:value-type="string">
                <text:p>ERX DISPLACEMENT</text:p>
              </table:table-cell>
              <table:table-cell office:value-type="float" office:value="3.00296985712225">
                <text:p>3.00296985712225</text:p>
              </table:table-cell>
              <table:table-cell office:value-type="float" office:value="3.06393071568233">
                <text:p>3.06393071568233</text:p>
              </table:table-cell>
            </table:table-row>
            <table:table-row>
              <table:table-cell office:value-type="string">
                <text:p>HX SWAP</text:p>
              </table:table-cell>
              <table:table-cell office:value-type="float" office:value="0.144010389001089">
                <text:p>0.144010389001089</text:p>
              </table:table-cell>
              <table:table-cell office:value-type="float" office:value="0.0963985342379934">
                <text:p>0.0963985342379934</text:p>
              </table:table-cell>
            </table:table-row>
            <table:table-row>
              <table:table-cell office:value-type="string">
                <text:p>HX SCRAMBLE</text:p>
              </table:table-cell>
              <table:table-cell office:value-type="float" office:value="0.140865845662277">
                <text:p>0.140865845662277</text:p>
              </table:table-cell>
              <table:table-cell office:value-type="float" office:value="0.0947682736905866">
                <text:p>0.0947682736905866</text:p>
              </table:table-cell>
            </table:table-row>
            <table:table-row>
              <table:table-cell office:value-type="string">
                <text:p>HX SHIFT</text:p>
              </table:table-cell>
              <table:table-cell office:value-type="float" office:value="0.146794170037204">
                <text:p>0.146794170037204</text:p>
              </table:table-cell>
              <table:table-cell office:value-type="float" office:value="0.0982882613605476">
                <text:p>0.0982882613605476</text:p>
              </table:table-cell>
            </table:table-row>
            <table:table-row>
              <table:table-cell office:value-type="string">
                <text:p>HX INVERSION</text:p>
              </table:table-cell>
              <table:table-cell office:value-type="float" office:value="0.120904970154972">
                <text:p>0.120904970154972</text:p>
              </table:table-cell>
              <table:table-cell office:value-type="float" office:value="0.0784959803286909">
                <text:p>0.0784959803286909</text:p>
              </table:table-cell>
            </table:table-row>
            <table:table-row>
              <table:table-cell office:value-type="string">
                <text:p>HX INSERTION</text:p>
              </table:table-cell>
              <table:table-cell office:value-type="float" office:value="0.156155960389375">
                <text:p>0.156155960389375</text:p>
              </table:table-cell>
              <table:table-cell office:value-type="float" office:value="0.0981077008590254">
                <text:p>0.0981077008590254</text:p>
              </table:table-cell>
            </table:table-row>
            <table:table-row>
              <table:table-cell office:value-type="string">
                <text:p>HX DISPLACEMENT</text:p>
              </table:table-cell>
              <table:table-cell office:value-type="float" office:value="0.153611057291611">
                <text:p>0.153611057291611</text:p>
              </table:table-cell>
              <table:table-cell office:value-type="float" office:value="0.0994501062373021">
                <text:p>0.099450106237302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